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BM 3270" svg:font-family="'IBM 327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IBM 3270"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text-properties style:font-name="IBM 3270" fo:font-size="7pt" fo:font-weight="bold" officeooo:paragraph-rsid="0012b459" style:font-size-asian="7pt" style:font-weight-asian="bold" style:font-size-complex="7pt" style:font-weight-complex="bold"/>
    </style:style>
    <style:style style:name="P4" style:family="paragraph" style:parent-style-name="Standard">
      <style:text-properties style:font-name="IBM 3270" fo:font-size="7pt" fo:font-weight="bold" officeooo:paragraph-rsid="001dbfe2" style:font-size-asian="7pt" style:font-weight-asian="bold" style:font-size-complex="7pt" style:font-weight-complex="bold"/>
    </style:style>
    <style:style style:name="P5" style:family="paragraph" style:parent-style-name="Standard">
      <style:text-properties style:font-name="IBM 3270" fo:font-size="7pt" fo:font-weight="bold" officeooo:paragraph-rsid="0028a40c" style:font-size-asian="7pt" style:font-weight-asian="bold" style:font-size-complex="7pt" style:font-weight-complex="bold"/>
    </style:style>
    <style:style style:name="P6" style:family="paragraph" style:parent-style-name="Standard">
      <style:text-properties style:font-name="IBM 3270" fo:font-size="7pt" fo:font-weight="bold" officeooo:paragraph-rsid="002b248e" style:font-size-asian="7pt" style:font-weight-asian="bold" style:font-size-complex="7pt" style:font-weight-complex="bold"/>
    </style:style>
    <style:style style:name="P7" style:family="paragraph" style:parent-style-name="Standard">
      <style:text-properties style:font-name="IBM 3270" fo:font-size="7pt" fo:font-weight="bold" officeooo:paragraph-rsid="0032f32f" style:font-size-asian="7pt" style:font-weight-asian="bold" style:font-size-complex="7pt" style:font-weight-complex="bold"/>
    </style:style>
    <style:style style:name="P8" style:family="paragraph" style:parent-style-name="Standard">
      <style:text-properties style:font-name="IBM 3270" fo:font-size="7pt" fo:font-weight="bold" officeooo:paragraph-rsid="003b150b" style:font-size-asian="7pt" style:font-weight-asian="bold" style:font-size-complex="7pt" style:font-weight-complex="bold"/>
    </style:style>
    <style:style style:name="P9" style:family="paragraph" style:parent-style-name="Standard">
      <style:text-properties style:font-name="IBM 3270" fo:font-size="7pt" fo:font-weight="bold" officeooo:paragraph-rsid="0042ae87" style:font-size-asian="7pt" style:font-weight-asian="bold" style:font-size-complex="7pt" style:font-weight-complex="bold"/>
    </style:style>
    <style:style style:name="P10" style:family="paragraph" style:parent-style-name="Standard">
      <style:text-properties style:font-name="IBM 3270" fo:font-size="7pt" fo:font-weight="bold" officeooo:paragraph-rsid="00346b6e" style:font-size-asian="7pt" style:font-weight-asian="bold" style:font-size-complex="7pt" style:font-weight-complex="bold"/>
    </style:style>
    <style:style style:name="P11" style:family="paragraph" style:parent-style-name="Standard">
      <style:text-properties style:font-name="IBM 3270" fo:font-size="7pt" fo:font-weight="bold" officeooo:paragraph-rsid="003d7008" style:font-size-asian="7pt" style:font-weight-asian="bold" style:font-size-complex="7pt" style:font-weight-complex="bold"/>
    </style:style>
    <style:style style:name="P12" style:family="paragraph" style:parent-style-name="Standard">
      <style:text-properties style:font-name="IBM 3270" fo:font-size="7pt" fo:font-weight="bold" officeooo:paragraph-rsid="0050469d" style:font-size-asian="7pt" style:font-weight-asian="bold" style:font-size-complex="7pt" style:font-weight-complex="bold"/>
    </style:style>
    <style:style style:name="P13" style:family="paragraph" style:parent-style-name="Standard">
      <style:text-properties style:font-name="IBM 3270" fo:font-size="7pt" fo:font-weight="bold" officeooo:paragraph-rsid="00626012" style:font-size-asian="7pt" style:font-weight-asian="bold" style:font-size-complex="7pt" style:font-weight-complex="bold"/>
    </style:style>
    <style:style style:name="P14" style:family="paragraph" style:parent-style-name="Standard">
      <style:text-properties style:font-name="IBM 3270" fo:font-size="7pt" fo:font-weight="bold" officeooo:paragraph-rsid="0021f94a" style:font-size-asian="7pt" style:font-weight-asian="bold" style:font-size-complex="7pt" style:font-weight-complex="bold"/>
    </style:style>
    <style:style style:name="P15" style:family="paragraph" style:parent-style-name="Standard">
      <style:text-properties style:font-name="IBM 3270" fo:font-size="7pt" fo:font-weight="bold" officeooo:paragraph-rsid="0036c369" style:font-size-asian="7pt" style:font-weight-asian="bold" style:font-size-complex="7pt" style:font-weight-complex="bold"/>
    </style:style>
    <style:style style:name="P16" style:family="paragraph" style:parent-style-name="Standard">
      <style:text-properties style:font-name="IBM 3270" fo:font-size="7pt" fo:font-weight="bold" officeooo:paragraph-rsid="003b197b" style:font-size-asian="7pt" style:font-weight-asian="bold" style:font-size-complex="7pt" style:font-weight-complex="bold"/>
    </style:style>
    <style:style style:name="P17" style:family="paragraph" style:parent-style-name="Standard">
      <style:text-properties style:font-name="IBM 3270" fo:font-size="7pt" fo:font-weight="bold" officeooo:paragraph-rsid="004304f0" style:font-size-asian="7pt" style:font-weight-asian="bold" style:font-size-complex="7pt" style:font-weight-complex="bold"/>
    </style:style>
    <style:style style:name="P18" style:family="paragraph" style:parent-style-name="Standard">
      <style:text-properties style:font-name="IBM 3270" fo:font-size="7pt" fo:font-weight="bold" officeooo:paragraph-rsid="004a9fca" style:font-size-asian="7pt" style:font-weight-asian="bold" style:font-size-complex="7pt" style:font-weight-complex="bold"/>
    </style:style>
    <style:style style:name="P19" style:family="paragraph" style:parent-style-name="Standard">
      <style:text-properties style:font-name="IBM 3270" fo:font-size="7pt" fo:font-weight="bold" officeooo:paragraph-rsid="00508cda" style:font-size-asian="7pt" style:font-weight-asian="bold" style:font-size-complex="7pt" style:font-weight-complex="bold"/>
    </style:style>
    <style:style style:name="P20" style:family="paragraph" style:parent-style-name="Standard">
      <style:text-properties style:font-name="IBM 3270" fo:font-size="7pt" fo:font-weight="bold" officeooo:paragraph-rsid="00526f06" style:font-size-asian="7pt" style:font-weight-asian="bold" style:font-size-complex="7pt" style:font-weight-complex="bold"/>
    </style:style>
    <style:style style:name="P21" style:family="paragraph" style:parent-style-name="Standard">
      <style:text-properties style:font-name="IBM 3270" fo:font-size="7pt" fo:font-weight="bold" officeooo:paragraph-rsid="00569094" style:font-size-asian="7pt" style:font-weight-asian="bold" style:font-size-complex="7pt" style:font-weight-complex="bold"/>
    </style:style>
    <style:style style:name="P22" style:family="paragraph" style:parent-style-name="Standard">
      <style:text-properties style:font-name="IBM 3270" fo:font-size="7pt" fo:font-weight="bold" officeooo:paragraph-rsid="00594751" style:font-size-asian="7pt" style:font-weight-asian="bold" style:font-size-complex="7pt" style:font-weight-complex="bold"/>
    </style:style>
    <style:style style:name="P23" style:family="paragraph" style:parent-style-name="Standard">
      <style:text-properties style:font-name="IBM 3270" fo:font-size="7pt" fo:font-weight="bold" officeooo:paragraph-rsid="005d8954" style:font-size-asian="7pt" style:font-weight-asian="bold" style:font-size-complex="7pt" style:font-weight-complex="bold"/>
    </style:style>
    <style:style style:name="P24" style:family="paragraph" style:parent-style-name="Standard">
      <style:text-properties style:font-name="IBM 3270" fo:font-size="7pt" fo:font-weight="bold" officeooo:paragraph-rsid="0067f6e1" style:font-size-asian="7pt" style:font-weight-asian="bold" style:font-size-complex="7pt" style:font-weight-complex="bold"/>
    </style:style>
    <style:style style:name="P25" style:family="paragraph" style:parent-style-name="Standard">
      <style:text-properties style:font-name="IBM 3270" fo:font-size="7pt" fo:font-weight="bold" officeooo:paragraph-rsid="006a419b" style:font-size-asian="7pt" style:font-weight-asian="bold" style:font-size-complex="7pt" style:font-weight-complex="bold"/>
    </style:style>
    <style:style style:name="P26" style:family="paragraph" style:parent-style-name="Standard">
      <style:text-properties style:font-name="IBM 3270" fo:font-size="7pt" fo:font-weight="bold" officeooo:paragraph-rsid="00714744" style:font-size-asian="7pt" style:font-weight-asian="bold" style:font-size-complex="7pt" style:font-weight-complex="bold"/>
    </style:style>
    <style:style style:name="P27" style:family="paragraph" style:parent-style-name="Standard">
      <style:text-properties style:font-name="IBM 3270" fo:font-size="7pt" fo:font-weight="bold" officeooo:paragraph-rsid="00946e9b" style:font-size-asian="7pt" style:font-weight-asian="bold" style:font-size-complex="7pt" style:font-weight-complex="bold"/>
    </style:style>
    <style:style style:name="P28" style:family="paragraph" style:parent-style-name="Standard">
      <style:text-properties style:font-name="IBM 3270" fo:font-size="7pt" fo:font-weight="bold" officeooo:paragraph-rsid="009b769d" style:font-size-asian="7pt" style:font-weight-asian="bold" style:font-size-complex="7pt" style:font-weight-complex="bold"/>
    </style:style>
    <style:style style:name="P29" style:family="paragraph" style:parent-style-name="Standard">
      <style:text-properties style:font-name="IBM 3270" fo:font-size="7pt" fo:font-weight="bold" officeooo:paragraph-rsid="00a94c72" style:font-size-asian="7pt" style:font-weight-asian="bold" style:font-size-complex="7pt" style:font-weight-complex="bold"/>
    </style:style>
    <style:style style:name="P30" style:family="paragraph" style:parent-style-name="Standard">
      <style:text-properties style:font-name="IBM 3270" fo:font-size="7pt" fo:font-weight="bold" officeooo:paragraph-rsid="00b6b84c" style:font-size-asian="7pt" style:font-weight-asian="bold" style:font-size-complex="7pt" style:font-weight-complex="bold"/>
    </style:style>
    <style:style style:name="P31" style:family="paragraph" style:parent-style-name="Standard">
      <style:text-properties style:font-name="IBM 3270" fo:font-size="7pt" fo:font-weight="bold" officeooo:paragraph-rsid="00c64eb7" style:font-size-asian="7pt" style:font-weight-asian="bold" style:font-size-complex="7pt" style:font-weight-complex="bold"/>
    </style:style>
    <style:style style:name="P32" style:family="paragraph" style:parent-style-name="Standard">
      <style:text-properties style:font-name="IBM 3270" fo:font-size="7pt" fo:font-weight="bold" officeooo:paragraph-rsid="00d048d4" style:font-size-asian="7pt" style:font-weight-asian="bold" style:font-size-complex="7pt" style:font-weight-complex="bold"/>
    </style:style>
    <style:style style:name="P33" style:family="paragraph" style:parent-style-name="Standard">
      <style:text-properties style:font-name="IBM 3270" fo:font-size="7pt" fo:font-weight="bold" officeooo:paragraph-rsid="00d899ba" style:font-size-asian="7pt" style:font-weight-asian="bold" style:font-size-complex="7pt" style:font-weight-complex="bold"/>
    </style:style>
    <style:style style:name="P34" style:family="paragraph" style:parent-style-name="Standard">
      <style:text-properties style:font-name="IBM 3270" fo:font-size="7pt" fo:font-weight="bold" officeooo:paragraph-rsid="00edae2e" style:font-size-asian="7pt" style:font-weight-asian="bold" style:font-size-complex="7pt" style:font-weight-complex="bold"/>
    </style:style>
    <style:style style:name="P35" style:family="paragraph" style:parent-style-name="Standard">
      <style:text-properties style:font-name="IBM 3270" fo:font-size="7pt" fo:font-weight="normal" style:font-size-asian="7pt" style:font-weight-asian="normal" style:font-size-complex="7pt" style:font-weight-complex="normal"/>
    </style:style>
    <style:style style:name="P36" style:family="paragraph" style:parent-style-name="Standard">
      <style:text-properties style:font-name="IBM 3270" fo:font-size="7pt" fo:font-weight="normal" officeooo:paragraph-rsid="00200a31" style:font-size-asian="7pt" style:font-weight-asian="normal" style:font-size-complex="7pt" style:font-weight-complex="normal"/>
    </style:style>
    <style:style style:name="P37" style:family="paragraph" style:parent-style-name="Standard">
      <style:text-properties style:font-name="IBM 3270" fo:font-size="7pt" fo:font-weight="normal" officeooo:paragraph-rsid="002b248e" style:font-size-asian="7pt" style:font-weight-asian="normal" style:font-size-complex="7pt" style:font-weight-complex="normal"/>
    </style:style>
    <style:style style:name="P38" style:family="paragraph" style:parent-style-name="Standard">
      <style:text-properties style:font-name="IBM 3270" fo:font-size="7pt" fo:font-weight="normal" officeooo:paragraph-rsid="0036c369" style:font-size-asian="7pt" style:font-weight-asian="normal" style:font-size-complex="7pt" style:font-weight-complex="normal"/>
    </style:style>
    <style:style style:name="P39" style:family="paragraph" style:parent-style-name="Standard">
      <style:text-properties style:font-name="IBM 3270" fo:font-size="7pt" fo:font-weight="normal" officeooo:paragraph-rsid="003b197b" style:font-size-asian="7pt" style:font-weight-asian="normal" style:font-size-complex="7pt" style:font-weight-complex="normal"/>
    </style:style>
    <style:style style:name="P40" style:family="paragraph" style:parent-style-name="Standard">
      <style:text-properties style:font-name="IBM 3270" fo:font-size="7pt" fo:font-weight="normal" officeooo:paragraph-rsid="003e98af" style:font-size-asian="7pt" style:font-weight-asian="normal" style:font-size-complex="7pt" style:font-weight-complex="normal"/>
    </style:style>
    <style:style style:name="P41" style:family="paragraph" style:parent-style-name="Standard">
      <style:text-properties style:font-name="IBM 3270" fo:font-size="7pt" fo:font-weight="normal" officeooo:paragraph-rsid="004117d3" style:font-size-asian="7pt" style:font-weight-asian="normal" style:font-size-complex="7pt" style:font-weight-complex="normal"/>
    </style:style>
    <style:style style:name="P42" style:family="paragraph" style:parent-style-name="Standard">
      <style:text-properties style:font-name="IBM 3270" fo:font-size="7pt" fo:font-weight="normal" officeooo:paragraph-rsid="004304f0" style:font-size-asian="7pt" style:font-weight-asian="normal" style:font-size-complex="7pt" style:font-weight-complex="normal"/>
    </style:style>
    <style:style style:name="P43" style:family="paragraph" style:parent-style-name="Standard">
      <style:text-properties style:font-name="IBM 3270" fo:font-size="7pt" fo:font-weight="normal" officeooo:paragraph-rsid="0050469d" style:font-size-asian="7pt" style:font-weight-asian="normal" style:font-size-complex="7pt" style:font-weight-complex="normal"/>
    </style:style>
    <style:style style:name="P44" style:family="paragraph" style:parent-style-name="Standard">
      <style:text-properties style:font-name="IBM 3270" fo:font-size="7pt" fo:font-weight="normal" officeooo:paragraph-rsid="00526f06" style:font-size-asian="7pt" style:font-weight-asian="normal" style:font-size-complex="7pt" style:font-weight-complex="normal"/>
    </style:style>
    <style:style style:name="P45" style:family="paragraph" style:parent-style-name="Standard">
      <style:text-properties style:font-name="IBM 3270" fo:font-size="7pt" fo:font-weight="normal" officeooo:paragraph-rsid="0012b459" style:font-size-asian="7pt" style:font-weight-asian="normal" style:font-size-complex="7pt" style:font-weight-complex="normal"/>
    </style:style>
    <style:style style:name="P46" style:family="paragraph" style:parent-style-name="Standard">
      <style:text-properties style:font-name="IBM 3270" fo:font-size="7pt" fo:font-weight="normal" officeooo:paragraph-rsid="0021f94a" style:font-size-asian="7pt" style:font-weight-asian="normal" style:font-size-complex="7pt" style:font-weight-complex="normal"/>
    </style:style>
    <style:style style:name="P47" style:family="paragraph" style:parent-style-name="Standard">
      <style:text-properties style:font-name="IBM 3270" fo:font-size="7pt" fo:font-weight="normal" officeooo:paragraph-rsid="004a9fca" style:font-size-asian="7pt" style:font-weight-asian="normal" style:font-size-complex="7pt" style:font-weight-complex="normal"/>
    </style:style>
    <style:style style:name="P48" style:family="paragraph" style:parent-style-name="Standard">
      <style:text-properties style:font-name="IBM 3270" fo:font-size="7pt" fo:font-weight="normal" officeooo:paragraph-rsid="00594751" style:font-size-asian="7pt" style:font-weight-asian="normal" style:font-size-complex="7pt" style:font-weight-complex="normal"/>
    </style:style>
    <style:style style:name="P49" style:family="paragraph" style:parent-style-name="Standard">
      <style:text-properties style:font-name="IBM 3270" fo:font-size="7pt" fo:font-weight="normal" officeooo:paragraph-rsid="006a419b" style:font-size-asian="7pt" style:font-weight-asian="normal" style:font-size-complex="7pt" style:font-weight-complex="normal"/>
    </style:style>
    <style:style style:name="P50" style:family="paragraph" style:parent-style-name="Standard">
      <style:text-properties style:font-name="IBM 3270" fo:font-size="10pt" fo:font-weight="bold" officeooo:paragraph-rsid="001fa5d9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IBM 3270" fo:font-size="10pt" fo:font-weight="bold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IBM 3270" fo:font-size="10pt" fo:font-weight="bold" officeooo:paragraph-rsid="0012b459" style:font-size-asian="10pt" style:font-weight-asian="bold" style:font-size-complex="10pt" style:font-weight-complex="bold"/>
    </style:style>
    <style:style style:name="P53" style:family="paragraph" style:parent-style-name="Standard">
      <style:paragraph-properties fo:break-before="page"/>
      <style:text-properties style:font-name="IBM 3270" fo:font-size="10pt" fo:font-weight="bold" officeooo:paragraph-rsid="0012b459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IBM 3270" fo:font-size="10pt" fo:font-weight="bold" officeooo:paragraph-rsid="001865ea" style:font-size-asian="10pt" style:font-weight-asian="bold" style:font-size-complex="10pt" style:font-weight-complex="bold"/>
    </style:style>
    <style:style style:name="P55" style:family="paragraph" style:parent-style-name="Standard">
      <style:text-properties style:font-name="IBM 3270" fo:font-size="10pt" fo:font-weight="bold" officeooo:paragraph-rsid="001dbfe2" style:font-size-asian="10pt" style:font-weight-asian="bold" style:font-size-complex="10pt" style:font-weight-complex="bold"/>
    </style:style>
    <style:style style:name="P56" style:family="paragraph" style:parent-style-name="Standard">
      <style:text-properties style:font-name="IBM 3270" fo:font-size="10pt" fo:font-weight="bold" officeooo:paragraph-rsid="00200a31" style:font-size-asian="10pt" style:font-weight-asian="bold" style:font-size-complex="10pt" style:font-weight-complex="bold"/>
    </style:style>
    <style:style style:name="P57" style:family="paragraph" style:parent-style-name="Standard">
      <style:paragraph-properties fo:break-before="page"/>
      <style:text-properties style:font-name="IBM 3270" fo:font-size="10pt" fo:font-weight="bold" officeooo:paragraph-rsid="00200a31" style:font-size-asian="10pt" style:font-weight-asian="bold" style:font-size-complex="10pt" style:font-weight-complex="bold"/>
    </style:style>
    <style:style style:name="P58" style:family="paragraph" style:parent-style-name="Standard">
      <style:text-properties style:font-name="IBM 3270" fo:font-size="10pt" fo:font-weight="bold" officeooo:paragraph-rsid="0021f94a" style:font-size-asian="10pt" style:font-weight-asian="bold" style:font-size-complex="10pt" style:font-weight-complex="bold"/>
    </style:style>
    <style:style style:name="P59" style:family="paragraph" style:parent-style-name="Standard">
      <style:text-properties style:font-name="IBM 3270" fo:font-size="10pt" fo:font-weight="bold" officeooo:paragraph-rsid="002aa586" style:font-size-asian="10pt" style:font-weight-asian="bold" style:font-size-complex="10pt" style:font-weight-complex="bold"/>
    </style:style>
    <style:style style:name="P60" style:family="paragraph" style:parent-style-name="Standard">
      <style:text-properties style:font-name="IBM 3270" fo:font-size="10pt" fo:font-weight="bold" officeooo:paragraph-rsid="0028a40c" style:font-size-asian="10pt" style:font-weight-asian="bold" style:font-size-complex="10pt" style:font-weight-complex="bold"/>
    </style:style>
    <style:style style:name="P61" style:family="paragraph" style:parent-style-name="Standard">
      <style:paragraph-properties fo:break-before="page"/>
      <style:text-properties style:font-name="IBM 3270" fo:font-size="10pt" fo:font-weight="bold" officeooo:paragraph-rsid="002b248e" style:font-size-asian="10pt" style:font-weight-asian="bold" style:font-size-complex="10pt" style:font-weight-complex="bold"/>
    </style:style>
    <style:style style:name="P62" style:family="paragraph" style:parent-style-name="Standard">
      <style:text-properties style:font-name="IBM 3270" fo:font-size="10pt" fo:font-weight="bold" officeooo:paragraph-rsid="002b248e" style:font-size-asian="10pt" style:font-weight-asian="bold" style:font-size-complex="10pt" style:font-weight-complex="bold"/>
    </style:style>
    <style:style style:name="P63" style:family="paragraph" style:parent-style-name="Standard">
      <style:text-properties style:font-name="IBM 3270" fo:font-size="10pt" fo:font-weight="bold" officeooo:paragraph-rsid="00316164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IBM 3270" fo:font-size="10pt" fo:font-weight="bold" officeooo:paragraph-rsid="00346b6e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IBM 3270" fo:font-size="10pt" fo:font-weight="bold" officeooo:paragraph-rsid="0035a606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IBM 3270" fo:font-size="10pt" fo:font-weight="bold" officeooo:paragraph-rsid="0036c369" style:font-size-asian="10pt" style:font-weight-asian="bold" style:font-size-complex="10pt" style:font-weight-complex="bold"/>
    </style:style>
    <style:style style:name="P67" style:family="paragraph" style:parent-style-name="Standard">
      <style:paragraph-properties fo:break-before="page"/>
      <style:text-properties style:font-name="IBM 3270" fo:font-size="10pt" fo:font-weight="bold" officeooo:paragraph-rsid="0036c369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IBM 3270" fo:font-size="10pt" fo:font-weight="bold" officeooo:paragraph-rsid="003b150b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IBM 3270" fo:font-size="10pt" fo:font-weight="bold" officeooo:paragraph-rsid="003b197b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IBM 3270" fo:font-size="10pt" fo:font-weight="bold" officeooo:paragraph-rsid="003d7008" style:font-size-asian="10pt" style:font-weight-asian="bold" style:font-size-complex="10pt" style:font-weight-complex="bold"/>
    </style:style>
    <style:style style:name="P71" style:family="paragraph" style:parent-style-name="Standard">
      <style:text-properties style:font-name="IBM 3270" fo:font-size="10pt" fo:font-weight="bold" officeooo:paragraph-rsid="003e98af" style:font-size-asian="10pt" style:font-weight-asian="bold" style:font-size-complex="10pt" style:font-weight-complex="bold"/>
    </style:style>
    <style:style style:name="P72" style:family="paragraph" style:parent-style-name="Standard">
      <style:text-properties style:font-name="IBM 3270" fo:font-size="10pt" fo:font-weight="bold" officeooo:paragraph-rsid="004117d3" style:font-size-asian="10pt" style:font-weight-asian="bold" style:font-size-complex="10pt" style:font-weight-complex="bold"/>
    </style:style>
    <style:style style:name="P73" style:family="paragraph" style:parent-style-name="Standard">
      <style:text-properties style:font-name="IBM 3270" fo:font-size="10pt" fo:font-weight="bold" officeooo:paragraph-rsid="0042ae87" style:font-size-asian="10pt" style:font-weight-asian="bold" style:font-size-complex="10pt" style:font-weight-complex="bold"/>
    </style:style>
    <style:style style:name="P74" style:family="paragraph" style:parent-style-name="Standard">
      <style:text-properties style:font-name="IBM 3270" fo:font-size="10pt" fo:font-weight="bold" officeooo:paragraph-rsid="004304f0" style:font-size-asian="10pt" style:font-weight-asian="bold" style:font-size-complex="10pt" style:font-weight-complex="bold"/>
    </style:style>
    <style:style style:name="P75" style:family="paragraph" style:parent-style-name="Standard">
      <style:text-properties style:font-name="IBM 3270" fo:font-size="10pt" fo:font-weight="bold" officeooo:paragraph-rsid="00467091" style:font-size-asian="10pt" style:font-weight-asian="bold" style:font-size-complex="10pt" style:font-weight-complex="bold"/>
    </style:style>
    <style:style style:name="P76" style:family="paragraph" style:parent-style-name="Standard">
      <style:text-properties style:font-name="IBM 3270" fo:font-size="10pt" fo:font-weight="bold" officeooo:paragraph-rsid="0047401a" style:font-size-asian="10pt" style:font-weight-asian="bold" style:font-size-complex="10pt" style:font-weight-complex="bold"/>
    </style:style>
    <style:style style:name="P77" style:family="paragraph" style:parent-style-name="Standard">
      <style:text-properties style:font-name="IBM 3270" fo:font-size="10pt" fo:font-weight="bold" officeooo:paragraph-rsid="004a9fca" style:font-size-asian="10pt" style:font-weight-asian="bold" style:font-size-complex="10pt" style:font-weight-complex="bold"/>
    </style:style>
    <style:style style:name="P78" style:family="paragraph" style:parent-style-name="Standard">
      <style:paragraph-properties fo:break-before="page"/>
      <style:text-properties style:font-name="IBM 3270" fo:font-size="10pt" fo:font-weight="bold" officeooo:paragraph-rsid="004a9fca" style:font-size-asian="10pt" style:font-weight-asian="bold" style:font-size-complex="10pt" style:font-weight-complex="bold"/>
    </style:style>
    <style:style style:name="P79" style:family="paragraph" style:parent-style-name="Standard">
      <style:text-properties style:font-name="IBM 3270" fo:font-size="10pt" fo:font-weight="bold" officeooo:paragraph-rsid="0050469d" style:font-size-asian="10pt" style:font-weight-asian="bold" style:font-size-complex="10pt" style:font-weight-complex="bold"/>
    </style:style>
    <style:style style:name="P80" style:family="paragraph" style:parent-style-name="Standard">
      <style:text-properties style:font-name="IBM 3270" fo:font-size="10pt" fo:font-weight="bold" officeooo:paragraph-rsid="00508cda" style:font-size-asian="10pt" style:font-weight-asian="bold" style:font-size-complex="10pt" style:font-weight-complex="bold"/>
    </style:style>
    <style:style style:name="P81" style:family="paragraph" style:parent-style-name="Standard">
      <style:text-properties style:font-name="IBM 3270" fo:font-size="10pt" fo:font-weight="bold" officeooo:paragraph-rsid="00526f06" style:font-size-asian="10pt" style:font-weight-asian="bold" style:font-size-complex="10pt" style:font-weight-complex="bold"/>
    </style:style>
    <style:style style:name="P82" style:family="paragraph" style:parent-style-name="Standard">
      <style:text-properties style:font-name="IBM 3270" fo:font-size="10pt" fo:font-weight="bold" officeooo:paragraph-rsid="0054ce5e" style:font-size-asian="10pt" style:font-weight-asian="bold" style:font-size-complex="10pt" style:font-weight-complex="bold"/>
    </style:style>
    <style:style style:name="P83" style:family="paragraph" style:parent-style-name="Standard">
      <style:text-properties style:font-name="IBM 3270" fo:font-size="10pt" fo:font-weight="bold" officeooo:paragraph-rsid="00569094" style:font-size-asian="10pt" style:font-weight-asian="bold" style:font-size-complex="10pt" style:font-weight-complex="bold"/>
    </style:style>
    <style:style style:name="P84" style:family="paragraph" style:parent-style-name="Standard">
      <style:paragraph-properties fo:break-before="page"/>
      <style:text-properties style:font-name="IBM 3270" fo:font-size="10pt" fo:font-weight="bold" officeooo:paragraph-rsid="00569094" style:font-size-asian="10pt" style:font-weight-asian="bold" style:font-size-complex="10pt" style:font-weight-complex="bold"/>
    </style:style>
    <style:style style:name="P85" style:family="paragraph" style:parent-style-name="Standard">
      <style:text-properties style:font-name="IBM 3270" fo:font-size="10pt" fo:font-weight="bold" officeooo:paragraph-rsid="00594751" style:font-size-asian="10pt" style:font-weight-asian="bold" style:font-size-complex="10pt" style:font-weight-complex="bold"/>
    </style:style>
    <style:style style:name="P86" style:family="paragraph" style:parent-style-name="Standard">
      <style:text-properties style:font-name="IBM 3270" fo:font-size="10pt" fo:font-weight="bold" officeooo:paragraph-rsid="005c4e60" style:font-size-asian="10pt" style:font-weight-asian="bold" style:font-size-complex="10pt" style:font-weight-complex="bold"/>
    </style:style>
    <style:style style:name="P87" style:family="paragraph" style:parent-style-name="Standard">
      <style:text-properties style:font-name="IBM 3270" fo:font-size="10pt" fo:font-weight="bold" officeooo:paragraph-rsid="005d8954" style:font-size-asian="10pt" style:font-weight-asian="bold" style:font-size-complex="10pt" style:font-weight-complex="bold"/>
    </style:style>
    <style:style style:name="P88" style:family="paragraph" style:parent-style-name="Standard">
      <style:text-properties style:font-name="IBM 3270" fo:font-size="10pt" fo:font-weight="bold" officeooo:paragraph-rsid="0060c365" style:font-size-asian="10pt" style:font-weight-asian="bold" style:font-size-complex="10pt" style:font-weight-complex="bold"/>
    </style:style>
    <style:style style:name="P89" style:family="paragraph" style:parent-style-name="Standard">
      <style:text-properties style:font-name="IBM 3270" fo:font-size="10pt" fo:font-weight="bold" officeooo:paragraph-rsid="0061cfea" style:font-size-asian="10pt" style:font-weight-asian="bold" style:font-size-complex="10pt" style:font-weight-complex="bold"/>
    </style:style>
    <style:style style:name="P90" style:family="paragraph" style:parent-style-name="Standard">
      <style:text-properties style:font-name="IBM 3270" fo:font-size="10pt" fo:font-weight="bold" officeooo:paragraph-rsid="00626012" style:font-size-asian="10pt" style:font-weight-asian="bold" style:font-size-complex="10pt" style:font-weight-complex="bold"/>
    </style:style>
    <style:style style:name="P91" style:family="paragraph" style:parent-style-name="Standard">
      <style:paragraph-properties fo:break-before="page"/>
      <style:text-properties style:font-name="IBM 3270" fo:font-size="10pt" fo:font-weight="bold" officeooo:paragraph-rsid="00626012" style:font-size-asian="10pt" style:font-weight-asian="bold" style:font-size-complex="10pt" style:font-weight-complex="bold"/>
    </style:style>
    <style:style style:name="P92" style:family="paragraph" style:parent-style-name="Standard">
      <style:text-properties style:font-name="IBM 3270" fo:font-size="10pt" fo:font-weight="bold" officeooo:paragraph-rsid="0067f292" style:font-size-asian="10pt" style:font-weight-asian="bold" style:font-size-complex="10pt" style:font-weight-complex="bold"/>
    </style:style>
    <style:style style:name="P93" style:family="paragraph" style:parent-style-name="Standard">
      <style:text-properties style:font-name="IBM 3270" fo:font-size="10pt" fo:font-weight="bold" officeooo:paragraph-rsid="0067f6e1" style:font-size-asian="10pt" style:font-weight-asian="bold" style:font-size-complex="10pt" style:font-weight-complex="bold"/>
    </style:style>
    <style:style style:name="P94" style:family="paragraph" style:parent-style-name="Standard">
      <style:text-properties style:font-name="IBM 3270" fo:font-size="10pt" fo:font-weight="bold" officeooo:paragraph-rsid="006a419b" style:font-size-asian="10pt" style:font-weight-asian="bold" style:font-size-complex="10pt" style:font-weight-complex="bold"/>
    </style:style>
    <style:style style:name="P95" style:family="paragraph" style:parent-style-name="Standard">
      <style:text-properties style:font-name="IBM 3270" fo:font-size="10pt" fo:font-weight="bold" officeooo:paragraph-rsid="00714744" style:font-size-asian="10pt" style:font-weight-asian="bold" style:font-size-complex="10pt" style:font-weight-complex="bold"/>
    </style:style>
    <style:style style:name="P96" style:family="paragraph" style:parent-style-name="Standard">
      <style:text-properties style:font-name="IBM 3270" fo:font-size="10pt" fo:font-weight="bold" officeooo:paragraph-rsid="00721678" style:font-size-asian="10pt" style:font-weight-asian="bold" style:font-size-complex="10pt" style:font-weight-complex="bold"/>
    </style:style>
    <style:style style:name="P97" style:family="paragraph" style:parent-style-name="Standard">
      <style:text-properties style:font-name="IBM 3270" fo:font-size="10pt" fo:font-weight="bold" officeooo:paragraph-rsid="0094432a" style:font-size-asian="10pt" style:font-weight-asian="bold" style:font-size-complex="10pt" style:font-weight-complex="bold"/>
    </style:style>
    <style:style style:name="P98" style:family="paragraph" style:parent-style-name="Standard">
      <style:paragraph-properties fo:break-before="page"/>
      <style:text-properties style:font-name="IBM 3270" fo:font-size="10pt" fo:font-weight="bold" officeooo:paragraph-rsid="0094432a" style:font-size-asian="10pt" style:font-weight-asian="bold" style:font-size-complex="10pt" style:font-weight-complex="bold"/>
    </style:style>
    <style:style style:name="P99" style:family="paragraph" style:parent-style-name="Standard">
      <style:text-properties style:font-name="IBM 3270" fo:font-size="10pt" fo:font-weight="bold" officeooo:paragraph-rsid="00946e9b" style:font-size-asian="10pt" style:font-weight-asian="bold" style:font-size-complex="10pt" style:font-weight-complex="bold"/>
    </style:style>
    <style:style style:name="P100" style:family="paragraph" style:parent-style-name="Standard">
      <style:text-properties style:font-name="IBM 3270" fo:font-size="10pt" fo:font-weight="bold" officeooo:paragraph-rsid="009b4684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break-before="page"/>
      <style:text-properties style:font-name="IBM 3270" fo:font-size="10pt" fo:font-weight="bold" officeooo:paragraph-rsid="009b769d" style:font-size-asian="10pt" style:font-weight-asian="bold" style:font-size-complex="10pt" style:font-weight-complex="bold"/>
    </style:style>
    <style:style style:name="P102" style:family="paragraph" style:parent-style-name="Standard">
      <style:text-properties style:font-name="IBM 3270" fo:font-size="10pt" fo:font-weight="bold" officeooo:paragraph-rsid="009b769d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break-before="page"/>
      <style:text-properties style:font-name="IBM 3270" fo:font-size="10pt" fo:font-weight="bold" officeooo:paragraph-rsid="00a94c72" style:font-size-asian="10pt" style:font-weight-asian="bold" style:font-size-complex="10pt" style:font-weight-complex="bold"/>
    </style:style>
    <style:style style:name="P104" style:family="paragraph" style:parent-style-name="Standard">
      <style:text-properties style:font-name="IBM 3270" fo:font-size="10pt" fo:font-weight="bold" officeooo:paragraph-rsid="00a94c72" style:font-size-asian="10pt" style:font-weight-asian="bold" style:font-size-complex="10pt" style:font-weight-complex="bold"/>
    </style:style>
    <style:style style:name="P105" style:family="paragraph" style:parent-style-name="Standard">
      <style:text-properties style:font-name="IBM 3270" fo:font-size="10pt" fo:font-weight="bold" officeooo:paragraph-rsid="0032f32f" style:font-size-asian="10pt" style:font-weight-asian="bold" style:font-size-complex="10pt" style:font-weight-complex="bold"/>
    </style:style>
    <style:style style:name="P106" style:family="paragraph" style:parent-style-name="Standard">
      <style:text-properties style:font-name="IBM 3270" fo:font-size="10pt" fo:font-weight="bold" officeooo:paragraph-rsid="00b52733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break-before="page"/>
      <style:text-properties style:font-name="IBM 3270" fo:font-size="10pt" fo:font-weight="bold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break-before="page"/>
      <style:text-properties style:font-name="IBM 3270" fo:font-size="10pt" fo:font-weight="bold" officeooo:paragraph-rsid="00b6b84c" style:font-size-asian="10pt" style:font-weight-asian="bold" style:font-size-complex="10pt" style:font-weight-complex="bold"/>
    </style:style>
    <style:style style:name="P109" style:family="paragraph" style:parent-style-name="Standard">
      <style:text-properties style:font-name="IBM 3270" fo:font-size="10pt" fo:font-weight="bold" officeooo:paragraph-rsid="00b6b84c" style:font-size-asian="10pt" style:font-weight-asian="bold" style:font-size-complex="10pt" style:font-weight-complex="bold"/>
    </style:style>
    <style:style style:name="P110" style:family="paragraph" style:parent-style-name="Standard">
      <style:text-properties style:font-name="IBM 3270" fo:font-size="10pt" fo:font-weight="bold" officeooo:paragraph-rsid="00b81c60" style:font-size-asian="10pt" style:font-weight-asian="bold" style:font-size-complex="10pt" style:font-weight-complex="bold"/>
    </style:style>
    <style:style style:name="P111" style:family="paragraph" style:parent-style-name="Standard">
      <style:text-properties style:font-name="IBM 3270" fo:font-size="10pt" fo:font-weight="bold" officeooo:paragraph-rsid="00b89b41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break-before="page"/>
      <style:text-properties style:font-name="IBM 3270" fo:font-size="10pt" fo:font-weight="bold" officeooo:paragraph-rsid="00c64eb7" style:font-size-asian="10pt" style:font-weight-asian="bold" style:font-size-complex="10pt" style:font-weight-complex="bold"/>
    </style:style>
    <style:style style:name="P113" style:family="paragraph" style:parent-style-name="Standard">
      <style:text-properties style:font-name="IBM 3270" fo:font-size="10pt" fo:font-weight="bold" officeooo:paragraph-rsid="00c64eb7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break-before="page"/>
      <style:text-properties style:font-name="IBM 3270" fo:font-size="10pt" fo:font-weight="bold" officeooo:paragraph-rsid="00d048d4" style:font-size-asian="10pt" style:font-weight-asian="bold" style:font-size-complex="10pt" style:font-weight-complex="bold"/>
    </style:style>
    <style:style style:name="P115" style:family="paragraph" style:parent-style-name="Standard">
      <style:text-properties style:font-name="IBM 3270" fo:font-size="10pt" fo:font-weight="bold" officeooo:paragraph-rsid="00d048d4" style:font-size-asian="10pt" style:font-weight-asian="bold" style:font-size-complex="10pt" style:font-weight-complex="bold"/>
    </style:style>
    <style:style style:name="P116" style:family="paragraph" style:parent-style-name="Standard">
      <style:text-properties style:font-name="IBM 3270" fo:font-size="10pt" fo:font-weight="bold" officeooo:paragraph-rsid="00d85de1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break-before="page"/>
      <style:text-properties style:font-name="IBM 3270" fo:font-size="10pt" fo:font-weight="bold" officeooo:paragraph-rsid="00d899ba" style:font-size-asian="10pt" style:font-weight-asian="bold" style:font-size-complex="10pt" style:font-weight-complex="bold"/>
    </style:style>
    <style:style style:name="P118" style:family="paragraph" style:parent-style-name="Standard">
      <style:text-properties style:font-name="IBM 3270" fo:font-size="10pt" fo:font-weight="bold" officeooo:paragraph-rsid="00d899b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break-before="page"/>
      <style:text-properties style:font-name="IBM 3270" fo:font-size="10pt" fo:font-weight="bold" officeooo:paragraph-rsid="00e0fa07" style:font-size-asian="10pt" style:font-weight-asian="bold" style:font-size-complex="10pt" style:font-weight-complex="bold"/>
    </style:style>
    <style:style style:name="P120" style:family="paragraph" style:parent-style-name="Standard">
      <style:text-properties style:font-name="IBM 3270" fo:font-size="10pt" fo:font-weight="bold" officeooo:paragraph-rsid="00e0fa07" style:font-size-asian="10pt" style:font-weight-asian="bold" style:font-size-complex="10pt" style:font-weight-complex="bold"/>
    </style:style>
    <style:style style:name="P121" style:family="paragraph" style:parent-style-name="Standard">
      <style:text-properties style:font-name="IBM 3270" fo:font-size="10pt" fo:font-weight="bold" officeooo:paragraph-rsid="00ea3a3a" style:font-size-asian="10pt" style:font-weight-asian="bold" style:font-size-complex="10pt" style:font-weight-complex="bold"/>
    </style:style>
    <style:style style:name="P122" style:family="paragraph" style:parent-style-name="Standard">
      <style:text-properties style:font-name="IBM 3270" fo:font-size="10pt" fo:font-weight="bold" officeooo:paragraph-rsid="00edae2e" style:font-size-asian="10pt" style:font-weight-asian="bold" style:font-size-complex="10pt" style:font-weight-complex="bold"/>
    </style:style>
    <style:style style:name="P123" style:family="paragraph" style:parent-style-name="Standard">
      <style:text-properties style:font-name="IBM 3270" fo:font-size="10pt" fo:font-weight="bold" officeooo:paragraph-rsid="00ef68ed" style:font-size-asian="10pt" style:font-weight-asian="bold" style:font-size-complex="10pt" style:font-weight-complex="bold"/>
    </style:style>
    <style:style style:name="P124" style:family="paragraph" style:parent-style-name="Standard">
      <style:text-properties style:font-name="IBM 3270" fo:font-size="10pt" fo:font-weight="bold" officeooo:paragraph-rsid="00ef7325" style:font-size-asian="10pt" style:font-weight-asian="bold" style:font-size-complex="10pt" style:font-weight-complex="bold"/>
    </style:style>
    <style:style style:name="P125" style:family="paragraph" style:parent-style-name="Standard">
      <style:text-properties style:font-name="IBM 3270" fo:font-size="10pt" fo:font-style="normal" fo:font-weight="bold" officeooo:paragraph-rsid="0016eb3b" style:font-size-asian="10pt" style:font-style-asian="normal" style:font-weight-asian="bold" style:font-size-complex="10pt" style:font-style-complex="normal" style:font-weight-complex="bold"/>
    </style:style>
    <style:style style:name="P126" style:family="paragraph" style:parent-style-name="Standard">
      <style:text-properties style:font-name="IBM 3270" fo:font-size="10pt" fo:font-weight="normal" officeooo:paragraph-rsid="0035a606" style:font-size-asian="10pt" style:font-weight-asian="normal" style:font-size-complex="10pt" style:font-weight-complex="normal"/>
    </style:style>
    <style:style style:name="P127" style:family="paragraph" style:parent-style-name="Standard">
      <style:text-properties style:font-name="IBM 3270" fo:font-size="10pt" fo:font-weight="normal" officeooo:paragraph-rsid="0047401a" style:font-size-asian="10pt" style:font-weight-asian="normal" style:font-size-complex="10pt" style:font-weight-complex="normal"/>
    </style:style>
    <style:style style:name="P128" style:family="paragraph" style:parent-style-name="Standard">
      <style:text-properties style:font-name="IBM 3270" fo:font-size="10pt" fo:font-weight="normal" officeooo:paragraph-rsid="0094432a" style:font-size-asian="10pt" style:font-weight-asian="normal" style:font-size-complex="10pt" style:font-weight-complex="normal"/>
    </style:style>
    <style:style style:name="P129" style:family="paragraph" style:parent-style-name="Standard">
      <style:text-properties style:font-name="IBM 3270" fo:font-size="6pt" fo:font-weight="normal" style:font-size-asian="6pt" style:font-weight-asian="normal" style:font-size-complex="6pt" style:font-weight-complex="normal"/>
    </style:style>
    <style:style style:name="P130" style:family="paragraph" style:parent-style-name="Standard">
      <style:text-properties style:font-name="IBM 3270" fo:font-size="6pt" fo:font-weight="normal" officeooo:paragraph-rsid="0012b459" style:font-size-asian="6pt" style:font-weight-asian="normal" style:font-size-complex="6pt" style:font-weight-complex="normal"/>
    </style:style>
    <style:style style:name="P131" style:family="paragraph" style:parent-style-name="Standard">
      <style:text-properties style:font-name="IBM 3270" fo:font-size="6pt" fo:font-weight="normal" officeooo:paragraph-rsid="0021f94a" style:font-size-asian="6pt" style:font-weight-asian="normal" style:font-size-complex="6pt" style:font-weight-complex="normal"/>
    </style:style>
    <style:style style:name="P132" style:family="paragraph" style:parent-style-name="Standard">
      <style:text-properties style:font-name="IBM 3270" fo:font-size="6pt" fo:font-weight="normal" officeooo:paragraph-rsid="002b248e" style:font-size-asian="6pt" style:font-weight-asian="normal" style:font-size-complex="6pt" style:font-weight-complex="normal"/>
    </style:style>
    <style:style style:name="P133" style:family="paragraph" style:parent-style-name="Standard">
      <style:text-properties style:font-name="IBM 3270" fo:font-size="6pt" fo:font-weight="normal" officeooo:paragraph-rsid="0036c369" style:font-size-asian="6pt" style:font-weight-asian="normal" style:font-size-complex="6pt" style:font-weight-complex="normal"/>
    </style:style>
    <style:style style:name="P134" style:family="paragraph" style:parent-style-name="Standard">
      <style:text-properties style:font-name="IBM 3270" fo:font-size="6pt" fo:font-weight="normal" officeooo:paragraph-rsid="003b197b" style:font-size-asian="6pt" style:font-weight-asian="normal" style:font-size-complex="6pt" style:font-weight-complex="normal"/>
    </style:style>
    <style:style style:name="P135" style:family="paragraph" style:parent-style-name="Standard">
      <style:text-properties style:font-name="IBM 3270" fo:font-size="6pt" fo:font-weight="normal" officeooo:paragraph-rsid="0042ae87" style:font-size-asian="6pt" style:font-weight-asian="normal" style:font-size-complex="6pt" style:font-weight-complex="normal"/>
    </style:style>
    <style:style style:name="P136" style:family="paragraph" style:parent-style-name="Standard">
      <style:text-properties style:font-name="IBM 3270" fo:font-size="6pt" fo:font-weight="normal" officeooo:paragraph-rsid="004304f0" style:font-size-asian="6pt" style:font-weight-asian="normal" style:font-size-complex="6pt" style:font-weight-complex="normal"/>
    </style:style>
    <style:style style:name="P137" style:family="paragraph" style:parent-style-name="Standard">
      <style:text-properties style:font-name="IBM 3270" fo:font-size="6pt" fo:font-weight="normal" officeooo:paragraph-rsid="004a9fca" style:font-size-asian="6pt" style:font-weight-asian="normal" style:font-size-complex="6pt" style:font-weight-complex="normal"/>
    </style:style>
    <style:style style:name="P138" style:family="paragraph" style:parent-style-name="Standard">
      <style:text-properties style:font-name="IBM 3270" fo:font-size="6pt" fo:font-weight="normal" officeooo:rsid="004b2cd9" officeooo:paragraph-rsid="004b2cd9" style:font-size-asian="6pt" style:font-weight-asian="normal" style:font-size-complex="6pt" style:font-weight-complex="normal"/>
    </style:style>
    <style:style style:name="P139" style:family="paragraph" style:parent-style-name="Standard">
      <style:text-properties style:font-name="IBM 3270" fo:font-size="6pt" fo:font-weight="normal" officeooo:paragraph-rsid="00508cda" style:font-size-asian="6pt" style:font-weight-asian="normal" style:font-size-complex="6pt" style:font-weight-complex="normal"/>
    </style:style>
    <style:style style:name="P140" style:family="paragraph" style:parent-style-name="Standard">
      <style:text-properties style:font-name="IBM 3270" fo:font-size="6pt" fo:font-weight="normal" officeooo:paragraph-rsid="00526f06" style:font-size-asian="6pt" style:font-weight-asian="normal" style:font-size-complex="6pt" style:font-weight-complex="normal"/>
    </style:style>
    <style:style style:name="P141" style:family="paragraph" style:parent-style-name="Standard">
      <style:text-properties style:font-name="IBM 3270" fo:font-size="6pt" fo:font-weight="normal" officeooo:paragraph-rsid="00569094" style:font-size-asian="6pt" style:font-weight-asian="normal" style:font-size-complex="6pt" style:font-weight-complex="normal"/>
    </style:style>
    <style:style style:name="P142" style:family="paragraph" style:parent-style-name="Standard">
      <style:text-properties style:font-name="IBM 3270" fo:font-size="6pt" fo:font-weight="normal" officeooo:paragraph-rsid="00594751" style:font-size-asian="6pt" style:font-weight-asian="normal" style:font-size-complex="6pt" style:font-weight-complex="normal"/>
    </style:style>
    <style:style style:name="P143" style:family="paragraph" style:parent-style-name="Standard">
      <style:text-properties style:font-name="IBM 3270" fo:font-size="6pt" fo:font-weight="normal" officeooo:paragraph-rsid="005d8954" style:font-size-asian="6pt" style:font-weight-asian="normal" style:font-size-complex="6pt" style:font-weight-complex="normal"/>
    </style:style>
    <style:style style:name="P144" style:family="paragraph" style:parent-style-name="Standard">
      <style:text-properties style:font-name="IBM 3270" fo:font-size="6pt" fo:font-weight="normal" officeooo:paragraph-rsid="00626012" style:font-size-asian="6pt" style:font-weight-asian="normal" style:font-size-complex="6pt" style:font-weight-complex="normal"/>
    </style:style>
    <style:style style:name="P145" style:family="paragraph" style:parent-style-name="Standard">
      <style:text-properties style:font-name="IBM 3270" fo:font-size="6pt" fo:font-weight="normal" officeooo:paragraph-rsid="0067f6e1" style:font-size-asian="6pt" style:font-weight-asian="normal" style:font-size-complex="6pt" style:font-weight-complex="normal"/>
    </style:style>
    <style:style style:name="P146" style:family="paragraph" style:parent-style-name="Standard">
      <style:text-properties style:font-name="IBM 3270" fo:font-size="6pt" fo:font-weight="normal" officeooo:paragraph-rsid="006a419b" style:font-size-asian="6pt" style:font-weight-asian="normal" style:font-size-complex="6pt" style:font-weight-complex="normal"/>
    </style:style>
    <style:style style:name="P147" style:family="paragraph" style:parent-style-name="Standard">
      <style:text-properties style:font-name="IBM 3270" fo:font-size="6pt" fo:font-weight="normal" officeooo:paragraph-rsid="00946e9b" style:font-size-asian="6pt" style:font-weight-asian="normal" style:font-size-complex="6pt" style:font-weight-complex="normal"/>
    </style:style>
    <style:style style:name="P148" style:family="paragraph" style:parent-style-name="Standard">
      <style:text-properties style:font-name="IBM 3270" fo:font-size="6pt" fo:font-weight="normal" officeooo:paragraph-rsid="009b769d" style:font-size-asian="6pt" style:font-weight-asian="normal" style:font-size-complex="6pt" style:font-weight-complex="normal"/>
    </style:style>
    <style:style style:name="P149" style:family="paragraph" style:parent-style-name="Standard">
      <style:text-properties style:font-name="IBM 3270" fo:font-size="6pt" fo:font-weight="normal" officeooo:paragraph-rsid="00a94c72" style:font-size-asian="6pt" style:font-weight-asian="normal" style:font-size-complex="6pt" style:font-weight-complex="normal"/>
    </style:style>
    <style:style style:name="P150" style:family="paragraph" style:parent-style-name="Standard">
      <style:text-properties style:font-name="IBM 3270" fo:font-size="6pt" fo:font-weight="normal" officeooo:paragraph-rsid="00b6b84c" style:font-size-asian="6pt" style:font-weight-asian="normal" style:font-size-complex="6pt" style:font-weight-complex="normal"/>
    </style:style>
    <style:style style:name="P151" style:family="paragraph" style:parent-style-name="Standard">
      <style:text-properties style:font-name="IBM 3270" fo:font-size="6pt" fo:font-weight="normal" officeooo:paragraph-rsid="00c64eb7" style:font-size-asian="6pt" style:font-weight-asian="normal" style:font-size-complex="6pt" style:font-weight-complex="normal"/>
    </style:style>
    <style:style style:name="P152" style:family="paragraph" style:parent-style-name="Standard">
      <style:text-properties style:font-name="IBM 3270" fo:font-size="6pt" fo:font-weight="normal" officeooo:paragraph-rsid="00d048d4" style:font-size-asian="6pt" style:font-weight-asian="normal" style:font-size-complex="6pt" style:font-weight-complex="normal"/>
    </style:style>
    <style:style style:name="P153" style:family="paragraph" style:parent-style-name="Standard">
      <style:text-properties style:font-name="IBM 3270" fo:font-size="6pt" fo:font-weight="normal" officeooo:paragraph-rsid="00d899ba" style:font-size-asian="6pt" style:font-weight-asian="normal" style:font-size-complex="6pt" style:font-weight-complex="normal"/>
    </style:style>
    <style:style style:name="P154" style:family="paragraph" style:parent-style-name="Standard">
      <style:text-properties style:font-name="IBM 3270" fo:font-size="6pt" fo:font-weight="bold" officeooo:paragraph-rsid="0012b459" style:font-size-asian="6pt" style:font-weight-asian="bold" style:font-size-complex="6pt" style:font-weight-complex="bold"/>
    </style:style>
    <style:style style:name="P155" style:family="paragraph" style:parent-style-name="Standard">
      <style:text-properties style:font-name="IBM 3270" fo:font-size="6pt" fo:font-weight="bold" officeooo:paragraph-rsid="005d8954" style:font-size-asian="6pt" style:font-weight-asian="bold" style:font-size-complex="6pt" style:font-weight-complex="bold"/>
    </style:style>
    <style:style style:name="P156" style:family="paragraph" style:parent-style-name="Standard">
      <style:text-properties style:font-name="IBM 3270" fo:font-size="6pt" fo:font-weight="bold" officeooo:paragraph-rsid="00626012" style:font-size-asian="6pt" style:font-weight-asian="bold" style:font-size-complex="6pt" style:font-weight-complex="bold"/>
    </style:style>
    <style:style style:name="P157" style:family="paragraph" style:parent-style-name="Standard">
      <style:text-properties style:font-name="IBM 3270" fo:font-size="6pt" fo:font-weight="bold" officeooo:paragraph-rsid="0067f6e1" style:font-size-asian="6pt" style:font-weight-asian="bold" style:font-size-complex="6pt" style:font-weight-complex="bold"/>
    </style:style>
    <style:style style:name="P158" style:family="paragraph" style:parent-style-name="Standard">
      <style:text-properties style:font-name="IBM 3270" fo:font-size="6pt" fo:font-weight="bold" officeooo:paragraph-rsid="00721678" style:font-size-asian="6pt" style:font-weight-asian="bold" style:font-size-complex="6pt" style:font-weight-complex="bold"/>
    </style:style>
    <style:style style:name="P159" style:family="paragraph" style:parent-style-name="Standard">
      <style:text-properties style:font-name="IBM 3270" fo:font-size="6pt" fo:font-weight="normal" officeooo:paragraph-rsid="0021f94a" style:font-size-asian="6pt" style:font-weight-asian="normal" style:font-size-complex="6pt" style:font-weight-complex="normal"/>
    </style:style>
    <style:style style:name="T1" style:family="text">
      <style:text-properties officeooo:rsid="00120b8c"/>
    </style:style>
    <style:style style:name="T2" style:family="text">
      <style:text-properties officeooo:rsid="00138373"/>
    </style:style>
    <style:style style:name="T3" style:family="text">
      <style:text-properties officeooo:rsid="00156c8f"/>
    </style:style>
    <style:style style:name="T4" style:family="text">
      <style:text-properties officeooo:rsid="0016eb3b"/>
    </style:style>
    <style:style style:name="T5" style:family="text">
      <style:text-properties officeooo:rsid="001865ea"/>
    </style:style>
    <style:style style:name="T6" style:family="text">
      <style:text-properties officeooo:rsid="001dbfe2"/>
    </style:style>
    <style:style style:name="T7" style:family="text">
      <style:text-properties officeooo:rsid="0021f94a"/>
    </style:style>
    <style:style style:name="T8" style:family="text">
      <style:text-properties officeooo:rsid="0028e806"/>
    </style:style>
    <style:style style:name="T9" style:family="text">
      <style:text-properties officeooo:rsid="002aa586"/>
    </style:style>
    <style:style style:name="T10" style:family="text">
      <style:text-properties officeooo:rsid="002b248e"/>
    </style:style>
    <style:style style:name="T11" style:family="text">
      <style:text-properties officeooo:rsid="00316164"/>
    </style:style>
    <style:style style:name="T12" style:family="text">
      <style:text-properties officeooo:rsid="0032f32f"/>
    </style:style>
    <style:style style:name="T13" style:family="text">
      <style:text-properties officeooo:rsid="00346b6e"/>
    </style:style>
    <style:style style:name="T14" style:family="text">
      <style:text-properties officeooo:rsid="0035a606"/>
    </style:style>
    <style:style style:name="T15" style:family="text">
      <style:text-properties officeooo:rsid="003b150b"/>
    </style:style>
    <style:style style:name="T16" style:family="text">
      <style:text-properties officeooo:rsid="003b197b"/>
    </style:style>
    <style:style style:name="T17" style:family="text">
      <style:text-properties officeooo:rsid="003d7008"/>
    </style:style>
    <style:style style:name="T18" style:family="text">
      <style:text-properties officeooo:rsid="003e98af"/>
    </style:style>
    <style:style style:name="T19" style:family="text">
      <style:text-properties officeooo:rsid="004117d3"/>
    </style:style>
    <style:style style:name="T20" style:family="text">
      <style:text-properties officeooo:rsid="0042ae87"/>
    </style:style>
    <style:style style:name="T21" style:family="text">
      <style:text-properties officeooo:rsid="004304f0"/>
    </style:style>
    <style:style style:name="T22" style:family="text">
      <style:text-properties officeooo:rsid="00467091"/>
    </style:style>
    <style:style style:name="T23" style:family="text">
      <style:text-properties officeooo:rsid="0047401a"/>
    </style:style>
    <style:style style:name="T24" style:family="text">
      <style:text-properties officeooo:rsid="004a9fca"/>
    </style:style>
    <style:style style:name="T25" style:family="text">
      <style:text-properties officeooo:rsid="0050469d"/>
    </style:style>
    <style:style style:name="T26" style:family="text">
      <style:text-properties officeooo:rsid="00508cda"/>
    </style:style>
    <style:style style:name="T27" style:family="text">
      <style:text-properties officeooo:rsid="00526f06"/>
    </style:style>
    <style:style style:name="T28" style:family="text">
      <style:text-properties officeooo:rsid="0054ce5e"/>
    </style:style>
    <style:style style:name="T29" style:family="text">
      <style:text-properties officeooo:rsid="00569094"/>
    </style:style>
    <style:style style:name="T30" style:family="text">
      <style:text-properties officeooo:rsid="00594751"/>
    </style:style>
    <style:style style:name="T31" style:family="text">
      <style:text-properties officeooo:rsid="005c4e60"/>
    </style:style>
    <style:style style:name="T32" style:family="text">
      <style:text-properties officeooo:rsid="005d8954"/>
    </style:style>
    <style:style style:name="T33" style:family="text">
      <style:text-properties officeooo:rsid="0060c365"/>
    </style:style>
    <style:style style:name="T34" style:family="text">
      <style:text-properties officeooo:rsid="0061cfea"/>
    </style:style>
    <style:style style:name="T35" style:family="text">
      <style:text-properties officeooo:rsid="00626012"/>
    </style:style>
    <style:style style:name="T36" style:family="text">
      <style:text-properties officeooo:rsid="0067f292"/>
    </style:style>
    <style:style style:name="T37" style:family="text">
      <style:text-properties officeooo:rsid="0067f6e1"/>
    </style:style>
    <style:style style:name="T38" style:family="text">
      <style:text-properties officeooo:rsid="006a419b"/>
    </style:style>
    <style:style style:name="T39" style:family="text">
      <style:text-properties officeooo:rsid="00714744"/>
    </style:style>
    <style:style style:name="T40" style:family="text">
      <style:text-properties officeooo:rsid="00721678"/>
    </style:style>
    <style:style style:name="T41" style:family="text">
      <style:text-properties officeooo:rsid="0094432a"/>
    </style:style>
    <style:style style:name="T42" style:family="text">
      <style:text-properties officeooo:rsid="00946e9b"/>
    </style:style>
    <style:style style:name="T43" style:family="text">
      <style:text-properties fo:font-size="7pt" fo:font-weight="bold" style:font-size-asian="7pt" style:font-weight-asian="bold" style:font-size-complex="7pt" style:font-weight-complex="bold"/>
    </style:style>
    <style:style style:name="T44" style:family="text">
      <style:text-properties officeooo:rsid="009b769d"/>
    </style:style>
    <style:style style:name="T45" style:family="text">
      <style:text-properties officeooo:rsid="00a94c72"/>
    </style:style>
    <style:style style:name="T46" style:family="text">
      <style:text-properties officeooo:rsid="00b6b84c"/>
    </style:style>
    <style:style style:name="T47" style:family="text">
      <style:text-properties officeooo:rsid="00b81c60"/>
    </style:style>
    <style:style style:name="T48" style:family="text">
      <style:text-properties officeooo:rsid="00b89b41"/>
    </style:style>
    <style:style style:name="T49" style:family="text">
      <style:text-properties officeooo:rsid="00c55f7e"/>
    </style:style>
    <style:style style:name="T50" style:family="text">
      <style:text-properties officeooo:rsid="00c64eb7"/>
    </style:style>
    <style:style style:name="T51" style:family="text">
      <style:text-properties officeooo:rsid="00d048d4"/>
    </style:style>
    <style:style style:name="T52" style:family="text">
      <style:text-properties officeooo:rsid="00d5c96e"/>
    </style:style>
    <style:style style:name="T53" style:family="text">
      <style:text-properties officeooo:rsid="00d5ca17"/>
    </style:style>
    <style:style style:name="T54" style:family="text">
      <style:text-properties officeooo:rsid="00d67a61"/>
    </style:style>
    <style:style style:name="T55" style:family="text">
      <style:text-properties officeooo:rsid="00d85de1"/>
    </style:style>
    <style:style style:name="T56" style:family="text">
      <style:text-properties officeooo:rsid="00d899ba"/>
    </style:style>
    <style:style style:name="T57" style:family="text">
      <style:text-properties officeooo:rsid="00e0fa07"/>
    </style:style>
    <style:style style:name="T58" style:family="text">
      <style:text-properties officeooo:rsid="00e55aea"/>
    </style:style>
    <style:style style:name="T59" style:family="text">
      <style:text-properties officeooo:rsid="00e5edea"/>
    </style:style>
    <style:style style:name="T60" style:family="text">
      <style:text-properties officeooo:rsid="00e85408"/>
    </style:style>
    <style:style style:name="T61" style:family="text">
      <style:text-properties officeooo:rsid="00ef68ed"/>
    </style:style>
    <style:style style:name="T62" style:family="text">
      <style:text-properties officeooo:rsid="00f043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// <text:span text:style-name="T1">*********************************************************************************</text:span></text:p>
      <text:p text:style-name="P50">// <text:span text:style-name="T2">********** </text:span><text:span text:style-name="T3">tutorial1 -</text:span><text:span text:style-name="T2"> main</text:span></text:p>
      <text:p text:style-name="P2">use sdl2::event::Event;</text:p>
      <text:p text:style-name="P2">use sdl2::keyboard::Keycode;</text:p>
      <text:p text:style-name="P2"/>
      <text:p text:style-name="P2">use std::time::Duration;</text:p>
      <text:p text:style-name="P2"/>
      <text:p text:style-name="P2">fn main() -&gt; Result&lt;(), String&gt; {</text:p>
      <text:p text:style-name="P2"><text:s text:c="4"/>println!("Starting Rusteroids");</text:p>
      <text:p text:style-name="P2"/>
      <text:p text:style-name="P2"><text:s text:c="4"/>let sdl_context = sdl2::init()?;</text:p>
      <text:p text:style-name="P2"><text:s text:c="4"/>let video_subsystem = sdl_context.video()?;</text:p>
      <text:p text:style-name="P2"/>
      <text:p text:style-name="P2"><text:s text:c="4"/>let _window = video_subsystem</text:p>
      <text:p text:style-name="P2"><text:s text:c="8"/>.window("Rusteroids", 800, 600)</text:p>
      <text:p text:style-name="P2"><text:s text:c="8"/>.position_centered()</text:p>
      <text:p text:style-name="P2"><text:s text:c="8"/>.build()</text:p>
      <text:p text:style-name="P2"><text:s text:c="8"/>.expect("could not initialize video subsystem");</text:p>
      <text:p text:style-name="P2"/>
      <text:p text:style-name="P2"><text:s text:c="4"/>let mut event_pump = sdl_context.event_pump()?;</text:p>
      <text:p text:style-name="P2"/>
      <text:p text:style-name="P2"><text:s text:c="4"/>'running: loop {</text:p>
      <text:p text:style-name="P2"><text:s text:c="8"/>// Handle events</text:p>
      <text:p text:style-name="P2"><text:s text:c="8"/>for event in event_pump.poll_iter() {</text:p>
      <text:p text:style-name="P2"><text:s text:c="12"/>match event {</text:p>
      <text:p text:style-name="P2"><text:s text:c="16"/>Event::Quit { .. } =&gt; {</text:p>
      <text:p text:style-name="P2"><text:s text:c="20"/>break 'running;</text:p>
      <text:p text:style-name="P2"><text:s text:c="16"/>}</text:p>
      <text:p text:style-name="P2"><text:s text:c="16"/>Event::KeyDown {</text:p>
      <text:p text:style-name="P2"><text:s text:c="20"/>keycode: Some(Keycode::Escape),</text:p>
      <text:p text:style-name="P2"><text:s text:c="20"/>..</text:p>
      <text:p text:style-name="P2"><text:s text:c="16"/>} =&gt; {</text:p>
      <text:p text:style-name="P2"><text:s text:c="20"/>break 'running;</text:p>
      <text:p text:style-name="P2"><text:s text:c="16"/>}</text:p>
      <text:p text:style-name="P2"><text:s text:c="16"/>_ =&gt; {}</text:p>
      <text:p text:style-name="P2"><text:s text:c="12"/>}</text:p>
      <text:p text:style-name="P2"><text:s text:c="8"/>}</text:p>
      <text:p text:style-name="P2"/>
      <text:p text:style-name="P2"><text:s text:c="8"/>// Time management</text:p>
      <text:p text:style-name="P2"><text:s text:c="8"/>::std::thread::sleep(Duration::new(0, 1_000_000_000u32 / 60));</text:p>
      <text:p text:style-name="P2"><text:s text:c="4"/>}</text:p>
      <text:p text:style-name="P2"/>
      <text:p text:style-name="P2"><text:s text:c="4"/>Ok(())</text:p>
      <text:p text:style-name="P2">}</text:p>
      <text:p text:style-name="P35"/>
      <text:p text:style-name="P35"/>
      <text:p text:style-name="P51"/>
      <text:p text:style-name="P107"/>
      <text:p text:style-name="P107">// <text:span text:style-name="T1">*********************************************************************************</text:span></text:p>
      <text:p text:style-name="P125">// <text:span text:style-name="T2">********** </text:span><text:span text:style-name="T3">tutorial</text:span><text:span text:style-name="T4">2</text:span><text:span text:style-name="T3"> -</text:span><text:span text:style-name="T2"> main</text:span></text:p>
      <text:p text:style-name="P129">use sdl2::event::Event;</text:p>
      <text:p text:style-name="P129">use sdl2::keyboard::Keycode;</text:p>
      <text:p text:style-name="P2">use sdl2::pixels::Color;</text:p>
      <text:p text:style-name="P2">use sdl2::rect::Rect;</text:p>
      <text:p text:style-name="P2">use sdl2::render::{TextureCreator, WindowCanvas};</text:p>
      <text:p text:style-name="P2">use sdl2::video::WindowContext;</text:p>
      <text:p text:style-name="P35"/>
      <text:p text:style-name="P2">use std::path::Path;</text:p>
      <text:p text:style-name="P129">use std::time::Duration;</text:p>
      <text:p text:style-name="P129"/>
      <text:p text:style-name="P2">fn render(</text:p>
      <text:p text:style-name="P2"><text:s text:c="4"/>canvas: &amp;mut WindowCanvas,</text:p>
      <text:p text:style-name="P2"><text:s text:c="4"/>texture_creator: &amp;TextureCreator&lt;WindowContext&gt;,</text:p>
      <text:p text:style-name="P2"><text:s text:c="4"/>font: &amp;sdl2::ttf::Font,</text:p>
      <text:p text:style-name="P2">) -&gt; Result&lt;(), String&gt; {</text:p>
      <text:p text:style-name="P2"><text:s text:c="4"/>//</text:p>
      <text:p text:style-name="P2"><text:s text:c="4"/>let color = Color::RGB(0, 0, 0);</text:p>
      <text:p text:style-name="P2"><text:s text:c="4"/>canvas.set_draw_color(color);</text:p>
      <text:p text:style-name="P2"><text:s text:c="4"/>canvas.clear();</text:p>
      <text:p text:style-name="P2"/>
      <text:p text:style-name="P2"><text:s text:c="4"/>// Draw Greeting</text:p>
      <text:p text:style-name="P2"><text:s text:c="4"/>let hello_text: String = "Hello World".to_string();</text:p>
      <text:p text:style-name="P2"><text:s text:c="4"/>let surface = font</text:p>
      <text:p text:style-name="P2"><text:s text:c="8"/>.render(&amp;hello_text)</text:p>
      <text:p text:style-name="P2"><text:s text:c="8"/>.blended(Color::RGBA(255, 0, 0, 128))</text:p>
      <text:p text:style-name="P2"><text:s text:c="8"/>.map_err(|e| e.to_string())?;</text:p>
      <text:p text:style-name="P2"/>
      <text:p text:style-name="P2"><text:s text:c="4"/>let texture = texture_creator</text:p>
      <text:p text:style-name="P2"><text:s text:c="8"/>.create_texture_from_surface(&amp;surface)</text:p>
      <text:p text:style-name="P2"><text:s text:c="8"/>.map_err(|e| e.to_string())?;</text:p>
      <text:p text:style-name="P2"/>
      <text:p text:style-name="P2"><text:s text:c="4"/>let target = Rect::new(10 as i32, 0 as i32, 200 as u32, 100 as u32);</text:p>
      <text:p text:style-name="P2"><text:s text:c="4"/>canvas.copy(&amp;texture, None, Some(target))?;</text:p>
      <text:p text:style-name="P2"/>
      <text:p text:style-name="P2"><text:s text:c="4"/>canvas.present();</text:p>
      <text:p text:style-name="P2"><text:s text:c="4"/>Ok(())</text:p>
      <text:p text:style-name="P2">}</text:p>
      <text:p text:style-name="P129"/>
      <text:p text:style-name="P129">fn main() -&gt; Result&lt;(), String&gt; {</text:p>
      <text:p text:style-name="P129"><text:s text:c="4"/>println!("Starting Rusteroids");</text:p>
      <text:p text:style-name="P129"/>
      <text:p text:style-name="P129"><text:s text:c="4"/>let sdl_context = sdl2::init()?;</text:p>
      <text:p text:style-name="P129"><text:s text:c="4"/>let video_subsystem = sdl_context.video()?;</text:p>
      <text:p text:style-name="P129"/>
      <text:p text:style-name="P2"><text:s text:c="4"/>let window = video_subsystem</text:p>
      <text:p text:style-name="P129"><text:s text:c="8"/>.window("Rusteroids", 800, 600)</text:p>
      <text:p text:style-name="P129"><text:s text:c="8"/>.position_centered()</text:p>
      <text:p text:style-name="P129"><text:s text:c="8"/>.build()</text:p>
      <text:p text:style-name="P129"><text:s text:c="8"/>.expect("could not initialize video subsystem");</text:p>
      <text:p text:style-name="P129"/>
      <text:p text:style-name="P2"><text:s text:c="4"/>let mut canvas = window</text:p>
      <text:p text:style-name="P2"><text:s text:c="8"/>.into_canvas()</text:p>
      <text:p text:style-name="P2"><text:s text:c="8"/>.build()</text:p>
      <text:p text:style-name="P2"><text:s text:c="8"/>.expect("could not make a canvas");</text:p>
      <text:p text:style-name="P2"/>
      <text:p text:style-name="P2"><text:s text:c="4"/>let texture_creator = canvas.texture_creator();</text:p>
      <text:p text:style-name="P35"/>
      <text:p text:style-name="P2"><text:s text:c="4"/>// Prepare fonts</text:p>
      <text:p text:style-name="P2"><text:s text:c="4"/>let ttf_context = sdl2::ttf::init().map_err(|e| e.to_string())?;</text:p>
      <text:p text:style-name="P2"><text:s text:c="4"/>let font_path: &amp;Path = Path::new(&amp;"fonts/OpenSans-Bold.ttf");</text:p>
      <text:p text:style-name="P2"><text:s text:c="4"/>let mut font = ttf_context.load_font(font_path, 128)?;</text:p>
      <text:p text:style-name="P2"><text:s text:c="4"/>font.set_style(sdl2::ttf::FontStyle::BOLD);</text:p>
      <text:p text:style-name="P129"/>
      <text:p text:style-name="P129"><text:s text:c="4"/>let mut event_pump = sdl_context.event_pump()?;</text:p>
      <text:p text:style-name="P129"/>
      <text:p text:style-name="P129"><text:s text:c="4"/>'running: loop {</text:p>
      <text:p text:style-name="P129"><text:s text:c="8"/>// Handle events</text:p>
      <text:p text:style-name="P129"><text:s text:c="8"/>for event in event_pump.poll_iter() {</text:p>
      <text:p text:style-name="P129"><text:s text:c="12"/>match event {</text:p>
      <text:p text:style-name="P129"><text:s text:c="16"/>Event::Quit { .. } =&gt; {</text:p>
      <text:p text:style-name="P129"><text:s text:c="20"/>break 'running;</text:p>
      <text:p text:style-name="P129"><text:s text:c="16"/>}</text:p>
      <text:p text:style-name="P129"><text:s text:c="16"/>Event::KeyDown {</text:p>
      <text:p text:style-name="P129"><text:s text:c="20"/>keycode: Some(Keycode::Escape),</text:p>
      <text:p text:style-name="P129"><text:s text:c="20"/>..</text:p>
      <text:p text:style-name="P129"><text:s text:c="16"/>} =&gt; {</text:p>
      <text:p text:style-name="P129"><text:s text:c="20"/>break 'running;</text:p>
      <text:p text:style-name="P129"><text:s text:c="16"/>}</text:p>
      <text:p text:style-name="P129"><text:s text:c="16"/>_ =&gt; {}</text:p>
      <text:p text:style-name="P129"><text:s text:c="12"/>}</text:p>
      <text:p text:style-name="P129"><text:s text:c="8"/>}</text:p>
      <text:p text:style-name="P129"/>
      <text:p text:style-name="P2"><text:s text:c="8"/>render(&amp;mut canvas, &amp;texture_creator, &amp;font)?;</text:p>
      <text:p text:style-name="P129"/>
      <text:p text:style-name="P129"><text:s text:c="8"/>// Time management</text:p>
      <text:p text:style-name="P129"><text:s text:c="8"/>::std::thread::sleep(Duration::new(0, 1_000_000_000u32 / 60));</text:p>
      <text:p text:style-name="P129"><text:s text:c="4"/>}</text:p>
      <text:p text:style-name="P129"/>
      <text:p text:style-name="P129"><text:s text:c="4"/>Ok(())</text:p>
      <text:p text:style-name="P129">}</text:p>
      <text:p text:style-name="P35"/>
      <text:p text:style-name="P52"/>
      <text:p text:style-name="P53"/>
      <text:p text:style-name="P53">// <text:span text:style-name="T1">*********************************************************************************</text:span></text:p>
      <text:p text:style-name="P54">// <text:span text:style-name="T2">********** </text:span><text:span text:style-name="T3">tutorial</text:span><text:span text:style-name="T5">3</text:span><text:span text:style-name="T3"> -</text:span><text:span text:style-name="T2"> main</text:span></text:p>
      <text:p text:style-name="P130">use sdl2::event::Event;</text:p>
      <text:p text:style-name="P130">use sdl2::keyboard::Keycode;</text:p>
      <text:p text:style-name="P130">use sdl2::pixels::Color;</text:p>
      <text:p text:style-name="P130">use sdl2::render::{TextureCreator, WindowCanvas};</text:p>
      <text:p text:style-name="P130">use sdl2::video::WindowContext;</text:p>
      <text:p text:style-name="P130"/>
      <text:p text:style-name="P3">use sdl2::rect::Point;</text:p>
      <text:p text:style-name="P3">use sdl2::rect::Rect;</text:p>
      <text:p text:style-name="P130"/>
      <text:p text:style-name="P130">use std::path::Path;</text:p>
      <text:p text:style-name="P130">use std::time::Duration;</text:p>
      <text:p text:style-name="P130"/>
      <text:p text:style-name="P3">pub mod texture_manager;</text:p>
      <text:p text:style-name="P45"/>
      <text:p text:style-name="P3">const IMAGE_WIDTH: u32 = 100;</text:p>
      <text:p text:style-name="P3">const IMAGE_HEIGHT: u32 = 100;</text:p>
      <text:p text:style-name="P3">const OUTPUT_WIDTH: u32 = 50;</text:p>
      <text:p text:style-name="P3">const OUTPUT_HEIGHT: u32 = 50;</text:p>
      <text:p text:style-name="P3">const SCREEN_WIDTH: i32 = 800;</text:p>
      <text:p text:style-name="P3">const SCREEN_HEIGHT: i32 = 600;</text:p>
      <text:p text:style-name="P130"/>
      <text:p text:style-name="P130">fn render(</text:p>
      <text:p text:style-name="P130"><text:s text:c="4"/>canvas: &amp;mut WindowCanvas,</text:p>
      <text:p text:style-name="P3"><text:s text:c="4"/>texture_manager: &amp;mut texture_manager::TextureManager&lt;WindowContext&gt;,</text:p>
      <text:p text:style-name="P3"><text:s text:c="4"/>_texture_creator: &amp;TextureCreator&lt;WindowContext&gt;,</text:p>
      <text:p text:style-name="P3"><text:s text:c="4"/>_font: &amp;sdl2::ttf::Font,</text:p>
      <text:p text:style-name="P130">) -&gt; Result&lt;(), String&gt; {</text:p>
      <text:p text:style-name="P130"><text:s text:c="4"/>//</text:p>
      <text:p text:style-name="P130"><text:s text:c="4"/>let color = Color::RGB(0, 0, 0);</text:p>
      <text:p text:style-name="P130"><text:s text:c="4"/>canvas.set_draw_color(color);</text:p>
      <text:p text:style-name="P130"><text:s text:c="4"/>canvas.clear();</text:p>
      <text:p text:style-name="P130"/>
      <text:p text:style-name="P3"><text:s text:c="4"/>// Draw Space Ship</text:p>
      <text:p text:style-name="P3"><text:s text:c="4"/>let src = Rect::new(0, 0, IMAGE_WIDTH, IMAGE_HEIGHT);</text:p>
      <text:p text:style-name="P3"><text:s text:c="4"/>let x: i32 = (SCREEN_WIDTH / 2) as i32;</text:p>
      <text:p text:style-name="P3"><text:s text:c="4"/>let y: i32 = (SCREEN_HEIGHT / 2) as i32;</text:p>
      <text:p text:style-name="P3"/>
      <text:p text:style-name="P3"><text:s text:c="4"/>let dest = Rect::new(</text:p>
      <text:p text:style-name="P3"><text:s text:c="8"/>x - ((OUTPUT_WIDTH / 2) as i32),</text:p>
      <text:p text:style-name="P3"><text:s text:c="8"/>y - ((OUTPUT_HEIGHT / 2) as i32),</text:p>
      <text:p text:style-name="P3"><text:s text:c="8"/>OUTPUT_WIDTH,</text:p>
      <text:p text:style-name="P3"><text:s text:c="8"/>OUTPUT_HEIGHT,</text:p>
      <text:p text:style-name="P3"><text:s text:c="4"/>);</text:p>
      <text:p text:style-name="P3"><text:s text:c="4"/>let center = Point::new((OUTPUT_WIDTH / 2) as i32, (OUTPUT_HEIGHT) as i32);</text:p>
      <text:p text:style-name="P3"/>
      <text:p text:style-name="P3"><text:s text:c="4"/>let texture = texture_manager.load("img/space_ship.png")?;</text:p>
      <text:p text:style-name="P3"/>
      <text:p text:style-name="P3"><text:s text:c="4"/>canvas.copy_ex(</text:p>
      <text:p text:style-name="P3"><text:s text:c="8"/>&amp;texture, // Texture object</text:p>
      <text:p text:style-name="P3"><text:s text:c="8"/>src, <text:s text:c="5"/>// source rect</text:p>
      <text:p text:style-name="P3"><text:s text:c="8"/>dest, <text:s text:c="4"/>// destination rect</text:p>
      <text:p text:style-name="P3"><text:s text:c="8"/>279.0, <text:s text:c="3"/>// angle (degrees)</text:p>
      <text:p text:style-name="P3"><text:s text:c="8"/>center, <text:s text:c="2"/>// center</text:p>
      <text:p text:style-name="P3"><text:s text:c="8"/>false, <text:s text:c="3"/>// flip horizontal</text:p>
      <text:p text:style-name="P3"><text:s text:c="8"/>false, <text:s text:c="3"/>// flip vertical</text:p>
      <text:p text:style-name="P3"><text:s text:c="4"/>)?;</text:p>
      <text:p text:style-name="P154"/>
      <text:p text:style-name="P130"><text:s text:c="4"/>canvas.present();</text:p>
      <text:p text:style-name="P130"><text:s text:c="4"/>Ok(())</text:p>
      <text:p text:style-name="P130">}</text:p>
      <text:p text:style-name="P130"/>
      <text:p text:style-name="P130">fn main() -&gt; Result&lt;(), String&gt; {</text:p>
      <text:p text:style-name="P130"><text:s text:c="4"/>println!("Starting Rusteroids");</text:p>
      <text:p text:style-name="P130"/>
      <text:p text:style-name="P130"><text:s text:c="4"/>let sdl_context = sdl2::init()?;</text:p>
      <text:p text:style-name="P130"><text:s text:c="4"/>let video_subsystem = sdl_context.video()?;</text:p>
      <text:p text:style-name="P130"/>
      <text:p text:style-name="P130"><text:s text:c="4"/>let window = video_subsystem</text:p>
      <text:p text:style-name="P130"><text:s text:c="8"/>.window("Rusteroids", 800, 600)</text:p>
      <text:p text:style-name="P130"><text:s text:c="8"/>.position_centered()</text:p>
      <text:p text:style-name="P130"><text:s text:c="8"/>.build()</text:p>
      <text:p text:style-name="P130"><text:s text:c="8"/>.expect("could not initialize video subsystem");</text:p>
      <text:p text:style-name="P130"/>
      <text:p text:style-name="P130"><text:s text:c="4"/>let mut canvas = window</text:p>
      <text:p text:style-name="P130"><text:s text:c="8"/>.into_canvas()</text:p>
      <text:p text:style-name="P130"><text:s text:c="8"/>.build()</text:p>
      <text:p text:style-name="P130"><text:s text:c="8"/>.expect("could not make a canvas");</text:p>
      <text:p text:style-name="P130"/>
      <text:p text:style-name="P130"><text:s text:c="4"/>let texture_creator = canvas.texture_creator();</text:p>
      <text:p text:style-name="P3"><text:s text:c="4"/>let mut tex_man = texture_manager::TextureManager::new(&amp;texture_creator);</text:p>
      <text:p text:style-name="P3"/>
      <text:p text:style-name="P3"><text:s text:c="4"/>// Load the images before the main loop so we don't try and load during gameplay</text:p>
      <text:p text:style-name="P3"><text:s text:c="4"/>tex_man.load("img/space_ship.png")?;</text:p>
      <text:p text:style-name="P130"/>
      <text:p text:style-name="P130"><text:s text:c="4"/>// Prepare fonts</text:p>
      <text:p text:style-name="P130"><text:s text:c="4"/>let ttf_context = sdl2::ttf::init().map_err(|e| e.to_string())?;</text:p>
      <text:p text:style-name="P130"><text:s text:c="4"/>let font_path: &amp;Path = Path::new(&amp;"fonts/OpenSans-Bold.ttf");</text:p>
      <text:p text:style-name="P130"><text:s text:c="4"/>let mut font = ttf_context.load_font(font_path, 128)?;</text:p>
      <text:p text:style-name="P130"><text:s text:c="4"/>font.set_style(sdl2::ttf::FontStyle::BOLD);</text:p>
      <text:p text:style-name="P130"/>
      <text:p text:style-name="P130"><text:s text:c="4"/>let mut event_pump = sdl_context.event_pump()?;</text:p>
      <text:p text:style-name="P130"/>
      <text:p text:style-name="P130"><text:s text:c="4"/>'running: loop {</text:p>
      <text:p text:style-name="P130"><text:s text:c="8"/>// Handle events</text:p>
      <text:p text:style-name="P130"><text:s text:c="8"/>for event in event_pump.poll_iter() {</text:p>
      <text:p text:style-name="P130"><text:s text:c="12"/>match event {</text:p>
      <text:p text:style-name="P130"><text:s text:c="16"/>Event::Quit { .. } =&gt; {</text:p>
      <text:p text:style-name="P130"><text:s text:c="20"/>break 'running;</text:p>
      <text:p text:style-name="P130"><text:s text:c="16"/>}</text:p>
      <text:p text:style-name="P130"><text:s text:c="16"/>Event::KeyDown {</text:p>
      <text:p text:style-name="P130"><text:s text:c="20"/>keycode: Some(Keycode::Escape),</text:p>
      <text:p text:style-name="P130"><text:s text:c="20"/>..</text:p>
      <text:p text:style-name="P130"><text:s text:c="16"/>} =&gt; {</text:p>
      <text:p text:style-name="P130"><text:s text:c="20"/>break 'running;</text:p>
      <text:p text:style-name="P130"><text:s text:c="16"/>}</text:p>
      <text:p text:style-name="P130"><text:s text:c="16"/>_ =&gt; {}</text:p>
      <text:p text:style-name="P130"><text:s text:c="12"/>}</text:p>
      <text:p text:style-name="P130"><text:soft-page-break/><text:s text:c="8"/>}</text:p>
      <text:p text:style-name="P130"/>
      <text:p text:style-name="P3"><text:s text:c="8"/>render(&amp;mut canvas, &amp;mut tex_man, &amp;texture_creator, &amp;font)?;</text:p>
      <text:p text:style-name="P130"/>
      <text:p text:style-name="P130"><text:s text:c="8"/>// Time management</text:p>
      <text:p text:style-name="P130"><text:s text:c="8"/>::std::thread::sleep(Duration::new(0, 1_000_000_000u32 / 60));</text:p>
      <text:p text:style-name="P130"><text:s text:c="4"/>}</text:p>
      <text:p text:style-name="P130"/>
      <text:p text:style-name="P130"><text:s text:c="4"/>Ok(())</text:p>
      <text:p text:style-name="P130">}</text:p>
      <text:p text:style-name="P3"/>
      <text:p text:style-name="P55">// <text:span text:style-name="T2">********** </text:span><text:span text:style-name="T3">tutorial</text:span><text:span text:style-name="T5">3</text:span><text:span text:style-name="T3"> –</text:span><text:span text:style-name="T2"> </text:span><text:span text:style-name="T6">texture_manager</text:span></text:p>
      <text:p text:style-name="P4">use sdl2::image::LoadTexture;</text:p>
      <text:p text:style-name="P4">use sdl2::render::{Texture, TextureCreator};</text:p>
      <text:p text:style-name="P4">use std::borrow::Borrow;</text:p>
      <text:p text:style-name="P4">use std::collections::HashMap;</text:p>
      <text:p text:style-name="P4">use std::hash::Hash;</text:p>
      <text:p text:style-name="P4">use std::rc::Rc;</text:p>
      <text:p text:style-name="P4"/>
      <text:p text:style-name="P4">pub type TextureManager&lt;'l, T&gt; = ResourceManager&lt;'l, String, Texture&lt;'l&gt;, TextureCreator&lt;T&gt;&gt;;</text:p>
      <text:p text:style-name="P4"/>
      <text:p text:style-name="P4">pub struct ResourceManager&lt;'l, K, R, L&gt;</text:p>
      <text:p text:style-name="P4">where</text:p>
      <text:p text:style-name="P4"><text:s text:c="4"/>K: Hash + Eq,</text:p>
      <text:p text:style-name="P4"><text:s text:c="4"/>L: 'l + ResourceLoader&lt;'l, R&gt;,</text:p>
      <text:p text:style-name="P4">{</text:p>
      <text:p text:style-name="P4"><text:s text:c="4"/>loader: &amp;'l L,</text:p>
      <text:p text:style-name="P4"><text:s text:c="4"/>cache: HashMap&lt;K, Rc&lt;R&gt;&gt;,</text:p>
      <text:p text:style-name="P4">}</text:p>
      <text:p text:style-name="P4"/>
      <text:p text:style-name="P4">impl&lt;'l, K, R, L&gt; ResourceManager&lt;'l, K, R, L&gt;</text:p>
      <text:p text:style-name="P4">where</text:p>
      <text:p text:style-name="P4"><text:s text:c="4"/>K: Hash + Eq,</text:p>
      <text:p text:style-name="P4"><text:s text:c="4"/>L: ResourceLoader&lt;'l, R&gt;,</text:p>
      <text:p text:style-name="P4">{</text:p>
      <text:p text:style-name="P4"><text:s text:c="4"/>pub fn new(loader: &amp;'l L) -&gt; Self {</text:p>
      <text:p text:style-name="P4"><text:s text:c="8"/>ResourceManager {</text:p>
      <text:p text:style-name="P4"><text:s text:c="12"/>cache: HashMap::new(),</text:p>
      <text:p text:style-name="P4"><text:s text:c="12"/>loader: loader,</text:p>
      <text:p text:style-name="P4"><text:s text:c="8"/>}</text:p>
      <text:p text:style-name="P4"><text:s text:c="4"/>}</text:p>
      <text:p text:style-name="P4"/>
      <text:p text:style-name="P4"><text:s text:c="4"/>// Generics magic to allow a HashMap to use String as a key</text:p>
      <text:p text:style-name="P4"><text:s text:c="4"/>// while allowing it to use &amp;str for gets</text:p>
      <text:p text:style-name="P4"><text:s text:c="4"/>pub fn load&lt;D&gt;(&amp;mut self, details: &amp;D) -&gt; Result&lt;Rc&lt;R&gt;, String&gt;</text:p>
      <text:p text:style-name="P4"><text:s text:c="4"/>where</text:p>
      <text:p text:style-name="P4"><text:s text:c="8"/>L: ResourceLoader&lt;'l, R, Args = D&gt;,</text:p>
      <text:p text:style-name="P4"><text:s text:c="8"/>D: Eq + Hash + ?Sized,</text:p>
      <text:p text:style-name="P4"><text:s text:c="8"/>K: Borrow&lt;D&gt; + for&lt;'a&gt; From&lt;&amp;'a D&gt;,</text:p>
      <text:p text:style-name="P4"><text:s text:c="4"/>{</text:p>
      <text:p text:style-name="P4"><text:s text:c="8"/>self.cache.get(details).cloned().map_or_else(</text:p>
      <text:p text:style-name="P4"><text:s text:c="12"/>|| {</text:p>
      <text:p text:style-name="P4"><text:s text:c="16"/>let resource = Rc::new(self.loader.load(details)?);</text:p>
      <text:p text:style-name="P4"><text:s text:c="16"/>self.cache.insert(details.into(), resource.clone());</text:p>
      <text:p text:style-name="P4"><text:s text:c="16"/>Ok(resource)</text:p>
      <text:p text:style-name="P4"><text:s text:c="12"/>},</text:p>
      <text:p text:style-name="P4"><text:s text:c="12"/>Ok,</text:p>
      <text:p text:style-name="P4"><text:s text:c="8"/>)</text:p>
      <text:p text:style-name="P4"><text:s text:c="4"/>}</text:p>
      <text:p text:style-name="P4">}</text:p>
      <text:p text:style-name="P4"/>
      <text:p text:style-name="P4">// Generic trait to Load any Resource Kind</text:p>
      <text:p text:style-name="P4">pub trait ResourceLoader&lt;'l, R&gt; {</text:p>
      <text:p text:style-name="P4"><text:s text:c="4"/>type Args: ?Sized;</text:p>
      <text:p text:style-name="P4"><text:s text:c="4"/>fn load(&amp;'l self, data: &amp;Self::Args) -&gt; Result&lt;R, String&gt;;</text:p>
      <text:p text:style-name="P4">}</text:p>
      <text:p text:style-name="P4"/>
      <text:p text:style-name="P4">// TextureCreator knows how to load Textures</text:p>
      <text:p text:style-name="P4">impl&lt;'l, T&gt; ResourceLoader&lt;'l, Texture&lt;'l&gt;&gt; for TextureCreator&lt;T&gt; {</text:p>
      <text:p text:style-name="P4"><text:s text:c="4"/>type Args = str;</text:p>
      <text:p text:style-name="P4"><text:s text:c="4"/>fn load(&amp;'l self, path: &amp;str) -&gt; Result&lt;Texture, String&gt; {</text:p>
      <text:p text:style-name="P4"><text:s text:c="8"/>// println!("LOADED A TEXTURE");</text:p>
      <text:p text:style-name="P4"><text:s text:c="8"/>self.load_texture(path)</text:p>
      <text:p text:style-name="P4"><text:s text:c="4"/>}</text:p>
      <text:p text:style-name="P4">}</text:p>
      <text:p text:style-name="P4"/>
      <text:p text:style-name="P56"/>
      <text:p text:style-name="P57">// <text:span text:style-name="T1">*********************************************************************************</text:span></text:p>
      <text:p text:style-name="P58">// <text:span text:style-name="T2">********** </text:span><text:span text:style-name="T3">tutorial</text:span><text:span text:style-name="T7">4</text:span><text:span text:style-name="T3"> –</text:span><text:span text:style-name="T2"> </text:span><text:span text:style-name="T7">main</text:span></text:p>
      <text:p text:style-name="P131">use sdl2::event::Event;</text:p>
      <text:p text:style-name="P131">use sdl2::keyboard::Keycode;</text:p>
      <text:p text:style-name="P131">use sdl2::pixels::Color;</text:p>
      <text:p text:style-name="P131">use sdl2::render::{TextureCreator, WindowCanvas};</text:p>
      <text:p text:style-name="P131">use sdl2::video::WindowContext;</text:p>
      <text:p text:style-name="P131"/>
      <text:p text:style-name="P131">use sdl2::rect::Point;</text:p>
      <text:p text:style-name="P131">use sdl2::rect::Rect;</text:p>
      <text:p text:style-name="P131"/>
      <text:p text:style-name="P14">use std::collections::HashMap;</text:p>
      <text:p text:style-name="P131">use std::path::Path;</text:p>
      <text:p text:style-name="P131">use std::time::Duration;</text:p>
      <text:p text:style-name="P131"/>
      <text:p text:style-name="P131">pub mod texture_manager;</text:p>
      <text:p text:style-name="P14">pub mod utils;</text:p>
      <text:p text:style-name="P131"/>
      <text:p text:style-name="P131">const IMAGE_WIDTH: u32 = 100;</text:p>
      <text:p text:style-name="P131">const IMAGE_HEIGHT: u32 = 100;</text:p>
      <text:p text:style-name="P14">const OUTPUT_WIDTH: u32 = 100;</text:p>
      <text:p text:style-name="P14">const OUTPUT_HEIGHT: u32 = 100;</text:p>
      <text:p text:style-name="P131">const SCREEN_WIDTH: i32 = 800;</text:p>
      <text:p text:style-name="P131">const SCREEN_HEIGHT: i32 = 600;</text:p>
      <text:p text:style-name="P131"/>
      <text:p text:style-name="P131">fn render(</text:p>
      <text:p text:style-name="P131"><text:s text:c="4"/>canvas: &amp;mut WindowCanvas,</text:p>
      <text:p text:style-name="P131"><text:s text:c="4"/>texture_manager: &amp;mut texture_manager::TextureManager&lt;WindowContext&gt;,</text:p>
      <text:p text:style-name="P131"><text:s text:c="4"/>_texture_creator: &amp;TextureCreator&lt;WindowContext&gt;,</text:p>
      <text:p text:style-name="P131"><text:s text:c="4"/>_font: &amp;sdl2::ttf::Font,</text:p>
      <text:p text:style-name="P14"><text:s text:c="4"/>key_manager: &amp;HashMap&lt;String, bool&gt;,</text:p>
      <text:p text:style-name="P131">) -&gt; Result&lt;(), String&gt; {</text:p>
      <text:p text:style-name="P131"><text:s text:c="4"/>//</text:p>
      <text:p text:style-name="P131"><text:s text:c="4"/>let color = Color::RGB(0, 0, 0);</text:p>
      <text:p text:style-name="P131"><text:s text:c="4"/>canvas.set_draw_color(color);</text:p>
      <text:p text:style-name="P131"><text:s text:c="4"/>canvas.clear();</text:p>
      <text:p text:style-name="P131"/>
      <text:p text:style-name="P131"><text:s text:c="4"/>// Draw Space Ship</text:p>
      <text:p text:style-name="P131"><text:s text:c="4"/>let src = Rect::new(0, 0, IMAGE_WIDTH, IMAGE_HEIGHT);</text:p>
      <text:p text:style-name="P131"><text:s text:c="4"/>let x: i32 = (SCREEN_WIDTH / 2) as i32;</text:p>
      <text:p text:style-name="P131"><text:s text:c="4"/>let y: i32 = (SCREEN_HEIGHT / 2) as i32;</text:p>
      <text:p text:style-name="P131"/>
      <text:p text:style-name="P131"><text:s text:c="4"/>let dest = Rect::new(</text:p>
      <text:p text:style-name="P131"><text:s text:c="8"/>x - ((OUTPUT_WIDTH / 2) as i32),</text:p>
      <text:p text:style-name="P131"><text:s text:c="8"/>y - ((OUTPUT_HEIGHT / 2) as i32),</text:p>
      <text:p text:style-name="P131"><text:s text:c="8"/>OUTPUT_WIDTH,</text:p>
      <text:p text:style-name="P131"><text:s text:c="8"/>OUTPUT_HEIGHT,</text:p>
      <text:p text:style-name="P131"><text:s text:c="4"/>);</text:p>
      <text:p text:style-name="P131"><text:s text:c="4"/>let center = Point::new((OUTPUT_WIDTH / 2) as i32, (OUTPUT_HEIGHT / 2) as i32);</text:p>
      <text:p text:style-name="P131"/>
      <text:p text:style-name="P131"><text:s text:c="4"/>let texture = texture_manager.load("img/space_ship.png")?;</text:p>
      <text:p text:style-name="P14"><text:s text:c="4"/>let mut angle: f64 = 0.0;</text:p>
      <text:p text:style-name="P46"/>
      <text:p text:style-name="P14"><text:s text:c="4"/>if utils::is_key_pressed(&amp;key_manager, "W") {</text:p>
      <text:p text:style-name="P14"><text:s text:c="8"/>angle = 0.0;</text:p>
      <text:p text:style-name="P14"><text:s text:c="4"/>} else if utils::is_key_pressed(&amp;key_manager, "D") {</text:p>
      <text:p text:style-name="P14"><text:s text:c="8"/>angle = 90.0;</text:p>
      <text:p text:style-name="P14"><text:s text:c="4"/>} else if utils::is_key_pressed(&amp;key_manager, "S") {</text:p>
      <text:p text:style-name="P14"><text:s text:c="8"/>angle = 180.0;</text:p>
      <text:p text:style-name="P14"><text:s text:c="4"/>} else if utils::is_key_pressed(&amp;key_manager, "A") {</text:p>
      <text:p text:style-name="P14"><text:s text:c="8"/>angle = 270.0;</text:p>
      <text:p text:style-name="P14"><text:s text:c="4"/>}</text:p>
      <text:p text:style-name="P131"/>
      <text:p text:style-name="P131"><text:s text:c="4"/>canvas.copy_ex(</text:p>
      <text:p text:style-name="P131"><text:s text:c="8"/>&amp;texture, // Texture object</text:p>
      <text:p text:style-name="P131"><text:s text:c="8"/>src, <text:s text:c="5"/>// source rect</text:p>
      <text:p text:style-name="P131"><text:s text:c="8"/>dest, <text:s text:c="4"/>// destination rect</text:p>
      <text:p text:style-name="P14"><text:s text:c="8"/>angle, <text:s text:c="3"/>// angle (degrees)</text:p>
      <text:p text:style-name="P131"><text:s text:c="8"/>center, <text:s text:c="2"/>// center</text:p>
      <text:p text:style-name="P131"><text:s text:c="8"/>false, <text:s text:c="3"/>// flip horizontal</text:p>
      <text:p text:style-name="P131"><text:s text:c="8"/>false, <text:s text:c="3"/>// flip vertical</text:p>
      <text:p text:style-name="P131"><text:s text:c="4"/>)?;</text:p>
      <text:p text:style-name="P131"/>
      <text:p text:style-name="P131"><text:s text:c="4"/>canvas.present();</text:p>
      <text:p text:style-name="P131"><text:s text:c="4"/>Ok(())</text:p>
      <text:p text:style-name="P131">}</text:p>
      <text:p text:style-name="P131"/>
      <text:p text:style-name="P131">fn main() -&gt; Result&lt;(), String&gt; {</text:p>
      <text:p text:style-name="P131"><text:s text:c="4"/>println!("Starting Rusteroids");</text:p>
      <text:p text:style-name="P131"/>
      <text:p text:style-name="P131"><text:s text:c="4"/>let sdl_context = sdl2::init()?;</text:p>
      <text:p text:style-name="P131"><text:s text:c="4"/>let video_subsystem = sdl_context.video()?;</text:p>
      <text:p text:style-name="P131"/>
      <text:p text:style-name="P131"><text:s text:c="4"/>let window = video_subsystem</text:p>
      <text:p text:style-name="P131"><text:s text:c="8"/>.window("Rusteroids", 800, 600)</text:p>
      <text:p text:style-name="P131"><text:s text:c="8"/>.position_centered()</text:p>
      <text:p text:style-name="P131"><text:s text:c="8"/>.build()</text:p>
      <text:p text:style-name="P131"><text:s text:c="8"/>.expect("could not initialize video subsystem");</text:p>
      <text:p text:style-name="P131"/>
      <text:p text:style-name="P131"><text:s text:c="4"/>let mut canvas = window</text:p>
      <text:p text:style-name="P131"><text:s text:c="8"/>.into_canvas()</text:p>
      <text:p text:style-name="P131"><text:s text:c="8"/>.build()</text:p>
      <text:p text:style-name="P131"><text:s text:c="8"/>.expect("could not make a canvas");</text:p>
      <text:p text:style-name="P131"/>
      <text:p text:style-name="P131"><text:s text:c="4"/>let texture_creator = canvas.texture_creator();</text:p>
      <text:p text:style-name="P131"><text:s text:c="4"/>let mut tex_man = texture_manager::TextureManager::new(&amp;texture_creator);</text:p>
      <text:p text:style-name="P131"/>
      <text:p text:style-name="P131"><text:s text:c="4"/>// Load the images before the main loop so we don't try and load during gameplay</text:p>
      <text:p text:style-name="P131"><text:s text:c="4"/>tex_man.load("img/space_ship.png")?;</text:p>
      <text:p text:style-name="P131"/>
      <text:p text:style-name="P131"><text:s text:c="4"/>// Prepare fonts</text:p>
      <text:p text:style-name="P131"><text:s text:c="4"/>let ttf_context = sdl2::ttf::init().map_err(|e| e.to_string())?;</text:p>
      <text:p text:style-name="P131"><text:s text:c="4"/>let font_path: &amp;Path = Path::new(&amp;"fonts/OpenSans-Bold.ttf");</text:p>
      <text:p text:style-name="P131"><text:s text:c="4"/>let mut font = ttf_context.load_font(font_path, 128)?;</text:p>
      <text:p text:style-name="P131"><text:s text:c="4"/>font.set_style(sdl2::ttf::FontStyle::BOLD);</text:p>
      <text:p text:style-name="P131"/>
      <text:p text:style-name="P131"><text:s text:c="4"/>let mut event_pump = sdl_context.event_pump()?;</text:p>
      <text:p text:style-name="P14"><text:s text:c="4"/>let mut key_manager: HashMap&lt;String, bool&gt; = HashMap::new();</text:p>
      <text:p text:style-name="P131"/>
      <text:p text:style-name="P131"><text:s text:c="4"/>'running: loop {</text:p>
      <text:p text:style-name="P131"><text:s text:c="8"/>// Handle events</text:p>
      <text:p text:style-name="P131"><text:s text:c="8"/>for event in event_pump.poll_iter() {</text:p>
      <text:p text:style-name="P131"><text:s text:c="12"/>match event {</text:p>
      <text:p text:style-name="P131"><text:soft-page-break/><text:s text:c="16"/>Event::Quit { .. } =&gt; {</text:p>
      <text:p text:style-name="P131"><text:s text:c="20"/>break 'running;</text:p>
      <text:p text:style-name="P131"><text:s text:c="16"/>}</text:p>
      <text:p text:style-name="P131"><text:s text:c="16"/>Event::KeyDown {</text:p>
      <text:p text:style-name="P131"><text:s text:c="20"/>keycode: Some(Keycode::Escape),</text:p>
      <text:p text:style-name="P131"><text:s text:c="20"/>..</text:p>
      <text:p text:style-name="P131"><text:s text:c="16"/>} =&gt; {</text:p>
      <text:p text:style-name="P131"><text:s text:c="20"/>break 'running;</text:p>
      <text:p text:style-name="P131"><text:s text:c="16"/>}</text:p>
      <text:p text:style-name="P14"><text:s text:c="16"/>Event::KeyDown { keycode, .. } =&gt; match keycode {</text:p>
      <text:p text:style-name="P14"><text:s text:c="20"/>None =&gt; {}</text:p>
      <text:p text:style-name="P14"><text:s text:c="20"/>Some(key) =&gt; {</text:p>
      <text:p text:style-name="P14"><text:s text:c="24"/>utils::key_down(&amp;mut key_manager, key.to_string());</text:p>
      <text:p text:style-name="P14"><text:s text:c="20"/>}</text:p>
      <text:p text:style-name="P14"><text:s text:c="16"/>},</text:p>
      <text:p text:style-name="P14"><text:s text:c="16"/>Event::KeyUp { keycode, .. } =&gt; match keycode {</text:p>
      <text:p text:style-name="P14"><text:s text:c="20"/>None =&gt; {}</text:p>
      <text:p text:style-name="P14"><text:s text:c="20"/>Some(key) =&gt; {</text:p>
      <text:p text:style-name="P14"><text:s text:c="24"/>utils::key_up(&amp;mut key_manager, key.to_string());</text:p>
      <text:p text:style-name="P14"><text:s text:c="20"/>}</text:p>
      <text:p text:style-name="P14"><text:s text:c="16"/>},</text:p>
      <text:p text:style-name="P131"><text:s text:c="16"/>_ =&gt; {}</text:p>
      <text:p text:style-name="P131"><text:s text:c="12"/>}</text:p>
      <text:p text:style-name="P131"><text:s text:c="8"/>}</text:p>
      <text:p text:style-name="P131"/>
      <text:p text:style-name="P14"><text:s text:c="8"/>render(</text:p>
      <text:p text:style-name="P14"><text:s text:c="12"/>&amp;mut canvas,</text:p>
      <text:p text:style-name="P14"><text:s text:c="12"/>&amp;mut tex_man,</text:p>
      <text:p text:style-name="P14"><text:s text:c="12"/>&amp;texture_creator,</text:p>
      <text:p text:style-name="P14"><text:s text:c="12"/>&amp;font,</text:p>
      <text:p text:style-name="P14"><text:s text:c="12"/>&amp;key_manager,</text:p>
      <text:p text:style-name="P14"><text:s text:c="8"/>)?;</text:p>
      <text:p text:style-name="P131"/>
      <text:p text:style-name="P131"><text:s text:c="8"/>// Time management</text:p>
      <text:p text:style-name="P131"><text:s text:c="8"/>::std::thread::sleep(Duration::new(0, 1_000_000_000u32 / 60));</text:p>
      <text:p text:style-name="P131"><text:s text:c="4"/>}</text:p>
      <text:p text:style-name="P131"/>
      <text:p text:style-name="P131"><text:s text:c="4"/>Ok(())</text:p>
      <text:p text:style-name="P131">}</text:p>
      <text:p text:style-name="P36"/>
      <text:p text:style-name="P59">// <text:span text:style-name="T2">********** </text:span><text:span text:style-name="T3">tutorial</text:span><text:span text:style-name="T9">4</text:span><text:span text:style-name="T3"> –</text:span><text:span text:style-name="T2"> </text:span><text:span text:style-name="T6">texture_manager</text:span></text:p>
      <text:p text:style-name="P36"/>
      <text:p text:style-name="P60">// <text:span text:style-name="T2">********** </text:span><text:span text:style-name="T3">tutorial</text:span><text:span text:style-name="T7">4</text:span><text:span text:style-name="T3"> –</text:span><text:span text:style-name="T2"> </text:span><text:span text:style-name="T8">utils</text:span></text:p>
      <text:p text:style-name="P5">use std::collections::HashMap;</text:p>
      <text:p text:style-name="P5"/>
      <text:p text:style-name="P5">// Key Manager Functions</text:p>
      <text:p text:style-name="P5">pub fn key_down(key_manager: &amp;mut HashMap&lt;String, bool&gt;, keyname: String) {</text:p>
      <text:p text:style-name="P5"><text:s text:c="4"/>if !key_manager.contains_key(&amp;keyname) {</text:p>
      <text:p text:style-name="P5"><text:s text:c="8"/>key_manager.entry(keyname).or_insert(true);</text:p>
      <text:p text:style-name="P5"><text:s text:c="4"/>} else {</text:p>
      <text:p text:style-name="P5"><text:s text:c="8"/>if let Some(x) = key_manager.get_mut(&amp;keyname) {</text:p>
      <text:p text:style-name="P5"><text:s text:c="12"/>*x = true;</text:p>
      <text:p text:style-name="P5"><text:s text:c="8"/>}</text:p>
      <text:p text:style-name="P5"><text:s text:c="4"/>}</text:p>
      <text:p text:style-name="P5">}</text:p>
      <text:p text:style-name="P5"/>
      <text:p text:style-name="P5">pub fn key_up(key_manager: &amp;mut HashMap&lt;String, bool&gt;, keyname: String) {</text:p>
      <text:p text:style-name="P5"><text:s text:c="4"/>if !key_manager.contains_key(&amp;keyname) {</text:p>
      <text:p text:style-name="P5"><text:s text:c="8"/>key_manager.entry(keyname).or_insert(false);</text:p>
      <text:p text:style-name="P5"><text:s text:c="4"/>} else {</text:p>
      <text:p text:style-name="P5"><text:s text:c="8"/>if let Some(x) = key_manager.get_mut(&amp;keyname) {</text:p>
      <text:p text:style-name="P5"><text:s text:c="12"/>*x = false;</text:p>
      <text:p text:style-name="P5"><text:s text:c="8"/>}</text:p>
      <text:p text:style-name="P5"><text:s text:c="4"/>}</text:p>
      <text:p text:style-name="P5">}</text:p>
      <text:p text:style-name="P5"/>
      <text:p text:style-name="P5">pub fn is_key_pressed(key_manager: &amp;HashMap&lt;String, bool&gt;, value: &amp;str) -&gt; bool {</text:p>
      <text:p text:style-name="P5"><text:s text:c="4"/>key_manager.contains_key(&amp;value.to_string())</text:p>
      <text:p text:style-name="P5"><text:s text:c="8"/>&amp;&amp; key_manager.get(&amp;value.to_string()) == Some(&amp;true)</text:p>
      <text:p text:style-name="P5">}</text:p>
      <text:p text:style-name="P5"/>
      <text:p text:style-name="P6"/>
      <text:p text:style-name="P61">// <text:span text:style-name="T1">*********************************************************************************</text:span></text:p>
      <text:p text:style-name="P62">// <text:span text:style-name="T2">********** </text:span><text:span text:style-name="T3">tutorial</text:span><text:span text:style-name="T10">5 – main</text:span></text:p>
      <text:p text:style-name="P132">use sdl2::event::Event;</text:p>
      <text:p text:style-name="P132">use sdl2::keyboard::Keycode;</text:p>
      <text:p text:style-name="P132">use sdl2::pixels::Color;</text:p>
      <text:p text:style-name="P132">use sdl2::render::{TextureCreator, WindowCanvas};</text:p>
      <text:p text:style-name="P132">use sdl2::video::WindowContext;</text:p>
      <text:p text:style-name="P132"/>
      <text:p text:style-name="P132">use sdl2::rect::Point;</text:p>
      <text:p text:style-name="P132">use sdl2::rect::Rect;</text:p>
      <text:p text:style-name="P132"/>
      <text:p text:style-name="P6">use specs::{Join, World, WorldExt};</text:p>
      <text:p text:style-name="P132"/>
      <text:p text:style-name="P132">use std::collections::HashMap;</text:p>
      <text:p text:style-name="P132">use std::path::Path;</text:p>
      <text:p text:style-name="P132">use std::time::Duration;</text:p>
      <text:p text:style-name="P132"/>
      <text:p text:style-name="P6">pub mod components;</text:p>
      <text:p text:style-name="P132">pub mod texture_manager;</text:p>
      <text:p text:style-name="P132">pub mod utils;</text:p>
      <text:p text:style-name="P132"/>
      <text:p text:style-name="P6">pub mod game;</text:p>
      <text:p text:style-name="P132"/>
      <text:p text:style-name="P132">fn render(</text:p>
      <text:p text:style-name="P132"><text:s text:c="4"/>canvas: &amp;mut WindowCanvas,</text:p>
      <text:p text:style-name="P132"><text:s text:c="4"/>texture_manager: &amp;mut texture_manager::TextureManager&lt;WindowContext&gt;,</text:p>
      <text:p text:style-name="P132"><text:s text:c="4"/>_texture_creator: &amp;TextureCreator&lt;WindowContext&gt;,</text:p>
      <text:p text:style-name="P132"><text:s text:c="4"/>_font: &amp;sdl2::ttf::Font,</text:p>
      <text:p text:style-name="P6"><text:s text:c="4"/>ecs: &amp;World,</text:p>
      <text:p text:style-name="P132">) -&gt; Result&lt;(), String&gt; {</text:p>
      <text:p text:style-name="P132"><text:s text:c="4"/>//</text:p>
      <text:p text:style-name="P132"><text:s text:c="4"/>let color = Color::RGB(0, 0, 0);</text:p>
      <text:p text:style-name="P132"><text:s text:c="4"/>canvas.set_draw_color(color);</text:p>
      <text:p text:style-name="P132"><text:s text:c="4"/>canvas.clear();</text:p>
      <text:p text:style-name="P132"/>
      <text:p text:style-name="P6"><text:s text:c="4"/>let positions = ecs.read_storage::&lt;components::Position&gt;();</text:p>
      <text:p text:style-name="P6"><text:s text:c="4"/>let renderables = ecs.read_storage::&lt;components::Renderable&gt;();</text:p>
      <text:p text:style-name="P37"/>
      <text:p text:style-name="P6"><text:s text:c="4"/>for (renderable, pos) in (&amp;renderables, &amp;positions).join() {</text:p>
      <text:p text:style-name="P6"><text:s text:c="8"/>let src = Rect::new(0, 0, renderable.i_w, renderable.i_h);</text:p>
      <text:p text:style-name="P6"><text:s text:c="8"/>let x: i32 = pos.x as i32;</text:p>
      <text:p text:style-name="P6"><text:s text:c="8"/>let y: i32 = pos.y as i32;</text:p>
      <text:p text:style-name="P6"><text:s text:c="8"/>let dest = Rect::new(</text:p>
      <text:p text:style-name="P6"><text:s text:c="12"/>x - ((renderable.o_w / 2) as i32),</text:p>
      <text:p text:style-name="P6"><text:s text:c="12"/>y - ((renderable.o_h / 2) as i32),</text:p>
      <text:p text:style-name="P6"><text:s text:c="12"/>renderable.o_w,</text:p>
      <text:p text:style-name="P6"><text:s text:c="12"/>renderable.o_h,</text:p>
      <text:p text:style-name="P6"><text:s text:c="8"/>);</text:p>
      <text:p text:style-name="P6"/>
      <text:p text:style-name="P6"><text:s text:c="8"/>let center = Point::new((renderable.o_w / 2) as i32, (renderable.o_h / 2) as i32);</text:p>
      <text:p text:style-name="P6"><text:s text:c="8"/>let texture = texture_manager.load(&amp;renderable.tex_name)?;</text:p>
      <text:p text:style-name="P6"><text:s text:c="8"/>canvas.copy_ex(</text:p>
      <text:p text:style-name="P6"><text:s text:c="12"/>&amp;texture, src, <text:s text:c="4"/>//source rect</text:p>
      <text:p text:style-name="P6"><text:s text:c="12"/>dest, <text:s text:c="3"/>// dest rect</text:p>
      <text:p text:style-name="P6"><text:s text:c="12"/>pos.rot, // angle</text:p>
      <text:p text:style-name="P6"><text:s text:c="12"/>center, <text:s/>// center</text:p>
      <text:p text:style-name="P6"><text:s text:c="12"/>false, <text:s text:c="2"/>// flip horizontal</text:p>
      <text:p text:style-name="P6"><text:s text:c="12"/>false, <text:s text:c="2"/>// flip vertical</text:p>
      <text:p text:style-name="P6"><text:s text:c="8"/>)?;</text:p>
      <text:p text:style-name="P6"><text:s text:c="4"/>}</text:p>
      <text:p text:style-name="P132"/>
      <text:p text:style-name="P132"><text:s text:c="4"/>canvas.present();</text:p>
      <text:p text:style-name="P132"><text:s text:c="4"/>Ok(())</text:p>
      <text:p text:style-name="P132">}</text:p>
      <text:p text:style-name="P132"/>
      <text:p text:style-name="P6">struct State {</text:p>
      <text:p text:style-name="P6"><text:s text:c="4"/>ecs: World,</text:p>
      <text:p text:style-name="P6">}</text:p>
      <text:p text:style-name="P132"/>
      <text:p text:style-name="P132">fn main() -&gt; Result&lt;(), String&gt; {</text:p>
      <text:p text:style-name="P132"><text:s text:c="4"/>println!("Starting Rusteroids");</text:p>
      <text:p text:style-name="P132"/>
      <text:p text:style-name="P132"><text:s text:c="4"/>let sdl_context = sdl2::init()?;</text:p>
      <text:p text:style-name="P132"><text:s text:c="4"/>let video_subsystem = sdl_context.video()?;</text:p>
      <text:p text:style-name="P132"/>
      <text:p text:style-name="P132"><text:s text:c="4"/>let window = video_subsystem</text:p>
      <text:p text:style-name="P132"><text:s text:c="8"/>.window("Rusteroids", 800, 600)</text:p>
      <text:p text:style-name="P132"><text:s text:c="8"/>.position_centered()</text:p>
      <text:p text:style-name="P132"><text:s text:c="8"/>.build()</text:p>
      <text:p text:style-name="P132"><text:s text:c="8"/>.expect("could not initialize video subsystem");</text:p>
      <text:p text:style-name="P132"/>
      <text:p text:style-name="P132"><text:s text:c="4"/>let mut canvas = window</text:p>
      <text:p text:style-name="P132"><text:s text:c="8"/>.into_canvas()</text:p>
      <text:p text:style-name="P132"><text:s text:c="8"/>.build()</text:p>
      <text:p text:style-name="P132"><text:s text:c="8"/>.expect("could not make a canvas");</text:p>
      <text:p text:style-name="P132"/>
      <text:p text:style-name="P132"><text:s text:c="4"/>let texture_creator = canvas.texture_creator();</text:p>
      <text:p text:style-name="P132"><text:s text:c="4"/>let mut tex_man = texture_manager::TextureManager::new(&amp;texture_creator);</text:p>
      <text:p text:style-name="P132"/>
      <text:p text:style-name="P132"><text:s text:c="4"/>// Load the images before the main loop so we don't try and load during gameplay</text:p>
      <text:p text:style-name="P132"><text:s text:c="4"/>tex_man.load("img/space_ship.png")?;</text:p>
      <text:p text:style-name="P132"/>
      <text:p text:style-name="P132"><text:s text:c="4"/>// Prepare fonts</text:p>
      <text:p text:style-name="P132"><text:s text:c="4"/>let ttf_context = sdl2::ttf::init().map_err(|e| e.to_string())?;</text:p>
      <text:p text:style-name="P132"><text:s text:c="4"/>let font_path: &amp;Path = Path::new(&amp;"fonts/OpenSans-Bold.ttf");</text:p>
      <text:p text:style-name="P132"><text:s text:c="4"/>let mut font = ttf_context.load_font(font_path, 128)?;</text:p>
      <text:p text:style-name="P132"><text:s text:c="4"/>font.set_style(sdl2::ttf::FontStyle::BOLD);</text:p>
      <text:p text:style-name="P132"/>
      <text:p text:style-name="P132"><text:s text:c="4"/>let mut event_pump = sdl_context.event_pump()?;</text:p>
      <text:p text:style-name="P132"><text:s text:c="4"/>let mut key_manager: HashMap&lt;String, bool&gt; = HashMap::new();</text:p>
      <text:p text:style-name="P132"/>
      <text:p text:style-name="P6"><text:s text:c="4"/>let mut gs = State { ecs: World::new() };</text:p>
      <text:p text:style-name="P6"><text:s text:c="4"/>gs.ecs.register::&lt;components::Position&gt;();</text:p>
      <text:p text:style-name="P6"><text:s text:c="4"/>gs.ecs.register::&lt;components::Renderable&gt;();</text:p>
      <text:p text:style-name="P6"><text:s text:c="4"/>gs.ecs.register::&lt;components::Player&gt;();</text:p>
      <text:p text:style-name="P6"/>
      <text:p text:style-name="P6"><text:s text:c="4"/>game::load_world(&amp;mut gs.ecs);</text:p>
      <text:p text:style-name="P132"/>
      <text:p text:style-name="P132"><text:s text:c="4"/>'running: loop {</text:p>
      <text:p text:style-name="P132"><text:s text:c="8"/>// Handle events</text:p>
      <text:p text:style-name="P132"><text:soft-page-break/><text:s text:c="8"/>for event in event_pump.poll_iter() {</text:p>
      <text:p text:style-name="P132"><text:s text:c="12"/>match event {</text:p>
      <text:p text:style-name="P132"><text:s text:c="16"/>Event::Quit { .. } =&gt; {</text:p>
      <text:p text:style-name="P132"><text:s text:c="20"/>break 'running;</text:p>
      <text:p text:style-name="P132"><text:s text:c="16"/>}</text:p>
      <text:p text:style-name="P132"><text:s text:c="16"/>Event::KeyDown {</text:p>
      <text:p text:style-name="P132"><text:s text:c="20"/>keycode: Some(Keycode::Escape),</text:p>
      <text:p text:style-name="P132"><text:s text:c="20"/>..</text:p>
      <text:p text:style-name="P132"><text:s text:c="16"/>} =&gt; {</text:p>
      <text:p text:style-name="P132"><text:s text:c="20"/>break 'running;</text:p>
      <text:p text:style-name="P132"><text:s text:c="16"/>}</text:p>
      <text:p text:style-name="P132"><text:s text:c="16"/>Event::KeyDown { keycode, .. } =&gt; match keycode {</text:p>
      <text:p text:style-name="P132"><text:s text:c="20"/>None =&gt; {}</text:p>
      <text:p text:style-name="P132"><text:s text:c="20"/>Some(key) =&gt; {</text:p>
      <text:p text:style-name="P132"><text:s text:c="24"/>utils::key_down(&amp;mut key_manager, key.to_string());</text:p>
      <text:p text:style-name="P132"><text:s text:c="20"/>}</text:p>
      <text:p text:style-name="P132"><text:s text:c="16"/>},</text:p>
      <text:p text:style-name="P132"><text:s text:c="16"/>Event::KeyUp { keycode, .. } =&gt; match keycode {</text:p>
      <text:p text:style-name="P132"><text:s text:c="20"/>None =&gt; {}</text:p>
      <text:p text:style-name="P132"><text:s text:c="20"/>Some(key) =&gt; {</text:p>
      <text:p text:style-name="P132"><text:s text:c="24"/>utils::key_up(&amp;mut key_manager, key.to_string());</text:p>
      <text:p text:style-name="P132"><text:s text:c="20"/>}</text:p>
      <text:p text:style-name="P132"><text:s text:c="16"/>},</text:p>
      <text:p text:style-name="P132"><text:s text:c="16"/>_ =&gt; {}</text:p>
      <text:p text:style-name="P132"><text:s text:c="12"/>}</text:p>
      <text:p text:style-name="P132"><text:s text:c="8"/>}</text:p>
      <text:p text:style-name="P6"><text:s text:c="8"/>game::update(&amp;mut gs.ecs, &amp;mut key_manager);</text:p>
      <text:p text:style-name="P6"><text:s text:c="8"/>render(&amp;mut canvas, &amp;mut tex_man, &amp;texture_creator, &amp;font, &amp;gs.ecs)?;</text:p>
      <text:p text:style-name="P132"/>
      <text:p text:style-name="P132"><text:s text:c="8"/>// Time management</text:p>
      <text:p text:style-name="P132"><text:s text:c="8"/>::std::thread::sleep(Duration::new(0, 1_000_000_000u32 / 60));</text:p>
      <text:p text:style-name="P132"><text:s text:c="4"/>}</text:p>
      <text:p text:style-name="P132"/>
      <text:p text:style-name="P132"><text:s text:c="4"/>Ok(())</text:p>
      <text:p text:style-name="P132">}</text:p>
      <text:p text:style-name="P37"/>
      <text:p text:style-name="P63">// <text:span text:style-name="T2">********** </text:span><text:span text:style-name="T3">tutorial</text:span><text:span text:style-name="T10">5 – </text:span><text:span text:style-name="T11">components</text:span></text:p>
      <text:p text:style-name="P6">use specs::prelude::*;</text:p>
      <text:p text:style-name="P6">use specs_derive::Component;</text:p>
      <text:p text:style-name="P6"/>
      <text:p text:style-name="P6">#[derive(Component)]</text:p>
      <text:p text:style-name="P6">pub struct Position {</text:p>
      <text:p text:style-name="P6"><text:s text:c="4"/>pub x: f64,</text:p>
      <text:p text:style-name="P6"><text:s text:c="4"/>pub y: f64,</text:p>
      <text:p text:style-name="P6"><text:s text:c="4"/>pub rot: f64,</text:p>
      <text:p text:style-name="P6">}</text:p>
      <text:p text:style-name="P6"/>
      <text:p text:style-name="P6">#[derive(Component)]</text:p>
      <text:p text:style-name="P6">pub struct Renderable {</text:p>
      <text:p text:style-name="P6"><text:s text:c="4"/>pub tex_name: String,</text:p>
      <text:p text:style-name="P6"><text:s text:c="4"/>pub i_w: u32,</text:p>
      <text:p text:style-name="P6"><text:s text:c="4"/>pub i_h: u32,</text:p>
      <text:p text:style-name="P6"><text:s text:c="4"/>pub o_w: u32,</text:p>
      <text:p text:style-name="P6"><text:s text:c="4"/>pub o_h: u32,</text:p>
      <text:p text:style-name="P6"><text:s text:c="4"/>pub frame: u32,</text:p>
      <text:p text:style-name="P6"><text:s text:c="4"/>pub total_frames: u32,</text:p>
      <text:p text:style-name="P6"><text:s text:c="4"/>pub rot: f64,</text:p>
      <text:p text:style-name="P6">}</text:p>
      <text:p text:style-name="P6"/>
      <text:p text:style-name="P6">#[derive(Component)]</text:p>
      <text:p text:style-name="P6">pub struct Player {}</text:p>
      <text:p text:style-name="P6"/>
      <text:p text:style-name="P105">// <text:span text:style-name="T2">********** </text:span><text:span text:style-name="T3">tutorial</text:span><text:span text:style-name="T10">5 – </text:span><text:span text:style-name="T12">game</text:span></text:p>
      <text:p text:style-name="P7">use specs::Join;</text:p>
      <text:p text:style-name="P7">use specs::{Builder, World, WorldExt};</text:p>
      <text:p text:style-name="P7">use std::collections::HashMap;</text:p>
      <text:p text:style-name="P7"/>
      <text:p text:style-name="P7">const ROTATION_SPEED: f64 = 1.5;</text:p>
      <text:p text:style-name="P7"/>
      <text:p text:style-name="P7">pub fn update(ecs: &amp;mut World, key_manager: &amp;mut HashMap&lt;String, bool&gt;) {</text:p>
      <text:p text:style-name="P7"><text:s text:c="4"/>let mut positions = ecs.write_storage::&lt;crate::components::Position&gt;();</text:p>
      <text:p text:style-name="P7"><text:s text:c="4"/>let players = ecs.read_storage::&lt;crate::components::Player&gt;();</text:p>
      <text:p text:style-name="P7"/>
      <text:p text:style-name="P7"><text:s text:c="4"/>for (_, pos) in (&amp;players, &amp;mut positions).join() {</text:p>
      <text:p text:style-name="P7"><text:s text:c="8"/>if crate::utils::is_key_pressed(&amp;key_manager, "D") {</text:p>
      <text:p text:style-name="P7"><text:s text:c="12"/>pos.rot += ROTATION_SPEED;</text:p>
      <text:p text:style-name="P7"><text:s text:c="8"/>}</text:p>
      <text:p text:style-name="P7"><text:s text:c="8"/>if crate::utils::is_key_pressed(&amp;key_manager, "A") {</text:p>
      <text:p text:style-name="P7"><text:s text:c="12"/>pos.rot -= ROTATION_SPEED;</text:p>
      <text:p text:style-name="P7"><text:s text:c="8"/>}</text:p>
      <text:p text:style-name="P7"><text:s text:c="8"/>if pos.rot &gt; 360.0 {</text:p>
      <text:p text:style-name="P7"><text:s text:c="12"/>pos.rot -= 360.0;</text:p>
      <text:p text:style-name="P7"><text:s text:c="8"/>}</text:p>
      <text:p text:style-name="P7"><text:s text:c="8"/>if pos.rot &lt; 0.0 {</text:p>
      <text:p text:style-name="P7"><text:s text:c="12"/>pos.rot += 360.0;</text:p>
      <text:p text:style-name="P7"><text:s text:c="8"/>}</text:p>
      <text:p text:style-name="P7"><text:s text:c="4"/>}</text:p>
      <text:p text:style-name="P7">}</text:p>
      <text:p text:style-name="P7"/>
      <text:p text:style-name="P7">pub fn load_world(ecs: &amp;mut World) {</text:p>
      <text:p text:style-name="P7"><text:s text:c="4"/>ecs.create_entity()</text:p>
      <text:p text:style-name="P7"><text:s text:c="8"/>.with(crate::components::Position {</text:p>
      <text:p text:style-name="P7"><text:s text:c="12"/>x: 350.0,</text:p>
      <text:p text:style-name="P7"><text:s text:c="12"/>y: 250.0,</text:p>
      <text:p text:style-name="P7"><text:s text:c="12"/>rot: 0.0,</text:p>
      <text:p text:style-name="P7"><text:s text:c="8"/>})</text:p>
      <text:p text:style-name="P7"><text:s text:c="8"/>.with(crate::components::Renderable {</text:p>
      <text:p text:style-name="P7"><text:s text:c="12"/>tex_name: String::from("img/space_ship.png"),</text:p>
      <text:p text:style-name="P7"><text:s text:c="12"/>i_w: 100,</text:p>
      <text:p text:style-name="P7"><text:s text:c="12"/>i_h: 100,</text:p>
      <text:p text:style-name="P7"><text:s text:c="12"/>o_w: 100,</text:p>
      <text:p text:style-name="P7"><text:s text:c="12"/>o_h: 100,</text:p>
      <text:p text:style-name="P7"><text:s text:c="12"/>frame: 0,</text:p>
      <text:p text:style-name="P7"><text:s text:c="12"/>total_frames: 1,</text:p>
      <text:p text:style-name="P7"><text:soft-page-break/><text:s text:c="12"/>rot: 0.0,</text:p>
      <text:p text:style-name="P7"><text:s text:c="8"/>})</text:p>
      <text:p text:style-name="P7"><text:s text:c="8"/>.with(crate::components::Player {})</text:p>
      <text:p text:style-name="P7"><text:s text:c="8"/>.build();</text:p>
      <text:p text:style-name="P7">}</text:p>
      <text:p text:style-name="P7"/>
      <text:p text:style-name="P64">// <text:span text:style-name="T2">********** </text:span><text:span text:style-name="T3">tutorial</text:span><text:span text:style-name="T13">5</text:span><text:span text:style-name="T3"> –</text:span><text:span text:style-name="T2"> </text:span><text:span text:style-name="T6">texture_manager</text:span></text:p>
      <text:p text:style-name="P10"/>
      <text:p text:style-name="P65">// <text:span text:style-name="T2">********** </text:span><text:span text:style-name="T3">tutorial</text:span><text:span text:style-name="T13">5</text:span><text:span text:style-name="T3"> –</text:span><text:span text:style-name="T2"> </text:span><text:span text:style-name="T14">utils</text:span></text:p>
      <text:p text:style-name="P126"/>
      <text:p text:style-name="P66"/>
      <text:p text:style-name="P67"/>
      <text:p text:style-name="P67">// <text:span text:style-name="T1">*********************************************************************************</text:span></text:p>
      <text:p text:style-name="P66">// ********** tutorial6 - main</text:p>
      <text:p text:style-name="P133">use sdl2::event::Event;</text:p>
      <text:p text:style-name="P133">use sdl2::keyboard::Keycode;</text:p>
      <text:p text:style-name="P133">use sdl2::pixels::Color;</text:p>
      <text:p text:style-name="P133">use sdl2::render::{TextureCreator, WindowCanvas};</text:p>
      <text:p text:style-name="P133">use sdl2::video::WindowContext;</text:p>
      <text:p text:style-name="P133"/>
      <text:p text:style-name="P133">use sdl2::rect::Point;</text:p>
      <text:p text:style-name="P133">use sdl2::rect::Rect;</text:p>
      <text:p text:style-name="P133"/>
      <text:p text:style-name="P133">use specs::{Join, World, WorldExt};</text:p>
      <text:p text:style-name="P133"/>
      <text:p text:style-name="P133">use std::collections::HashMap;</text:p>
      <text:p text:style-name="P133">use std::path::Path;</text:p>
      <text:p text:style-name="P133">use std::time::Duration;</text:p>
      <text:p text:style-name="P133"/>
      <text:p text:style-name="P133">pub mod components;</text:p>
      <text:p text:style-name="P133">pub mod texture_manager;</text:p>
      <text:p text:style-name="P133">pub mod utils;</text:p>
      <text:p text:style-name="P133"/>
      <text:p text:style-name="P133">pub mod game;</text:p>
      <text:p text:style-name="P133"/>
      <text:p text:style-name="P15">const GAME_WIDTH: u32 = 800;</text:p>
      <text:p text:style-name="P15">const GAME_HEIGHT: u32 = 600;</text:p>
      <text:p text:style-name="P133"/>
      <text:p text:style-name="P133">fn render(</text:p>
      <text:p text:style-name="P133"><text:s text:c="4"/>canvas: &amp;mut WindowCanvas,</text:p>
      <text:p text:style-name="P133"><text:s text:c="4"/>texture_manager: &amp;mut texture_manager::TextureManager&lt;WindowContext&gt;,</text:p>
      <text:p text:style-name="P133"><text:s text:c="4"/>_texture_creator: &amp;TextureCreator&lt;WindowContext&gt;,</text:p>
      <text:p text:style-name="P133"><text:s text:c="4"/>_font: &amp;sdl2::ttf::Font,</text:p>
      <text:p text:style-name="P133"><text:s text:c="4"/>ecs: &amp;World,</text:p>
      <text:p text:style-name="P133">) -&gt; Result&lt;(), String&gt; {</text:p>
      <text:p text:style-name="P133"><text:s text:c="4"/>//</text:p>
      <text:p text:style-name="P133"><text:s text:c="4"/>let color = Color::RGB(0, 0, 0);</text:p>
      <text:p text:style-name="P133"><text:s text:c="4"/>canvas.set_draw_color(color);</text:p>
      <text:p text:style-name="P133"><text:s text:c="4"/>canvas.clear();</text:p>
      <text:p text:style-name="P133"/>
      <text:p text:style-name="P133"><text:s text:c="4"/>let positions = ecs.read_storage::&lt;components::Position&gt;();</text:p>
      <text:p text:style-name="P133"><text:s text:c="4"/>let renderables = ecs.read_storage::&lt;components::Renderable&gt;();</text:p>
      <text:p text:style-name="P133"/>
      <text:p text:style-name="P133"><text:s text:c="4"/>for (renderable, pos) in (&amp;renderables, &amp;positions).join() {</text:p>
      <text:p text:style-name="P133"><text:s text:c="8"/>let src = Rect::new(0, 0, renderable.i_w, renderable.i_h);</text:p>
      <text:p text:style-name="P133"><text:s text:c="8"/>let x: i32 = pos.x as i32;</text:p>
      <text:p text:style-name="P133"><text:s text:c="8"/>let y: i32 = pos.y as i32;</text:p>
      <text:p text:style-name="P133"><text:s text:c="8"/>let dest = Rect::new(</text:p>
      <text:p text:style-name="P133"><text:s text:c="12"/>x - ((renderable.o_w / 2) as i32),</text:p>
      <text:p text:style-name="P133"><text:s text:c="12"/>y - ((renderable.o_h / 2) as i32),</text:p>
      <text:p text:style-name="P133"><text:s text:c="12"/>renderable.o_w,</text:p>
      <text:p text:style-name="P133"><text:s text:c="12"/>renderable.o_h,</text:p>
      <text:p text:style-name="P133"><text:s text:c="8"/>);</text:p>
      <text:p text:style-name="P133"/>
      <text:p text:style-name="P133"><text:s text:c="8"/>let center = Point::new((renderable.o_w / 2) as i32, (renderable.o_h / 2) as i32);</text:p>
      <text:p text:style-name="P133"><text:s text:c="8"/>let texture = texture_manager.load(&amp;renderable.tex_name)?;</text:p>
      <text:p text:style-name="P133"><text:s text:c="8"/>canvas.copy_ex(</text:p>
      <text:p text:style-name="P133"><text:s text:c="12"/>&amp;texture, src, <text:s text:c="4"/>//source rect</text:p>
      <text:p text:style-name="P133"><text:s text:c="12"/>dest, <text:s text:c="3"/>// dest rect</text:p>
      <text:p text:style-name="P133"><text:s text:c="12"/>pos.rot, // angle</text:p>
      <text:p text:style-name="P133"><text:s text:c="12"/>center, <text:s/>// center</text:p>
      <text:p text:style-name="P133"><text:s text:c="12"/>false, <text:s text:c="2"/>// flip horizontal</text:p>
      <text:p text:style-name="P133"><text:s text:c="12"/>false, <text:s text:c="2"/>// flip vertical</text:p>
      <text:p text:style-name="P133"><text:s text:c="8"/>)?;</text:p>
      <text:p text:style-name="P133"><text:s text:c="4"/>}</text:p>
      <text:p text:style-name="P133"/>
      <text:p text:style-name="P133"><text:s text:c="4"/>canvas.present();</text:p>
      <text:p text:style-name="P133"><text:s text:c="4"/>Ok(())</text:p>
      <text:p text:style-name="P133">}</text:p>
      <text:p text:style-name="P133"/>
      <text:p text:style-name="P133">struct State {</text:p>
      <text:p text:style-name="P133"><text:s text:c="4"/>ecs: World,</text:p>
      <text:p text:style-name="P133">}</text:p>
      <text:p text:style-name="P133"/>
      <text:p text:style-name="P133">fn main() -&gt; Result&lt;(), String&gt; {</text:p>
      <text:p text:style-name="P133"><text:s text:c="4"/>println!("Starting Rusteroids");</text:p>
      <text:p text:style-name="P133"/>
      <text:p text:style-name="P133"><text:s text:c="4"/>let sdl_context = sdl2::init()?;</text:p>
      <text:p text:style-name="P133"><text:s text:c="4"/>let video_subsystem = sdl_context.video()?;</text:p>
      <text:p text:style-name="P133"/>
      <text:p text:style-name="P133"><text:s text:c="4"/>let window = video_subsystem</text:p>
      <text:p text:style-name="P15"><text:s text:c="8"/>.window("Rusteroids", GAME_WIDTH, GAME_HEIGHT)</text:p>
      <text:p text:style-name="P133"><text:s text:c="8"/>.position_centered()</text:p>
      <text:p text:style-name="P133"><text:s text:c="8"/>.build()</text:p>
      <text:p text:style-name="P133"><text:s text:c="8"/>.expect("could not initialize video subsystem");</text:p>
      <text:p text:style-name="P133"/>
      <text:p text:style-name="P133"><text:s text:c="4"/>let mut canvas = window</text:p>
      <text:p text:style-name="P133"><text:s text:c="8"/>.into_canvas()</text:p>
      <text:p text:style-name="P133"><text:s text:c="8"/>.build()</text:p>
      <text:p text:style-name="P133"><text:s text:c="8"/>.expect("could not make a canvas");</text:p>
      <text:p text:style-name="P133"/>
      <text:p text:style-name="P133"><text:s text:c="4"/>let texture_creator = canvas.texture_creator();</text:p>
      <text:p text:style-name="P133"><text:s text:c="4"/>let mut tex_man = texture_manager::TextureManager::new(&amp;texture_creator);</text:p>
      <text:p text:style-name="P133"/>
      <text:p text:style-name="P133"><text:s text:c="4"/>// Load the images before the main loop so we don't try and load during gameplay</text:p>
      <text:p text:style-name="P133"><text:s text:c="4"/>tex_man.load("img/space_ship.png")?;</text:p>
      <text:p text:style-name="P133"/>
      <text:p text:style-name="P133"><text:s text:c="4"/>// Prepare fonts</text:p>
      <text:p text:style-name="P133"><text:s text:c="4"/>let ttf_context = sdl2::ttf::init().map_err(|e| e.to_string())?;</text:p>
      <text:p text:style-name="P133"><text:s text:c="4"/>let font_path: &amp;Path = Path::new(&amp;"fonts/OpenSans-Bold.ttf");</text:p>
      <text:p text:style-name="P133"><text:s text:c="4"/>let mut font = ttf_context.load_font(font_path, 128)?;</text:p>
      <text:p text:style-name="P133"><text:s text:c="4"/>font.set_style(sdl2::ttf::FontStyle::BOLD);</text:p>
      <text:p text:style-name="P133"/>
      <text:p text:style-name="P133"><text:s text:c="4"/>let mut event_pump = sdl_context.event_pump()?;</text:p>
      <text:p text:style-name="P133"><text:s text:c="4"/>let mut key_manager: HashMap&lt;String, bool&gt; = HashMap::new();</text:p>
      <text:p text:style-name="P133"/>
      <text:p text:style-name="P133"><text:s text:c="4"/>let mut gs = State { ecs: World::new() };</text:p>
      <text:p text:style-name="P133"><text:s text:c="4"/>gs.ecs.register::&lt;components::Position&gt;();</text:p>
      <text:p text:style-name="P133"><text:s text:c="4"/>gs.ecs.register::&lt;components::Renderable&gt;();</text:p>
      <text:p text:style-name="P133"><text:s text:c="4"/>gs.ecs.register::&lt;components::Player&gt;();</text:p>
      <text:p text:style-name="P133"/>
      <text:p text:style-name="P133"><text:s text:c="4"/>game::load_world(&amp;mut gs.ecs);</text:p>
      <text:p text:style-name="P133"/>
      <text:p text:style-name="P133"><text:s text:c="4"/>'running: loop {</text:p>
      <text:p text:style-name="P133"><text:s text:c="8"/>// Handle events</text:p>
      <text:p text:style-name="P133"><text:s text:c="8"/>for event in event_pump.poll_iter() {</text:p>
      <text:p text:style-name="P133"><text:s text:c="12"/>match event {</text:p>
      <text:p text:style-name="P133"><text:soft-page-break/><text:s text:c="16"/>Event::Quit { .. } =&gt; {</text:p>
      <text:p text:style-name="P133"><text:s text:c="20"/>break 'running;</text:p>
      <text:p text:style-name="P133"><text:s text:c="16"/>}</text:p>
      <text:p text:style-name="P133"><text:s text:c="16"/>Event::KeyDown {</text:p>
      <text:p text:style-name="P133"><text:s text:c="20"/>keycode: Some(Keycode::Escape),</text:p>
      <text:p text:style-name="P133"><text:s text:c="20"/>..</text:p>
      <text:p text:style-name="P133"><text:s text:c="16"/>} =&gt; {</text:p>
      <text:p text:style-name="P133"><text:s text:c="20"/>break 'running;</text:p>
      <text:p text:style-name="P133"><text:s text:c="16"/>}</text:p>
      <text:p text:style-name="P133"><text:s text:c="16"/>Event::KeyDown { keycode, .. } =&gt; match keycode {</text:p>
      <text:p text:style-name="P133"><text:s text:c="20"/>None =&gt; {}</text:p>
      <text:p text:style-name="P133"><text:s text:c="20"/>Some(key) =&gt; {</text:p>
      <text:p text:style-name="P133"><text:s text:c="24"/>utils::key_down(&amp;mut key_manager, key.to_string());</text:p>
      <text:p text:style-name="P133"><text:s text:c="20"/>}</text:p>
      <text:p text:style-name="P133"><text:s text:c="16"/>},</text:p>
      <text:p text:style-name="P133"><text:s text:c="16"/>Event::KeyUp { keycode, .. } =&gt; match keycode {</text:p>
      <text:p text:style-name="P133"><text:s text:c="20"/>None =&gt; {}</text:p>
      <text:p text:style-name="P133"><text:s text:c="20"/>Some(key) =&gt; {</text:p>
      <text:p text:style-name="P133"><text:s text:c="24"/>utils::key_up(&amp;mut key_manager, key.to_string());</text:p>
      <text:p text:style-name="P133"><text:s text:c="20"/>}</text:p>
      <text:p text:style-name="P133"><text:s text:c="16"/>},</text:p>
      <text:p text:style-name="P133"><text:s text:c="16"/>_ =&gt; {}</text:p>
      <text:p text:style-name="P133"><text:s text:c="12"/>}</text:p>
      <text:p text:style-name="P133"><text:s text:c="8"/>}</text:p>
      <text:p text:style-name="P133"><text:s text:c="8"/>game::update(&amp;mut gs.ecs, &amp;mut key_manager);</text:p>
      <text:p text:style-name="P133"><text:s text:c="8"/>render(&amp;mut canvas, &amp;mut tex_man, &amp;texture_creator, &amp;font, &amp;gs.ecs)?;</text:p>
      <text:p text:style-name="P133"/>
      <text:p text:style-name="P133"><text:s text:c="8"/>// Time management</text:p>
      <text:p text:style-name="P133"><text:s text:c="8"/>::std::thread::sleep(Duration::new(0, 1_000_000_000u32 / 60));</text:p>
      <text:p text:style-name="P133"><text:s text:c="4"/>}</text:p>
      <text:p text:style-name="P133"/>
      <text:p text:style-name="P133"><text:s text:c="4"/>Ok(())</text:p>
      <text:p text:style-name="P133">}</text:p>
      <text:p text:style-name="P38"/>
      <text:p text:style-name="P68">// ********** tutorial6 – <text:span text:style-name="T15">components</text:span></text:p>
      <text:p text:style-name="P8"/>
      <text:p text:style-name="P69">// ********** tutorial6 – <text:span text:style-name="T16">game</text:span></text:p>
      <text:p text:style-name="P134">use specs::Join;</text:p>
      <text:p text:style-name="P134">use specs::{Builder, World, WorldExt};</text:p>
      <text:p text:style-name="P134">use std::collections::HashMap;</text:p>
      <text:p text:style-name="P134"/>
      <text:p text:style-name="P134">const ROTATION_SPEED: f64 = 1.5;</text:p>
      <text:p text:style-name="P16">const PLAYER_SPEED: f64 = 4.5;</text:p>
      <text:p text:style-name="P134"/>
      <text:p text:style-name="P134">pub fn update(ecs: &amp;mut World, key_manager: &amp;mut HashMap&lt;String, bool&gt;) {</text:p>
      <text:p text:style-name="P134"><text:s text:c="4"/>let mut positions = ecs.write_storage::&lt;crate::components::Position&gt;();</text:p>
      <text:p text:style-name="P134"><text:s text:c="4"/>let players = ecs.read_storage::&lt;crate::components::Player&gt;();</text:p>
      <text:p text:style-name="P134"/>
      <text:p text:style-name="P134"><text:s text:c="4"/>for (_, pos) in (&amp;players, &amp;mut positions).join() {</text:p>
      <text:p text:style-name="P134"><text:s text:c="8"/>if crate::utils::is_key_pressed(&amp;key_manager, "D") {</text:p>
      <text:p text:style-name="P134"><text:s text:c="12"/>pos.rot += ROTATION_SPEED;</text:p>
      <text:p text:style-name="P134"><text:s text:c="8"/>}</text:p>
      <text:p text:style-name="P134"><text:s text:c="8"/>if crate::utils::is_key_pressed(&amp;key_manager, "A") {</text:p>
      <text:p text:style-name="P134"><text:s text:c="12"/>pos.rot -= ROTATION_SPEED;</text:p>
      <text:p text:style-name="P134"><text:s text:c="8"/>}</text:p>
      <text:p text:style-name="P134"/>
      <text:p text:style-name="P16"><text:s text:c="8"/>if crate::utils::is_key_pressed(&amp;key_manager, "W") {</text:p>
      <text:p text:style-name="P16"><text:s text:c="12"/>let radians = pos.rot.to_radians();</text:p>
      <text:p text:style-name="P16"/>
      <text:p text:style-name="P16"><text:s text:c="12"/>pos.x += PLAYER_SPEED * radians.sin();</text:p>
      <text:p text:style-name="P16"><text:s text:c="12"/>pos.y -= PLAYER_SPEED * radians.cos();</text:p>
      <text:p text:style-name="P16"><text:s text:c="8"/>}</text:p>
      <text:p text:style-name="P134"/>
      <text:p text:style-name="P134"><text:s text:c="8"/>if pos.rot &gt; 360.0 {</text:p>
      <text:p text:style-name="P134"><text:s text:c="12"/>pos.rot -= 360.0;</text:p>
      <text:p text:style-name="P134"><text:s text:c="8"/>}</text:p>
      <text:p text:style-name="P134"><text:s text:c="8"/>if pos.rot &lt; 0.0 {</text:p>
      <text:p text:style-name="P134"><text:s text:c="12"/>pos.rot += 360.0;</text:p>
      <text:p text:style-name="P134"><text:s text:c="8"/>}</text:p>
      <text:p text:style-name="P134"/>
      <text:p text:style-name="P16"><text:s text:c="8"/>if pos.x &gt; crate::GAME_WIDTH.into() {</text:p>
      <text:p text:style-name="P16"><text:s text:c="12"/>pos.x -= crate::GAME_WIDTH as f64;</text:p>
      <text:p text:style-name="P16"><text:s text:c="8"/>}</text:p>
      <text:p text:style-name="P16"><text:s text:c="8"/>if pos.x &lt; 0.0 {</text:p>
      <text:p text:style-name="P16"><text:s text:c="12"/>pos.x += crate::GAME_WIDTH as f64;</text:p>
      <text:p text:style-name="P16"><text:s text:c="8"/>}</text:p>
      <text:p text:style-name="P16"><text:s text:c="8"/>if pos.y &gt; crate::GAME_HEIGHT.into() {</text:p>
      <text:p text:style-name="P16"><text:s text:c="12"/>pos.y -= crate::GAME_HEIGHT as f64;</text:p>
      <text:p text:style-name="P16"><text:s text:c="8"/>}</text:p>
      <text:p text:style-name="P16"><text:s text:c="8"/>if pos.y &lt; 0.0 {</text:p>
      <text:p text:style-name="P16"><text:s text:c="12"/>pos.y += crate::GAME_HEIGHT as f64;</text:p>
      <text:p text:style-name="P16"><text:s text:c="8"/>}</text:p>
      <text:p text:style-name="P134"><text:s text:c="4"/>}</text:p>
      <text:p text:style-name="P134">}</text:p>
      <text:p text:style-name="P134"/>
      <text:p text:style-name="P134">pub fn load_world(ecs: &amp;mut World) {</text:p>
      <text:p text:style-name="P134"><text:s text:c="4"/>ecs.create_entity()</text:p>
      <text:p text:style-name="P134"><text:s text:c="8"/>.with(crate::components::Position {</text:p>
      <text:p text:style-name="P134"><text:s text:c="12"/>x: 350.0,</text:p>
      <text:p text:style-name="P134"><text:s text:c="12"/>y: 250.0,</text:p>
      <text:p text:style-name="P134"><text:s text:c="12"/>rot: 0.0,</text:p>
      <text:p text:style-name="P134"><text:s text:c="8"/>})</text:p>
      <text:p text:style-name="P134"><text:s text:c="8"/>.with(crate::components::Renderable {</text:p>
      <text:p text:style-name="P134"><text:s text:c="12"/>tex_name: String::from("img/space_ship.png"),</text:p>
      <text:p text:style-name="P134"><text:s text:c="12"/>i_w: 100,</text:p>
      <text:p text:style-name="P134"><text:s text:c="12"/>i_h: 100,</text:p>
      <text:p text:style-name="P134"><text:s text:c="12"/>o_w: 100,</text:p>
      <text:p text:style-name="P134"><text:s text:c="12"/>o_h: 100,</text:p>
      <text:p text:style-name="P134"><text:s text:c="12"/>frame: 0,</text:p>
      <text:p text:style-name="P134"><text:s text:c="12"/>total_frames: 1,</text:p>
      <text:p text:style-name="P134"><text:s text:c="12"/>rot: 0.0,</text:p>
      <text:p text:style-name="P134"><text:s text:c="8"/>})</text:p>
      <text:p text:style-name="P134"><text:s text:c="8"/>.with(crate::components::Player {})</text:p>
      <text:p text:style-name="P134"><text:s text:c="8"/>.build();</text:p>
      <text:p text:style-name="P134">}</text:p>
      <text:p text:style-name="P39"/>
      <text:p text:style-name="P70">// ********** tutorial6 – <text:span text:style-name="T17">texture_manager</text:span></text:p>
      <text:p text:style-name="P11"/>
      <text:p text:style-name="P71">// ********** tutorial6 – <text:span text:style-name="T18">utils</text:span></text:p>
      <text:p text:style-name="P40"/>
      <text:p text:style-name="P72"><text:soft-page-break/>// <text:span text:style-name="T1">*********************************************************************************</text:span></text:p>
      <text:p text:style-name="P72">// ********** tutorial<text:span text:style-name="T19">7</text:span> – main</text:p>
      <text:p text:style-name="P41"/>
      <text:p text:style-name="P73">// ********** tutorial<text:span text:style-name="T19">7</text:span> – <text:span text:style-name="T20">components</text:span></text:p>
      <text:p text:style-name="P135">use specs::prelude::*;</text:p>
      <text:p text:style-name="P135">use specs_derive::Component;</text:p>
      <text:p text:style-name="P9">use vector2d::Vector2D;</text:p>
      <text:p text:style-name="P135"/>
      <text:p text:style-name="P135">#[derive(Component)]</text:p>
      <text:p text:style-name="P135">pub struct Position {</text:p>
      <text:p text:style-name="P135"><text:s text:c="4"/>pub x: f64,</text:p>
      <text:p text:style-name="P135"><text:s text:c="4"/>pub y: f64,</text:p>
      <text:p text:style-name="P135"><text:s text:c="4"/>pub rot: f64,</text:p>
      <text:p text:style-name="P135">}</text:p>
      <text:p text:style-name="P135"/>
      <text:p text:style-name="P135">#[derive(Component)]</text:p>
      <text:p text:style-name="P135">pub struct Renderable {</text:p>
      <text:p text:style-name="P135"><text:s text:c="4"/>pub tex_name: String,</text:p>
      <text:p text:style-name="P135"><text:s text:c="4"/>pub i_w: u32,</text:p>
      <text:p text:style-name="P135"><text:s text:c="4"/>pub i_h: u32,</text:p>
      <text:p text:style-name="P135"><text:s text:c="4"/>pub o_w: u32,</text:p>
      <text:p text:style-name="P135"><text:s text:c="4"/>pub o_h: u32,</text:p>
      <text:p text:style-name="P135"><text:s text:c="4"/>pub frame: u32,</text:p>
      <text:p text:style-name="P135"><text:s text:c="4"/>pub total_frames: u32,</text:p>
      <text:p text:style-name="P135"><text:s text:c="4"/>pub rot: f64,</text:p>
      <text:p text:style-name="P135">}</text:p>
      <text:p text:style-name="P135"/>
      <text:p text:style-name="P9">#[derive(Component)]</text:p>
      <text:p text:style-name="P9">pub struct Player {</text:p>
      <text:p text:style-name="P9"><text:s text:c="4"/>pub impulse: Vector2D&lt;f64&gt;, <text:s text:c="2"/>// The next impulse to add to the speed</text:p>
      <text:p text:style-name="P9"><text:s text:c="4"/>pub cur_speed: Vector2D&lt;f64&gt;, // The current speed of the player</text:p>
      <text:p text:style-name="P9">}</text:p>
      <text:p text:style-name="P9"/>
      <text:p text:style-name="P74">// ********** tutorial<text:span text:style-name="T19">7</text:span> – <text:span text:style-name="T21">game</text:span></text:p>
      <text:p text:style-name="P17">use specs::{Builder, Join, World, WorldExt};</text:p>
      <text:p text:style-name="P136">use std::collections::HashMap;</text:p>
      <text:p text:style-name="P17">use vector2d::Vector2D;</text:p>
      <text:p text:style-name="P136"/>
      <text:p text:style-name="P136">const ROTATION_SPEED: f64 = 1.5;</text:p>
      <text:p text:style-name="P136">const PLAYER_SPEED: f64 = 4.5;</text:p>
      <text:p text:style-name="P136"/>
      <text:p text:style-name="P136">pub fn update(ecs: &amp;mut World, key_manager: &amp;mut HashMap&lt;String, bool&gt;) {</text:p>
      <text:p text:style-name="P136"><text:s text:c="4"/>let mut positions = ecs.write_storage::&lt;crate::components::Position&gt;();</text:p>
      <text:p text:style-name="P17"><text:s text:c="4"/>let mut players = ecs.write_storage::&lt;crate::components::Player&gt;();</text:p>
      <text:p text:style-name="P17"/>
      <text:p text:style-name="P17"><text:s text:c="4"/>for (player, pos) in (&amp;mut players, &amp;mut positions).join() {</text:p>
      <text:p text:style-name="P136"><text:s text:c="8"/>if crate::utils::is_key_pressed(&amp;key_manager, "D") {</text:p>
      <text:p text:style-name="P136"><text:s text:c="12"/>pos.rot += ROTATION_SPEED;</text:p>
      <text:p text:style-name="P136"><text:s text:c="8"/>}</text:p>
      <text:p text:style-name="P136"><text:s text:c="8"/>if crate::utils::is_key_pressed(&amp;key_manager, "A") {</text:p>
      <text:p text:style-name="P136"><text:s text:c="12"/>pos.rot -= ROTATION_SPEED;</text:p>
      <text:p text:style-name="P136"><text:s text:c="8"/>}</text:p>
      <text:p text:style-name="P17"><text:s text:c="8"/>update_movement(pos, player);</text:p>
      <text:p text:style-name="P136"><text:s text:c="8"/>if crate::utils::is_key_pressed(&amp;key_manager, "W") {</text:p>
      <text:p text:style-name="P136"><text:s text:c="12"/>let radians = pos.rot.to_radians();</text:p>
      <text:p text:style-name="P136"/>
      <text:p text:style-name="P17"><text:s text:c="12"/>let move_x = PLAYER_SPEED * radians.sin();</text:p>
      <text:p text:style-name="P17"><text:s text:c="12"/>let move_y = PLAYER_SPEED * radians.cos();</text:p>
      <text:p text:style-name="P17"><text:s text:c="12"/>let move_vec = Vector2D::&lt;f64&gt;::new(move_x, move_y);</text:p>
      <text:p text:style-name="P17"/>
      <text:p text:style-name="P17"><text:s text:c="12"/>player.impulse += move_vec;</text:p>
      <text:p text:style-name="P136"><text:s text:c="8"/>}</text:p>
      <text:p text:style-name="P136"/>
      <text:p text:style-name="P136"><text:s text:c="8"/>if pos.rot &gt; 360.0 {</text:p>
      <text:p text:style-name="P136"><text:s text:c="12"/>pos.rot -= 360.0;</text:p>
      <text:p text:style-name="P136"><text:s text:c="8"/>}</text:p>
      <text:p text:style-name="P136"><text:s text:c="8"/>if pos.rot &lt; 0.0 {</text:p>
      <text:p text:style-name="P136"><text:s text:c="12"/>pos.rot += 360.0;</text:p>
      <text:p text:style-name="P136"><text:s text:c="8"/>}</text:p>
      <text:p text:style-name="P136"/>
      <text:p text:style-name="P136"><text:s text:c="8"/>if pos.x &gt; crate::GAME_WIDTH.into() {</text:p>
      <text:p text:style-name="P136"><text:s text:c="12"/>pos.x -= crate::GAME_WIDTH as f64;</text:p>
      <text:p text:style-name="P136"><text:s text:c="8"/>}</text:p>
      <text:p text:style-name="P136"><text:s text:c="8"/>if pos.x &lt; 0.0 {</text:p>
      <text:p text:style-name="P136"><text:s text:c="12"/>pos.x += crate::GAME_WIDTH as f64;</text:p>
      <text:p text:style-name="P136"><text:s text:c="8"/>}</text:p>
      <text:p text:style-name="P136"><text:s text:c="8"/>if pos.y &gt; crate::GAME_HEIGHT.into() {</text:p>
      <text:p text:style-name="P136"><text:s text:c="12"/>pos.y -= crate::GAME_HEIGHT as f64;</text:p>
      <text:p text:style-name="P136"><text:s text:c="8"/>}</text:p>
      <text:p text:style-name="P136"><text:s text:c="8"/>if pos.y &lt; 0.0 {</text:p>
      <text:p text:style-name="P136"><text:s text:c="12"/>pos.y += crate::GAME_HEIGHT as f64;</text:p>
      <text:p text:style-name="P136"><text:s text:c="8"/>}</text:p>
      <text:p text:style-name="P136"><text:s text:c="4"/>}</text:p>
      <text:p text:style-name="P136">}</text:p>
      <text:p text:style-name="P136"/>
      <text:p text:style-name="P17">const MAX_SPEED: f64 = 3.5;</text:p>
      <text:p text:style-name="P17">const FRICTION: f64 = 0.99;</text:p>
      <text:p text:style-name="P17"/>
      <text:p text:style-name="P17">pub fn update_movement(</text:p>
      <text:p text:style-name="P17"><text:s text:c="4"/>pos: &amp;mut crate::components::Position,</text:p>
      <text:p text:style-name="P17"><text:s text:c="4"/>player: &amp;mut crate::components::Player,</text:p>
      <text:p text:style-name="P17">) {</text:p>
      <text:p text:style-name="P17"><text:s text:c="4"/>player.cur_speed *= FRICTION;</text:p>
      <text:p text:style-name="P17"/>
      <text:p text:style-name="P17"><text:s text:c="4"/>player.cur_speed += player.impulse;</text:p>
      <text:p text:style-name="P17"><text:s text:c="4"/>if player.cur_speed.length() &gt; MAX_SPEED {</text:p>
      <text:p text:style-name="P17"><text:s text:c="8"/>player.cur_speed = player.cur_speed.normalise();</text:p>
      <text:p text:style-name="P17"><text:s text:c="8"/>player.cur_speed = player.cur_speed * MAX_SPEED;</text:p>
      <text:p text:style-name="P17"><text:s text:c="4"/>}</text:p>
      <text:p text:style-name="P17"/>
      <text:p text:style-name="P17"><text:s text:c="4"/>pos.x += player.cur_speed.x;</text:p>
      <text:p text:style-name="P17"><text:s text:c="4"/>pos.y -= player.cur_speed.y;</text:p>
      <text:p text:style-name="P17"/>
      <text:p text:style-name="P17"><text:s text:c="4"/>player.impulse = vector2d::Vector2D::new(0.0, 0.0);</text:p>
      <text:p text:style-name="P17">}</text:p>
      <text:p text:style-name="P136"/>
      <text:p text:style-name="P136">pub fn load_world(ecs: &amp;mut World) {</text:p>
      <text:p text:style-name="P136"><text:s text:c="4"/>ecs.create_entity()</text:p>
      <text:p text:style-name="P136"><text:soft-page-break/><text:s text:c="8"/>.with(crate::components::Position {</text:p>
      <text:p text:style-name="P136"><text:s text:c="12"/>x: 350.0,</text:p>
      <text:p text:style-name="P136"><text:s text:c="12"/>y: 250.0,</text:p>
      <text:p text:style-name="P136"><text:s text:c="12"/>rot: 0.0,</text:p>
      <text:p text:style-name="P136"><text:s text:c="8"/>})</text:p>
      <text:p text:style-name="P136"><text:s text:c="8"/>.with(crate::components::Renderable {</text:p>
      <text:p text:style-name="P136"><text:s text:c="12"/>tex_name: String::from("img/space_ship.png"),</text:p>
      <text:p text:style-name="P136"><text:s text:c="12"/>i_w: 100,</text:p>
      <text:p text:style-name="P136"><text:s text:c="12"/>i_h: 100,</text:p>
      <text:p text:style-name="P136"><text:s text:c="12"/>o_w: 100,</text:p>
      <text:p text:style-name="P136"><text:s text:c="12"/>o_h: 100,</text:p>
      <text:p text:style-name="P136"><text:s text:c="12"/>frame: 0,</text:p>
      <text:p text:style-name="P136"><text:s text:c="12"/>total_frames: 1,</text:p>
      <text:p text:style-name="P136"><text:s text:c="12"/>rot: 0.0,</text:p>
      <text:p text:style-name="P136"><text:s text:c="8"/>})</text:p>
      <text:p text:style-name="P17"><text:s text:c="8"/>.with(crate::components::Player {</text:p>
      <text:p text:style-name="P17"><text:s text:c="12"/>impulse: vector2d::Vector2D::new(0.0, 0.0),</text:p>
      <text:p text:style-name="P17"><text:s text:c="12"/>cur_speed: vector2d::Vector2D::new(0.0, 0.0),</text:p>
      <text:p text:style-name="P17"><text:s text:c="8"/>})</text:p>
      <text:p text:style-name="P136"><text:s text:c="8"/>.build();</text:p>
      <text:p text:style-name="P136">}</text:p>
      <text:p text:style-name="P42"/>
      <text:p text:style-name="P75">// ********** tutorial<text:span text:style-name="T19">7</text:span> – <text:span text:style-name="T22">texture_manager</text:span></text:p>
      <text:p text:style-name="P76"/>
      <text:p text:style-name="P76">// ********** tutorial<text:span text:style-name="T19">7</text:span> – <text:span text:style-name="T23">utils</text:span></text:p>
      <text:p text:style-name="P127"/>
      <text:p text:style-name="P77"/>
      <text:p text:style-name="P78">// <text:span text:style-name="T1">*********************************************************************************</text:span></text:p>
      <text:p text:style-name="P77">// ********** tutorial<text:span text:style-name="T24">8</text:span> – main</text:p>
      <text:p text:style-name="P137">use sdl2::event::Event;</text:p>
      <text:p text:style-name="P137">use sdl2::keyboard::Keycode;</text:p>
      <text:p text:style-name="P137">use sdl2::pixels::Color;</text:p>
      <text:p text:style-name="P137">use sdl2::render::{TextureCreator, WindowCanvas};</text:p>
      <text:p text:style-name="P137">use sdl2::video::WindowContext;</text:p>
      <text:p text:style-name="P137"/>
      <text:p text:style-name="P137">use sdl2::rect::Point;</text:p>
      <text:p text:style-name="P137">use sdl2::rect::Rect;</text:p>
      <text:p text:style-name="P137"/>
      <text:p text:style-name="P18">use specs::{DispatcherBuilder, Join, World, WorldExt};</text:p>
      <text:p text:style-name="P137"/>
      <text:p text:style-name="P137">use std::collections::HashMap;</text:p>
      <text:p text:style-name="P137">use std::path::Path;</text:p>
      <text:p text:style-name="P137">use std::time::Duration;</text:p>
      <text:p text:style-name="P137"/>
      <text:p text:style-name="P18">pub mod asteroid;</text:p>
      <text:p text:style-name="P137">pub mod components;</text:p>
      <text:p text:style-name="P137">pub mod game;</text:p>
      <text:p text:style-name="P137">pub mod texture_manager;</text:p>
      <text:p text:style-name="P137">pub mod utils;</text:p>
      <text:p text:style-name="P137"/>
      <text:p text:style-name="P137">const GAME_WIDTH: u32 = 800;</text:p>
      <text:p text:style-name="P137">const GAME_HEIGHT: u32 = 600;</text:p>
      <text:p text:style-name="P137"/>
      <text:p text:style-name="P137">fn render(</text:p>
      <text:p text:style-name="P137"><text:s text:c="4"/>canvas: &amp;mut WindowCanvas,</text:p>
      <text:p text:style-name="P137"><text:s text:c="4"/>texture_manager: &amp;mut texture_manager::TextureManager&lt;WindowContext&gt;,</text:p>
      <text:p text:style-name="P137"><text:s text:c="4"/>_texture_creator: &amp;TextureCreator&lt;WindowContext&gt;,</text:p>
      <text:p text:style-name="P137"><text:s text:c="4"/>_font: &amp;sdl2::ttf::Font,</text:p>
      <text:p text:style-name="P137"><text:s text:c="4"/>ecs: &amp;World,</text:p>
      <text:p text:style-name="P137">) -&gt; Result&lt;(), String&gt; {</text:p>
      <text:p text:style-name="P137"><text:s text:c="4"/>//</text:p>
      <text:p text:style-name="P137"><text:s text:c="4"/>let color = Color::RGB(0, 0, 0);</text:p>
      <text:p text:style-name="P137"><text:s text:c="4"/>canvas.set_draw_color(color);</text:p>
      <text:p text:style-name="P137"><text:s text:c="4"/>canvas.clear();</text:p>
      <text:p text:style-name="P137"/>
      <text:p text:style-name="P137"><text:s text:c="4"/>let positions = ecs.read_storage::&lt;components::Position&gt;();</text:p>
      <text:p text:style-name="P137"><text:s text:c="4"/>let renderables = ecs.read_storage::&lt;components::Renderable&gt;();</text:p>
      <text:p text:style-name="P137"/>
      <text:p text:style-name="P137"><text:s text:c="4"/>for (renderable, pos) in (&amp;renderables, &amp;positions).join() {</text:p>
      <text:p text:style-name="P137"><text:s text:c="8"/>let src = Rect::new(0, 0, renderable.i_w, renderable.i_h);</text:p>
      <text:p text:style-name="P137"><text:s text:c="8"/>let x: i32 = pos.x as i32;</text:p>
      <text:p text:style-name="P137"><text:s text:c="8"/>let y: i32 = pos.y as i32;</text:p>
      <text:p text:style-name="P137"><text:s text:c="8"/>let dest = Rect::new(</text:p>
      <text:p text:style-name="P137"><text:s text:c="12"/>x - ((renderable.o_w / 2) as i32),</text:p>
      <text:p text:style-name="P137"><text:s text:c="12"/>y - ((renderable.o_h / 2) as i32),</text:p>
      <text:p text:style-name="P137"><text:s text:c="12"/>renderable.o_w,</text:p>
      <text:p text:style-name="P137"><text:s text:c="12"/>renderable.o_h,</text:p>
      <text:p text:style-name="P137"><text:s text:c="8"/>);</text:p>
      <text:p text:style-name="P137"/>
      <text:p text:style-name="P137"><text:s text:c="8"/>let center = Point::new((renderable.o_w / 2) as i32, (renderable.o_h / 2) as i32);</text:p>
      <text:p text:style-name="P137"><text:s text:c="8"/>let texture = texture_manager.load(&amp;renderable.tex_name)?;</text:p>
      <text:p text:style-name="P137"><text:s text:c="8"/>canvas.copy_ex(</text:p>
      <text:p text:style-name="P137"><text:s text:c="12"/>&amp;texture,</text:p>
      <text:p text:style-name="P137"><text:s text:c="12"/>src, <text:s text:c="11"/>//source rect</text:p>
      <text:p text:style-name="P137"><text:s text:c="12"/>dest, <text:s text:c="10"/>// dest rect</text:p>
      <text:p text:style-name="P18"><text:s text:c="12"/>renderable.rot, // angle</text:p>
      <text:p text:style-name="P137"><text:s text:c="12"/>center, <text:s text:c="8"/>// center</text:p>
      <text:p text:style-name="P137"><text:s text:c="12"/>false, <text:s text:c="9"/>// flip horizontal</text:p>
      <text:p text:style-name="P137"><text:s text:c="12"/>false, <text:s text:c="9"/>// flip vertical</text:p>
      <text:p text:style-name="P137"><text:s text:c="8"/>)?;</text:p>
      <text:p text:style-name="P137"><text:s text:c="4"/>}</text:p>
      <text:p text:style-name="P137"/>
      <text:p text:style-name="P137"><text:s text:c="4"/>canvas.present();</text:p>
      <text:p text:style-name="P137"><text:s text:c="4"/>Ok(())</text:p>
      <text:p text:style-name="P137">}</text:p>
      <text:p text:style-name="P137"/>
      <text:p text:style-name="P137">struct State {</text:p>
      <text:p text:style-name="P137"><text:s text:c="4"/>ecs: World,</text:p>
      <text:p text:style-name="P137">}</text:p>
      <text:p text:style-name="P137"/>
      <text:p text:style-name="P137">fn main() -&gt; Result&lt;(), String&gt; {</text:p>
      <text:p text:style-name="P137"><text:s text:c="4"/>println!("Starting Rusteroids");</text:p>
      <text:p text:style-name="P137"/>
      <text:p text:style-name="P137"><text:s text:c="4"/>let sdl_context = sdl2::init()?;</text:p>
      <text:p text:style-name="P137"><text:s text:c="4"/>let video_subsystem = sdl_context.video()?;</text:p>
      <text:p text:style-name="P137"/>
      <text:p text:style-name="P137"><text:s text:c="4"/>let window = video_subsystem</text:p>
      <text:p text:style-name="P137"><text:s text:c="8"/>.window("Rusteroids", GAME_WIDTH, GAME_HEIGHT)</text:p>
      <text:p text:style-name="P137"><text:s text:c="8"/>.position_centered()</text:p>
      <text:p text:style-name="P137"><text:s text:c="8"/>.build()</text:p>
      <text:p text:style-name="P137"><text:s text:c="8"/>.expect("could not initialize video subsystem");</text:p>
      <text:p text:style-name="P137"/>
      <text:p text:style-name="P137"><text:s text:c="4"/>let mut canvas = window</text:p>
      <text:p text:style-name="P137"><text:s text:c="8"/>.into_canvas()</text:p>
      <text:p text:style-name="P137"><text:s text:c="8"/>.build()</text:p>
      <text:p text:style-name="P137"><text:s text:c="8"/>.expect("could not make a canvas");</text:p>
      <text:p text:style-name="P137"/>
      <text:p text:style-name="P137"><text:s text:c="4"/>let texture_creator = canvas.texture_creator();</text:p>
      <text:p text:style-name="P137"><text:s text:c="4"/>let mut tex_man = texture_manager::TextureManager::new(&amp;texture_creator);</text:p>
      <text:p text:style-name="P137"/>
      <text:p text:style-name="P137"><text:s text:c="4"/>// Load the images before the main loop so we don't try and load during gameplay</text:p>
      <text:p text:style-name="P137"><text:s text:c="4"/>tex_man.load("img/space_ship.png")?;</text:p>
      <text:p text:style-name="P18"><text:s text:c="4"/>tex_man.load("img/asteroid.png")?;</text:p>
      <text:p text:style-name="P137"/>
      <text:p text:style-name="P137"><text:s text:c="4"/>// Prepare fonts</text:p>
      <text:p text:style-name="P137"><text:s text:c="4"/>let ttf_context = sdl2::ttf::init().map_err(|e| e.to_string())?;</text:p>
      <text:p text:style-name="P137"><text:s text:c="4"/>let font_path: &amp;Path = Path::new(&amp;"fonts/OpenSans-Bold.ttf");</text:p>
      <text:p text:style-name="P137"><text:s text:c="4"/>let mut font = ttf_context.load_font(font_path, 128)?;</text:p>
      <text:p text:style-name="P137"><text:s text:c="4"/>font.set_style(sdl2::ttf::FontStyle::BOLD);</text:p>
      <text:p text:style-name="P137"/>
      <text:p text:style-name="P137"><text:s text:c="4"/>let mut event_pump = sdl_context.event_pump()?;</text:p>
      <text:p text:style-name="P137"><text:s text:c="4"/>let mut key_manager: HashMap&lt;String, bool&gt; = HashMap::new();</text:p>
      <text:p text:style-name="P137"/>
      <text:p text:style-name="P137"><text:s text:c="4"/>let mut gs = State { ecs: World::new() };</text:p>
      <text:p text:style-name="P137"><text:s text:c="4"/>gs.ecs.register::&lt;components::Position&gt;();</text:p>
      <text:p text:style-name="P137"><text:s text:c="4"/>gs.ecs.register::&lt;components::Renderable&gt;();</text:p>
      <text:p text:style-name="P137"><text:s text:c="4"/>gs.ecs.register::&lt;components::Player&gt;();</text:p>
      <text:p text:style-name="P18"><text:s text:c="4"/>gs.ecs.register::&lt;components::Asteroid&gt;();</text:p>
      <text:p text:style-name="P47"/>
      <text:p text:style-name="P18"><text:s text:c="4"/>let mut dispatcher = DispatcherBuilder::new()</text:p>
      <text:p text:style-name="P18"><text:s text:c="8"/>.with(asteroid::AsteroidMover, "asteroid_mover", &amp;[])</text:p>
      <text:p text:style-name="P18"><text:soft-page-break/><text:s text:c="8"/>.build();</text:p>
      <text:p text:style-name="P137"/>
      <text:p text:style-name="P137"><text:s text:c="4"/>game::load_world(&amp;mut gs.ecs);</text:p>
      <text:p text:style-name="P137"/>
      <text:p text:style-name="P137"><text:s text:c="4"/>'running: loop {</text:p>
      <text:p text:style-name="P137"><text:s text:c="8"/>// Handle events</text:p>
      <text:p text:style-name="P137"><text:s text:c="8"/>for event in event_pump.poll_iter() {</text:p>
      <text:p text:style-name="P137"><text:s text:c="12"/>match event {</text:p>
      <text:p text:style-name="P137"><text:s text:c="16"/>Event::Quit { .. } =&gt; {</text:p>
      <text:p text:style-name="P137"><text:s text:c="20"/>break 'running;</text:p>
      <text:p text:style-name="P137"><text:s text:c="16"/>}</text:p>
      <text:p text:style-name="P137"><text:s text:c="16"/>Event::KeyDown {</text:p>
      <text:p text:style-name="P137"><text:s text:c="20"/>keycode: Some(Keycode::Escape),</text:p>
      <text:p text:style-name="P137"><text:s text:c="20"/>..</text:p>
      <text:p text:style-name="P137"><text:s text:c="16"/>} =&gt; {</text:p>
      <text:p text:style-name="P137"><text:s text:c="20"/>break 'running;</text:p>
      <text:p text:style-name="P137"><text:s text:c="16"/>}</text:p>
      <text:p text:style-name="P137"><text:s text:c="16"/>Event::KeyDown { keycode, .. } =&gt; match keycode {</text:p>
      <text:p text:style-name="P137"><text:s text:c="20"/>None =&gt; {}</text:p>
      <text:p text:style-name="P137"><text:s text:c="20"/>Some(key) =&gt; {</text:p>
      <text:p text:style-name="P137"><text:s text:c="24"/>utils::key_down(&amp;mut key_manager, key.to_string());</text:p>
      <text:p text:style-name="P137"><text:s text:c="20"/>}</text:p>
      <text:p text:style-name="P137"><text:s text:c="16"/>},</text:p>
      <text:p text:style-name="P137"><text:s text:c="16"/>Event::KeyUp { keycode, .. } =&gt; match keycode {</text:p>
      <text:p text:style-name="P137"><text:s text:c="20"/>None =&gt; {}</text:p>
      <text:p text:style-name="P137"><text:s text:c="20"/>Some(key) =&gt; {</text:p>
      <text:p text:style-name="P137"><text:s text:c="24"/>utils::key_up(&amp;mut key_manager, key.to_string());</text:p>
      <text:p text:style-name="P137"><text:s text:c="20"/>}</text:p>
      <text:p text:style-name="P137"><text:s text:c="16"/>},</text:p>
      <text:p text:style-name="P137"><text:s text:c="16"/>_ =&gt; {}</text:p>
      <text:p text:style-name="P137"><text:s text:c="12"/>}</text:p>
      <text:p text:style-name="P137"><text:s text:c="8"/>}</text:p>
      <text:p text:style-name="P137"/>
      <text:p text:style-name="P137"><text:s text:c="8"/>game::update(&amp;mut gs.ecs, &amp;mut key_manager);</text:p>
      <text:p text:style-name="P18"><text:s text:c="8"/>dispatcher.dispatch(&amp;gs.ecs);</text:p>
      <text:p text:style-name="P137"><text:s text:c="8"/>render(&amp;mut canvas, &amp;mut tex_man, &amp;texture_creator, &amp;font, &amp;gs.ecs)?;</text:p>
      <text:p text:style-name="P137"/>
      <text:p text:style-name="P137"><text:s text:c="8"/>// Time management</text:p>
      <text:p text:style-name="P137"><text:s text:c="8"/>::std::thread::sleep(Duration::new(0, 1_000_000_000u32 / 60));</text:p>
      <text:p text:style-name="P137"><text:s text:c="4"/>}</text:p>
      <text:p text:style-name="P137"/>
      <text:p text:style-name="P137"><text:s text:c="4"/>Ok(())</text:p>
      <text:p text:style-name="P138">}</text:p>
      <text:p text:style-name="P138"/>
      <text:p text:style-name="P79">// ********** tutorial<text:span text:style-name="T24">8</text:span> – <text:span text:style-name="T25">asteroid</text:span></text:p>
      <text:p text:style-name="P12">use specs::{Join, System, WriteStorage};</text:p>
      <text:p text:style-name="P12"/>
      <text:p text:style-name="P12">pub struct AsteroidMover;</text:p>
      <text:p text:style-name="P12"/>
      <text:p text:style-name="P12">use crate::components;</text:p>
      <text:p text:style-name="P12"/>
      <text:p text:style-name="P12">impl&lt;'a&gt; System&lt;'a&gt; for AsteroidMover {</text:p>
      <text:p text:style-name="P12"><text:s text:c="4"/>type SystemData = (</text:p>
      <text:p text:style-name="P12"><text:s text:c="8"/>WriteStorage&lt;'a, components::Position&gt;,</text:p>
      <text:p text:style-name="P12"><text:s text:c="8"/>WriteStorage&lt;'a, components::Renderable&gt;,</text:p>
      <text:p text:style-name="P12"><text:s text:c="8"/>WriteStorage&lt;'a, components::Asteroid&gt;,</text:p>
      <text:p text:style-name="P12"><text:s text:c="4"/>);</text:p>
      <text:p text:style-name="P12"/>
      <text:p text:style-name="P12"><text:s text:c="4"/>fn run(&amp;mut self, mut data: Self::SystemData) {</text:p>
      <text:p text:style-name="P12"><text:s text:c="8"/>for (pos, rend, asteroid) in (&amp;mut data.0, &amp;mut data.1, &amp;data.2).join() {</text:p>
      <text:p text:style-name="P12"><text:s text:c="12"/>let radians = pos.rot.to_radians();</text:p>
      <text:p text:style-name="P12"/>
      <text:p text:style-name="P12"><text:s text:c="12"/>pos.x += asteroid.speed * radians.sin();</text:p>
      <text:p text:style-name="P12"><text:s text:c="12"/>pos.y -= asteroid.speed * radians.cos();</text:p>
      <text:p text:style-name="P12"/>
      <text:p text:style-name="P12"><text:s text:c="12"/>let half_width = (rend.o_w / 2) as u32;</text:p>
      <text:p text:style-name="P12"><text:s text:c="12"/>let half_height = (rend.o_h / 2) as u32;</text:p>
      <text:p text:style-name="P12"/>
      <text:p text:style-name="P12"><text:s text:c="12"/>if pos.x &gt; (crate::GAME_WIDTH - half_width).into() || pos.x &lt; half_width.into() {</text:p>
      <text:p text:style-name="P12"><text:s text:c="16"/>pos.rot = 360.0 - pos.rot;</text:p>
      <text:p text:style-name="P12"><text:s text:c="12"/>} else if pos.y &gt; (crate::GAME_HEIGHT - half_height).into()</text:p>
      <text:p text:style-name="P12"><text:s text:c="16"/>|| pos.y &lt; half_height.into()</text:p>
      <text:p text:style-name="P12"><text:s text:c="12"/>{</text:p>
      <text:p text:style-name="P12"><text:s text:c="16"/>if pos.rot &gt; 180.0 {</text:p>
      <text:p text:style-name="P12"><text:s text:c="20"/>pos.rot = 540.0 - pos.rot;</text:p>
      <text:p text:style-name="P12"><text:s text:c="16"/>} else {</text:p>
      <text:p text:style-name="P12"><text:s text:c="20"/>pos.rot = 180.0 - pos.rot;</text:p>
      <text:p text:style-name="P12"><text:s text:c="16"/>}</text:p>
      <text:p text:style-name="P12"><text:s text:c="12"/>}</text:p>
      <text:p text:style-name="P12"/>
      <text:p text:style-name="P12"><text:s text:c="12"/>rend.rot += asteroid.rot_speed;</text:p>
      <text:p text:style-name="P12"><text:s text:c="12"/>if rend.rot &gt; 360.0 {</text:p>
      <text:p text:style-name="P12"><text:s text:c="16"/>rend.rot -= 360.0;</text:p>
      <text:p text:style-name="P12"><text:s text:c="12"/>}</text:p>
      <text:p text:style-name="P12"><text:s text:c="12"/>if rend.rot &lt; 0.0 {</text:p>
      <text:p text:style-name="P12"><text:s text:c="16"/>rend.rot += 360.0;</text:p>
      <text:p text:style-name="P12"><text:s text:c="12"/>}</text:p>
      <text:p text:style-name="P12"><text:s text:c="8"/>}</text:p>
      <text:p text:style-name="P12"><text:s text:c="4"/>}</text:p>
      <text:p text:style-name="P12">}</text:p>
      <text:p text:style-name="P12"/>
      <text:p text:style-name="P80">// ********** tutorial<text:span text:style-name="T24">8</text:span> – <text:span text:style-name="T26">components</text:span></text:p>
      <text:p text:style-name="P139">use specs::prelude::*;</text:p>
      <text:p text:style-name="P139">use specs_derive::Component;</text:p>
      <text:p text:style-name="P139">use vector2d::Vector2D;</text:p>
      <text:p text:style-name="P139"/>
      <text:p text:style-name="P139">#[derive(Component)]</text:p>
      <text:p text:style-name="P139">pub struct Position {</text:p>
      <text:p text:style-name="P139"><text:s text:c="4"/>pub x: f64,</text:p>
      <text:p text:style-name="P139"><text:s text:c="4"/>pub y: f64,</text:p>
      <text:p text:style-name="P139"><text:s text:c="4"/>pub rot: f64,</text:p>
      <text:p text:style-name="P139">}</text:p>
      <text:p text:style-name="P139"/>
      <text:p text:style-name="P139"/>
      <text:p text:style-name="P139">#[derive(Component)]</text:p>
      <text:p text:style-name="P139">pub struct Renderable {</text:p>
      <text:p text:style-name="P139"><text:s text:c="4"/>pub tex_name: String,</text:p>
      <text:p text:style-name="P139"><text:s text:c="4"/>pub i_w: u32,</text:p>
      <text:p text:style-name="P139"><text:soft-page-break/><text:s text:c="4"/>pub i_h: u32,</text:p>
      <text:p text:style-name="P139"><text:s text:c="4"/>pub o_w: u32,</text:p>
      <text:p text:style-name="P139"><text:s text:c="4"/>pub o_h: u32,</text:p>
      <text:p text:style-name="P139"><text:s text:c="4"/>pub frame: u32,</text:p>
      <text:p text:style-name="P139"><text:s text:c="4"/>pub total_frames: u32,</text:p>
      <text:p text:style-name="P139"><text:s text:c="4"/>pub rot: f64,</text:p>
      <text:p text:style-name="P139">}</text:p>
      <text:p text:style-name="P139"/>
      <text:p text:style-name="P139">#[derive(Component)]</text:p>
      <text:p text:style-name="P139">pub struct Player {</text:p>
      <text:p text:style-name="P139"><text:s text:c="4"/>pub impulse: Vector2D&lt;f64&gt;, <text:s text:c="2"/>// The next impulse to add to the speed</text:p>
      <text:p text:style-name="P139"><text:s text:c="4"/>pub cur_speed: Vector2D&lt;f64&gt;, // The current speed of the player</text:p>
      <text:p text:style-name="P139">}</text:p>
      <text:p text:style-name="P139"/>
      <text:p text:style-name="P19">#[derive(Component)]</text:p>
      <text:p text:style-name="P19">pub struct Asteroid {</text:p>
      <text:p text:style-name="P19"><text:s text:c="4"/>pub speed: f64,</text:p>
      <text:p text:style-name="P19"><text:s text:c="4"/>pub rot_speed: f64,</text:p>
      <text:p text:style-name="P19">}</text:p>
      <text:p text:style-name="P43"/>
      <text:p text:style-name="P81">// ********** tutorial<text:span text:style-name="T24">8</text:span> – <text:span text:style-name="T27">game</text:span></text:p>
      <text:p text:style-name="P140">use specs::{Builder, Join, World, WorldExt};</text:p>
      <text:p text:style-name="P140">use std::collections::HashMap;</text:p>
      <text:p text:style-name="P140">use vector2d::Vector2D;</text:p>
      <text:p text:style-name="P140"/>
      <text:p text:style-name="P140">const ROTATION_SPEED: f64 = 1.5;</text:p>
      <text:p text:style-name="P140">const PLAYER_SPEED: f64 = 4.5;</text:p>
      <text:p text:style-name="P140"/>
      <text:p text:style-name="P140">pub fn update(ecs: &amp;mut World, key_manager: &amp;mut HashMap&lt;String, bool&gt;) {</text:p>
      <text:p text:style-name="P140"><text:s text:c="4"/>let mut positions = ecs.write_storage::&lt;crate::components::Position&gt;();</text:p>
      <text:p text:style-name="P140"><text:s text:c="4"/>let mut players = ecs.write_storage::&lt;crate::components::Player&gt;();</text:p>
      <text:p text:style-name="P20"><text:s text:c="4"/>let mut renderables = ecs.write_storage::&lt;crate::components::Renderable&gt;();</text:p>
      <text:p text:style-name="P44"/>
      <text:p text:style-name="P20"><text:s text:c="4"/>for (player, pos, renderable) in (&amp;mut players, &amp;mut positions, &amp;mut renderables).join() {</text:p>
      <text:p text:style-name="P140"><text:s text:c="8"/>if crate::utils::is_key_pressed(&amp;key_manager, "D") {</text:p>
      <text:p text:style-name="P140"><text:s text:c="12"/>pos.rot += ROTATION_SPEED;</text:p>
      <text:p text:style-name="P140"><text:s text:c="8"/>}</text:p>
      <text:p text:style-name="P140"><text:s text:c="8"/>if crate::utils::is_key_pressed(&amp;key_manager, "A") {</text:p>
      <text:p text:style-name="P140"><text:s text:c="12"/>pos.rot -= ROTATION_SPEED;</text:p>
      <text:p text:style-name="P140"><text:s text:c="8"/>}</text:p>
      <text:p text:style-name="P140"><text:s text:c="8"/>update_movement(pos, player);</text:p>
      <text:p text:style-name="P140"><text:s text:c="8"/>if crate::utils::is_key_pressed(&amp;key_manager, "W") {</text:p>
      <text:p text:style-name="P140"><text:s text:c="12"/>let radians = pos.rot.to_radians();</text:p>
      <text:p text:style-name="P140"/>
      <text:p text:style-name="P140"><text:s text:c="12"/>let move_x = PLAYER_SPEED * radians.sin();</text:p>
      <text:p text:style-name="P140"><text:s text:c="12"/>let move_y = PLAYER_SPEED * radians.cos();</text:p>
      <text:p text:style-name="P140"><text:s text:c="12"/>let move_vec = Vector2D::&lt;f64&gt;::new(move_x, move_y);</text:p>
      <text:p text:style-name="P140"/>
      <text:p text:style-name="P140"><text:s text:c="12"/>player.impulse += move_vec;</text:p>
      <text:p text:style-name="P140"><text:s text:c="8"/>}</text:p>
      <text:p text:style-name="P140"/>
      <text:p text:style-name="P140"><text:s text:c="8"/>if pos.rot &gt; 360.0 {</text:p>
      <text:p text:style-name="P140"><text:s text:c="12"/>pos.rot -= 360.0;</text:p>
      <text:p text:style-name="P140"><text:s text:c="8"/>}</text:p>
      <text:p text:style-name="P140"><text:s text:c="8"/>if pos.rot &lt; 0.0 {</text:p>
      <text:p text:style-name="P140"><text:s text:c="12"/>pos.rot += 360.0;</text:p>
      <text:p text:style-name="P140"><text:s text:c="8"/>}</text:p>
      <text:p text:style-name="P140"/>
      <text:p text:style-name="P140"><text:s text:c="8"/>if pos.x &gt; crate::GAME_WIDTH.into() {</text:p>
      <text:p text:style-name="P140"><text:s text:c="12"/>pos.x -= crate::GAME_WIDTH as f64;</text:p>
      <text:p text:style-name="P140"><text:s text:c="8"/>}</text:p>
      <text:p text:style-name="P140"><text:s text:c="8"/>if pos.x &lt; 0.0 {</text:p>
      <text:p text:style-name="P140"><text:s text:c="12"/>pos.x += crate::GAME_WIDTH as f64;</text:p>
      <text:p text:style-name="P140"><text:s text:c="8"/>}</text:p>
      <text:p text:style-name="P140"><text:s text:c="8"/>if pos.y &gt; crate::GAME_HEIGHT.into() {</text:p>
      <text:p text:style-name="P140"><text:s text:c="12"/>pos.y -= crate::GAME_HEIGHT as f64;</text:p>
      <text:p text:style-name="P140"><text:s text:c="8"/>}</text:p>
      <text:p text:style-name="P140"><text:s text:c="8"/>if pos.y &lt; 0.0 {</text:p>
      <text:p text:style-name="P140"><text:s text:c="12"/>pos.y += crate::GAME_HEIGHT as f64;</text:p>
      <text:p text:style-name="P140"><text:s text:c="8"/>}</text:p>
      <text:p text:style-name="P140"/>
      <text:p text:style-name="P20"><text:s text:c="8"/>// Update the graphic to reflect the rotation</text:p>
      <text:p text:style-name="P20"><text:s text:c="8"/>renderable.rot = pos.rot;</text:p>
      <text:p text:style-name="P140"><text:s text:c="4"/>}</text:p>
      <text:p text:style-name="P140">}</text:p>
      <text:p text:style-name="P140"/>
      <text:p text:style-name="P140">const MAX_SPEED: f64 = 3.5;</text:p>
      <text:p text:style-name="P140">const FRICTION: f64 = 0.99;</text:p>
      <text:p text:style-name="P140"/>
      <text:p text:style-name="P140">pub fn update_movement(</text:p>
      <text:p text:style-name="P140"><text:s text:c="4"/>pos: &amp;mut crate::components::Position,</text:p>
      <text:p text:style-name="P140"><text:s text:c="4"/>player: &amp;mut crate::components::Player,</text:p>
      <text:p text:style-name="P140">) {</text:p>
      <text:p text:style-name="P140"><text:s text:c="4"/>player.cur_speed *= FRICTION;</text:p>
      <text:p text:style-name="P140"/>
      <text:p text:style-name="P140"><text:s text:c="4"/>player.cur_speed += player.impulse;</text:p>
      <text:p text:style-name="P140"><text:s text:c="4"/>if player.cur_speed.length() &gt; MAX_SPEED {</text:p>
      <text:p text:style-name="P140"><text:s text:c="8"/>player.cur_speed = player.cur_speed.normalise();</text:p>
      <text:p text:style-name="P140"><text:s text:c="8"/>player.cur_speed = player.cur_speed * MAX_SPEED;</text:p>
      <text:p text:style-name="P140"><text:s text:c="4"/>}</text:p>
      <text:p text:style-name="P140"/>
      <text:p text:style-name="P140"><text:s text:c="4"/>pos.x += player.cur_speed.x;</text:p>
      <text:p text:style-name="P140"><text:s text:c="4"/>pos.y -= player.cur_speed.y;</text:p>
      <text:p text:style-name="P140"/>
      <text:p text:style-name="P140"><text:s text:c="4"/>player.impulse = vector2d::Vector2D::new(0.0, 0.0);</text:p>
      <text:p text:style-name="P140">}</text:p>
      <text:p text:style-name="P140"/>
      <text:p text:style-name="P140">pub fn load_world(ecs: &amp;mut World) {</text:p>
      <text:p text:style-name="P140"><text:s text:c="4"/>ecs.create_entity()</text:p>
      <text:p text:style-name="P140"><text:s text:c="8"/>.with(crate::components::Position {</text:p>
      <text:p text:style-name="P140"><text:s text:c="12"/>x: 350.0,</text:p>
      <text:p text:style-name="P140"><text:s text:c="12"/>y: 250.0,</text:p>
      <text:p text:style-name="P140"><text:s text:c="12"/>rot: 0.0,</text:p>
      <text:p text:style-name="P140"><text:s text:c="8"/>})</text:p>
      <text:p text:style-name="P140"><text:s text:c="8"/>.with(crate::components::Renderable {</text:p>
      <text:p text:style-name="P140"><text:s text:c="12"/>tex_name: String::from("img/space_ship.png"),</text:p>
      <text:p text:style-name="P140"><text:s text:c="12"/>i_w: 100,</text:p>
      <text:p text:style-name="P140"><text:s text:c="12"/>i_h: 100,</text:p>
      <text:p text:style-name="P20"><text:s text:c="12"/>o_w: 50,</text:p>
      <text:p text:style-name="P20"><text:s text:c="12"/>o_h: 50,</text:p>
      <text:p text:style-name="P140"><text:s text:c="12"/>frame: 0,</text:p>
      <text:p text:style-name="P140"><text:s text:c="12"/>total_frames: 1,</text:p>
      <text:p text:style-name="P140"><text:s text:c="12"/>rot: 0.0,</text:p>
      <text:p text:style-name="P140"><text:s text:c="8"/>})</text:p>
      <text:p text:style-name="P140"><text:soft-page-break/><text:s text:c="8"/>.with(crate::components::Player {</text:p>
      <text:p text:style-name="P140"><text:s text:c="12"/>impulse: vector2d::Vector2D::new(0.0, 0.0),</text:p>
      <text:p text:style-name="P140"><text:s text:c="12"/>cur_speed: vector2d::Vector2D::new(0.0, 0.0),</text:p>
      <text:p text:style-name="P140"><text:s text:c="8"/>})</text:p>
      <text:p text:style-name="P140"><text:s text:c="8"/>.build();</text:p>
      <text:p text:style-name="P140"/>
      <text:p text:style-name="P20"><text:s text:c="4"/>ecs.create_entity()</text:p>
      <text:p text:style-name="P20"><text:s text:c="8"/>.with(crate::components::Position {</text:p>
      <text:p text:style-name="P20"><text:s text:c="12"/>x: 400.0,</text:p>
      <text:p text:style-name="P20"><text:s text:c="12"/>y: 235.0,</text:p>
      <text:p text:style-name="P20"><text:s text:c="12"/>rot: 45.0,</text:p>
      <text:p text:style-name="P20"><text:s text:c="8"/>})</text:p>
      <text:p text:style-name="P20"><text:s text:c="8"/>.with(crate::components::Renderable {</text:p>
      <text:p text:style-name="P20"><text:s text:c="12"/>tex_name: String::from("img/asteroid.png"),</text:p>
      <text:p text:style-name="P20"><text:s text:c="12"/>i_w: 100,</text:p>
      <text:p text:style-name="P20"><text:s text:c="12"/>i_h: 100,</text:p>
      <text:p text:style-name="P20"><text:s text:c="12"/>o_w: 50,</text:p>
      <text:p text:style-name="P20"><text:s text:c="12"/>o_h: 50,</text:p>
      <text:p text:style-name="P20"><text:s text:c="12"/>frame: 0,</text:p>
      <text:p text:style-name="P20"><text:s text:c="12"/>total_frames: 1,</text:p>
      <text:p text:style-name="P20"><text:s text:c="12"/>rot: 0.0,</text:p>
      <text:p text:style-name="P20"><text:s text:c="8"/>})</text:p>
      <text:p text:style-name="P20"><text:s text:c="8"/>.with(crate::components::Asteroid {</text:p>
      <text:p text:style-name="P20"><text:s text:c="12"/>speed: 2.5,</text:p>
      <text:p text:style-name="P20"><text:s text:c="12"/>rot_speed: 0.5,</text:p>
      <text:p text:style-name="P20"><text:s text:c="8"/>})</text:p>
      <text:p text:style-name="P20"><text:s text:c="8"/>.build();</text:p>
      <text:p text:style-name="P140">}</text:p>
      <text:p text:style-name="P44"/>
      <text:p text:style-name="P44"/>
      <text:p text:style-name="P82">// ********** tutorial<text:span text:style-name="T24">8</text:span> – <text:span text:style-name="T28">texture_manager</text:span></text:p>
      <text:p text:style-name="P82"/>
      <text:p text:style-name="P82">// ********** tutorial<text:span text:style-name="T24">8</text:span> – <text:span text:style-name="T28">utils</text:span></text:p>
      <text:p text:style-name="P82"/>
      <text:p text:style-name="P83"/>
      <text:p text:style-name="P84">// <text:span text:style-name="T1">*********************************************************************************</text:span></text:p>
      <text:p text:style-name="P83">// ********** tutorial<text:span text:style-name="T29">9</text:span> – main</text:p>
      <text:p text:style-name="P141">use sdl2::event::Event;</text:p>
      <text:p text:style-name="P141">use sdl2::keyboard::Keycode;</text:p>
      <text:p text:style-name="P141">use sdl2::pixels::Color;</text:p>
      <text:p text:style-name="P141">use sdl2::render::{TextureCreator, WindowCanvas};</text:p>
      <text:p text:style-name="P141">use sdl2::video::WindowContext;</text:p>
      <text:p text:style-name="P141"/>
      <text:p text:style-name="P141">use sdl2::rect::Point;</text:p>
      <text:p text:style-name="P141">use sdl2::rect::Rect;</text:p>
      <text:p text:style-name="P141"/>
      <text:p text:style-name="P141">use specs::{DispatcherBuilder, Join, World, WorldExt};</text:p>
      <text:p text:style-name="P141"/>
      <text:p text:style-name="P141">use std::collections::HashMap;</text:p>
      <text:p text:style-name="P141">use std::path::Path;</text:p>
      <text:p text:style-name="P141">use std::time::Duration;</text:p>
      <text:p text:style-name="P141"/>
      <text:p text:style-name="P141">pub mod asteroid;</text:p>
      <text:p text:style-name="P141">pub mod components;</text:p>
      <text:p text:style-name="P141">pub mod game;</text:p>
      <text:p text:style-name="P141">pub mod texture_manager;</text:p>
      <text:p text:style-name="P141">pub mod utils;</text:p>
      <text:p text:style-name="P141"/>
      <text:p text:style-name="P141">const GAME_WIDTH: u32 = 800;</text:p>
      <text:p text:style-name="P141">const GAME_HEIGHT: u32 = 600;</text:p>
      <text:p text:style-name="P141"/>
      <text:p text:style-name="P141">fn render(</text:p>
      <text:p text:style-name="P141"><text:s text:c="4"/>canvas: &amp;mut WindowCanvas,</text:p>
      <text:p text:style-name="P141"><text:s text:c="4"/>texture_manager: &amp;mut texture_manager::TextureManager&lt;WindowContext&gt;,</text:p>
      <text:p text:style-name="P141"><text:s text:c="4"/>_texture_creator: &amp;TextureCreator&lt;WindowContext&gt;,</text:p>
      <text:p text:style-name="P141"><text:s text:c="4"/>_font: &amp;sdl2::ttf::Font,</text:p>
      <text:p text:style-name="P141"><text:s text:c="4"/>ecs: &amp;World,</text:p>
      <text:p text:style-name="P141">) -&gt; Result&lt;(), String&gt; {</text:p>
      <text:p text:style-name="P141"><text:s text:c="4"/>//</text:p>
      <text:p text:style-name="P141"><text:s text:c="4"/>let color = Color::RGB(0, 0, 0);</text:p>
      <text:p text:style-name="P141"><text:s text:c="4"/>canvas.set_draw_color(color);</text:p>
      <text:p text:style-name="P141"><text:s text:c="4"/>canvas.clear();</text:p>
      <text:p text:style-name="P141"/>
      <text:p text:style-name="P141"><text:s text:c="4"/>let positions = ecs.read_storage::&lt;components::Position&gt;();</text:p>
      <text:p text:style-name="P141"><text:s text:c="4"/>let renderables = ecs.read_storage::&lt;components::Renderable&gt;();</text:p>
      <text:p text:style-name="P141"/>
      <text:p text:style-name="P141"><text:s text:c="4"/>for (renderable, pos) in (&amp;renderables, &amp;positions).join() {</text:p>
      <text:p text:style-name="P141"><text:s text:c="8"/>let src = Rect::new(0, 0, renderable.i_w, renderable.i_h);</text:p>
      <text:p text:style-name="P141"><text:s text:c="8"/>let x: i32 = pos.x as i32;</text:p>
      <text:p text:style-name="P141"><text:s text:c="8"/>let y: i32 = pos.y as i32;</text:p>
      <text:p text:style-name="P141"><text:s text:c="8"/>let dest = Rect::new(</text:p>
      <text:p text:style-name="P141"><text:s text:c="12"/>x - ((renderable.o_w / 2) as i32),</text:p>
      <text:p text:style-name="P141"><text:s text:c="12"/>y - ((renderable.o_h / 2) as i32),</text:p>
      <text:p text:style-name="P141"><text:s text:c="12"/>renderable.o_w,</text:p>
      <text:p text:style-name="P141"><text:s text:c="12"/>renderable.o_h,</text:p>
      <text:p text:style-name="P141"><text:s text:c="8"/>);</text:p>
      <text:p text:style-name="P141"/>
      <text:p text:style-name="P141"><text:s text:c="8"/>let center = Point::new((renderable.o_w / 2) as i32, (renderable.o_h / 2) as i32);</text:p>
      <text:p text:style-name="P141"><text:s text:c="8"/>let texture = texture_manager.load(&amp;renderable.tex_name)?;</text:p>
      <text:p text:style-name="P141"><text:s text:c="8"/>canvas.copy_ex(</text:p>
      <text:p text:style-name="P141"><text:s text:c="12"/>&amp;texture,</text:p>
      <text:p text:style-name="P141"><text:s text:c="12"/>src, <text:s text:c="11"/>//source rect</text:p>
      <text:p text:style-name="P141"><text:s text:c="12"/>dest, <text:s text:c="10"/>// dest rect</text:p>
      <text:p text:style-name="P141"><text:s text:c="12"/>renderable.rot, // angle</text:p>
      <text:p text:style-name="P141"><text:s text:c="12"/>center, <text:s text:c="8"/>// center</text:p>
      <text:p text:style-name="P141"><text:s text:c="12"/>false, <text:s text:c="9"/>// flip horizontal</text:p>
      <text:p text:style-name="P141"><text:s text:c="12"/>false, <text:s text:c="9"/>// flip vertical</text:p>
      <text:p text:style-name="P141"><text:s text:c="8"/>)?;</text:p>
      <text:p text:style-name="P141"><text:s text:c="4"/>}</text:p>
      <text:p text:style-name="P141"/>
      <text:p text:style-name="P141"><text:s text:c="4"/>canvas.present();</text:p>
      <text:p text:style-name="P141"><text:s text:c="4"/>Ok(())</text:p>
      <text:p text:style-name="P141">}</text:p>
      <text:p text:style-name="P141"/>
      <text:p text:style-name="P141">struct State {</text:p>
      <text:p text:style-name="P141"><text:s text:c="4"/>ecs: World,</text:p>
      <text:p text:style-name="P141">}</text:p>
      <text:p text:style-name="P141"/>
      <text:p text:style-name="P141">fn main() -&gt; Result&lt;(), String&gt; {</text:p>
      <text:p text:style-name="P141"><text:s text:c="4"/>println!("Starting Rusteroids");</text:p>
      <text:p text:style-name="P141"/>
      <text:p text:style-name="P141"><text:s text:c="4"/>let sdl_context = sdl2::init()?;</text:p>
      <text:p text:style-name="P141"><text:s text:c="4"/>let video_subsystem = sdl_context.video()?;</text:p>
      <text:p text:style-name="P141"/>
      <text:p text:style-name="P141"><text:s text:c="4"/>let window = video_subsystem</text:p>
      <text:p text:style-name="P141"><text:s text:c="8"/>.window("Rusteroids", GAME_WIDTH, GAME_HEIGHT)</text:p>
      <text:p text:style-name="P141"><text:s text:c="8"/>.position_centered()</text:p>
      <text:p text:style-name="P141"><text:s text:c="8"/>.build()</text:p>
      <text:p text:style-name="P141"><text:s text:c="8"/>.expect("could not initialize video subsystem");</text:p>
      <text:p text:style-name="P141"/>
      <text:p text:style-name="P141"><text:s text:c="4"/>let mut canvas = window</text:p>
      <text:p text:style-name="P141"><text:s text:c="8"/>.into_canvas()</text:p>
      <text:p text:style-name="P141"><text:s text:c="8"/>.build()</text:p>
      <text:p text:style-name="P141"><text:s text:c="8"/>.expect("could not make a canvas");</text:p>
      <text:p text:style-name="P141"/>
      <text:p text:style-name="P141"><text:s text:c="4"/>let texture_creator = canvas.texture_creator();</text:p>
      <text:p text:style-name="P141"><text:s text:c="4"/>let mut tex_man = texture_manager::TextureManager::new(&amp;texture_creator);</text:p>
      <text:p text:style-name="P141"/>
      <text:p text:style-name="P141"><text:s text:c="4"/>// Load the images before the main loop so we don't try and load during gameplay</text:p>
      <text:p text:style-name="P141"><text:s text:c="4"/>tex_man.load("img/space_ship.png")?;</text:p>
      <text:p text:style-name="P141"><text:s text:c="4"/>tex_man.load("img/asteroid.png")?;</text:p>
      <text:p text:style-name="P141"/>
      <text:p text:style-name="P141"><text:s text:c="4"/>// Prepare fonts</text:p>
      <text:p text:style-name="P141"><text:s text:c="4"/>let ttf_context = sdl2::ttf::init().map_err(|e| e.to_string())?;</text:p>
      <text:p text:style-name="P141"><text:s text:c="4"/>let font_path: &amp;Path = Path::new(&amp;"fonts/OpenSans-Bold.ttf");</text:p>
      <text:p text:style-name="P141"><text:s text:c="4"/>let mut font = ttf_context.load_font(font_path, 128)?;</text:p>
      <text:p text:style-name="P141"><text:s text:c="4"/>font.set_style(sdl2::ttf::FontStyle::BOLD);</text:p>
      <text:p text:style-name="P141"/>
      <text:p text:style-name="P141"><text:s text:c="4"/>let mut event_pump = sdl_context.event_pump()?;</text:p>
      <text:p text:style-name="P141"><text:s text:c="4"/>let mut key_manager: HashMap&lt;String, bool&gt; = HashMap::new();</text:p>
      <text:p text:style-name="P141"/>
      <text:p text:style-name="P141"><text:s text:c="4"/>let mut gs = State { ecs: World::new() };</text:p>
      <text:p text:style-name="P141"><text:s text:c="4"/>gs.ecs.register::&lt;components::Position&gt;();</text:p>
      <text:p text:style-name="P141"><text:s text:c="4"/>gs.ecs.register::&lt;components::Renderable&gt;();</text:p>
      <text:p text:style-name="P141"><text:s text:c="4"/>gs.ecs.register::&lt;components::Player&gt;();</text:p>
      <text:p text:style-name="P141"><text:s text:c="4"/>gs.ecs.register::&lt;components::Asteroid&gt;();</text:p>
      <text:p text:style-name="P141"/>
      <text:p text:style-name="P141"><text:s text:c="4"/>let mut dispatcher = DispatcherBuilder::new()</text:p>
      <text:p text:style-name="P141"><text:s text:c="8"/>.with(asteroid::AsteroidMover, "asteroid_mover", &amp;[])</text:p>
      <text:p text:style-name="P21"><text:s text:c="8"/>.with(asteroid::AsteroidCollider, "asteroid_collider", &amp;[])</text:p>
      <text:p text:style-name="P141"><text:s text:c="8"/>.build();</text:p>
      <text:p text:style-name="P141"><text:soft-page-break/></text:p>
      <text:p text:style-name="P141"><text:s text:c="4"/>game::load_world(&amp;mut gs.ecs);</text:p>
      <text:p text:style-name="P141"/>
      <text:p text:style-name="P141"><text:s text:c="4"/>'running: loop {</text:p>
      <text:p text:style-name="P141"><text:s text:c="8"/>// Handle events</text:p>
      <text:p text:style-name="P141"><text:s text:c="8"/>for event in event_pump.poll_iter() {</text:p>
      <text:p text:style-name="P141"><text:s text:c="12"/>match event {</text:p>
      <text:p text:style-name="P141"><text:s text:c="16"/>Event::Quit { .. } =&gt; {</text:p>
      <text:p text:style-name="P141"><text:s text:c="20"/>break 'running;</text:p>
      <text:p text:style-name="P141"><text:s text:c="16"/>}</text:p>
      <text:p text:style-name="P141"><text:s text:c="16"/>Event::KeyDown {</text:p>
      <text:p text:style-name="P141"><text:s text:c="20"/>keycode: Some(Keycode::Escape),</text:p>
      <text:p text:style-name="P141"><text:s text:c="20"/>..</text:p>
      <text:p text:style-name="P141"><text:s text:c="16"/>} =&gt; {</text:p>
      <text:p text:style-name="P141"><text:s text:c="20"/>break 'running;</text:p>
      <text:p text:style-name="P141"><text:s text:c="16"/>}</text:p>
      <text:p text:style-name="P141"><text:s text:c="16"/>Event::KeyDown { keycode, .. } =&gt; match keycode {</text:p>
      <text:p text:style-name="P141"><text:s text:c="20"/>None =&gt; {}</text:p>
      <text:p text:style-name="P141"><text:s text:c="20"/>Some(key) =&gt; {</text:p>
      <text:p text:style-name="P141"><text:s text:c="24"/>utils::key_down(&amp;mut key_manager, key.to_string());</text:p>
      <text:p text:style-name="P141"><text:s text:c="20"/>}</text:p>
      <text:p text:style-name="P141"><text:s text:c="16"/>},</text:p>
      <text:p text:style-name="P141"><text:s text:c="16"/>Event::KeyUp { keycode, .. } =&gt; match keycode {</text:p>
      <text:p text:style-name="P141"><text:s text:c="20"/>None =&gt; {}</text:p>
      <text:p text:style-name="P141"><text:s text:c="20"/>Some(key) =&gt; {</text:p>
      <text:p text:style-name="P141"><text:s text:c="24"/>utils::key_up(&amp;mut key_manager, key.to_string());</text:p>
      <text:p text:style-name="P141"><text:s text:c="20"/>}</text:p>
      <text:p text:style-name="P141"><text:s text:c="16"/>},</text:p>
      <text:p text:style-name="P141"><text:s text:c="16"/>_ =&gt; {}</text:p>
      <text:p text:style-name="P141"><text:s text:c="12"/>}</text:p>
      <text:p text:style-name="P141"><text:s text:c="8"/>}</text:p>
      <text:p text:style-name="P141"/>
      <text:p text:style-name="P141"><text:s text:c="8"/>game::update(&amp;mut gs.ecs, &amp;mut key_manager);</text:p>
      <text:p text:style-name="P141"><text:s text:c="8"/>dispatcher.dispatch(&amp;gs.ecs);</text:p>
      <text:p text:style-name="P21"><text:s text:c="8"/>gs.ecs.maintain();</text:p>
      <text:p text:style-name="P141"><text:s text:c="8"/>render(&amp;mut canvas, &amp;mut tex_man, &amp;texture_creator, &amp;font, &amp;gs.ecs)?;</text:p>
      <text:p text:style-name="P141"/>
      <text:p text:style-name="P141"><text:s text:c="8"/>// Time management</text:p>
      <text:p text:style-name="P141"><text:s text:c="8"/>::std::thread::sleep(Duration::new(0, 1_000_000_000u32 / 60));</text:p>
      <text:p text:style-name="P141"><text:s text:c="4"/>}</text:p>
      <text:p text:style-name="P141"/>
      <text:p text:style-name="P141"><text:s text:c="4"/>Ok(())</text:p>
      <text:p text:style-name="P141">}</text:p>
      <text:p text:style-name="P141"/>
      <text:p text:style-name="P85">// ********** tutorial<text:span text:style-name="T29">9</text:span> – <text:span text:style-name="T30">asteroid</text:span></text:p>
      <text:p text:style-name="P22">use specs::prelude::Entities;</text:p>
      <text:p text:style-name="P142">use specs::{Join, System, WriteStorage};</text:p>
      <text:p text:style-name="P142"/>
      <text:p text:style-name="P142">pub struct AsteroidMover;</text:p>
      <text:p text:style-name="P142"/>
      <text:p text:style-name="P142">use crate::components;</text:p>
      <text:p text:style-name="P142"/>
      <text:p text:style-name="P142">impl&lt;'a&gt; System&lt;'a&gt; for AsteroidMover {</text:p>
      <text:p text:style-name="P142"><text:s text:c="4"/>type SystemData = (</text:p>
      <text:p text:style-name="P142"><text:s text:c="8"/>WriteStorage&lt;'a, components::Position&gt;,</text:p>
      <text:p text:style-name="P142"><text:s text:c="8"/>WriteStorage&lt;'a, components::Renderable&gt;,</text:p>
      <text:p text:style-name="P142"><text:s text:c="8"/>WriteStorage&lt;'a, components::Asteroid&gt;,</text:p>
      <text:p text:style-name="P142"><text:s text:c="4"/>);</text:p>
      <text:p text:style-name="P142"/>
      <text:p text:style-name="P142"><text:s text:c="4"/>fn run(&amp;mut self, mut data: Self::SystemData) {</text:p>
      <text:p text:style-name="P142"><text:s text:c="8"/>for (pos, rend, asteroid) in (&amp;mut data.0, &amp;mut data.1, &amp;data.2).join() {</text:p>
      <text:p text:style-name="P142"><text:s text:c="12"/>let radians = pos.rot.to_radians();</text:p>
      <text:p text:style-name="P142"/>
      <text:p text:style-name="P142"><text:s text:c="12"/>pos.x += asteroid.speed * radians.sin();</text:p>
      <text:p text:style-name="P142"><text:s text:c="12"/>pos.y -= asteroid.speed * radians.cos();</text:p>
      <text:p text:style-name="P142"/>
      <text:p text:style-name="P142"><text:s text:c="12"/>let half_width = (rend.o_w / 2) as u32;</text:p>
      <text:p text:style-name="P142"><text:s text:c="12"/>let half_height = (rend.o_h / 2) as u32;</text:p>
      <text:p text:style-name="P142"/>
      <text:p text:style-name="P142"><text:s text:c="12"/>if pos.x &gt; (crate::GAME_WIDTH - half_width).into() || pos.x &lt; half_width.into() {</text:p>
      <text:p text:style-name="P142"><text:s text:c="16"/>pos.rot = 360.0 - pos.rot;</text:p>
      <text:p text:style-name="P142"><text:s text:c="12"/>} else if pos.y &gt; (crate::GAME_HEIGHT - half_height).into()</text:p>
      <text:p text:style-name="P142"><text:s text:c="16"/>|| pos.y &lt; half_height.into()</text:p>
      <text:p text:style-name="P142"><text:s text:c="12"/>{</text:p>
      <text:p text:style-name="P142"><text:s text:c="16"/>if pos.rot &gt; 180.0 {</text:p>
      <text:p text:style-name="P142"><text:s text:c="20"/>pos.rot = 540.0 - pos.rot;</text:p>
      <text:p text:style-name="P142"><text:s text:c="16"/>} else {</text:p>
      <text:p text:style-name="P142"><text:s text:c="20"/>pos.rot = 180.0 - pos.rot;</text:p>
      <text:p text:style-name="P142"><text:s text:c="16"/>}</text:p>
      <text:p text:style-name="P142"><text:s text:c="12"/>}</text:p>
      <text:p text:style-name="P142"/>
      <text:p text:style-name="P142"><text:s text:c="12"/>rend.rot += asteroid.rot_speed;</text:p>
      <text:p text:style-name="P142"><text:s text:c="12"/>if rend.rot &gt; 360.0 {</text:p>
      <text:p text:style-name="P142"><text:s text:c="16"/>rend.rot -= 360.0;</text:p>
      <text:p text:style-name="P142"><text:s text:c="12"/>}</text:p>
      <text:p text:style-name="P142"><text:s text:c="12"/>if rend.rot &lt; 0.0 {</text:p>
      <text:p text:style-name="P142"><text:s text:c="16"/>rend.rot += 360.0;</text:p>
      <text:p text:style-name="P142"><text:s text:c="12"/>}</text:p>
      <text:p text:style-name="P142"><text:s text:c="8"/>}</text:p>
      <text:p text:style-name="P142"><text:s text:c="4"/>}</text:p>
      <text:p text:style-name="P142">}</text:p>
      <text:p text:style-name="P142"/>
      <text:p text:style-name="P22">pub struct AsteroidCollider;</text:p>
      <text:p text:style-name="P22"/>
      <text:p text:style-name="P22">impl&lt;'a&gt; System&lt;'a&gt; for AsteroidCollider {</text:p>
      <text:p text:style-name="P22"><text:s text:c="4"/>type SystemData = (</text:p>
      <text:p text:style-name="P22"><text:s text:c="8"/>WriteStorage&lt;'a, components::Position&gt;,</text:p>
      <text:p text:style-name="P22"><text:s text:c="8"/>WriteStorage&lt;'a, components::Renderable&gt;,</text:p>
      <text:p text:style-name="P22"><text:s text:c="8"/>WriteStorage&lt;'a, components::Player&gt;,</text:p>
      <text:p text:style-name="P22"><text:s text:c="8"/>WriteStorage&lt;'a, components::Asteroid&gt;,</text:p>
      <text:p text:style-name="P22"><text:s text:c="8"/>Entities&lt;'a&gt;,</text:p>
      <text:p text:style-name="P22"><text:s text:c="4"/>);</text:p>
      <text:p text:style-name="P48"/>
      <text:p text:style-name="P22"><text:s text:c="4"/>fn run(&amp;mut self, data: Self::SystemData) {</text:p>
      <text:p text:style-name="P22"><text:s text:c="8"/>let (positions, rends, players, asteroids, entities) = data;</text:p>
      <text:p text:style-name="P22"/>
      <text:p text:style-name="P22"><text:s text:c="8"/>for (player_pos, player_rend, _, entity) in (&amp;positions, &amp;rends, &amp;players, &amp;entities).join()</text:p>
      <text:p text:style-name="P22"><text:s text:c="8"/>{</text:p>
      <text:p text:style-name="P22"><text:s text:c="12"/>for (asteroid_pos, asteroid_rend, _) in (&amp;positions, &amp;rends, &amp;asteroids).join() {</text:p>
      <text:p text:style-name="P22"><text:s text:c="16"/>let diff_x: f64 = (player_pos.x - asteroid_pos.x).abs();</text:p>
      <text:p text:style-name="P22"><text:s text:c="16"/>let diff_y: f64 = (player_pos.y - asteroid_pos.y).abs();</text:p>
      <text:p text:style-name="P22"><text:s text:c="16"/>let hyp: f64 = ((diff_x * diff_x) + (diff_y * diff_y)).sqrt();</text:p>
      <text:p text:style-name="P22"/>
      <text:p text:style-name="P22"><text:soft-page-break/><text:s text:c="16"/>if hyp &lt; (asteroid_rend.o_w + player_rend.o_w) as f64 / 2.0 {</text:p>
      <text:p text:style-name="P22"><text:s text:c="20"/>println!("Player Died");</text:p>
      <text:p text:style-name="P22"><text:s text:c="20"/>entities.delete(entity).ok();</text:p>
      <text:p text:style-name="P22"><text:s text:c="16"/>}</text:p>
      <text:p text:style-name="P22"><text:s text:c="12"/>}</text:p>
      <text:p text:style-name="P22"><text:s text:c="8"/>}</text:p>
      <text:p text:style-name="P22"><text:s text:c="4"/>}</text:p>
      <text:p text:style-name="P142">}</text:p>
      <text:p text:style-name="P142"/>
      <text:p text:style-name="P86">// ********** tutorial<text:span text:style-name="T29">9</text:span> – <text:span text:style-name="T31">components</text:span></text:p>
      <text:p text:style-name="P87"/>
      <text:p text:style-name="P87">// ********** tutorial<text:span text:style-name="T29">9</text:span> – <text:span text:style-name="T32">game</text:span></text:p>
      <text:p text:style-name="P143">use specs::{Builder, Join, World, WorldExt};</text:p>
      <text:p text:style-name="P143">use std::collections::HashMap;</text:p>
      <text:p text:style-name="P143">use vector2d::Vector2D;</text:p>
      <text:p text:style-name="P143"/>
      <text:p text:style-name="P143">const ROTATION_SPEED: f64 = 1.5;</text:p>
      <text:p text:style-name="P143">const PLAYER_SPEED: f64 = 4.5;</text:p>
      <text:p text:style-name="P143"/>
      <text:p text:style-name="P143">pub fn update(ecs: &amp;mut World, key_manager: &amp;mut HashMap&lt;String, bool&gt;) {</text:p>
      <text:p text:style-name="P23"><text:s text:c="4"/>// Check status of game world</text:p>
      <text:p text:style-name="P23"><text:s text:c="4"/>let mut must_reload_world = false;</text:p>
      <text:p text:style-name="P23"><text:s text:c="4"/>{</text:p>
      <text:p text:style-name="P23"><text:s text:c="8"/>let players = ecs.read_storage::&lt;crate::components::Player&gt;();</text:p>
      <text:p text:style-name="P23"><text:s text:c="8"/>if players.join().count() &lt; 1 {</text:p>
      <text:p text:style-name="P23"><text:s text:c="12"/>must_reload_world = true;</text:p>
      <text:p text:style-name="P23"><text:s text:c="8"/>}</text:p>
      <text:p text:style-name="P23"><text:s text:c="4"/>}</text:p>
      <text:p text:style-name="P23"/>
      <text:p text:style-name="P23"><text:s text:c="4"/>if must_reload_world {</text:p>
      <text:p text:style-name="P23"><text:s text:c="8"/>// Remove all of the previous entities so we can start again</text:p>
      <text:p text:style-name="P23"><text:s text:c="8"/>ecs.delete_all();</text:p>
      <text:p text:style-name="P23"><text:s text:c="8"/>// Reset the world to first state</text:p>
      <text:p text:style-name="P23"><text:s text:c="8"/>load_world(ecs);</text:p>
      <text:p text:style-name="P23"><text:s text:c="4"/>}</text:p>
      <text:p text:style-name="P143"/>
      <text:p text:style-name="P143"><text:s text:c="4"/>let mut positions = ecs.write_storage::&lt;crate::components::Position&gt;();</text:p>
      <text:p text:style-name="P143"><text:s text:c="4"/>let mut players = ecs.write_storage::&lt;crate::components::Player&gt;();</text:p>
      <text:p text:style-name="P143"><text:s text:c="4"/>let mut renderables = ecs.write_storage::&lt;crate::components::Renderable&gt;();</text:p>
      <text:p text:style-name="P143"/>
      <text:p text:style-name="P143"><text:s text:c="4"/>for (player, pos, renderable) in (&amp;mut players, &amp;mut positions, &amp;mut renderables).join() {</text:p>
      <text:p text:style-name="P143"><text:s text:c="8"/>if crate::utils::is_key_pressed(&amp;key_manager, "D") {</text:p>
      <text:p text:style-name="P143"><text:s text:c="12"/>pos.rot += ROTATION_SPEED;</text:p>
      <text:p text:style-name="P143"><text:s text:c="8"/>}</text:p>
      <text:p text:style-name="P143"><text:s text:c="8"/>if crate::utils::is_key_pressed(&amp;key_manager, "A") {</text:p>
      <text:p text:style-name="P143"><text:s text:c="12"/>pos.rot -= ROTATION_SPEED;</text:p>
      <text:p text:style-name="P143"><text:s text:c="8"/>}</text:p>
      <text:p text:style-name="P143"><text:s text:c="8"/>update_movement(pos, player);</text:p>
      <text:p text:style-name="P143"><text:s text:c="8"/>if crate::utils::is_key_pressed(&amp;key_manager, "W") {</text:p>
      <text:p text:style-name="P143"><text:s text:c="12"/>let radians = pos.rot.to_radians();</text:p>
      <text:p text:style-name="P143"/>
      <text:p text:style-name="P143"><text:s text:c="12"/>let move_x = PLAYER_SPEED * radians.sin();</text:p>
      <text:p text:style-name="P143"><text:s text:c="12"/>let move_y = PLAYER_SPEED * radians.cos();</text:p>
      <text:p text:style-name="P143"><text:s text:c="12"/>let move_vec = Vector2D::&lt;f64&gt;::new(move_x, move_y);</text:p>
      <text:p text:style-name="P143"/>
      <text:p text:style-name="P143"><text:s text:c="12"/>player.impulse += move_vec;</text:p>
      <text:p text:style-name="P143"><text:s text:c="8"/>}</text:p>
      <text:p text:style-name="P143"/>
      <text:p text:style-name="P143"><text:s text:c="8"/>if pos.rot &gt; 360.0 {</text:p>
      <text:p text:style-name="P143"><text:s text:c="12"/>pos.rot -= 360.0;</text:p>
      <text:p text:style-name="P143"><text:s text:c="8"/>}</text:p>
      <text:p text:style-name="P143"><text:s text:c="8"/>if pos.rot &lt; 0.0 {</text:p>
      <text:p text:style-name="P143"><text:s text:c="12"/>pos.rot += 360.0;</text:p>
      <text:p text:style-name="P143"><text:s text:c="8"/>}</text:p>
      <text:p text:style-name="P143"/>
      <text:p text:style-name="P143"><text:s text:c="8"/>if pos.x &gt; crate::GAME_WIDTH.into() {</text:p>
      <text:p text:style-name="P143"><text:s text:c="12"/>pos.x -= crate::GAME_WIDTH as f64;</text:p>
      <text:p text:style-name="P143"><text:s text:c="8"/>}</text:p>
      <text:p text:style-name="P143"><text:s text:c="8"/>if pos.x &lt; 0.0 {</text:p>
      <text:p text:style-name="P143"><text:s text:c="12"/>pos.x += crate::GAME_WIDTH as f64;</text:p>
      <text:p text:style-name="P143"><text:s text:c="8"/>}</text:p>
      <text:p text:style-name="P143"><text:s text:c="8"/>if pos.y &gt; crate::GAME_HEIGHT.into() {</text:p>
      <text:p text:style-name="P143"><text:s text:c="12"/>pos.y -= crate::GAME_HEIGHT as f64;</text:p>
      <text:p text:style-name="P143"><text:s text:c="8"/>}</text:p>
      <text:p text:style-name="P143"><text:s text:c="8"/>if pos.y &lt; 0.0 {</text:p>
      <text:p text:style-name="P143"><text:s text:c="12"/>pos.y += crate::GAME_HEIGHT as f64;</text:p>
      <text:p text:style-name="P143"><text:s text:c="8"/>}</text:p>
      <text:p text:style-name="P143"/>
      <text:p text:style-name="P143"><text:s text:c="8"/>// Update the graphic to reflect the rotation</text:p>
      <text:p text:style-name="P143"><text:s text:c="8"/>renderable.rot = pos.rot;</text:p>
      <text:p text:style-name="P143"><text:s text:c="4"/>}</text:p>
      <text:p text:style-name="P143">}</text:p>
      <text:p text:style-name="P143"/>
      <text:p text:style-name="P143">const MAX_SPEED: f64 = 3.5;</text:p>
      <text:p text:style-name="P143">const FRICTION: f64 = 0.99;</text:p>
      <text:p text:style-name="P143"/>
      <text:p text:style-name="P143">pub fn update_movement(</text:p>
      <text:p text:style-name="P143"><text:s text:c="4"/>pos: &amp;mut crate::components::Position,</text:p>
      <text:p text:style-name="P143"><text:s text:c="4"/>player: &amp;mut crate::components::Player,</text:p>
      <text:p text:style-name="P143">) {</text:p>
      <text:p text:style-name="P143"><text:s text:c="4"/>player.cur_speed *= FRICTION;</text:p>
      <text:p text:style-name="P143"/>
      <text:p text:style-name="P143"><text:s text:c="4"/>player.cur_speed += player.impulse;</text:p>
      <text:p text:style-name="P143"><text:s text:c="4"/>if player.cur_speed.length() &gt; MAX_SPEED {</text:p>
      <text:p text:style-name="P143"><text:s text:c="8"/>player.cur_speed = player.cur_speed.normalise();</text:p>
      <text:p text:style-name="P143"><text:s text:c="8"/>player.cur_speed = player.cur_speed * MAX_SPEED;</text:p>
      <text:p text:style-name="P143"><text:s text:c="4"/>}</text:p>
      <text:p text:style-name="P143"/>
      <text:p text:style-name="P143"><text:s text:c="4"/>pos.x += player.cur_speed.x;</text:p>
      <text:p text:style-name="P143"><text:s text:c="4"/>pos.y -= player.cur_speed.y;</text:p>
      <text:p text:style-name="P143"/>
      <text:p text:style-name="P143"><text:s text:c="4"/>player.impulse = vector2d::Vector2D::new(0.0, 0.0);</text:p>
      <text:p text:style-name="P143">}</text:p>
      <text:p text:style-name="P143"/>
      <text:p text:style-name="P143">pub fn load_world(ecs: &amp;mut World) {</text:p>
      <text:p text:style-name="P143"><text:s text:c="4"/>ecs.create_entity()</text:p>
      <text:p text:style-name="P143"><text:s text:c="8"/>.with(crate::components::Position {</text:p>
      <text:p text:style-name="P143"><text:s text:c="12"/>x: 350.0,</text:p>
      <text:p text:style-name="P143"><text:s text:c="12"/>y: 250.0,</text:p>
      <text:p text:style-name="P143"><text:s text:c="12"/>rot: 0.0,</text:p>
      <text:p text:style-name="P143"><text:s text:c="8"/>})</text:p>
      <text:p text:style-name="P143"><text:s text:c="8"/>.with(crate::components::Renderable {</text:p>
      <text:p text:style-name="P143"><text:soft-page-break/><text:s text:c="12"/>tex_name: String::from("img/space_ship.png"),</text:p>
      <text:p text:style-name="P143"><text:s text:c="12"/>i_w: 100,</text:p>
      <text:p text:style-name="P143"><text:s text:c="12"/>i_h: 100,</text:p>
      <text:p text:style-name="P143"><text:s text:c="12"/>o_w: 50,</text:p>
      <text:p text:style-name="P143"><text:s text:c="12"/>o_h: 50,</text:p>
      <text:p text:style-name="P143"><text:s text:c="12"/>frame: 0,</text:p>
      <text:p text:style-name="P143"><text:s text:c="12"/>total_frames: 1,</text:p>
      <text:p text:style-name="P143"><text:s text:c="12"/>rot: 0.0,</text:p>
      <text:p text:style-name="P143"><text:s text:c="8"/>})</text:p>
      <text:p text:style-name="P143"><text:s text:c="8"/>.with(crate::components::Player {</text:p>
      <text:p text:style-name="P143"><text:s text:c="12"/>impulse: vector2d::Vector2D::new(0.0, 0.0),</text:p>
      <text:p text:style-name="P143"><text:s text:c="12"/>cur_speed: vector2d::Vector2D::new(0.0, 0.0),</text:p>
      <text:p text:style-name="P143"><text:s text:c="8"/>})</text:p>
      <text:p text:style-name="P143"><text:s text:c="8"/>.build();</text:p>
      <text:p text:style-name="P143"/>
      <text:p text:style-name="P143"><text:s text:c="4"/>ecs.create_entity()</text:p>
      <text:p text:style-name="P143"><text:s text:c="8"/>.with(crate::components::Position {</text:p>
      <text:p text:style-name="P143"><text:s text:c="12"/>x: 400.0,</text:p>
      <text:p text:style-name="P143"><text:s text:c="12"/>y: 235.0,</text:p>
      <text:p text:style-name="P143"><text:s text:c="12"/>rot: 45.0,</text:p>
      <text:p text:style-name="P143"><text:s text:c="8"/>})</text:p>
      <text:p text:style-name="P143"><text:s text:c="8"/>.with(crate::components::Renderable {</text:p>
      <text:p text:style-name="P143"><text:s text:c="12"/>tex_name: String::from("img/asteroid.png"),</text:p>
      <text:p text:style-name="P143"><text:s text:c="12"/>i_w: 100,</text:p>
      <text:p text:style-name="P143"><text:s text:c="12"/>i_h: 100,</text:p>
      <text:p text:style-name="P143"><text:s text:c="12"/>o_w: 50,</text:p>
      <text:p text:style-name="P143"><text:s text:c="12"/>o_h: 50,</text:p>
      <text:p text:style-name="P143"><text:s text:c="12"/>frame: 0,</text:p>
      <text:p text:style-name="P143"><text:s text:c="12"/>total_frames: 1,</text:p>
      <text:p text:style-name="P143"><text:s text:c="12"/>rot: 0.0,</text:p>
      <text:p text:style-name="P143"><text:s text:c="8"/>})</text:p>
      <text:p text:style-name="P143"><text:s text:c="8"/>.with(crate::components::Asteroid {</text:p>
      <text:p text:style-name="P143"><text:s text:c="12"/>speed: 2.5,</text:p>
      <text:p text:style-name="P143"><text:s text:c="12"/>rot_speed: 0.5,</text:p>
      <text:p text:style-name="P143"><text:s text:c="8"/>})</text:p>
      <text:p text:style-name="P143"><text:s text:c="8"/>.build();</text:p>
      <text:p text:style-name="P143">}</text:p>
      <text:p text:style-name="P155"/>
      <text:p text:style-name="P88">// ********** tutorial<text:span text:style-name="T29">9</text:span> – <text:span text:style-name="T33">texture_manager</text:span></text:p>
      <text:p text:style-name="P88"/>
      <text:p text:style-name="P89">// ********** tutorial<text:span text:style-name="T29">9</text:span> – <text:span text:style-name="T34">utils</text:span></text:p>
      <text:p text:style-name="P89"/>
      <text:p text:style-name="P90"/>
      <text:p text:style-name="P91">// <text:span text:style-name="T1">*********************************************************************************</text:span></text:p>
      <text:p text:style-name="P90">// ********** tutorial<text:span text:style-name="T35">10</text:span> – main</text:p>
      <text:p text:style-name="P144">use sdl2::event::Event;</text:p>
      <text:p text:style-name="P144">use sdl2::keyboard::Keycode;</text:p>
      <text:p text:style-name="P144">use sdl2::pixels::Color;</text:p>
      <text:p text:style-name="P144">use sdl2::render::{TextureCreator, WindowCanvas};</text:p>
      <text:p text:style-name="P144">use sdl2::video::WindowContext;</text:p>
      <text:p text:style-name="P144"/>
      <text:p text:style-name="P144">use sdl2::rect::Point;</text:p>
      <text:p text:style-name="P144">use sdl2::rect::Rect;</text:p>
      <text:p text:style-name="P144"/>
      <text:p text:style-name="P144">use specs::{DispatcherBuilder, Join, World, WorldExt};</text:p>
      <text:p text:style-name="P144"/>
      <text:p text:style-name="P144">use std::collections::HashMap;</text:p>
      <text:p text:style-name="P144">use std::path::Path;</text:p>
      <text:p text:style-name="P144">use std::time::Duration;</text:p>
      <text:p text:style-name="P144"/>
      <text:p text:style-name="P144">pub mod asteroid;</text:p>
      <text:p text:style-name="P144">pub mod components;</text:p>
      <text:p text:style-name="P144">pub mod game;</text:p>
      <text:p text:style-name="P13">pub mod missile;</text:p>
      <text:p text:style-name="P144">pub mod texture_manager;</text:p>
      <text:p text:style-name="P144">pub mod utils;</text:p>
      <text:p text:style-name="P144"/>
      <text:p text:style-name="P144">const GAME_WIDTH: u32 = 800;</text:p>
      <text:p text:style-name="P144">const GAME_HEIGHT: u32 = 600;</text:p>
      <text:p text:style-name="P144"/>
      <text:p text:style-name="P144">fn render(</text:p>
      <text:p text:style-name="P144"><text:s text:c="4"/>canvas: &amp;mut WindowCanvas,</text:p>
      <text:p text:style-name="P144"><text:s text:c="4"/>texture_manager: &amp;mut texture_manager::TextureManager&lt;WindowContext&gt;,</text:p>
      <text:p text:style-name="P144"><text:s text:c="4"/>_texture_creator: &amp;TextureCreator&lt;WindowContext&gt;,</text:p>
      <text:p text:style-name="P144"><text:s text:c="4"/>_font: &amp;sdl2::ttf::Font,</text:p>
      <text:p text:style-name="P144"><text:s text:c="4"/>ecs: &amp;World,</text:p>
      <text:p text:style-name="P144">) -&gt; Result&lt;(), String&gt; {</text:p>
      <text:p text:style-name="P144"><text:s text:c="4"/>//</text:p>
      <text:p text:style-name="P144"><text:s text:c="4"/>let color = Color::RGB(0, 0, 0);</text:p>
      <text:p text:style-name="P144"><text:s text:c="4"/>canvas.set_draw_color(color);</text:p>
      <text:p text:style-name="P144"><text:s text:c="4"/>canvas.clear();</text:p>
      <text:p text:style-name="P144"/>
      <text:p text:style-name="P144"><text:s text:c="4"/>let positions = ecs.read_storage::&lt;components::Position&gt;();</text:p>
      <text:p text:style-name="P144"><text:s text:c="4"/>let renderables = ecs.read_storage::&lt;components::Renderable&gt;();</text:p>
      <text:p text:style-name="P144"/>
      <text:p text:style-name="P144"><text:s text:c="4"/>for (renderable, pos) in (&amp;renderables, &amp;positions).join() {</text:p>
      <text:p text:style-name="P144"><text:s text:c="8"/>let src = Rect::new(0, 0, renderable.i_w, renderable.i_h);</text:p>
      <text:p text:style-name="P144"><text:s text:c="8"/>let x: i32 = pos.x as i32;</text:p>
      <text:p text:style-name="P144"><text:s text:c="8"/>let y: i32 = pos.y as i32;</text:p>
      <text:p text:style-name="P144"><text:s text:c="8"/>let dest = Rect::new(</text:p>
      <text:p text:style-name="P144"><text:s text:c="12"/>x - ((renderable.o_w / 2) as i32),</text:p>
      <text:p text:style-name="P144"><text:s text:c="12"/>y - ((renderable.o_h / 2) as i32),</text:p>
      <text:p text:style-name="P144"><text:s text:c="12"/>renderable.o_w,</text:p>
      <text:p text:style-name="P144"><text:s text:c="12"/>renderable.o_h,</text:p>
      <text:p text:style-name="P144"><text:s text:c="8"/>);</text:p>
      <text:p text:style-name="P144"/>
      <text:p text:style-name="P144"><text:s text:c="8"/>let center = Point::new((renderable.o_w / 2) as i32, (renderable.o_h / 2) as i32);</text:p>
      <text:p text:style-name="P144"><text:s text:c="8"/>let texture = texture_manager.load(&amp;renderable.tex_name)?;</text:p>
      <text:p text:style-name="P144"><text:s text:c="8"/>canvas.copy_ex(</text:p>
      <text:p text:style-name="P144"><text:s text:c="12"/>&amp;texture,</text:p>
      <text:p text:style-name="P144"><text:s text:c="12"/>src, <text:s text:c="11"/>//source rect</text:p>
      <text:p text:style-name="P144"><text:s text:c="12"/>dest, <text:s text:c="10"/>// dest rect</text:p>
      <text:p text:style-name="P144"><text:s text:c="12"/>renderable.rot, // angle</text:p>
      <text:p text:style-name="P144"><text:s text:c="12"/>center, <text:s text:c="8"/>// center</text:p>
      <text:p text:style-name="P144"><text:s text:c="12"/>false, <text:s text:c="9"/>// flip horizontal</text:p>
      <text:p text:style-name="P144"><text:s text:c="12"/>false, <text:s text:c="9"/>// flip vertical</text:p>
      <text:p text:style-name="P144"><text:s text:c="8"/>)?;</text:p>
      <text:p text:style-name="P144"><text:s text:c="4"/>}</text:p>
      <text:p text:style-name="P144"/>
      <text:p text:style-name="P144"><text:s text:c="4"/>canvas.present();</text:p>
      <text:p text:style-name="P144"><text:s text:c="4"/>Ok(())</text:p>
      <text:p text:style-name="P144">}</text:p>
      <text:p text:style-name="P144"/>
      <text:p text:style-name="P144">struct State {</text:p>
      <text:p text:style-name="P144"><text:s text:c="4"/>ecs: World,</text:p>
      <text:p text:style-name="P144">}</text:p>
      <text:p text:style-name="P144"/>
      <text:p text:style-name="P144">fn main() -&gt; Result&lt;(), String&gt; {</text:p>
      <text:p text:style-name="P144"><text:s text:c="4"/>println!("Starting Rusteroids");</text:p>
      <text:p text:style-name="P144"/>
      <text:p text:style-name="P144"><text:s text:c="4"/>let sdl_context = sdl2::init()?;</text:p>
      <text:p text:style-name="P144"><text:s text:c="4"/>let video_subsystem = sdl_context.video()?;</text:p>
      <text:p text:style-name="P144"/>
      <text:p text:style-name="P144"><text:s text:c="4"/>let window = video_subsystem</text:p>
      <text:p text:style-name="P144"><text:s text:c="8"/>.window("Rusteroids", GAME_WIDTH, GAME_HEIGHT)</text:p>
      <text:p text:style-name="P144"><text:s text:c="8"/>.position_centered()</text:p>
      <text:p text:style-name="P144"><text:s text:c="8"/>.build()</text:p>
      <text:p text:style-name="P144"><text:s text:c="8"/>.expect("could not initialize video subsystem");</text:p>
      <text:p text:style-name="P144"/>
      <text:p text:style-name="P144"><text:s text:c="4"/>let mut canvas = window</text:p>
      <text:p text:style-name="P144"><text:s text:c="8"/>.into_canvas()</text:p>
      <text:p text:style-name="P144"><text:s text:c="8"/>.build()</text:p>
      <text:p text:style-name="P144"><text:s text:c="8"/>.expect("could not make a canvas");</text:p>
      <text:p text:style-name="P144"/>
      <text:p text:style-name="P144"><text:s text:c="4"/>let texture_creator = canvas.texture_creator();</text:p>
      <text:p text:style-name="P144"><text:s text:c="4"/>let mut tex_man = texture_manager::TextureManager::new(&amp;texture_creator);</text:p>
      <text:p text:style-name="P144"/>
      <text:p text:style-name="P144"><text:s text:c="4"/>// Load the images before the main loop so we don't try and load during gameplay</text:p>
      <text:p text:style-name="P144"><text:s text:c="4"/>tex_man.load("img/space_ship.png")?;</text:p>
      <text:p text:style-name="P144"><text:s text:c="4"/>tex_man.load("img/asteroid.png")?;</text:p>
      <text:p text:style-name="P13"><text:s text:c="4"/>tex_man.load("img/missile.png")?;</text:p>
      <text:p text:style-name="P144"/>
      <text:p text:style-name="P144"><text:s text:c="4"/>// Prepare fonts</text:p>
      <text:p text:style-name="P144"><text:s text:c="4"/>let ttf_context = sdl2::ttf::init().map_err(|e| e.to_string())?;</text:p>
      <text:p text:style-name="P144"><text:s text:c="4"/>let font_path: &amp;Path = Path::new(&amp;"fonts/OpenSans-Bold.ttf");</text:p>
      <text:p text:style-name="P144"><text:s text:c="4"/>let mut font = ttf_context.load_font(font_path, 128)?;</text:p>
      <text:p text:style-name="P144"><text:s text:c="4"/>font.set_style(sdl2::ttf::FontStyle::BOLD);</text:p>
      <text:p text:style-name="P144"/>
      <text:p text:style-name="P144"><text:s text:c="4"/>let mut event_pump = sdl_context.event_pump()?;</text:p>
      <text:p text:style-name="P144"><text:s text:c="4"/>let mut key_manager: HashMap&lt;String, bool&gt; = HashMap::new();</text:p>
      <text:p text:style-name="P144"/>
      <text:p text:style-name="P144"><text:s text:c="4"/>let mut gs = State { ecs: World::new() };</text:p>
      <text:p text:style-name="P144"><text:s text:c="4"/>gs.ecs.register::&lt;components::Position&gt;();</text:p>
      <text:p text:style-name="P144"><text:s text:c="4"/>gs.ecs.register::&lt;components::Renderable&gt;();</text:p>
      <text:p text:style-name="P144"><text:s text:c="4"/>gs.ecs.register::&lt;components::Player&gt;();</text:p>
      <text:p text:style-name="P144"><text:s text:c="4"/>gs.ecs.register::&lt;components::Asteroid&gt;();</text:p>
      <text:p text:style-name="P13"><text:s text:c="4"/>gs.ecs.register::&lt;components::Missile&gt;();</text:p>
      <text:p text:style-name="P144"/>
      <text:p text:style-name="P144"><text:soft-page-break/><text:s text:c="4"/>let mut dispatcher = DispatcherBuilder::new()</text:p>
      <text:p text:style-name="P144"><text:s text:c="8"/>.with(asteroid::AsteroidMover, "asteroid_mover", &amp;[])</text:p>
      <text:p text:style-name="P144"><text:s text:c="8"/>.with(asteroid::AsteroidCollider, "asteroid_collider", &amp;[])</text:p>
      <text:p text:style-name="P13"><text:s text:c="8"/>.with(missile::MissileMover, "missile_mover", &amp;[])</text:p>
      <text:p text:style-name="P144"><text:s text:c="8"/>.build();</text:p>
      <text:p text:style-name="P144"/>
      <text:p text:style-name="P144"><text:s text:c="4"/>game::load_world(&amp;mut gs.ecs);</text:p>
      <text:p text:style-name="P144"/>
      <text:p text:style-name="P144"><text:s text:c="4"/>'running: loop {</text:p>
      <text:p text:style-name="P144"><text:s text:c="8"/>// Handle events</text:p>
      <text:p text:style-name="P144"><text:s text:c="8"/>for event in event_pump.poll_iter() {</text:p>
      <text:p text:style-name="P144"><text:s text:c="12"/>match event {</text:p>
      <text:p text:style-name="P144"><text:s text:c="16"/>Event::Quit { .. } =&gt; {</text:p>
      <text:p text:style-name="P144"><text:s text:c="20"/>break 'running;</text:p>
      <text:p text:style-name="P144"><text:s text:c="16"/>}</text:p>
      <text:p text:style-name="P144"><text:s text:c="16"/>Event::KeyDown {</text:p>
      <text:p text:style-name="P144"><text:s text:c="20"/>keycode: Some(Keycode::Escape),</text:p>
      <text:p text:style-name="P144"><text:s text:c="20"/>..</text:p>
      <text:p text:style-name="P144"><text:s text:c="16"/>} =&gt; {</text:p>
      <text:p text:style-name="P144"><text:s text:c="20"/>break 'running;</text:p>
      <text:p text:style-name="P144"><text:s text:c="16"/>}</text:p>
      <text:p text:style-name="P13"><text:s text:c="16"/>Event::KeyDown {</text:p>
      <text:p text:style-name="P13"><text:s text:c="20"/>keycode: Some(Keycode::Space),</text:p>
      <text:p text:style-name="P13"><text:s text:c="20"/>..</text:p>
      <text:p text:style-name="P13"><text:s text:c="16"/>} =&gt; {</text:p>
      <text:p text:style-name="P13"><text:s text:c="20"/>utils::key_down(&amp;mut key_manager, " ".to_string());</text:p>
      <text:p text:style-name="P13"><text:s text:c="16"/>}</text:p>
      <text:p text:style-name="P13"><text:s text:c="16"/>Event::KeyUp {</text:p>
      <text:p text:style-name="P13"><text:s text:c="20"/>keycode: Some(Keycode::Space),</text:p>
      <text:p text:style-name="P13"><text:s text:c="20"/>..</text:p>
      <text:p text:style-name="P13"><text:s text:c="16"/>} =&gt; {</text:p>
      <text:p text:style-name="P13"><text:s text:c="20"/>utils::key_up(&amp;mut key_manager, " ".to_string());</text:p>
      <text:p text:style-name="P13"><text:s text:c="16"/>}</text:p>
      <text:p text:style-name="P144"><text:s text:c="16"/>Event::KeyDown { keycode, .. } =&gt; match keycode {</text:p>
      <text:p text:style-name="P144"><text:s text:c="20"/>None =&gt; {}</text:p>
      <text:p text:style-name="P144"><text:s text:c="20"/>Some(key) =&gt; {</text:p>
      <text:p text:style-name="P144"><text:s text:c="24"/>utils::key_down(&amp;mut key_manager, key.to_string());</text:p>
      <text:p text:style-name="P144"><text:s text:c="20"/>}</text:p>
      <text:p text:style-name="P144"><text:s text:c="16"/>},</text:p>
      <text:p text:style-name="P144"><text:s text:c="16"/>Event::KeyUp { keycode, .. } =&gt; match keycode {</text:p>
      <text:p text:style-name="P144"><text:s text:c="20"/>None =&gt; {}</text:p>
      <text:p text:style-name="P144"><text:s text:c="20"/>Some(key) =&gt; {</text:p>
      <text:p text:style-name="P144"><text:s text:c="24"/>utils::key_up(&amp;mut key_manager, key.to_string());</text:p>
      <text:p text:style-name="P144"><text:s text:c="20"/>}</text:p>
      <text:p text:style-name="P144"><text:s text:c="16"/>},</text:p>
      <text:p text:style-name="P144"><text:s text:c="16"/>_ =&gt; {}</text:p>
      <text:p text:style-name="P144"><text:s text:c="12"/>}</text:p>
      <text:p text:style-name="P144"><text:s text:c="8"/>}</text:p>
      <text:p text:style-name="P144"/>
      <text:p text:style-name="P144"><text:s text:c="8"/>game::update(&amp;mut gs.ecs, &amp;mut key_manager);</text:p>
      <text:p text:style-name="P144"><text:s text:c="8"/>dispatcher.dispatch(&amp;gs.ecs);</text:p>
      <text:p text:style-name="P144"><text:s text:c="8"/>gs.ecs.maintain();</text:p>
      <text:p text:style-name="P144"><text:s text:c="8"/>render(&amp;mut canvas, &amp;mut tex_man, &amp;texture_creator, &amp;font, &amp;gs.ecs)?;</text:p>
      <text:p text:style-name="P144"/>
      <text:p text:style-name="P144"><text:s text:c="8"/>// Time management</text:p>
      <text:p text:style-name="P144"><text:s text:c="8"/>::std::thread::sleep(Duration::new(0, 1_000_000_000u32 / 60));</text:p>
      <text:p text:style-name="P144"><text:s text:c="4"/>}</text:p>
      <text:p text:style-name="P144"/>
      <text:p text:style-name="P144"><text:s text:c="4"/>Ok(())</text:p>
      <text:p text:style-name="P144">}</text:p>
      <text:p text:style-name="P144"/>
      <text:p text:style-name="P92">// ********** tutorial<text:span text:style-name="T35">10</text:span> – <text:span text:style-name="T36">asteroid</text:span></text:p>
      <text:p text:style-name="P92"/>
      <text:p text:style-name="P93">// ********** tutorial<text:span text:style-name="T35">10</text:span> – <text:span text:style-name="T37">components</text:span></text:p>
      <text:p text:style-name="P145">use specs::prelude::*;</text:p>
      <text:p text:style-name="P145">use specs_derive::Component;</text:p>
      <text:p text:style-name="P145">use vector2d::Vector2D;</text:p>
      <text:p text:style-name="P145"/>
      <text:p text:style-name="P145">#[derive(Component)]</text:p>
      <text:p text:style-name="P145">pub struct Position {</text:p>
      <text:p text:style-name="P145"><text:s text:c="4"/>pub x: f64,</text:p>
      <text:p text:style-name="P145"><text:s text:c="4"/>pub y: f64,</text:p>
      <text:p text:style-name="P145"><text:s text:c="4"/>pub rot: f64,</text:p>
      <text:p text:style-name="P145">}</text:p>
      <text:p text:style-name="P145"/>
      <text:p text:style-name="P145">#[derive(Component)]</text:p>
      <text:p text:style-name="P145">pub struct Renderable {</text:p>
      <text:p text:style-name="P145"><text:s text:c="4"/>pub tex_name: String,</text:p>
      <text:p text:style-name="P145"><text:s text:c="4"/>pub i_w: u32,</text:p>
      <text:p text:style-name="P145"><text:s text:c="4"/>pub i_h: u32,</text:p>
      <text:p text:style-name="P145"><text:s text:c="4"/>pub o_w: u32,</text:p>
      <text:p text:style-name="P145"><text:s text:c="4"/>pub o_h: u32,</text:p>
      <text:p text:style-name="P145"><text:s text:c="4"/>pub frame: u32,</text:p>
      <text:p text:style-name="P145"><text:s text:c="4"/>pub total_frames: u32,</text:p>
      <text:p text:style-name="P145"><text:s text:c="4"/>pub rot: f64,</text:p>
      <text:p text:style-name="P145">}</text:p>
      <text:p text:style-name="P145"/>
      <text:p text:style-name="P145">#[derive(Component)]</text:p>
      <text:p text:style-name="P145">pub struct Player {</text:p>
      <text:p text:style-name="P145"><text:s text:c="4"/>pub impulse: Vector2D&lt;f64&gt;, <text:s text:c="2"/>// The next impulse to add to the speed</text:p>
      <text:p text:style-name="P145"><text:s text:c="4"/>pub cur_speed: Vector2D&lt;f64&gt;, // The current speed of the player</text:p>
      <text:p text:style-name="P145">}</text:p>
      <text:p text:style-name="P145"/>
      <text:p text:style-name="P145">#[derive(Component)]</text:p>
      <text:p text:style-name="P145">pub struct Asteroid {</text:p>
      <text:p text:style-name="P145"><text:s text:c="4"/>pub speed: f64,</text:p>
      <text:p text:style-name="P145"><text:s text:c="4"/>pub rot_speed: f64,</text:p>
      <text:p text:style-name="P145">}</text:p>
      <text:p text:style-name="P145"/>
      <text:p text:style-name="P24">#[derive(Component)]</text:p>
      <text:p text:style-name="P24">pub struct Missile {</text:p>
      <text:p text:style-name="P24"><text:s text:c="4"/>pub speed: f64,</text:p>
      <text:p text:style-name="P24">}</text:p>
      <text:p text:style-name="P157"/>
      <text:p text:style-name="P94">// ********** tutorial<text:span text:style-name="T35">10</text:span> – <text:span text:style-name="T38">game</text:span></text:p>
      <text:p text:style-name="P146">use specs::{Builder, Join, World, WorldExt};</text:p>
      <text:p text:style-name="P146">use std::collections::HashMap;</text:p>
      <text:p text:style-name="P146">use vector2d::Vector2D;</text:p>
      <text:p text:style-name="P146"/>
      <text:p text:style-name="P25">use crate::components;</text:p>
      <text:p text:style-name="P25">use crate::utils;</text:p>
      <text:p text:style-name="P146"><text:soft-page-break/></text:p>
      <text:p text:style-name="P146">const ROTATION_SPEED: f64 = 1.5;</text:p>
      <text:p text:style-name="P146">const PLAYER_SPEED: f64 = 4.5;</text:p>
      <text:p text:style-name="P146"/>
      <text:p text:style-name="P146">pub fn update(ecs: &amp;mut World, key_manager: &amp;mut HashMap&lt;String, bool&gt;) {</text:p>
      <text:p text:style-name="P146"><text:s text:c="4"/>// Check status of game world</text:p>
      <text:p text:style-name="P146"><text:s text:c="4"/>let mut must_reload_world = false;</text:p>
      <text:p text:style-name="P146"><text:s text:c="4"/>{</text:p>
      <text:p text:style-name="P146"><text:s text:c="8"/>let players = ecs.read_storage::&lt;crate::components::Player&gt;();</text:p>
      <text:p text:style-name="P146"><text:s text:c="8"/>if players.join().count() &lt; 1 {</text:p>
      <text:p text:style-name="P146"><text:s text:c="12"/>must_reload_world = true;</text:p>
      <text:p text:style-name="P146"><text:s text:c="8"/>}</text:p>
      <text:p text:style-name="P146"><text:s text:c="4"/>}</text:p>
      <text:p text:style-name="P146"/>
      <text:p text:style-name="P146"><text:s text:c="4"/>if must_reload_world {</text:p>
      <text:p text:style-name="P146"><text:s text:c="8"/>// Remove all of the previous entities so we can start again</text:p>
      <text:p text:style-name="P146"><text:s text:c="8"/>ecs.delete_all();</text:p>
      <text:p text:style-name="P146"><text:s text:c="8"/>// Reset the world to first state</text:p>
      <text:p text:style-name="P146"><text:s text:c="8"/>load_world(ecs);</text:p>
      <text:p text:style-name="P146"><text:s text:c="4"/>}</text:p>
      <text:p text:style-name="P25"><text:s text:c="4"/>let mut player_pos = components::Position {</text:p>
      <text:p text:style-name="P25"><text:s text:c="8"/>x: 0.0,</text:p>
      <text:p text:style-name="P25"><text:s text:c="8"/>y: 0.0,</text:p>
      <text:p text:style-name="P25"><text:s text:c="8"/>rot: 0.0,</text:p>
      <text:p text:style-name="P25"><text:s text:c="4"/>};</text:p>
      <text:p text:style-name="P25"><text:s text:c="4"/>let mut must_fire_missile = false;</text:p>
      <text:p text:style-name="P49"/>
      <text:p text:style-name="P25"><text:s text:c="4"/>{</text:p>
      <text:p text:style-name="P25"><text:s text:c="8"/>let mut positions = ecs.write_storage::&lt;crate::components::Position&gt;();</text:p>
      <text:p text:style-name="P25"><text:s text:c="8"/>let mut players = ecs.write_storage::&lt;crate::components::Player&gt;();</text:p>
      <text:p text:style-name="P25"><text:s text:c="8"/>let mut renderables = ecs.write_storage::&lt;crate::components::Renderable&gt;();</text:p>
      <text:p text:style-name="P25"/>
      <text:p text:style-name="P25"><text:s text:c="8"/>for (player, pos, renderable) in (&amp;mut players, &amp;mut positions, &amp;mut renderables).join() {</text:p>
      <text:p text:style-name="P25"><text:s text:c="12"/>if crate::utils::is_key_pressed(&amp;key_manager, "D") {</text:p>
      <text:p text:style-name="P25"><text:s text:c="16"/>pos.rot += ROTATION_SPEED;</text:p>
      <text:p text:style-name="P25"><text:s text:c="12"/>}</text:p>
      <text:p text:style-name="P25"><text:s text:c="12"/>if crate::utils::is_key_pressed(&amp;key_manager, "A") {</text:p>
      <text:p text:style-name="P25"><text:s text:c="16"/>pos.rot -= ROTATION_SPEED;</text:p>
      <text:p text:style-name="P25"><text:s text:c="12"/>}</text:p>
      <text:p text:style-name="P25"><text:s text:c="12"/>update_movement(pos, player);</text:p>
      <text:p text:style-name="P25"><text:s text:c="12"/>if crate::utils::is_key_pressed(&amp;key_manager, "W") {</text:p>
      <text:p text:style-name="P25"><text:s text:c="16"/>let radians = pos.rot.to_radians();</text:p>
      <text:p text:style-name="P25"/>
      <text:p text:style-name="P25"><text:s text:c="16"/>let move_x = PLAYER_SPEED * radians.sin();</text:p>
      <text:p text:style-name="P25"><text:s text:c="16"/>let move_y = PLAYER_SPEED * radians.cos();</text:p>
      <text:p text:style-name="P25"><text:s text:c="16"/>let move_vec = Vector2D::&lt;f64&gt;::new(move_x, move_y);</text:p>
      <text:p text:style-name="P25"/>
      <text:p text:style-name="P25"><text:s text:c="16"/>player.impulse += move_vec;</text:p>
      <text:p text:style-name="P25"><text:s text:c="12"/>}</text:p>
      <text:p text:style-name="P25"/>
      <text:p text:style-name="P25"><text:s text:c="12"/>if pos.rot &gt; 360.0 {</text:p>
      <text:p text:style-name="P25"><text:s text:c="16"/>pos.rot -= 360.0;</text:p>
      <text:p text:style-name="P25"><text:s text:c="12"/>}</text:p>
      <text:p text:style-name="P25"><text:s text:c="12"/>if pos.rot &lt; 0.0 {</text:p>
      <text:p text:style-name="P25"><text:s text:c="16"/>pos.rot += 360.0;</text:p>
      <text:p text:style-name="P25"><text:s text:c="12"/>}</text:p>
      <text:p text:style-name="P25"/>
      <text:p text:style-name="P25"><text:s text:c="12"/>if pos.x &gt; crate::GAME_WIDTH.into() {</text:p>
      <text:p text:style-name="P25"><text:s text:c="16"/>pos.x -= crate::GAME_WIDTH as f64;</text:p>
      <text:p text:style-name="P25"><text:s text:c="12"/>}</text:p>
      <text:p text:style-name="P25"><text:s text:c="12"/>if pos.x &lt; 0.0 {</text:p>
      <text:p text:style-name="P25"><text:s text:c="16"/>pos.x += crate::GAME_WIDTH as f64;</text:p>
      <text:p text:style-name="P25"><text:s text:c="12"/>}</text:p>
      <text:p text:style-name="P25"><text:s text:c="12"/>if pos.y &gt; crate::GAME_HEIGHT.into() {</text:p>
      <text:p text:style-name="P25"><text:s text:c="16"/>pos.y -= crate::GAME_HEIGHT as f64;</text:p>
      <text:p text:style-name="P25"><text:s text:c="12"/>}</text:p>
      <text:p text:style-name="P25"><text:s text:c="12"/>if pos.y &lt; 0.0 {</text:p>
      <text:p text:style-name="P25"><text:s text:c="16"/>pos.y += crate::GAME_HEIGHT as f64;</text:p>
      <text:p text:style-name="P25"><text:s text:c="12"/>}</text:p>
      <text:p text:style-name="P25"/>
      <text:p text:style-name="P25"><text:s text:c="12"/>if utils::is_key_pressed(&amp;key_manager, " ") {</text:p>
      <text:p text:style-name="P25"><text:s text:c="16"/>utils::key_up(key_manager, " ".to_string());</text:p>
      <text:p text:style-name="P25"><text:s text:c="16"/>must_fire_missile = true;</text:p>
      <text:p text:style-name="P25"><text:s text:c="16"/>player_pos.x = pos.x;</text:p>
      <text:p text:style-name="P25"><text:s text:c="16"/>player_pos.y = pos.y;</text:p>
      <text:p text:style-name="P25"><text:s text:c="16"/>player_pos.rot = pos.rot;</text:p>
      <text:p text:style-name="P25"><text:s text:c="12"/>}</text:p>
      <text:p text:style-name="P49"/>
      <text:p text:style-name="P25"><text:s text:c="12"/>// Update the graphic to reflect the rotation</text:p>
      <text:p text:style-name="P25"><text:s text:c="12"/>renderable.rot = pos.rot;</text:p>
      <text:p text:style-name="P49"><text:s text:c="8"/>}</text:p>
      <text:p text:style-name="P49"><text:s text:c="4"/>}</text:p>
      <text:p text:style-name="P49"/>
      <text:p text:style-name="P25"><text:s text:c="4"/>if must_fire_missile {</text:p>
      <text:p text:style-name="P25"><text:s text:c="8"/>fire_missile(ecs, player_pos);</text:p>
      <text:p text:style-name="P25"><text:s text:c="4"/>}</text:p>
      <text:p text:style-name="P146">}</text:p>
      <text:p text:style-name="P146"/>
      <text:p text:style-name="P146">const MAX_SPEED: f64 = 3.5;</text:p>
      <text:p text:style-name="P146">const FRICTION: f64 = 0.99;</text:p>
      <text:p text:style-name="P146"/>
      <text:p text:style-name="P146">pub fn update_movement(</text:p>
      <text:p text:style-name="P146"><text:s text:c="4"/>pos: &amp;mut crate::components::Position,</text:p>
      <text:p text:style-name="P146"><text:s text:c="4"/>player: &amp;mut crate::components::Player,</text:p>
      <text:p text:style-name="P146">) {</text:p>
      <text:p text:style-name="P146"><text:s text:c="4"/>player.cur_speed *= FRICTION;</text:p>
      <text:p text:style-name="P146"/>
      <text:p text:style-name="P146"><text:s text:c="4"/>player.cur_speed += player.impulse;</text:p>
      <text:p text:style-name="P146"><text:s text:c="4"/>if player.cur_speed.length() &gt; MAX_SPEED {</text:p>
      <text:p text:style-name="P146"><text:s text:c="8"/>player.cur_speed = player.cur_speed.normalise();</text:p>
      <text:p text:style-name="P146"><text:s text:c="8"/>player.cur_speed = player.cur_speed * MAX_SPEED;</text:p>
      <text:p text:style-name="P146"><text:s text:c="4"/>}</text:p>
      <text:p text:style-name="P146"/>
      <text:p text:style-name="P146"><text:s text:c="4"/>pos.x += player.cur_speed.x;</text:p>
      <text:p text:style-name="P146"><text:s text:c="4"/>pos.y -= player.cur_speed.y;</text:p>
      <text:p text:style-name="P146"/>
      <text:p text:style-name="P146"><text:soft-page-break/><text:s text:c="4"/>player.impulse = vector2d::Vector2D::new(0.0, 0.0);</text:p>
      <text:p text:style-name="P146">}</text:p>
      <text:p text:style-name="P146"/>
      <text:p text:style-name="P146">pub fn load_world(ecs: &amp;mut World) {</text:p>
      <text:p text:style-name="P146"><text:s text:c="4"/>ecs.create_entity()</text:p>
      <text:p text:style-name="P146"><text:s text:c="8"/>.with(crate::components::Position {</text:p>
      <text:p text:style-name="P146"><text:s text:c="12"/>x: 350.0,</text:p>
      <text:p text:style-name="P146"><text:s text:c="12"/>y: 250.0,</text:p>
      <text:p text:style-name="P146"><text:s text:c="12"/>rot: 0.0,</text:p>
      <text:p text:style-name="P146"><text:s text:c="8"/>})</text:p>
      <text:p text:style-name="P146"><text:s text:c="8"/>.with(crate::components::Renderable {</text:p>
      <text:p text:style-name="P146"><text:s text:c="12"/>tex_name: String::from("img/space_ship.png"),</text:p>
      <text:p text:style-name="P146"><text:s text:c="12"/>i_w: 100,</text:p>
      <text:p text:style-name="P146"><text:s text:c="12"/>i_h: 100,</text:p>
      <text:p text:style-name="P146"><text:s text:c="12"/>o_w: 50,</text:p>
      <text:p text:style-name="P146"><text:s text:c="12"/>o_h: 50,</text:p>
      <text:p text:style-name="P146"><text:s text:c="12"/>frame: 0,</text:p>
      <text:p text:style-name="P146"><text:s text:c="12"/>total_frames: 1,</text:p>
      <text:p text:style-name="P146"><text:s text:c="12"/>rot: 0.0,</text:p>
      <text:p text:style-name="P146"><text:s text:c="8"/>})</text:p>
      <text:p text:style-name="P146"><text:s text:c="8"/>.with(crate::components::Player {</text:p>
      <text:p text:style-name="P146"><text:s text:c="12"/>impulse: vector2d::Vector2D::new(0.0, 0.0),</text:p>
      <text:p text:style-name="P146"><text:s text:c="12"/>cur_speed: vector2d::Vector2D::new(0.0, 0.0),</text:p>
      <text:p text:style-name="P146"><text:s text:c="8"/>})</text:p>
      <text:p text:style-name="P146"><text:s text:c="8"/>.build();</text:p>
      <text:p text:style-name="P146"/>
      <text:p text:style-name="P146"><text:s text:c="4"/>ecs.create_entity()</text:p>
      <text:p text:style-name="P146"><text:s text:c="8"/>.with(crate::components::Position {</text:p>
      <text:p text:style-name="P146"><text:s text:c="12"/>x: 400.0,</text:p>
      <text:p text:style-name="P146"><text:s text:c="12"/>y: 235.0,</text:p>
      <text:p text:style-name="P146"><text:s text:c="12"/>rot: 45.0,</text:p>
      <text:p text:style-name="P146"><text:s text:c="8"/>})</text:p>
      <text:p text:style-name="P146"><text:s text:c="8"/>.with(crate::components::Renderable {</text:p>
      <text:p text:style-name="P146"><text:s text:c="12"/>tex_name: String::from("img/asteroid.png"),</text:p>
      <text:p text:style-name="P146"><text:s text:c="12"/>i_w: 100,</text:p>
      <text:p text:style-name="P146"><text:s text:c="12"/>i_h: 100,</text:p>
      <text:p text:style-name="P146"><text:s text:c="12"/>o_w: 50,</text:p>
      <text:p text:style-name="P146"><text:s text:c="12"/>o_h: 50,</text:p>
      <text:p text:style-name="P146"><text:s text:c="12"/>frame: 0,</text:p>
      <text:p text:style-name="P146"><text:s text:c="12"/>total_frames: 1,</text:p>
      <text:p text:style-name="P146"><text:s text:c="12"/>rot: 0.0,</text:p>
      <text:p text:style-name="P146"><text:s text:c="8"/>})</text:p>
      <text:p text:style-name="P146"><text:s text:c="8"/>.with(crate::components::Asteroid {</text:p>
      <text:p text:style-name="P146"><text:s text:c="12"/>speed: 2.5,</text:p>
      <text:p text:style-name="P146"><text:s text:c="12"/>rot_speed: 0.5,</text:p>
      <text:p text:style-name="P146"><text:s text:c="8"/>})</text:p>
      <text:p text:style-name="P146"><text:s text:c="8"/>.build();</text:p>
      <text:p text:style-name="P146">}</text:p>
      <text:p text:style-name="P146"/>
      <text:p text:style-name="P25">const MAX_MISSILES: usize = 3;</text:p>
      <text:p text:style-name="P49"/>
      <text:p text:style-name="P25">fn fire_missile(ecs: &amp;mut World, position: components::Position) {</text:p>
      <text:p text:style-name="P25"><text:s text:c="4"/>{</text:p>
      <text:p text:style-name="P25"><text:s text:c="8"/>let missiles = ecs.read_storage::&lt;components::Missile&gt;();</text:p>
      <text:p text:style-name="P25"><text:s text:c="8"/>if missiles.count() &gt; MAX_MISSILES - 1 {</text:p>
      <text:p text:style-name="P25"><text:s text:c="12"/>return;</text:p>
      <text:p text:style-name="P25"><text:s text:c="8"/>}</text:p>
      <text:p text:style-name="P25"><text:s text:c="4"/>}</text:p>
      <text:p text:style-name="P25"><text:s text:c="4"/>ecs.create_entity()</text:p>
      <text:p text:style-name="P25"><text:s text:c="8"/>.with(position)</text:p>
      <text:p text:style-name="P25"><text:s text:c="8"/>.with(crate::components::Renderable {</text:p>
      <text:p text:style-name="P25"><text:s text:c="12"/>tex_name: String::from("img/missile.png"),</text:p>
      <text:p text:style-name="P25"><text:s text:c="12"/>i_w: 50,</text:p>
      <text:p text:style-name="P25"><text:s text:c="12"/>i_h: 100,</text:p>
      <text:p text:style-name="P25"><text:s text:c="12"/>o_w: 10,</text:p>
      <text:p text:style-name="P25"><text:s text:c="12"/>o_h: 20,</text:p>
      <text:p text:style-name="P25"><text:s text:c="12"/>frame: 0,</text:p>
      <text:p text:style-name="P25"><text:s text:c="12"/>total_frames: 1,</text:p>
      <text:p text:style-name="P25"><text:s text:c="12"/>rot: 0.0,</text:p>
      <text:p text:style-name="P25"><text:s text:c="8"/>})</text:p>
      <text:p text:style-name="P25"><text:s text:c="8"/>.with(crate::components::Missile { speed: 5.0 })</text:p>
      <text:p text:style-name="P25"><text:s text:c="8"/>.build();</text:p>
      <text:p text:style-name="P49">}</text:p>
      <text:p text:style-name="P25"/>
      <text:p text:style-name="P95">// ********** tutorial<text:span text:style-name="T35">10</text:span> – <text:span text:style-name="T39">missile</text:span></text:p>
      <text:p text:style-name="P26">use specs::prelude::*;</text:p>
      <text:p text:style-name="P26">use specs::{Entities, Join};</text:p>
      <text:p text:style-name="P26"/>
      <text:p text:style-name="P26">use crate::components;</text:p>
      <text:p text:style-name="P26"/>
      <text:p text:style-name="P26">pub struct MissileMover;</text:p>
      <text:p text:style-name="P26"/>
      <text:p text:style-name="P26">impl&lt;'a&gt; System&lt;'a&gt; for MissileMover {</text:p>
      <text:p text:style-name="P26"><text:s text:c="4"/>type SystemData = (</text:p>
      <text:p text:style-name="P26"><text:s text:c="8"/>WriteStorage&lt;'a, components::Position&gt;,</text:p>
      <text:p text:style-name="P26"><text:s text:c="8"/>WriteStorage&lt;'a, components::Renderable&gt;,</text:p>
      <text:p text:style-name="P26"><text:s text:c="8"/>ReadStorage&lt;'a, components::Missile&gt;,</text:p>
      <text:p text:style-name="P26"><text:s text:c="8"/>Entities&lt;'a&gt;,</text:p>
      <text:p text:style-name="P26"><text:s text:c="4"/>);</text:p>
      <text:p text:style-name="P26"/>
      <text:p text:style-name="P26"><text:s text:c="4"/>fn run(&amp;mut self, data: Self::SystemData) {</text:p>
      <text:p text:style-name="P26"><text:s text:c="8"/>let (mut positions, mut renderables, missiles, entities) = data;</text:p>
      <text:p text:style-name="P26"/>
      <text:p text:style-name="P26"><text:s text:c="8"/>for (pos, rend, missile, entity) in</text:p>
      <text:p text:style-name="P26"><text:s text:c="12"/>(&amp;mut positions, &amp;mut renderables, &amp;missiles, &amp;entities).join()</text:p>
      <text:p text:style-name="P26"><text:s text:c="8"/>{</text:p>
      <text:p text:style-name="P26"><text:s text:c="12"/>let radian = pos.rot.to_radians();</text:p>
      <text:p text:style-name="P26"/>
      <text:p text:style-name="P26"><text:s text:c="12"/>let move_x = missile.speed * radian.sin();</text:p>
      <text:p text:style-name="P26"><text:s text:c="12"/>let move_y = missile.speed * radian.cos();</text:p>
      <text:p text:style-name="P26"><text:s text:c="12"/>pos.x += move_x;</text:p>
      <text:p text:style-name="P26"><text:s text:c="12"/>pos.y -= move_y;</text:p>
      <text:p text:style-name="P26"><text:s text:c="12"/>if pos.x &gt; crate::GAME_WIDTH.into()</text:p>
      <text:p text:style-name="P26"><text:s text:c="16"/>|| pos.x &lt; 0.0</text:p>
      <text:p text:style-name="P26"><text:s text:c="16"/>|| pos.y &gt; crate::GAME_HEIGHT.into()</text:p>
      <text:p text:style-name="P26"><text:s text:c="16"/>|| pos.y &lt; 0.0</text:p>
      <text:p text:style-name="P26"><text:s text:c="12"/>{</text:p>
      <text:p text:style-name="P26"><text:soft-page-break/><text:s text:c="16"/>entities.delete(entity).ok();</text:p>
      <text:p text:style-name="P26"><text:s text:c="12"/>}</text:p>
      <text:p text:style-name="P26"/>
      <text:p text:style-name="P26"><text:s text:c="12"/>rend.rot = pos.rot;</text:p>
      <text:p text:style-name="P26"><text:s text:c="8"/>}</text:p>
      <text:p text:style-name="P26"><text:s text:c="4"/>}</text:p>
      <text:p text:style-name="P26">}</text:p>
      <text:p text:style-name="P13"/>
      <text:p text:style-name="P96">// ********** tutorial<text:span text:style-name="T35">10</text:span> – <text:span text:style-name="T40">texture_manager</text:span></text:p>
      <text:p text:style-name="P96"/>
      <text:p text:style-name="P96">// ********** tutorial<text:span text:style-name="T35">10</text:span> – <text:span text:style-name="T40">utils</text:span></text:p>
      <text:p text:style-name="P158"/>
      <text:p text:style-name="P158"/>
      <text:p text:style-name="P158"/>
      <text:p text:style-name="P156"/>
      <text:p text:style-name="P156"/>
      <text:p text:style-name="P156"/>
      <text:p text:style-name="P13"/>
      <text:p text:style-name="P13"/>
      <text:p text:style-name="P13"/>
      <text:p text:style-name="P13"/>
      <text:p text:style-name="P98"/>
      <text:p text:style-name="P98">// <text:span text:style-name="T1">*********************************************************************************</text:span></text:p>
      <text:p text:style-name="P97">// ********** tutorial<text:span text:style-name="T35">1</text:span><text:span text:style-name="T41">1</text:span> – main</text:p>
      <text:p text:style-name="P128"/>
      <text:p text:style-name="P99">// ********** tutorial<text:span text:style-name="T35">1</text:span><text:span text:style-name="T41">1</text:span> – <text:span text:style-name="T42">asteroid</text:span></text:p>
      <text:p text:style-name="P99"/>
      <text:p text:style-name="P99">// ********** tutorial<text:span text:style-name="T35">1</text:span><text:span text:style-name="T41">1</text:span> – <text:span text:style-name="T42">components</text:span></text:p>
      <text:p text:style-name="P99"/>
      <text:p text:style-name="P99">// ********** tutorial<text:span text:style-name="T35">1</text:span><text:span text:style-name="T41">1</text:span> – <text:span text:style-name="T42">game</text:span></text:p>
      <text:p text:style-name="P147">use specs::{Builder, Join, World, WorldExt};</text:p>
      <text:p text:style-name="P147">use std::collections::HashMap;</text:p>
      <text:p text:style-name="P147">use vector2d::Vector2D;</text:p>
      <text:p text:style-name="P147"/>
      <text:p text:style-name="P147">use crate::components;</text:p>
      <text:p text:style-name="P147">use crate::utils;</text:p>
      <text:p text:style-name="P147"/>
      <text:p text:style-name="P147">const ROTATION_SPEED: f64 = 1.5;</text:p>
      <text:p text:style-name="P147">const PLAYER_SPEED: f64 = 4.5;</text:p>
      <text:p text:style-name="P147"/>
      <text:p text:style-name="P147">pub fn update(ecs: &amp;mut World, key_manager: &amp;mut HashMap&lt;String, bool&gt;) {</text:p>
      <text:p text:style-name="P147"><text:s text:c="4"/>// Check status of game world</text:p>
      <text:p text:style-name="P147"><text:s text:c="4"/>let mut must_reload_world = false;</text:p>
      <text:p text:style-name="P27"><text:s text:c="4"/>let mut current_player_position = components::Position {</text:p>
      <text:p text:style-name="P27"><text:s text:c="8"/>x: 0.0,</text:p>
      <text:p text:style-name="P27"><text:s text:c="8"/>y: 0.0,</text:p>
      <text:p text:style-name="P27"><text:s text:c="8"/>rot: 0.0,</text:p>
      <text:p text:style-name="P27"><text:s text:c="4"/>};</text:p>
      <text:p text:style-name="P147"><text:s text:c="4"/>{</text:p>
      <text:p text:style-name="P27"><text:s text:c="8"/>let players = ecs.read_storage::&lt;components::Player&gt;();</text:p>
      <text:p text:style-name="P27"><text:s text:c="8"/>let positions = ecs.read_storage::&lt;components::Position&gt;();</text:p>
      <text:p text:style-name="P27"/>
      <text:p text:style-name="P27"><text:s text:c="8"/>for (pos, _player) in (&amp;positions, &amp;players).join() {</text:p>
      <text:p text:style-name="P27"><text:s text:c="12"/>current_player_position.x = pos.x;</text:p>
      <text:p text:style-name="P27"><text:s text:c="12"/>current_player_position.y = pos.y;</text:p>
      <text:p text:style-name="P27"><text:s text:c="8"/>}</text:p>
      <text:p text:style-name="P147"/>
      <text:p text:style-name="P147"><text:s text:c="8"/>if players.join().count() &lt; 1 {</text:p>
      <text:p text:style-name="P147"><text:s text:c="12"/>must_reload_world = true;</text:p>
      <text:p text:style-name="P147"><text:s text:c="8"/>}</text:p>
      <text:p text:style-name="P147"><text:s text:c="4"/>}</text:p>
      <text:p text:style-name="P147"/>
      <text:p text:style-name="P147"><text:s text:c="4"/>if must_reload_world {</text:p>
      <text:p text:style-name="P147"><text:s text:c="8"/>// Remove all of the previous entities so we can start again</text:p>
      <text:p text:style-name="P147"><text:s text:c="8"/>ecs.delete_all();</text:p>
      <text:p text:style-name="P147"><text:s text:c="8"/>// Reset the world to first state</text:p>
      <text:p text:style-name="P147"><text:s text:c="8"/>load_world(ecs);</text:p>
      <text:p text:style-name="P147"><text:s text:c="4"/>}</text:p>
      <text:p text:style-name="P147"/>
      <text:p text:style-name="P147"><text:s text:c="4"/><text:span text:style-name="T43">// Check if all asteroids are missing</text:span></text:p>
      <text:p text:style-name="P27"><text:s text:c="4"/>let mut must_create_asteroid = false;</text:p>
      <text:p text:style-name="P27"><text:s text:c="4"/>{</text:p>
      <text:p text:style-name="P27"><text:s text:c="8"/>let asteroids = ecs.read_storage::&lt;components::Asteroid&gt;();</text:p>
      <text:p text:style-name="P27"><text:s text:c="8"/>if asteroids.join().count() &lt; 1 {</text:p>
      <text:p text:style-name="P27"><text:s text:c="12"/>must_create_asteroid = true;</text:p>
      <text:p text:style-name="P27"><text:s text:c="8"/>}</text:p>
      <text:p text:style-name="P27"><text:s text:c="4"/>}</text:p>
      <text:p text:style-name="P27"><text:s text:c="4"/>if must_create_asteroid {</text:p>
      <text:p text:style-name="P27"><text:s text:c="8"/>if current_player_position.x &gt; (crate::GAME_WIDTH / 2).into()</text:p>
      <text:p text:style-name="P27"><text:s text:c="12"/>&amp;&amp; current_player_position.y &lt; (crate::GAME_HEIGHT / 2).into()</text:p>
      <text:p text:style-name="P27"><text:s text:c="8"/>{</text:p>
      <text:p text:style-name="P27"><text:s text:c="12"/>// Player top right</text:p>
      <text:p text:style-name="P27"><text:s text:c="12"/>current_player_position.x = crate::GAME_WIDTH as f64 / 4.0;</text:p>
      <text:p text:style-name="P27"><text:s text:c="12"/>current_player_position.y =</text:p>
      <text:p text:style-name="P27"><text:s text:c="16"/>crate::GAME_HEIGHT as f64 - (crate::GAME_HEIGHT as f64 / 4.0);</text:p>
      <text:p text:style-name="P27"><text:s text:c="12"/>current_player_position.rot = 225.0;</text:p>
      <text:p text:style-name="P27"><text:s text:c="8"/>} else if current_player_position.x &lt; (crate::GAME_WIDTH / 2).into()</text:p>
      <text:p text:style-name="P27"><text:s text:c="12"/>&amp;&amp; current_player_position.y &lt; (crate::GAME_HEIGHT / 2).into()</text:p>
      <text:p text:style-name="P27"><text:s text:c="8"/>{</text:p>
      <text:p text:style-name="P27"><text:s text:c="12"/>// Player top left</text:p>
      <text:p text:style-name="P27"><text:s text:c="12"/>current_player_position.x = crate::GAME_WIDTH as f64 - (crate::GAME_WIDTH as f64 / 4.0);</text:p>
      <text:p text:style-name="P27"><text:s text:c="12"/>current_player_position.y =</text:p>
      <text:p text:style-name="P27"><text:s text:c="16"/>crate::GAME_HEIGHT as f64 - (crate::GAME_HEIGHT as f64 / 4.0);</text:p>
      <text:p text:style-name="P27"><text:s text:c="12"/>current_player_position.rot = 135.0;</text:p>
      <text:p text:style-name="P27"><text:s text:c="8"/>} else if current_player_position.x &gt; (crate::GAME_WIDTH / 2).into()</text:p>
      <text:p text:style-name="P27"><text:s text:c="12"/>&amp;&amp; current_player_position.y &gt; (crate::GAME_HEIGHT / 2).into()</text:p>
      <text:p text:style-name="P27"><text:s text:c="8"/>{</text:p>
      <text:p text:style-name="P27"><text:s text:c="12"/>// Player bottom right</text:p>
      <text:p text:style-name="P27"><text:s text:c="12"/>current_player_position.x = crate::GAME_WIDTH as f64 / 4.0;</text:p>
      <text:p text:style-name="P27"><text:s text:c="12"/>current_player_position.y = crate::GAME_HEIGHT as f64 / 4.0;</text:p>
      <text:p text:style-name="P27"><text:s text:c="12"/>current_player_position.rot = 315.0;</text:p>
      <text:p text:style-name="P27"><text:s text:c="8"/>} else if current_player_position.x &lt; (crate::GAME_WIDTH / 2).into()</text:p>
      <text:p text:style-name="P27"><text:s text:c="12"/>&amp;&amp; current_player_position.y &gt; (crate::GAME_HEIGHT / 2).into()</text:p>
      <text:p text:style-name="P27"><text:s text:c="8"/>{</text:p>
      <text:p text:style-name="P27"><text:s text:c="12"/>// Player bottom left</text:p>
      <text:p text:style-name="P27"><text:s text:c="12"/>current_player_position.x = crate::GAME_WIDTH as f64 - (crate::GAME_WIDTH as f64 / 4.0);</text:p>
      <text:p text:style-name="P27"><text:s text:c="12"/>current_player_position.y = crate::GAME_HEIGHT as f64 / 4.0;</text:p>
      <text:p text:style-name="P27"><text:s text:c="12"/>current_player_position.rot = 45.0;</text:p>
      <text:p text:style-name="P27"><text:s text:c="8"/>}</text:p>
      <text:p text:style-name="P27"><text:s text:c="8"/>create_asteroid(ecs, current_player_position);</text:p>
      <text:p text:style-name="P27"><text:s text:c="4"/>}</text:p>
      <text:p text:style-name="P147"/>
      <text:p text:style-name="P147"><text:s text:c="4"/>let mut player_pos = components::Position {</text:p>
      <text:p text:style-name="P147"><text:s text:c="8"/>x: 0.0,</text:p>
      <text:p text:style-name="P147"><text:s text:c="8"/>y: 0.0,</text:p>
      <text:p text:style-name="P147"><text:s text:c="8"/>rot: 0.0,</text:p>
      <text:p text:style-name="P147"><text:s text:c="4"/>};</text:p>
      <text:p text:style-name="P147"><text:s text:c="4"/>let mut must_fire_missile = false;</text:p>
      <text:p text:style-name="P147"/>
      <text:p text:style-name="P147"><text:s text:c="4"/>{</text:p>
      <text:p text:style-name="P27"><text:s text:c="8"/>let mut positions = ecs.write_storage::&lt;components::Position&gt;();</text:p>
      <text:p text:style-name="P27"><text:s text:c="8"/>let mut players = ecs.write_storage::&lt;components::Player&gt;();</text:p>
      <text:p text:style-name="P27"><text:s text:c="8"/>let mut renderables = ecs.write_storage::&lt;components::Renderable&gt;();</text:p>
      <text:p text:style-name="P147"/>
      <text:p text:style-name="P147"><text:soft-page-break/><text:s text:c="8"/>for (player, pos, renderable) in (&amp;mut players, &amp;mut positions, &amp;mut renderables).join() {</text:p>
      <text:p text:style-name="P147"><text:s text:c="12"/>if crate::utils::is_key_pressed(&amp;key_manager, "D") {</text:p>
      <text:p text:style-name="P147"><text:s text:c="16"/>pos.rot += ROTATION_SPEED;</text:p>
      <text:p text:style-name="P147"><text:s text:c="12"/>}</text:p>
      <text:p text:style-name="P147"><text:s text:c="12"/>if crate::utils::is_key_pressed(&amp;key_manager, "A") {</text:p>
      <text:p text:style-name="P147"><text:s text:c="16"/>pos.rot -= ROTATION_SPEED;</text:p>
      <text:p text:style-name="P147"><text:s text:c="12"/>}</text:p>
      <text:p text:style-name="P147"><text:s text:c="12"/>update_movement(pos, player);</text:p>
      <text:p text:style-name="P147"><text:s text:c="12"/>if crate::utils::is_key_pressed(&amp;key_manager, "W") {</text:p>
      <text:p text:style-name="P147"><text:s text:c="16"/>let radians = pos.rot.to_radians();</text:p>
      <text:p text:style-name="P147"/>
      <text:p text:style-name="P147"><text:s text:c="16"/>let move_x = PLAYER_SPEED * radians.sin();</text:p>
      <text:p text:style-name="P147"><text:s text:c="16"/>let move_y = PLAYER_SPEED * radians.cos();</text:p>
      <text:p text:style-name="P147"><text:s text:c="16"/>let move_vec = Vector2D::&lt;f64&gt;::new(move_x, move_y);</text:p>
      <text:p text:style-name="P147"/>
      <text:p text:style-name="P147"><text:s text:c="16"/>player.impulse += move_vec;</text:p>
      <text:p text:style-name="P147"><text:s text:c="12"/>}</text:p>
      <text:p text:style-name="P147"/>
      <text:p text:style-name="P147"><text:s text:c="12"/>if pos.rot &gt; 360.0 {</text:p>
      <text:p text:style-name="P147"><text:s text:c="16"/>pos.rot -= 360.0;</text:p>
      <text:p text:style-name="P147"><text:s text:c="12"/>}</text:p>
      <text:p text:style-name="P147"><text:s text:c="12"/>if pos.rot &lt; 0.0 {</text:p>
      <text:p text:style-name="P147"><text:s text:c="16"/>pos.rot += 360.0;</text:p>
      <text:p text:style-name="P147"><text:s text:c="12"/>}</text:p>
      <text:p text:style-name="P147"/>
      <text:p text:style-name="P147"><text:s text:c="12"/>if pos.x &gt; crate::GAME_WIDTH.into() {</text:p>
      <text:p text:style-name="P147"><text:s text:c="16"/>pos.x -= crate::GAME_WIDTH as f64;</text:p>
      <text:p text:style-name="P147"><text:s text:c="12"/>}</text:p>
      <text:p text:style-name="P147"><text:s text:c="12"/>if pos.x &lt; 0.0 {</text:p>
      <text:p text:style-name="P147"><text:s text:c="16"/>pos.x += crate::GAME_WIDTH as f64;</text:p>
      <text:p text:style-name="P147"><text:s text:c="12"/>}</text:p>
      <text:p text:style-name="P147"><text:s text:c="12"/>if pos.y &gt; crate::GAME_HEIGHT.into() {</text:p>
      <text:p text:style-name="P147"><text:s text:c="16"/>pos.y -= crate::GAME_HEIGHT as f64;</text:p>
      <text:p text:style-name="P147"><text:s text:c="12"/>}</text:p>
      <text:p text:style-name="P147"><text:s text:c="12"/>if pos.y &lt; 0.0 {</text:p>
      <text:p text:style-name="P147"><text:s text:c="16"/>pos.y += crate::GAME_HEIGHT as f64;</text:p>
      <text:p text:style-name="P147"><text:s text:c="12"/>}</text:p>
      <text:p text:style-name="P147"/>
      <text:p text:style-name="P147"><text:s text:c="12"/>if utils::is_key_pressed(&amp;key_manager, " ") {</text:p>
      <text:p text:style-name="P147"><text:s text:c="16"/>utils::key_up(key_manager, " ".to_string());</text:p>
      <text:p text:style-name="P147"><text:s text:c="16"/>must_fire_missile = true;</text:p>
      <text:p text:style-name="P147"><text:s text:c="16"/>player_pos.x = pos.x;</text:p>
      <text:p text:style-name="P147"><text:s text:c="16"/>player_pos.y = pos.y;</text:p>
      <text:p text:style-name="P147"><text:s text:c="16"/>player_pos.rot = pos.rot;</text:p>
      <text:p text:style-name="P147"><text:s text:c="12"/>}</text:p>
      <text:p text:style-name="P147"/>
      <text:p text:style-name="P147"><text:s text:c="12"/>// Update the graphic to reflect the rotation</text:p>
      <text:p text:style-name="P147"><text:s text:c="12"/>renderable.rot = pos.rot;</text:p>
      <text:p text:style-name="P147"><text:s text:c="8"/>}</text:p>
      <text:p text:style-name="P147"><text:s text:c="4"/>}</text:p>
      <text:p text:style-name="P147"/>
      <text:p text:style-name="P147"><text:s text:c="4"/>if must_fire_missile {</text:p>
      <text:p text:style-name="P147"><text:s text:c="8"/>fire_missile(ecs, player_pos);</text:p>
      <text:p text:style-name="P147"><text:s text:c="4"/>}</text:p>
      <text:p text:style-name="P147">}</text:p>
      <text:p text:style-name="P147"/>
      <text:p text:style-name="P147">const MAX_SPEED: f64 = 3.5;</text:p>
      <text:p text:style-name="P147">const FRICTION: f64 = 0.99;</text:p>
      <text:p text:style-name="P147"/>
      <text:p text:style-name="P27">pub fn update_movement(pos: &amp;mut components::Position, player: &amp;mut components::Player) {</text:p>
      <text:p text:style-name="P147"><text:s text:c="4"/>player.cur_speed *= FRICTION;</text:p>
      <text:p text:style-name="P147"/>
      <text:p text:style-name="P147"><text:s text:c="4"/>player.cur_speed += player.impulse;</text:p>
      <text:p text:style-name="P147"><text:s text:c="4"/>if player.cur_speed.length() &gt; MAX_SPEED {</text:p>
      <text:p text:style-name="P147"><text:s text:c="8"/>player.cur_speed = player.cur_speed.normalise();</text:p>
      <text:p text:style-name="P147"><text:s text:c="8"/>player.cur_speed = player.cur_speed * MAX_SPEED;</text:p>
      <text:p text:style-name="P147"><text:s text:c="4"/>}</text:p>
      <text:p text:style-name="P147"/>
      <text:p text:style-name="P147"><text:s text:c="4"/>pos.x += player.cur_speed.x;</text:p>
      <text:p text:style-name="P147"><text:s text:c="4"/>pos.y -= player.cur_speed.y;</text:p>
      <text:p text:style-name="P147"/>
      <text:p text:style-name="P147"><text:s text:c="4"/>player.impulse = vector2d::Vector2D::new(0.0, 0.0);</text:p>
      <text:p text:style-name="P147">}</text:p>
      <text:p text:style-name="P147"/>
      <text:p text:style-name="P147">pub fn load_world(ecs: &amp;mut World) {</text:p>
      <text:p text:style-name="P147"><text:s text:c="4"/>ecs.create_entity()</text:p>
      <text:p text:style-name="P27"><text:s text:c="8"/>.with(components::Position {</text:p>
      <text:p text:style-name="P147"><text:s text:c="12"/>x: 350.0,</text:p>
      <text:p text:style-name="P147"><text:s text:c="12"/>y: 250.0,</text:p>
      <text:p text:style-name="P147"><text:s text:c="12"/>rot: 0.0,</text:p>
      <text:p text:style-name="P147"><text:s text:c="8"/>})</text:p>
      <text:p text:style-name="P27"><text:s text:c="8"/>.with(components::Renderable {</text:p>
      <text:p text:style-name="P147"><text:s text:c="12"/>tex_name: String::from("img/space_ship.png"),</text:p>
      <text:p text:style-name="P147"><text:s text:c="12"/>i_w: 100,</text:p>
      <text:p text:style-name="P147"><text:s text:c="12"/>i_h: 100,</text:p>
      <text:p text:style-name="P147"><text:s text:c="12"/>o_w: 50,</text:p>
      <text:p text:style-name="P147"><text:s text:c="12"/>o_h: 50,</text:p>
      <text:p text:style-name="P147"><text:s text:c="12"/>frame: 0,</text:p>
      <text:p text:style-name="P147"><text:s text:c="12"/>total_frames: 1,</text:p>
      <text:p text:style-name="P147"><text:s text:c="12"/>rot: 0.0,</text:p>
      <text:p text:style-name="P147"><text:s text:c="8"/>})</text:p>
      <text:p text:style-name="P27"><text:s text:c="8"/>.with(components::Player {</text:p>
      <text:p text:style-name="P147"><text:s text:c="12"/>impulse: vector2d::Vector2D::new(0.0, 0.0),</text:p>
      <text:p text:style-name="P147"><text:s text:c="12"/>cur_speed: vector2d::Vector2D::new(0.0, 0.0),</text:p>
      <text:p text:style-name="P147"><text:s text:c="8"/>})</text:p>
      <text:p text:style-name="P147"><text:s text:c="8"/>.build();</text:p>
      <text:p text:style-name="P27"><text:s text:c="4"/>create_asteroid(</text:p>
      <text:p text:style-name="P27"><text:s text:c="8"/>ecs,</text:p>
      <text:p text:style-name="P27"><text:s text:c="8"/>components::Position {</text:p>
      <text:p text:style-name="P147"><text:s text:c="12"/>x: 400.0,</text:p>
      <text:p text:style-name="P147"><text:s text:c="12"/>y: 235.0,</text:p>
      <text:p text:style-name="P147"><text:s text:c="12"/>rot: 45.0,</text:p>
      <text:p text:style-name="P147"><text:s text:c="8"/>},</text:p>
      <text:p text:style-name="P147"><text:s text:c="4"/>);</text:p>
      <text:p text:style-name="P147">}</text:p>
      <text:p text:style-name="P147"/>
      <text:p text:style-name="P27">pub fn create_asteroid(ecs: &amp;mut World, position: components::Position) {</text:p>
      <text:p text:style-name="P27"><text:s text:c="4"/>ecs.create_entity()</text:p>
      <text:p text:style-name="P27"><text:s text:c="8"/>.with(position)</text:p>
      <text:p text:style-name="P27"><text:s text:c="8"/>.with(components::Renderable {</text:p>
      <text:p text:style-name="P147"><text:s text:c="12"/>tex_name: String::from("img/asteroid.png"),</text:p>
      <text:p text:style-name="P147"><text:s text:c="12"/>i_w: 100,</text:p>
      <text:p text:style-name="P147"><text:s text:c="12"/>i_h: 100,</text:p>
      <text:p text:style-name="P147"><text:s text:c="12"/>o_w: 50,</text:p>
      <text:p text:style-name="P147"><text:s text:c="12"/>o_h: 50,</text:p>
      <text:p text:style-name="P147"><text:soft-page-break/><text:s text:c="12"/>frame: 0,</text:p>
      <text:p text:style-name="P147"><text:s text:c="12"/>total_frames: 1,</text:p>
      <text:p text:style-name="P147"><text:s text:c="12"/>rot: 0.0,</text:p>
      <text:p text:style-name="P147"><text:s text:c="8"/>})</text:p>
      <text:p text:style-name="P147"><text:s text:c="8"/>.with(crate::components::Asteroid {</text:p>
      <text:p text:style-name="P147"><text:s text:c="12"/>speed: 2.5,</text:p>
      <text:p text:style-name="P147"><text:s text:c="12"/>rot_speed: 0.5,</text:p>
      <text:p text:style-name="P147"><text:s text:c="8"/>})</text:p>
      <text:p text:style-name="P147"><text:s text:c="8"/>.build();</text:p>
      <text:p text:style-name="P147">}</text:p>
      <text:p text:style-name="P147"/>
      <text:p text:style-name="P147">const MAX_MISSILES: usize = 3;</text:p>
      <text:p text:style-name="P147"/>
      <text:p text:style-name="P147">fn fire_missile(ecs: &amp;mut World, position: components::Position) {</text:p>
      <text:p text:style-name="P147"><text:s text:c="4"/>{</text:p>
      <text:p text:style-name="P147"><text:s text:c="8"/>let missiles = ecs.read_storage::&lt;components::Missile&gt;();</text:p>
      <text:p text:style-name="P147"><text:s text:c="8"/>if missiles.count() &gt; MAX_MISSILES - 1 {</text:p>
      <text:p text:style-name="P147"><text:s text:c="12"/>return;</text:p>
      <text:p text:style-name="P147"><text:s text:c="8"/>}</text:p>
      <text:p text:style-name="P147"><text:s text:c="4"/>}</text:p>
      <text:p text:style-name="P147"><text:s text:c="4"/>ecs.create_entity()</text:p>
      <text:p text:style-name="P147"><text:s text:c="8"/>.with(position)</text:p>
      <text:p text:style-name="P27"><text:s text:c="8"/>.with(components::Renderable {</text:p>
      <text:p text:style-name="P147"><text:s text:c="12"/>tex_name: String::from("img/missile.png"),</text:p>
      <text:p text:style-name="P147"><text:s text:c="12"/>i_w: 50,</text:p>
      <text:p text:style-name="P147"><text:s text:c="12"/>i_h: 100,</text:p>
      <text:p text:style-name="P147"><text:s text:c="12"/>o_w: 10,</text:p>
      <text:p text:style-name="P147"><text:s text:c="12"/>o_h: 20,</text:p>
      <text:p text:style-name="P147"><text:s text:c="12"/>frame: 0,</text:p>
      <text:p text:style-name="P147"><text:s text:c="12"/>total_frames: 1,</text:p>
      <text:p text:style-name="P147"><text:s text:c="12"/>rot: 0.0,</text:p>
      <text:p text:style-name="P147"><text:s text:c="8"/>})</text:p>
      <text:p text:style-name="P27"><text:s text:c="8"/>.with(components::Missile { speed: 5.0 })</text:p>
      <text:p text:style-name="P147"><text:s text:c="8"/>.build();</text:p>
      <text:p text:style-name="P147">}</text:p>
      <text:p text:style-name="P99"/>
      <text:p text:style-name="P99">// ********** tutorial11 - missile</text:p>
      <text:p text:style-name="P147">use specs::prelude::*;</text:p>
      <text:p text:style-name="P147">use specs::{Entities, Join};</text:p>
      <text:p text:style-name="P147"/>
      <text:p text:style-name="P147">use crate::components;</text:p>
      <text:p text:style-name="P147"/>
      <text:p text:style-name="P147">pub struct MissileMover;</text:p>
      <text:p text:style-name="P147"/>
      <text:p text:style-name="P147">impl&lt;'a&gt; System&lt;'a&gt; for MissileMover {</text:p>
      <text:p text:style-name="P147"><text:s text:c="4"/>type SystemData = (</text:p>
      <text:p text:style-name="P147"><text:s text:c="8"/>WriteStorage&lt;'a, components::Position&gt;,</text:p>
      <text:p text:style-name="P147"><text:s text:c="8"/>WriteStorage&lt;'a, components::Renderable&gt;,</text:p>
      <text:p text:style-name="P147"><text:s text:c="8"/>ReadStorage&lt;'a, components::Missile&gt;,</text:p>
      <text:p text:style-name="P147"><text:s text:c="8"/>Entities&lt;'a&gt;,</text:p>
      <text:p text:style-name="P147"><text:s text:c="4"/>);</text:p>
      <text:p text:style-name="P147"/>
      <text:p text:style-name="P147"><text:s text:c="4"/>fn run(&amp;mut self, data: Self::SystemData) {</text:p>
      <text:p text:style-name="P147"><text:s text:c="8"/>let (mut positions, mut renderables, missiles, entities) = data;</text:p>
      <text:p text:style-name="P147"/>
      <text:p text:style-name="P147"><text:s text:c="8"/>for (pos, rend, missile, entity) in</text:p>
      <text:p text:style-name="P147"><text:s text:c="12"/>(&amp;mut positions, &amp;mut renderables, &amp;missiles, &amp;entities).join()</text:p>
      <text:p text:style-name="P147"><text:s text:c="8"/>{</text:p>
      <text:p text:style-name="P147"><text:s text:c="12"/>let radian = pos.rot.to_radians();</text:p>
      <text:p text:style-name="P147"/>
      <text:p text:style-name="P147"><text:s text:c="12"/>let move_x = missile.speed * radian.sin();</text:p>
      <text:p text:style-name="P147"><text:s text:c="12"/>let move_y = missile.speed * radian.cos();</text:p>
      <text:p text:style-name="P147"><text:s text:c="12"/>pos.x += move_x;</text:p>
      <text:p text:style-name="P147"><text:s text:c="12"/>pos.y -= move_y;</text:p>
      <text:p text:style-name="P147"><text:s text:c="12"/>if pos.x &gt; crate::GAME_WIDTH.into()</text:p>
      <text:p text:style-name="P147"><text:s text:c="16"/>|| pos.x &lt; 0.0</text:p>
      <text:p text:style-name="P147"><text:s text:c="16"/>|| pos.y &gt; crate::GAME_HEIGHT.into()</text:p>
      <text:p text:style-name="P147"><text:s text:c="16"/>|| pos.y &lt; 0.0</text:p>
      <text:p text:style-name="P147"><text:s text:c="12"/>{</text:p>
      <text:p text:style-name="P147"><text:s text:c="16"/>entities.delete(entity).ok();</text:p>
      <text:p text:style-name="P147"><text:s text:c="12"/>}</text:p>
      <text:p text:style-name="P147"/>
      <text:p text:style-name="P147"><text:s text:c="12"/>rend.rot = pos.rot;</text:p>
      <text:p text:style-name="P147"><text:s text:c="8"/>}</text:p>
      <text:p text:style-name="P147"><text:s text:c="4"/>}</text:p>
      <text:p text:style-name="P147">}</text:p>
      <text:p text:style-name="P147"/>
      <text:p text:style-name="P27">pub struct MissileStriker;</text:p>
      <text:p text:style-name="P27"/>
      <text:p text:style-name="P27">impl&lt;'a&gt; System&lt;'a&gt; for MissileStriker {</text:p>
      <text:p text:style-name="P27"><text:s text:c="4"/>type SystemData = (</text:p>
      <text:p text:style-name="P27"><text:s text:c="8"/>WriteStorage&lt;'a, components::Position&gt;,</text:p>
      <text:p text:style-name="P27"><text:s text:c="8"/>WriteStorage&lt;'a, components::Renderable&gt;,</text:p>
      <text:p text:style-name="P27"><text:s text:c="8"/>WriteStorage&lt;'a, components::Missile&gt;,</text:p>
      <text:p text:style-name="P27"><text:s text:c="8"/>WriteStorage&lt;'a, components::Asteroid&gt;,</text:p>
      <text:p text:style-name="P27"><text:s text:c="8"/>WriteStorage&lt;'a, components::Player&gt;,</text:p>
      <text:p text:style-name="P27"><text:s text:c="8"/>Entities&lt;'a&gt;,</text:p>
      <text:p text:style-name="P27"><text:s text:c="4"/>);</text:p>
      <text:p text:style-name="P27"/>
      <text:p text:style-name="P27"><text:s text:c="4"/>fn run(&amp;mut self, data: Self::SystemData) {</text:p>
      <text:p text:style-name="P27"><text:s text:c="8"/>let (positions, rends, missiles, asteroids, _players, entities) = &amp;data;</text:p>
      <text:p text:style-name="P27"/>
      <text:p text:style-name="P27"><text:s text:c="8"/>for (missile_pos, _, _, missile_entity) in (positions, rends, missiles, entities).join() {</text:p>
      <text:p text:style-name="P27"><text:s text:c="12"/>for (asteroid_pos, asteroid_rend, _, asteroid_entity) in</text:p>
      <text:p text:style-name="P27"><text:s text:c="16"/>(positions, rends, asteroids, entities).join()</text:p>
      <text:p text:style-name="P27"><text:s text:c="12"/>{</text:p>
      <text:p text:style-name="P27"><text:s text:c="16"/>let diff_x: f64 = (missile_pos.x - asteroid_pos.x).abs();</text:p>
      <text:p text:style-name="P27"><text:s text:c="16"/>let diff_y: f64 = (missile_pos.y - asteroid_pos.y).abs();</text:p>
      <text:p text:style-name="P27"><text:s text:c="16"/>let hyp: f64 = ((diff_x * diff_x) + (diff_y * diff_y)).sqrt();</text:p>
      <text:p text:style-name="P27"><text:s text:c="16"/>if hyp &lt; asteroid_rend.o_w as f64 / 2.0 {</text:p>
      <text:p text:style-name="P27"><text:s text:c="20"/>entities.delete(missile_entity).ok();</text:p>
      <text:p text:style-name="P27"><text:s text:c="20"/>entities.delete(asteroid_entity).ok();</text:p>
      <text:p text:style-name="P27"><text:s text:c="16"/>}</text:p>
      <text:p text:style-name="P27"><text:s text:c="12"/>}</text:p>
      <text:p text:style-name="P27"><text:s text:c="8"/>}</text:p>
      <text:p text:style-name="P27"><text:s text:c="4"/>}</text:p>
      <text:p text:style-name="P147">}</text:p>
      <text:p text:style-name="P147"/>
      <text:p text:style-name="P106">// ********** tutorial11 – texture_manager</text:p>
      <text:p text:style-name="P106"><text:soft-page-break/>// ********** tutorial11 – utils.rs</text:p>
      <text:p text:style-name="P100"/>
      <text:p text:style-name="P100"/>
      <text:p text:style-name="P100"/>
      <text:p text:style-name="P100"/>
      <text:p text:style-name="P101">// <text:span text:style-name="T1">*********************************************************************************</text:span></text:p>
      <text:p text:style-name="P102">// ********** tutorial<text:span text:style-name="T35">1</text:span><text:span text:style-name="T44">2</text:span> – main</text:p>
      <text:p text:style-name="P102"/>
      <text:p text:style-name="P102">// ********** tutorial12 – asteroid</text:p>
      <text:p text:style-name="P102"/>
      <text:p text:style-name="P102">// ********** tutorial12 - components</text:p>
      <text:p text:style-name="P148">use specs::prelude::*;</text:p>
      <text:p text:style-name="P148">use specs_derive::Component;</text:p>
      <text:p text:style-name="P148">use vector2d::Vector2D;</text:p>
      <text:p text:style-name="P148"/>
      <text:p text:style-name="P148">#[derive(Component)]</text:p>
      <text:p text:style-name="P148">pub struct Position {</text:p>
      <text:p text:style-name="P148"><text:s text:c="4"/>pub x: f64,</text:p>
      <text:p text:style-name="P148"><text:s text:c="4"/>pub y: f64,</text:p>
      <text:p text:style-name="P148"><text:s text:c="4"/>pub rot: f64,</text:p>
      <text:p text:style-name="P148">}</text:p>
      <text:p text:style-name="P148"/>
      <text:p text:style-name="P148">#[derive(Component)]</text:p>
      <text:p text:style-name="P148">pub struct Renderable {</text:p>
      <text:p text:style-name="P148"><text:s text:c="4"/>pub tex_name: String,</text:p>
      <text:p text:style-name="P148"><text:s text:c="4"/>pub i_w: u32,</text:p>
      <text:p text:style-name="P148"><text:s text:c="4"/>pub i_h: u32,</text:p>
      <text:p text:style-name="P148"><text:s text:c="4"/>pub o_w: u32,</text:p>
      <text:p text:style-name="P148"><text:s text:c="4"/>pub o_h: u32,</text:p>
      <text:p text:style-name="P148"><text:s text:c="4"/>pub frame: u32,</text:p>
      <text:p text:style-name="P148"><text:s text:c="4"/>pub total_frames: u32,</text:p>
      <text:p text:style-name="P148"><text:s text:c="4"/>pub rot: f64,</text:p>
      <text:p text:style-name="P148">}</text:p>
      <text:p text:style-name="P148"/>
      <text:p text:style-name="P148">#[derive(Component)]</text:p>
      <text:p text:style-name="P148">pub struct Player {</text:p>
      <text:p text:style-name="P148"><text:s text:c="4"/>pub impulse: Vector2D&lt;f64&gt;, <text:s text:c="2"/>// The next impulse to add to the speed</text:p>
      <text:p text:style-name="P148"><text:s text:c="4"/>pub cur_speed: Vector2D&lt;f64&gt;, // The current speed of the player</text:p>
      <text:p text:style-name="P148">}</text:p>
      <text:p text:style-name="P148"/>
      <text:p text:style-name="P148">#[derive(Component)]</text:p>
      <text:p text:style-name="P148">pub struct Asteroid {</text:p>
      <text:p text:style-name="P148"><text:s text:c="4"/>pub speed: f64,</text:p>
      <text:p text:style-name="P148"><text:s text:c="4"/>pub rot_speed: f64,</text:p>
      <text:p text:style-name="P148">}</text:p>
      <text:p text:style-name="P148"/>
      <text:p text:style-name="P148">#[derive(Component)]</text:p>
      <text:p text:style-name="P148">pub struct Missile {</text:p>
      <text:p text:style-name="P148"><text:s text:c="4"/>pub speed: f64,</text:p>
      <text:p text:style-name="P148">}</text:p>
      <text:p text:style-name="P148"/>
      <text:p text:style-name="P28">pub struct PendingAsteroid {</text:p>
      <text:p text:style-name="P28"><text:s text:c="4"/>pub x: f64,</text:p>
      <text:p text:style-name="P28"><text:s text:c="4"/>pub y: f64,</text:p>
      <text:p text:style-name="P28"><text:s text:c="4"/>pub rot: f64,</text:p>
      <text:p text:style-name="P28"><text:s text:c="4"/>pub size: u32,</text:p>
      <text:p text:style-name="P28">}</text:p>
      <text:p text:style-name="P148"/>
      <text:p text:style-name="P102">// ********** tutorial12 – game</text:p>
      <text:p text:style-name="P148">use specs::{Builder, Join, World, WorldExt};</text:p>
      <text:p text:style-name="P148">use std::collections::HashMap;</text:p>
      <text:p text:style-name="P148">use vector2d::Vector2D;</text:p>
      <text:p text:style-name="P148"/>
      <text:p text:style-name="P148">use crate::components;</text:p>
      <text:p text:style-name="P148">use crate::utils;</text:p>
      <text:p text:style-name="P148"/>
      <text:p text:style-name="P148">const ROTATION_SPEED: f64 = 1.5;</text:p>
      <text:p text:style-name="P148">const PLAYER_SPEED: f64 = 4.5;</text:p>
      <text:p text:style-name="P148"/>
      <text:p text:style-name="P148">pub fn update(ecs: &amp;mut World, key_manager: &amp;mut HashMap&lt;String, bool&gt;) {</text:p>
      <text:p text:style-name="P148"><text:s text:c="4"/>// Check status of game world</text:p>
      <text:p text:style-name="P148"><text:s text:c="4"/>let mut must_reload_world = false;</text:p>
      <text:p text:style-name="P148"><text:s text:c="4"/>let mut current_player_position = components::Position {</text:p>
      <text:p text:style-name="P148"><text:s text:c="8"/>x: 0.0,</text:p>
      <text:p text:style-name="P148"><text:s text:c="8"/>y: 0.0,</text:p>
      <text:p text:style-name="P148"><text:s text:c="8"/>rot: 0.0,</text:p>
      <text:p text:style-name="P148"><text:s text:c="4"/>};</text:p>
      <text:p text:style-name="P148"><text:s text:c="4"/>{</text:p>
      <text:p text:style-name="P148"><text:s text:c="8"/>let players = ecs.read_storage::&lt;components::Player&gt;();</text:p>
      <text:p text:style-name="P148"><text:s text:c="8"/>let positions = ecs.read_storage::&lt;components::Position&gt;();</text:p>
      <text:p text:style-name="P148"/>
      <text:p text:style-name="P148"><text:s text:c="8"/>for (pos, _player) in (&amp;positions, &amp;players).join() {</text:p>
      <text:p text:style-name="P148"><text:s text:c="12"/>current_player_position.x = pos.x;</text:p>
      <text:p text:style-name="P148"><text:s text:c="12"/>current_player_position.y = pos.y;</text:p>
      <text:p text:style-name="P148"><text:s text:c="8"/>}</text:p>
      <text:p text:style-name="P148"/>
      <text:p text:style-name="P148"><text:s text:c="8"/>if players.join().count() &lt; 1 {</text:p>
      <text:p text:style-name="P148"><text:s text:c="12"/>must_reload_world = true;</text:p>
      <text:p text:style-name="P148"><text:s text:c="8"/>}</text:p>
      <text:p text:style-name="P148"><text:s text:c="4"/>}</text:p>
      <text:p text:style-name="P148"/>
      <text:p text:style-name="P148"><text:s text:c="4"/>if must_reload_world {</text:p>
      <text:p text:style-name="P148"><text:s text:c="8"/>// Remove all of the previous entities so we can start again</text:p>
      <text:p text:style-name="P148"><text:s text:c="8"/>ecs.delete_all();</text:p>
      <text:p text:style-name="P148"><text:s text:c="8"/>// Reset the world to first state</text:p>
      <text:p text:style-name="P148"><text:s text:c="8"/>load_world(ecs);</text:p>
      <text:p text:style-name="P148"><text:s text:c="4"/>}</text:p>
      <text:p text:style-name="P148"/>
      <text:p text:style-name="P148"><text:s text:c="4"/>// Check if all asteroids are missing</text:p>
      <text:p text:style-name="P148"><text:s text:c="4"/>let mut must_create_asteroid = false;</text:p>
      <text:p text:style-name="P148"><text:s text:c="4"/>{</text:p>
      <text:p text:style-name="P148"><text:s text:c="8"/>let asteroids = ecs.read_storage::&lt;components::Asteroid&gt;();</text:p>
      <text:p text:style-name="P148"><text:s text:c="8"/>if asteroids.join().count() &lt; 1 {</text:p>
      <text:p text:style-name="P148"><text:s text:c="12"/>must_create_asteroid = true;</text:p>
      <text:p text:style-name="P148"><text:s text:c="8"/>}</text:p>
      <text:p text:style-name="P148"><text:s text:c="4"/>}</text:p>
      <text:p text:style-name="P148"><text:s text:c="4"/>if must_create_asteroid {</text:p>
      <text:p text:style-name="P148"><text:s text:c="8"/>if current_player_position.x &gt; (crate::GAME_WIDTH / 2).into()</text:p>
      <text:p text:style-name="P148"><text:s text:c="12"/>&amp;&amp; current_player_position.y &lt; (crate::GAME_HEIGHT / 2).into()</text:p>
      <text:p text:style-name="P148"><text:s text:c="8"/>{</text:p>
      <text:p text:style-name="P148"><text:s text:c="12"/>// Player top right</text:p>
      <text:p text:style-name="P148"><text:s text:c="12"/>current_player_position.x = crate::GAME_WIDTH as f64 / 4.0;</text:p>
      <text:p text:style-name="P148"><text:s text:c="12"/>current_player_position.y =</text:p>
      <text:p text:style-name="P148"><text:s text:c="16"/>crate::GAME_HEIGHT as f64 - (crate::GAME_HEIGHT as f64 / 4.0);</text:p>
      <text:p text:style-name="P148"><text:s text:c="12"/>current_player_position.rot = 225.0;</text:p>
      <text:p text:style-name="P148"><text:s text:c="8"/>} else if current_player_position.x &lt; (crate::GAME_WIDTH / 2).into()</text:p>
      <text:p text:style-name="P148"><text:s text:c="12"/>&amp;&amp; current_player_position.y &lt; (crate::GAME_HEIGHT / 2).into()</text:p>
      <text:p text:style-name="P148"><text:soft-page-break/><text:s text:c="8"/>{</text:p>
      <text:p text:style-name="P148"><text:s text:c="12"/>// Player top left</text:p>
      <text:p text:style-name="P148"><text:s text:c="12"/>current_player_position.x = crate::GAME_WIDTH as f64 - (crate::GAME_WIDTH as f64 / 4.0);</text:p>
      <text:p text:style-name="P148"><text:s text:c="12"/>current_player_position.y =</text:p>
      <text:p text:style-name="P148"><text:s text:c="16"/>crate::GAME_HEIGHT as f64 - (crate::GAME_HEIGHT as f64 / 4.0);</text:p>
      <text:p text:style-name="P148"><text:s text:c="12"/>current_player_position.rot = 135.0;</text:p>
      <text:p text:style-name="P148"><text:s text:c="8"/>} else if current_player_position.x &gt; (crate::GAME_WIDTH / 2).into()</text:p>
      <text:p text:style-name="P148"><text:s text:c="12"/>&amp;&amp; current_player_position.y &gt; (crate::GAME_HEIGHT / 2).into()</text:p>
      <text:p text:style-name="P148"><text:s text:c="8"/>{</text:p>
      <text:p text:style-name="P148"><text:s text:c="12"/>// Player bottom right</text:p>
      <text:p text:style-name="P148"><text:s text:c="12"/>current_player_position.x = crate::GAME_WIDTH as f64 / 4.0;</text:p>
      <text:p text:style-name="P148"><text:s text:c="12"/>current_player_position.y = crate::GAME_HEIGHT as f64 / 4.0;</text:p>
      <text:p text:style-name="P148"><text:s text:c="12"/>current_player_position.rot = 315.0;</text:p>
      <text:p text:style-name="P148"><text:s text:c="8"/>} else if current_player_position.x &lt; (crate::GAME_WIDTH / 2).into()</text:p>
      <text:p text:style-name="P148"><text:s text:c="12"/>&amp;&amp; current_player_position.y &gt; (crate::GAME_HEIGHT / 2).into()</text:p>
      <text:p text:style-name="P148"><text:s text:c="8"/>{</text:p>
      <text:p text:style-name="P148"><text:s text:c="12"/>// Player bottom left</text:p>
      <text:p text:style-name="P148"><text:s text:c="12"/>current_player_position.x = crate::GAME_WIDTH as f64 - (crate::GAME_WIDTH as f64 / 4.0);</text:p>
      <text:p text:style-name="P148"><text:s text:c="12"/>current_player_position.y = crate::GAME_HEIGHT as f64 / 4.0;</text:p>
      <text:p text:style-name="P148"><text:s text:c="12"/>current_player_position.rot = 45.0;</text:p>
      <text:p text:style-name="P148"><text:s text:c="8"/>}</text:p>
      <text:p text:style-name="P28"><text:s text:c="8"/>create_asteroid(ecs, current_player_position, 100);</text:p>
      <text:p text:style-name="P148"><text:s text:c="4"/>}</text:p>
      <text:p text:style-name="P148"/>
      <text:p text:style-name="P148"><text:s text:c="4"/>let mut player_pos = components::Position {</text:p>
      <text:p text:style-name="P148"><text:s text:c="8"/>x: 0.0,</text:p>
      <text:p text:style-name="P148"><text:s text:c="8"/>y: 0.0,</text:p>
      <text:p text:style-name="P148"><text:s text:c="8"/>rot: 0.0,</text:p>
      <text:p text:style-name="P148"><text:s text:c="4"/>};</text:p>
      <text:p text:style-name="P148"><text:s text:c="4"/>let mut must_fire_missile = false;</text:p>
      <text:p text:style-name="P148"/>
      <text:p text:style-name="P148"><text:s text:c="4"/>{</text:p>
      <text:p text:style-name="P148"><text:s text:c="8"/>let mut positions = ecs.write_storage::&lt;components::Position&gt;();</text:p>
      <text:p text:style-name="P148"><text:s text:c="8"/>let mut players = ecs.write_storage::&lt;components::Player&gt;();</text:p>
      <text:p text:style-name="P148"><text:s text:c="8"/>let mut renderables = ecs.write_storage::&lt;components::Renderable&gt;();</text:p>
      <text:p text:style-name="P148"/>
      <text:p text:style-name="P148"><text:s text:c="8"/>for (player, pos, renderable) in (&amp;mut players, &amp;mut positions, &amp;mut renderables).join() {</text:p>
      <text:p text:style-name="P148"><text:s text:c="12"/>if crate::utils::is_key_pressed(&amp;key_manager, "D") {</text:p>
      <text:p text:style-name="P148"><text:s text:c="16"/>pos.rot += ROTATION_SPEED;</text:p>
      <text:p text:style-name="P148"><text:s text:c="12"/>}</text:p>
      <text:p text:style-name="P148"><text:s text:c="12"/>if crate::utils::is_key_pressed(&amp;key_manager, "A") {</text:p>
      <text:p text:style-name="P148"><text:s text:c="16"/>pos.rot -= ROTATION_SPEED;</text:p>
      <text:p text:style-name="P148"><text:s text:c="12"/>}</text:p>
      <text:p text:style-name="P148"><text:s text:c="12"/>update_movement(pos, player);</text:p>
      <text:p text:style-name="P148"><text:s text:c="12"/>if crate::utils::is_key_pressed(&amp;key_manager, "W") {</text:p>
      <text:p text:style-name="P148"><text:s text:c="16"/>let radians = pos.rot.to_radians();</text:p>
      <text:p text:style-name="P148"/>
      <text:p text:style-name="P148"><text:s text:c="16"/>let move_x = PLAYER_SPEED * radians.sin();</text:p>
      <text:p text:style-name="P148"><text:s text:c="16"/>let move_y = PLAYER_SPEED * radians.cos();</text:p>
      <text:p text:style-name="P148"><text:s text:c="16"/>let move_vec = Vector2D::&lt;f64&gt;::new(move_x, move_y);</text:p>
      <text:p text:style-name="P148"/>
      <text:p text:style-name="P148"><text:s text:c="16"/>player.impulse += move_vec;</text:p>
      <text:p text:style-name="P148"><text:s text:c="12"/>}</text:p>
      <text:p text:style-name="P148"/>
      <text:p text:style-name="P148"><text:s text:c="12"/>if pos.rot &gt; 360.0 {</text:p>
      <text:p text:style-name="P148"><text:s text:c="16"/>pos.rot -= 360.0;</text:p>
      <text:p text:style-name="P148"><text:s text:c="12"/>}</text:p>
      <text:p text:style-name="P148"><text:s text:c="12"/>if pos.rot &lt; 0.0 {</text:p>
      <text:p text:style-name="P148"><text:s text:c="16"/>pos.rot += 360.0;</text:p>
      <text:p text:style-name="P148"><text:s text:c="12"/>}</text:p>
      <text:p text:style-name="P148"/>
      <text:p text:style-name="P148"><text:s text:c="12"/>if pos.x &gt; crate::GAME_WIDTH.into() {</text:p>
      <text:p text:style-name="P148"><text:s text:c="16"/>pos.x -= crate::GAME_WIDTH as f64;</text:p>
      <text:p text:style-name="P148"><text:s text:c="12"/>}</text:p>
      <text:p text:style-name="P148"><text:s text:c="12"/>if pos.x &lt; 0.0 {</text:p>
      <text:p text:style-name="P148"><text:s text:c="16"/>pos.x += crate::GAME_WIDTH as f64;</text:p>
      <text:p text:style-name="P148"><text:s text:c="12"/>}</text:p>
      <text:p text:style-name="P148"><text:s text:c="12"/>if pos.y &gt; crate::GAME_HEIGHT.into() {</text:p>
      <text:p text:style-name="P148"><text:s text:c="16"/>pos.y -= crate::GAME_HEIGHT as f64;</text:p>
      <text:p text:style-name="P148"><text:s text:c="12"/>}</text:p>
      <text:p text:style-name="P148"><text:s text:c="12"/>if pos.y &lt; 0.0 {</text:p>
      <text:p text:style-name="P148"><text:s text:c="16"/>pos.y += crate::GAME_HEIGHT as f64;</text:p>
      <text:p text:style-name="P148"><text:s text:c="12"/>}</text:p>
      <text:p text:style-name="P148"/>
      <text:p text:style-name="P148"><text:s text:c="12"/>if utils::is_key_pressed(&amp;key_manager, " ") {</text:p>
      <text:p text:style-name="P148"><text:s text:c="16"/>utils::key_up(key_manager, " ".to_string());</text:p>
      <text:p text:style-name="P148"><text:s text:c="16"/>must_fire_missile = true;</text:p>
      <text:p text:style-name="P148"><text:s text:c="16"/>player_pos.x = pos.x;</text:p>
      <text:p text:style-name="P148"><text:s text:c="16"/>player_pos.y = pos.y;</text:p>
      <text:p text:style-name="P148"><text:s text:c="16"/>player_pos.rot = pos.rot;</text:p>
      <text:p text:style-name="P148"><text:s text:c="12"/>}</text:p>
      <text:p text:style-name="P148"/>
      <text:p text:style-name="P148"><text:s text:c="12"/>// Update the graphic to reflect the rotation</text:p>
      <text:p text:style-name="P148"><text:s text:c="12"/>renderable.rot = pos.rot;</text:p>
      <text:p text:style-name="P148"><text:s text:c="8"/>}</text:p>
      <text:p text:style-name="P148"><text:s text:c="4"/>}</text:p>
      <text:p text:style-name="P148"/>
      <text:p text:style-name="P148"><text:s text:c="4"/>if must_fire_missile {</text:p>
      <text:p text:style-name="P148"><text:s text:c="8"/>fire_missile(ecs, player_pos);</text:p>
      <text:p text:style-name="P148"><text:s text:c="4"/>}</text:p>
      <text:p text:style-name="P148">}</text:p>
      <text:p text:style-name="P148"/>
      <text:p text:style-name="P148">const MAX_SPEED: f64 = 3.5;</text:p>
      <text:p text:style-name="P148">const FRICTION: f64 = 0.99;</text:p>
      <text:p text:style-name="P148"/>
      <text:p text:style-name="P148">pub fn update_movement(pos: &amp;mut components::Position, player: &amp;mut components::Player) {</text:p>
      <text:p text:style-name="P148"><text:s text:c="4"/>player.cur_speed *= FRICTION;</text:p>
      <text:p text:style-name="P148"/>
      <text:p text:style-name="P148"><text:s text:c="4"/>player.cur_speed += player.impulse;</text:p>
      <text:p text:style-name="P148"><text:s text:c="4"/>if player.cur_speed.length() &gt; MAX_SPEED {</text:p>
      <text:p text:style-name="P148"><text:s text:c="8"/>player.cur_speed = player.cur_speed.normalise();</text:p>
      <text:p text:style-name="P148"><text:s text:c="8"/>player.cur_speed = player.cur_speed * MAX_SPEED;</text:p>
      <text:p text:style-name="P148"><text:s text:c="4"/>}</text:p>
      <text:p text:style-name="P148"/>
      <text:p text:style-name="P148"><text:s text:c="4"/>pos.x += player.cur_speed.x;</text:p>
      <text:p text:style-name="P148"><text:s text:c="4"/>pos.y -= player.cur_speed.y;</text:p>
      <text:p text:style-name="P148"/>
      <text:p text:style-name="P148"><text:s text:c="4"/>player.impulse = vector2d::Vector2D::new(0.0, 0.0);</text:p>
      <text:p text:style-name="P148">}</text:p>
      <text:p text:style-name="P148"/>
      <text:p text:style-name="P148">pub fn load_world(ecs: &amp;mut World) {</text:p>
      <text:p text:style-name="P148"><text:s text:c="4"/>ecs.create_entity()</text:p>
      <text:p text:style-name="P148"><text:s text:c="8"/>.with(components::Position {</text:p>
      <text:p text:style-name="P148"><text:s text:c="12"/>x: 350.0,</text:p>
      <text:p text:style-name="P148"><text:s text:c="12"/>y: 250.0,</text:p>
      <text:p text:style-name="P148"><text:s text:c="12"/>rot: 0.0,</text:p>
      <text:p text:style-name="P148"><text:s text:c="8"/>})</text:p>
      <text:p text:style-name="P148"><text:soft-page-break/><text:s text:c="8"/>.with(components::Renderable {</text:p>
      <text:p text:style-name="P148"><text:s text:c="12"/>tex_name: String::from("img/space_ship.png"),</text:p>
      <text:p text:style-name="P148"><text:s text:c="12"/>i_w: 100,</text:p>
      <text:p text:style-name="P148"><text:s text:c="12"/>i_h: 100,</text:p>
      <text:p text:style-name="P148"><text:s text:c="12"/>o_w: 50,</text:p>
      <text:p text:style-name="P148"><text:s text:c="12"/>o_h: 50,</text:p>
      <text:p text:style-name="P148"><text:s text:c="12"/>frame: 0,</text:p>
      <text:p text:style-name="P148"><text:s text:c="12"/>total_frames: 1,</text:p>
      <text:p text:style-name="P148"><text:s text:c="12"/>rot: 0.0,</text:p>
      <text:p text:style-name="P148"><text:s text:c="8"/>})</text:p>
      <text:p text:style-name="P148"><text:s text:c="8"/>.with(components::Player {</text:p>
      <text:p text:style-name="P148"><text:s text:c="12"/>impulse: vector2d::Vector2D::new(0.0, 0.0),</text:p>
      <text:p text:style-name="P148"><text:s text:c="12"/>cur_speed: vector2d::Vector2D::new(0.0, 0.0),</text:p>
      <text:p text:style-name="P148"><text:s text:c="8"/>})</text:p>
      <text:p text:style-name="P148"><text:s text:c="8"/>.build();</text:p>
      <text:p text:style-name="P148"><text:s text:c="4"/>create_asteroid(</text:p>
      <text:p text:style-name="P148"><text:s text:c="8"/>ecs,</text:p>
      <text:p text:style-name="P148"><text:s text:c="8"/>components::Position {</text:p>
      <text:p text:style-name="P148"><text:s text:c="12"/>x: 400.0,</text:p>
      <text:p text:style-name="P148"><text:s text:c="12"/>y: 235.0,</text:p>
      <text:p text:style-name="P148"><text:s text:c="12"/>rot: 45.0,</text:p>
      <text:p text:style-name="P148"><text:s text:c="8"/>},</text:p>
      <text:p text:style-name="P28"><text:s text:c="8"/>50,</text:p>
      <text:p text:style-name="P148"><text:s text:c="4"/>);</text:p>
      <text:p text:style-name="P148">}</text:p>
      <text:p text:style-name="P148"/>
      <text:p text:style-name="P28">pub fn create_asteroid(ecs: &amp;mut World, position: components::Position, asteroid_size: u32) {</text:p>
      <text:p text:style-name="P148"><text:s text:c="4"/>ecs.create_entity()</text:p>
      <text:p text:style-name="P148"><text:s text:c="8"/>.with(position)</text:p>
      <text:p text:style-name="P148"><text:s text:c="8"/>.with(components::Renderable {</text:p>
      <text:p text:style-name="P148"><text:s text:c="12"/>tex_name: String::from("img/asteroid.png"),</text:p>
      <text:p text:style-name="P148"><text:s text:c="12"/>i_w: 100,</text:p>
      <text:p text:style-name="P148"><text:s text:c="12"/>i_h: 100,</text:p>
      <text:p text:style-name="P28"><text:s text:c="12"/>o_w: asteroid_size,</text:p>
      <text:p text:style-name="P28"><text:s text:c="12"/>o_h: asteroid_size,</text:p>
      <text:p text:style-name="P148"><text:s text:c="12"/>frame: 0,</text:p>
      <text:p text:style-name="P148"><text:s text:c="12"/>total_frames: 1,</text:p>
      <text:p text:style-name="P148"><text:s text:c="12"/>rot: 0.0,</text:p>
      <text:p text:style-name="P148"><text:s text:c="8"/>})</text:p>
      <text:p text:style-name="P148"><text:s text:c="8"/>.with(crate::components::Asteroid {</text:p>
      <text:p text:style-name="P148"><text:s text:c="12"/>speed: 2.5,</text:p>
      <text:p text:style-name="P148"><text:s text:c="12"/>rot_speed: 0.5,</text:p>
      <text:p text:style-name="P148"><text:s text:c="8"/>})</text:p>
      <text:p text:style-name="P148"><text:s text:c="8"/>.build();</text:p>
      <text:p text:style-name="P148">}</text:p>
      <text:p text:style-name="P148"/>
      <text:p text:style-name="P148">const MAX_MISSILES: usize = 3;</text:p>
      <text:p text:style-name="P148"/>
      <text:p text:style-name="P148">fn fire_missile(ecs: &amp;mut World, position: components::Position) {</text:p>
      <text:p text:style-name="P148"><text:s text:c="4"/>{</text:p>
      <text:p text:style-name="P148"><text:s text:c="8"/>let missiles = ecs.read_storage::&lt;components::Missile&gt;();</text:p>
      <text:p text:style-name="P148"><text:s text:c="8"/>if missiles.count() &gt; MAX_MISSILES - 1 {</text:p>
      <text:p text:style-name="P148"><text:s text:c="12"/>return;</text:p>
      <text:p text:style-name="P148"><text:s text:c="8"/>}</text:p>
      <text:p text:style-name="P148"><text:s text:c="4"/>}</text:p>
      <text:p text:style-name="P148"><text:s text:c="4"/>ecs.create_entity()</text:p>
      <text:p text:style-name="P148"><text:s text:c="8"/>.with(position)</text:p>
      <text:p text:style-name="P148"><text:s text:c="8"/>.with(components::Renderable {</text:p>
      <text:p text:style-name="P148"><text:s text:c="12"/>tex_name: String::from("img/missile.png"),</text:p>
      <text:p text:style-name="P148"><text:s text:c="12"/>i_w: 50,</text:p>
      <text:p text:style-name="P148"><text:s text:c="12"/>i_h: 100,</text:p>
      <text:p text:style-name="P148"><text:s text:c="12"/>o_w: 10,</text:p>
      <text:p text:style-name="P148"><text:s text:c="12"/>o_h: 20,</text:p>
      <text:p text:style-name="P148"><text:s text:c="12"/>frame: 0,</text:p>
      <text:p text:style-name="P148"><text:s text:c="12"/>total_frames: 1,</text:p>
      <text:p text:style-name="P148"><text:s text:c="12"/>rot: 0.0,</text:p>
      <text:p text:style-name="P148"><text:s text:c="8"/>})</text:p>
      <text:p text:style-name="P148"><text:s text:c="8"/>.with(components::Missile { speed: 5.0 })</text:p>
      <text:p text:style-name="P148"><text:s text:c="8"/>.build();</text:p>
      <text:p text:style-name="P148">}</text:p>
      <text:p text:style-name="P148"/>
      <text:p text:style-name="P102">// ********** tutorial12 – missile</text:p>
      <text:p text:style-name="P148">use specs::prelude::*;</text:p>
      <text:p text:style-name="P148">use specs::{Entities, Join};</text:p>
      <text:p text:style-name="P148"/>
      <text:p text:style-name="P148">use crate::components;</text:p>
      <text:p text:style-name="P148"/>
      <text:p text:style-name="P148">pub struct MissileMover;</text:p>
      <text:p text:style-name="P148"/>
      <text:p text:style-name="P148">impl&lt;'a&gt; System&lt;'a&gt; for MissileMover {</text:p>
      <text:p text:style-name="P148"><text:s text:c="4"/>type SystemData = (</text:p>
      <text:p text:style-name="P148"><text:s text:c="8"/>WriteStorage&lt;'a, components::Position&gt;,</text:p>
      <text:p text:style-name="P148"><text:s text:c="8"/>WriteStorage&lt;'a, components::Renderable&gt;,</text:p>
      <text:p text:style-name="P148"><text:s text:c="8"/>ReadStorage&lt;'a, components::Missile&gt;,</text:p>
      <text:p text:style-name="P148"><text:s text:c="8"/>Entities&lt;'a&gt;,</text:p>
      <text:p text:style-name="P148"><text:s text:c="4"/>);</text:p>
      <text:p text:style-name="P148"/>
      <text:p text:style-name="P148"><text:s text:c="4"/>fn run(&amp;mut self, data: Self::SystemData) {</text:p>
      <text:p text:style-name="P148"><text:s text:c="8"/>let (mut positions, mut renderables, missiles, entities) = data;</text:p>
      <text:p text:style-name="P148"/>
      <text:p text:style-name="P148"><text:s text:c="8"/>for (pos, rend, missile, entity) in</text:p>
      <text:p text:style-name="P148"><text:s text:c="12"/>(&amp;mut positions, &amp;mut renderables, &amp;missiles, &amp;entities).join()</text:p>
      <text:p text:style-name="P148"><text:s text:c="8"/>{</text:p>
      <text:p text:style-name="P148"><text:s text:c="12"/>let radian = pos.rot.to_radians();</text:p>
      <text:p text:style-name="P148"/>
      <text:p text:style-name="P148"><text:s text:c="12"/>let move_x = missile.speed * radian.sin();</text:p>
      <text:p text:style-name="P148"><text:s text:c="12"/>let move_y = missile.speed * radian.cos();</text:p>
      <text:p text:style-name="P148"><text:s text:c="12"/>pos.x += move_x;</text:p>
      <text:p text:style-name="P148"><text:s text:c="12"/>pos.y -= move_y;</text:p>
      <text:p text:style-name="P148"><text:s text:c="12"/>if pos.x &gt; crate::GAME_WIDTH.into()</text:p>
      <text:p text:style-name="P148"><text:s text:c="16"/>|| pos.x &lt; 0.0</text:p>
      <text:p text:style-name="P148"><text:s text:c="16"/>|| pos.y &gt; crate::GAME_HEIGHT.into()</text:p>
      <text:p text:style-name="P148"><text:s text:c="16"/>|| pos.y &lt; 0.0</text:p>
      <text:p text:style-name="P148"><text:s text:c="12"/>{</text:p>
      <text:p text:style-name="P148"><text:s text:c="16"/>entities.delete(entity).ok();</text:p>
      <text:p text:style-name="P148"><text:s text:c="12"/>}</text:p>
      <text:p text:style-name="P148"/>
      <text:p text:style-name="P148"><text:s text:c="12"/>rend.rot = pos.rot;</text:p>
      <text:p text:style-name="P148"><text:s text:c="8"/>}</text:p>
      <text:p text:style-name="P148"><text:s text:c="4"/>}</text:p>
      <text:p text:style-name="P148">}</text:p>
      <text:p text:style-name="P148"/>
      <text:p text:style-name="P148">pub struct MissileStriker;</text:p>
      <text:p text:style-name="P148"/>
      <text:p text:style-name="P148">impl&lt;'a&gt; System&lt;'a&gt; for MissileStriker {</text:p>
      <text:p text:style-name="P148"><text:s text:c="4"/>type SystemData = (</text:p>
      <text:p text:style-name="P148"><text:soft-page-break/><text:s text:c="8"/>WriteStorage&lt;'a, components::Position&gt;,</text:p>
      <text:p text:style-name="P148"><text:s text:c="8"/>WriteStorage&lt;'a, components::Renderable&gt;,</text:p>
      <text:p text:style-name="P148"><text:s text:c="8"/>WriteStorage&lt;'a, components::Missile&gt;,</text:p>
      <text:p text:style-name="P148"><text:s text:c="8"/>WriteStorage&lt;'a, components::Asteroid&gt;,</text:p>
      <text:p text:style-name="P148"><text:s text:c="8"/>WriteStorage&lt;'a, components::Player&gt;,</text:p>
      <text:p text:style-name="P148"><text:s text:c="8"/>Entities&lt;'a&gt;,</text:p>
      <text:p text:style-name="P148"><text:s text:c="4"/>);</text:p>
      <text:p text:style-name="P148"/>
      <text:p text:style-name="P148"><text:s text:c="4"/>fn run(&amp;mut self, data: Self::SystemData) {</text:p>
      <text:p text:style-name="P148"><text:s text:c="8"/>let (positions, rends, missiles, asteroids, _players, entities) = &amp;data;</text:p>
      <text:p text:style-name="P28"><text:s text:c="8"/>let mut asteroid_creation = Vec::&lt;components::PendingAsteroid&gt;::new();</text:p>
      <text:p text:style-name="P148"/>
      <text:p text:style-name="P148"><text:s text:c="8"/>for (missile_pos, _, _, missile_entity) in (positions, rends, missiles, entities).join() {</text:p>
      <text:p text:style-name="P148"><text:s text:c="12"/>for (asteroid_pos, asteroid_rend, _, asteroid_entity) in</text:p>
      <text:p text:style-name="P148"><text:s text:c="16"/>(positions, rends, asteroids, entities).join()</text:p>
      <text:p text:style-name="P148"><text:s text:c="12"/>{</text:p>
      <text:p text:style-name="P148"><text:s text:c="16"/>let diff_x: f64 = (missile_pos.x - asteroid_pos.x).abs();</text:p>
      <text:p text:style-name="P148"><text:s text:c="16"/>let diff_y: f64 = (missile_pos.y - asteroid_pos.y).abs();</text:p>
      <text:p text:style-name="P148"><text:s text:c="16"/>let hyp: f64 = ((diff_x * diff_x) + (diff_y * diff_y)).sqrt();</text:p>
      <text:p text:style-name="P148"><text:s text:c="16"/>if hyp &lt; asteroid_rend.o_w as f64 / 2.0 {</text:p>
      <text:p text:style-name="P148"><text:s text:c="20"/>entities.delete(missile_entity).ok();</text:p>
      <text:p text:style-name="P148"><text:s text:c="20"/>entities.delete(asteroid_entity).ok();</text:p>
      <text:p text:style-name="P28"><text:s text:c="20"/>let new_size = asteroid_rend.o_w / 2;</text:p>
      <text:p text:style-name="P28"><text:s text:c="20"/>if new_size &gt;= 25 {</text:p>
      <text:p text:style-name="P28"><text:s text:c="24"/>asteroid_creation.push(components::PendingAsteroid {</text:p>
      <text:p text:style-name="P28"><text:s text:c="28"/>x: asteroid_pos.x,</text:p>
      <text:p text:style-name="P28"><text:s text:c="28"/>y: asteroid_pos.y,</text:p>
      <text:p text:style-name="P28"><text:s text:c="28"/>rot: asteroid_pos.rot - 90.0,</text:p>
      <text:p text:style-name="P28"><text:s text:c="28"/>size: new_size,</text:p>
      <text:p text:style-name="P28"><text:s text:c="24"/>});</text:p>
      <text:p text:style-name="P28"><text:s text:c="24"/>asteroid_creation.push(components::PendingAsteroid {</text:p>
      <text:p text:style-name="P28"><text:s text:c="28"/>x: asteroid_pos.x,</text:p>
      <text:p text:style-name="P28"><text:s text:c="28"/>y: asteroid_pos.y,</text:p>
      <text:p text:style-name="P28"><text:s text:c="28"/>rot: asteroid_pos.rot + 90.0,</text:p>
      <text:p text:style-name="P28"><text:s text:c="28"/>size: new_size,</text:p>
      <text:p text:style-name="P28"><text:s text:c="24"/>});</text:p>
      <text:p text:style-name="P28"><text:s text:c="20"/>}</text:p>
      <text:p text:style-name="P148"><text:s text:c="16"/>}</text:p>
      <text:p text:style-name="P148"><text:s text:c="12"/>}</text:p>
      <text:p text:style-name="P148"><text:s text:c="8"/>}</text:p>
      <text:p text:style-name="P148"/>
      <text:p text:style-name="P28"><text:s text:c="8"/>let (mut positions, mut rends, _, mut asteroids, _, entities) = data;</text:p>
      <text:p text:style-name="P28"><text:s text:c="8"/>for new_asteroid in asteroid_creation {</text:p>
      <text:p text:style-name="P28"><text:s text:c="12"/>let new_ast = entities.create();</text:p>
      <text:p text:style-name="P28"><text:s text:c="12"/>positions</text:p>
      <text:p text:style-name="P28"><text:s text:c="16"/>.insert(</text:p>
      <text:p text:style-name="P28"><text:s text:c="20"/>new_ast,</text:p>
      <text:p text:style-name="P28"><text:s text:c="20"/>components::Position {</text:p>
      <text:p text:style-name="P28"><text:s text:c="24"/>x: new_asteroid.x,</text:p>
      <text:p text:style-name="P28"><text:s text:c="24"/>y: new_asteroid.y,</text:p>
      <text:p text:style-name="P28"><text:s text:c="24"/>rot: new_asteroid.rot,</text:p>
      <text:p text:style-name="P28"><text:s text:c="20"/>},</text:p>
      <text:p text:style-name="P28"><text:s text:c="16"/>)</text:p>
      <text:p text:style-name="P28"><text:s text:c="16"/>.ok();</text:p>
      <text:p text:style-name="P28"><text:s text:c="12"/>asteroids</text:p>
      <text:p text:style-name="P28"><text:s text:c="16"/>.insert(</text:p>
      <text:p text:style-name="P28"><text:s text:c="20"/>new_ast,</text:p>
      <text:p text:style-name="P28"><text:s text:c="20"/>components::Asteroid {</text:p>
      <text:p text:style-name="P28"><text:s text:c="24"/>speed: 2.5,</text:p>
      <text:p text:style-name="P28"><text:s text:c="24"/>rot_speed: 0.5,</text:p>
      <text:p text:style-name="P28"><text:s text:c="20"/>},</text:p>
      <text:p text:style-name="P28"><text:s text:c="16"/>)</text:p>
      <text:p text:style-name="P28"><text:s text:c="16"/>.ok();</text:p>
      <text:p text:style-name="P28"><text:s text:c="12"/>rends</text:p>
      <text:p text:style-name="P28"><text:s text:c="16"/>.insert(</text:p>
      <text:p text:style-name="P28"><text:s text:c="20"/>new_ast,</text:p>
      <text:p text:style-name="P28"><text:s text:c="20"/>components::Renderable {</text:p>
      <text:p text:style-name="P28"><text:s text:c="24"/>tex_name: String::from("img/asteroid.png"),</text:p>
      <text:p text:style-name="P28"><text:s text:c="24"/>i_w: 100,</text:p>
      <text:p text:style-name="P28"><text:s text:c="24"/>i_h: 100,</text:p>
      <text:p text:style-name="P28"><text:s text:c="24"/>o_w: new_asteroid.size,</text:p>
      <text:p text:style-name="P28"><text:s text:c="24"/>o_h: new_asteroid.size,</text:p>
      <text:p text:style-name="P28"><text:s text:c="24"/>frame: 0,</text:p>
      <text:p text:style-name="P28"><text:s text:c="24"/>total_frames: 1,</text:p>
      <text:p text:style-name="P28"><text:s text:c="24"/>rot: 0.0,</text:p>
      <text:p text:style-name="P28"><text:s text:c="20"/>},</text:p>
      <text:p text:style-name="P28"><text:s text:c="16"/>)</text:p>
      <text:p text:style-name="P28"><text:s text:c="16"/>.ok();</text:p>
      <text:p text:style-name="P28"><text:s text:c="8"/>}</text:p>
      <text:p text:style-name="P148"><text:s text:c="4"/>}</text:p>
      <text:p text:style-name="P148">}</text:p>
      <text:p text:style-name="P148"/>
      <text:p text:style-name="P102">// ********** tutorial12 – texture_manager</text:p>
      <text:p text:style-name="P102"/>
      <text:p text:style-name="P102">// ********** tutorial12 – utils</text:p>
      <text:p text:style-name="P102"/>
      <text:p text:style-name="P102"/>
      <text:p text:style-name="P103">// <text:span text:style-name="T1">*********************************************************************************</text:span></text:p>
      <text:p text:style-name="P104">// ********** tutorial<text:span text:style-name="T35">1</text:span><text:span text:style-name="T45">3</text:span> – main</text:p>
      <text:p text:style-name="P149">use sdl2::event::Event;</text:p>
      <text:p text:style-name="P149">use sdl2::keyboard::Keycode;</text:p>
      <text:p text:style-name="P149">use sdl2::pixels::Color;</text:p>
      <text:p text:style-name="P149">use sdl2::render::{TextureCreator, WindowCanvas};</text:p>
      <text:p text:style-name="P149">use sdl2::video::WindowContext;</text:p>
      <text:p text:style-name="P149"/>
      <text:p text:style-name="P149">use sdl2::rect::Point;</text:p>
      <text:p text:style-name="P149">use sdl2::rect::Rect;</text:p>
      <text:p text:style-name="P149"/>
      <text:p text:style-name="P149">use specs::{DispatcherBuilder, Join, World, WorldExt};</text:p>
      <text:p text:style-name="P149"/>
      <text:p text:style-name="P149">use std::collections::HashMap;</text:p>
      <text:p text:style-name="P149">use std::path::Path;</text:p>
      <text:p text:style-name="P149">use std::time::Duration;</text:p>
      <text:p text:style-name="P149"/>
      <text:p text:style-name="P149">pub mod asteroid;</text:p>
      <text:p text:style-name="P149">pub mod components;</text:p>
      <text:p text:style-name="P149">pub mod game;</text:p>
      <text:p text:style-name="P149">pub mod missile;</text:p>
      <text:p text:style-name="P149">pub mod texture_manager;</text:p>
      <text:p text:style-name="P149">pub mod utils;</text:p>
      <text:p text:style-name="P149"/>
      <text:p text:style-name="P149">const GAME_WIDTH: u32 = 800;</text:p>
      <text:p text:style-name="P149">const GAME_HEIGHT: u32 = 600;</text:p>
      <text:p text:style-name="P149"/>
      <text:p text:style-name="P149">fn render(</text:p>
      <text:p text:style-name="P149"><text:s text:c="4"/>canvas: &amp;mut WindowCanvas,</text:p>
      <text:p text:style-name="P149"><text:s text:c="4"/>texture_manager: &amp;mut texture_manager::TextureManager&lt;WindowContext&gt;,</text:p>
      <text:p text:style-name="P29"><text:s text:c="4"/>texture_creator: &amp;TextureCreator&lt;WindowContext&gt;,</text:p>
      <text:p text:style-name="P29"><text:s text:c="4"/>font: &amp;sdl2::ttf::Font,</text:p>
      <text:p text:style-name="P149"><text:s text:c="4"/>ecs: &amp;World,</text:p>
      <text:p text:style-name="P149">) -&gt; Result&lt;(), String&gt; {</text:p>
      <text:p text:style-name="P149"><text:s text:c="4"/>//</text:p>
      <text:p text:style-name="P149"><text:s text:c="4"/>let color = Color::RGB(0, 0, 0);</text:p>
      <text:p text:style-name="P149"><text:s text:c="4"/>canvas.set_draw_color(color);</text:p>
      <text:p text:style-name="P149"><text:s text:c="4"/>canvas.clear();</text:p>
      <text:p text:style-name="P149"/>
      <text:p text:style-name="P149"><text:s text:c="4"/>let positions = ecs.read_storage::&lt;components::Position&gt;();</text:p>
      <text:p text:style-name="P149"><text:s text:c="4"/>let renderables = ecs.read_storage::&lt;components::Renderable&gt;();</text:p>
      <text:p text:style-name="P149"/>
      <text:p text:style-name="P149"><text:s text:c="4"/>for (renderable, pos) in (&amp;renderables, &amp;positions).join() {</text:p>
      <text:p text:style-name="P149"><text:s text:c="8"/>let src = Rect::new(0, 0, renderable.i_w, renderable.i_h);</text:p>
      <text:p text:style-name="P149"><text:s text:c="8"/>let x: i32 = pos.x as i32;</text:p>
      <text:p text:style-name="P149"><text:s text:c="8"/>let y: i32 = pos.y as i32;</text:p>
      <text:p text:style-name="P149"><text:s text:c="8"/>let dest = Rect::new(</text:p>
      <text:p text:style-name="P149"><text:s text:c="12"/>x - ((renderable.o_w / 2) as i32),</text:p>
      <text:p text:style-name="P149"><text:s text:c="12"/>y - ((renderable.o_h / 2) as i32),</text:p>
      <text:p text:style-name="P149"><text:s text:c="12"/>renderable.o_w,</text:p>
      <text:p text:style-name="P149"><text:s text:c="12"/>renderable.o_h,</text:p>
      <text:p text:style-name="P149"><text:s text:c="8"/>);</text:p>
      <text:p text:style-name="P149"/>
      <text:p text:style-name="P149"><text:s text:c="8"/>let center = Point::new((renderable.o_w / 2) as i32, (renderable.o_h / 2) as i32);</text:p>
      <text:p text:style-name="P149"><text:s text:c="8"/>let texture = texture_manager.load(&amp;renderable.tex_name)?;</text:p>
      <text:p text:style-name="P149"><text:s text:c="8"/>canvas.copy_ex(</text:p>
      <text:p text:style-name="P149"><text:s text:c="12"/>&amp;texture,</text:p>
      <text:p text:style-name="P149"><text:s text:c="12"/>src, <text:s text:c="11"/>//source rect</text:p>
      <text:p text:style-name="P149"><text:s text:c="12"/>dest, <text:s text:c="10"/>// dest rect</text:p>
      <text:p text:style-name="P149"><text:s text:c="12"/>renderable.rot, // angle</text:p>
      <text:p text:style-name="P149"><text:s text:c="12"/>center, <text:s text:c="8"/>// center</text:p>
      <text:p text:style-name="P149"><text:s text:c="12"/>false, <text:s text:c="9"/>// flip horizontal</text:p>
      <text:p text:style-name="P149"><text:s text:c="12"/>false, <text:s text:c="9"/>// flip vertical</text:p>
      <text:p text:style-name="P149"><text:s text:c="8"/>)?;</text:p>
      <text:p text:style-name="P149"><text:s text:c="4"/>}</text:p>
      <text:p text:style-name="P149"/>
      <text:p text:style-name="P29"><text:s text:c="4"/>let gamedatas = ecs.read_storage::&lt;components::GameData&gt;();</text:p>
      <text:p text:style-name="P29"><text:s text:c="4"/>for gamedata in (gamedatas).join() {</text:p>
      <text:p text:style-name="P29"><text:s text:c="8"/>// Show Score</text:p>
      <text:p text:style-name="P29"><text:s text:c="8"/>let score: String = "Score: ".to_string() + &amp;gamedata.score.to_string();</text:p>
      <text:p text:style-name="P29"><text:s text:c="8"/>let surface = font</text:p>
      <text:p text:style-name="P29"><text:s text:c="12"/>.render(&amp;score)</text:p>
      <text:p text:style-name="P29"><text:s text:c="12"/>.blended(Color::RGBA(255, 0, 0, 128))</text:p>
      <text:p text:style-name="P29"><text:s text:c="12"/>.map_err(|e| e.to_string())?;</text:p>
      <text:p text:style-name="P29"><text:s text:c="8"/>let texture = texture_creator</text:p>
      <text:p text:style-name="P29"><text:s text:c="12"/>.create_texture_from_surface(&amp;surface)</text:p>
      <text:p text:style-name="P29"><text:s text:c="12"/>.map_err(|e| e.to_string())?;</text:p>
      <text:p text:style-name="P29"/>
      <text:p text:style-name="P29"><text:s text:c="8"/>let target = Rect::new(10 as i32, 0 as i32, 100 as u32, 50 as u32);</text:p>
      <text:p text:style-name="P29"><text:s text:c="8"/>canvas.copy(&amp;texture, None, Some(target))?;</text:p>
      <text:p text:style-name="P29"><text:s text:c="4"/>}</text:p>
      <text:p text:style-name="P149"/>
      <text:p text:style-name="P149"><text:s text:c="4"/>canvas.present();</text:p>
      <text:p text:style-name="P149"><text:s text:c="4"/>Ok(())</text:p>
      <text:p text:style-name="P149">}</text:p>
      <text:p text:style-name="P149"/>
      <text:p text:style-name="P149">struct State {</text:p>
      <text:p text:style-name="P149"><text:s text:c="4"/>ecs: World,</text:p>
      <text:p text:style-name="P149">}</text:p>
      <text:p text:style-name="P149"/>
      <text:p text:style-name="P149">fn main() -&gt; Result&lt;(), String&gt; {</text:p>
      <text:p text:style-name="P149"><text:s text:c="4"/>println!("Starting Rusteroids");</text:p>
      <text:p text:style-name="P149"/>
      <text:p text:style-name="P149"><text:s text:c="4"/>let sdl_context = sdl2::init()?;</text:p>
      <text:p text:style-name="P149"><text:s text:c="4"/>let video_subsystem = sdl_context.video()?;</text:p>
      <text:p text:style-name="P149"/>
      <text:p text:style-name="P149"><text:s text:c="4"/>let window = video_subsystem</text:p>
      <text:p text:style-name="P149"><text:s text:c="8"/>.window("Rusteroids", GAME_WIDTH, GAME_HEIGHT)</text:p>
      <text:p text:style-name="P149"><text:s text:c="8"/>.position_centered()</text:p>
      <text:p text:style-name="P149"><text:s text:c="8"/>.build()</text:p>
      <text:p text:style-name="P149"><text:s text:c="8"/>.expect("could not initialize video subsystem");</text:p>
      <text:p text:style-name="P149"/>
      <text:p text:style-name="P149"><text:s text:c="4"/>let mut canvas = window</text:p>
      <text:p text:style-name="P149"><text:s text:c="8"/>.into_canvas()</text:p>
      <text:p text:style-name="P149"><text:s text:c="8"/>.build()</text:p>
      <text:p text:style-name="P149"><text:s text:c="8"/>.expect("could not make a canvas");</text:p>
      <text:p text:style-name="P149"/>
      <text:p text:style-name="P149"><text:s text:c="4"/>let texture_creator = canvas.texture_creator();</text:p>
      <text:p text:style-name="P149"><text:s text:c="4"/>let mut tex_man = texture_manager::TextureManager::new(&amp;texture_creator);</text:p>
      <text:p text:style-name="P149"/>
      <text:p text:style-name="P149"><text:s text:c="4"/>// Load the images before the main loop so we don't try and load during gameplay</text:p>
      <text:p text:style-name="P149"><text:s text:c="4"/>tex_man.load("img/space_ship.png")?;</text:p>
      <text:p text:style-name="P149"><text:s text:c="4"/>tex_man.load("img/asteroid.png")?;</text:p>
      <text:p text:style-name="P149"><text:soft-page-break/><text:s text:c="4"/>tex_man.load("img/missile.png")?;</text:p>
      <text:p text:style-name="P149"/>
      <text:p text:style-name="P149"><text:s text:c="4"/>// Prepare fonts</text:p>
      <text:p text:style-name="P149"><text:s text:c="4"/>let ttf_context = sdl2::ttf::init().map_err(|e| e.to_string())?;</text:p>
      <text:p text:style-name="P149"><text:s text:c="4"/>let font_path: &amp;Path = Path::new(&amp;"fonts/OpenSans-Bold.ttf");</text:p>
      <text:p text:style-name="P149"><text:s text:c="4"/>let mut font = ttf_context.load_font(font_path, 128)?;</text:p>
      <text:p text:style-name="P149"><text:s text:c="4"/>font.set_style(sdl2::ttf::FontStyle::BOLD);</text:p>
      <text:p text:style-name="P149"/>
      <text:p text:style-name="P149"><text:s text:c="4"/>let mut event_pump = sdl_context.event_pump()?;</text:p>
      <text:p text:style-name="P149"><text:s text:c="4"/>let mut key_manager: HashMap&lt;String, bool&gt; = HashMap::new();</text:p>
      <text:p text:style-name="P149"/>
      <text:p text:style-name="P149"><text:s text:c="4"/>let mut gs = State { ecs: World::new() };</text:p>
      <text:p text:style-name="P149"><text:s text:c="4"/>gs.ecs.register::&lt;components::Position&gt;();</text:p>
      <text:p text:style-name="P149"><text:s text:c="4"/>gs.ecs.register::&lt;components::Renderable&gt;();</text:p>
      <text:p text:style-name="P149"><text:s text:c="4"/>gs.ecs.register::&lt;components::Player&gt;();</text:p>
      <text:p text:style-name="P149"><text:s text:c="4"/>gs.ecs.register::&lt;components::Asteroid&gt;();</text:p>
      <text:p text:style-name="P149"><text:s text:c="4"/>gs.ecs.register::&lt;components::Missile&gt;();</text:p>
      <text:p text:style-name="P29"><text:s text:c="4"/>gs.ecs.register::&lt;components::GameData&gt;();</text:p>
      <text:p text:style-name="P149"/>
      <text:p text:style-name="P149"><text:s text:c="4"/>let mut dispatcher = DispatcherBuilder::new()</text:p>
      <text:p text:style-name="P149"><text:s text:c="8"/>.with(asteroid::AsteroidMover, "asteroid_mover", &amp;[])</text:p>
      <text:p text:style-name="P149"><text:s text:c="8"/>.with(asteroid::AsteroidCollider, "asteroid_collider", &amp;[])</text:p>
      <text:p text:style-name="P149"><text:s text:c="8"/>.with(missile::MissileMover, "missile_mover", &amp;[])</text:p>
      <text:p text:style-name="P149"><text:s text:c="8"/>.with(missile::MissileStriker, "missile_striker", &amp;[])</text:p>
      <text:p text:style-name="P149"><text:s text:c="8"/>.build();</text:p>
      <text:p text:style-name="P149"/>
      <text:p text:style-name="P149"><text:s text:c="4"/>game::load_world(&amp;mut gs.ecs);</text:p>
      <text:p text:style-name="P149"/>
      <text:p text:style-name="P149"><text:s text:c="4"/>'running: loop {</text:p>
      <text:p text:style-name="P149"><text:s text:c="8"/>// Handle events</text:p>
      <text:p text:style-name="P149"><text:s text:c="8"/>for event in event_pump.poll_iter() {</text:p>
      <text:p text:style-name="P149"><text:s text:c="12"/>match event {</text:p>
      <text:p text:style-name="P149"><text:s text:c="16"/>Event::Quit { .. } =&gt; {</text:p>
      <text:p text:style-name="P149"><text:s text:c="20"/>break 'running;</text:p>
      <text:p text:style-name="P149"><text:s text:c="16"/>}</text:p>
      <text:p text:style-name="P149"><text:s text:c="16"/>Event::KeyDown {</text:p>
      <text:p text:style-name="P149"><text:s text:c="20"/>keycode: Some(Keycode::Escape),</text:p>
      <text:p text:style-name="P149"><text:s text:c="20"/>..</text:p>
      <text:p text:style-name="P149"><text:s text:c="16"/>} =&gt; {</text:p>
      <text:p text:style-name="P149"><text:s text:c="20"/>break 'running;</text:p>
      <text:p text:style-name="P149"><text:s text:c="16"/>}</text:p>
      <text:p text:style-name="P149"><text:s text:c="16"/>Event::KeyDown {</text:p>
      <text:p text:style-name="P149"><text:s text:c="20"/>keycode: Some(Keycode::Space),</text:p>
      <text:p text:style-name="P149"><text:s text:c="20"/>..</text:p>
      <text:p text:style-name="P149"><text:s text:c="16"/>} =&gt; {</text:p>
      <text:p text:style-name="P149"><text:s text:c="20"/>utils::key_down(&amp;mut key_manager, " ".to_string());</text:p>
      <text:p text:style-name="P149"><text:s text:c="16"/>}</text:p>
      <text:p text:style-name="P149"><text:s text:c="16"/>Event::KeyUp {</text:p>
      <text:p text:style-name="P149"><text:s text:c="20"/>keycode: Some(Keycode::Space),</text:p>
      <text:p text:style-name="P149"><text:s text:c="20"/>..</text:p>
      <text:p text:style-name="P149"><text:s text:c="16"/>} =&gt; {</text:p>
      <text:p text:style-name="P149"><text:s text:c="20"/>utils::key_up(&amp;mut key_manager, " ".to_string());</text:p>
      <text:p text:style-name="P149"><text:s text:c="16"/>}</text:p>
      <text:p text:style-name="P149"><text:s text:c="16"/>Event::KeyDown { keycode, .. } =&gt; match keycode {</text:p>
      <text:p text:style-name="P149"><text:s text:c="20"/>None =&gt; {}</text:p>
      <text:p text:style-name="P149"><text:s text:c="20"/>Some(key) =&gt; {</text:p>
      <text:p text:style-name="P149"><text:s text:c="24"/>utils::key_down(&amp;mut key_manager, key.to_string());</text:p>
      <text:p text:style-name="P149"><text:s text:c="20"/>}</text:p>
      <text:p text:style-name="P149"><text:s text:c="16"/>},</text:p>
      <text:p text:style-name="P149"><text:s text:c="16"/>Event::KeyUp { keycode, .. } =&gt; match keycode {</text:p>
      <text:p text:style-name="P149"><text:s text:c="20"/>None =&gt; {}</text:p>
      <text:p text:style-name="P149"><text:s text:c="20"/>Some(key) =&gt; {</text:p>
      <text:p text:style-name="P149"><text:s text:c="24"/>utils::key_up(&amp;mut key_manager, key.to_string());</text:p>
      <text:p text:style-name="P149"><text:s text:c="20"/>}</text:p>
      <text:p text:style-name="P149"><text:s text:c="16"/>},</text:p>
      <text:p text:style-name="P149"><text:s text:c="16"/>_ =&gt; {}</text:p>
      <text:p text:style-name="P149"><text:s text:c="12"/>}</text:p>
      <text:p text:style-name="P149"><text:s text:c="8"/>}</text:p>
      <text:p text:style-name="P149"/>
      <text:p text:style-name="P149"><text:s text:c="8"/>game::update(&amp;mut gs.ecs, &amp;mut key_manager);</text:p>
      <text:p text:style-name="P149"><text:s text:c="8"/>dispatcher.dispatch(&amp;gs.ecs);</text:p>
      <text:p text:style-name="P149"><text:s text:c="8"/>gs.ecs.maintain();</text:p>
      <text:p text:style-name="P149"><text:s text:c="8"/>render(&amp;mut canvas, &amp;mut tex_man, &amp;texture_creator, &amp;font, &amp;gs.ecs)?;</text:p>
      <text:p text:style-name="P149"/>
      <text:p text:style-name="P149"><text:s text:c="8"/>// Time management</text:p>
      <text:p text:style-name="P149"><text:s text:c="8"/>::std::thread::sleep(Duration::new(0, 1_000_000_000u32 / 60));</text:p>
      <text:p text:style-name="P149"><text:s text:c="4"/>}</text:p>
      <text:p text:style-name="P149"/>
      <text:p text:style-name="P149"><text:s text:c="4"/>Ok(())</text:p>
      <text:p text:style-name="P149">}</text:p>
      <text:p text:style-name="P149"/>
      <text:p text:style-name="P104">// ********** tutorial13 – asteroid</text:p>
      <text:p text:style-name="P104"/>
      <text:p text:style-name="P104">// ********** tutorial13 - components</text:p>
      <text:p text:style-name="P149">use specs::prelude::*;</text:p>
      <text:p text:style-name="P149">use specs_derive::Component;</text:p>
      <text:p text:style-name="P149">use vector2d::Vector2D;</text:p>
      <text:p text:style-name="P149"/>
      <text:p text:style-name="P149">#[derive(Component)]</text:p>
      <text:p text:style-name="P149">pub struct Position {</text:p>
      <text:p text:style-name="P149"><text:s text:c="4"/>pub x: f64,</text:p>
      <text:p text:style-name="P149"><text:s text:c="4"/>pub y: f64,</text:p>
      <text:p text:style-name="P149"><text:s text:c="4"/>pub rot: f64,</text:p>
      <text:p text:style-name="P149">}</text:p>
      <text:p text:style-name="P149"/>
      <text:p text:style-name="P149">#[derive(Component)]</text:p>
      <text:p text:style-name="P149">pub struct Renderable {</text:p>
      <text:p text:style-name="P149"><text:s text:c="4"/>pub tex_name: String,</text:p>
      <text:p text:style-name="P149"><text:s text:c="4"/>pub i_w: u32,</text:p>
      <text:p text:style-name="P149"><text:s text:c="4"/>pub i_h: u32,</text:p>
      <text:p text:style-name="P149"><text:s text:c="4"/>pub o_w: u32,</text:p>
      <text:p text:style-name="P149"><text:s text:c="4"/>pub o_h: u32,</text:p>
      <text:p text:style-name="P149"><text:s text:c="4"/>pub frame: u32,</text:p>
      <text:p text:style-name="P149"><text:s text:c="4"/>pub total_frames: u32,</text:p>
      <text:p text:style-name="P149"><text:s text:c="4"/>pub rot: f64,</text:p>
      <text:p text:style-name="P149">}</text:p>
      <text:p text:style-name="P149"/>
      <text:p text:style-name="P149">#[derive(Component)]</text:p>
      <text:p text:style-name="P149">pub struct Player {</text:p>
      <text:p text:style-name="P149"><text:s text:c="4"/>pub impulse: Vector2D&lt;f64&gt;, <text:s text:c="2"/>// The next impulse to add to the speed</text:p>
      <text:p text:style-name="P149"><text:s text:c="4"/>pub cur_speed: Vector2D&lt;f64&gt;, // The current speed of the player</text:p>
      <text:p text:style-name="P149">}</text:p>
      <text:p text:style-name="P149"/>
      <text:p text:style-name="P149">#[derive(Component)]</text:p>
      <text:p text:style-name="P149">pub struct Asteroid {</text:p>
      <text:p text:style-name="P149"><text:soft-page-break/><text:s text:c="4"/>pub speed: f64,</text:p>
      <text:p text:style-name="P149"><text:s text:c="4"/>pub rot_speed: f64,</text:p>
      <text:p text:style-name="P149">}</text:p>
      <text:p text:style-name="P149"/>
      <text:p text:style-name="P149">#[derive(Component)]</text:p>
      <text:p text:style-name="P149">pub struct Missile {</text:p>
      <text:p text:style-name="P149"><text:s text:c="4"/>pub speed: f64,</text:p>
      <text:p text:style-name="P149">}</text:p>
      <text:p text:style-name="P149"/>
      <text:p text:style-name="P149">pub struct PendingAsteroid {</text:p>
      <text:p text:style-name="P149"><text:s text:c="4"/>pub x: f64,</text:p>
      <text:p text:style-name="P149"><text:s text:c="4"/>pub y: f64,</text:p>
      <text:p text:style-name="P149"><text:s text:c="4"/>pub rot: f64,</text:p>
      <text:p text:style-name="P149"><text:s text:c="4"/>pub size: u32,</text:p>
      <text:p text:style-name="P149">}</text:p>
      <text:p text:style-name="P149"/>
      <text:p text:style-name="P29">#[derive(Component)]</text:p>
      <text:p text:style-name="P29">pub struct GameData {</text:p>
      <text:p text:style-name="P29"><text:s text:c="4"/>pub score: u32,</text:p>
      <text:p text:style-name="P29">}</text:p>
      <text:p text:style-name="P149"/>
      <text:p text:style-name="P104">// ********** tutorial13 - game</text:p>
      <text:p text:style-name="P149">use specs::{Builder, Join, World, WorldExt};</text:p>
      <text:p text:style-name="P149">use std::collections::HashMap;</text:p>
      <text:p text:style-name="P149">use vector2d::Vector2D;</text:p>
      <text:p text:style-name="P149"/>
      <text:p text:style-name="P149">use crate::components;</text:p>
      <text:p text:style-name="P149">use crate::utils;</text:p>
      <text:p text:style-name="P149"/>
      <text:p text:style-name="P149">const ROTATION_SPEED: f64 = 1.5;</text:p>
      <text:p text:style-name="P149">const PLAYER_SPEED: f64 = 4.5;</text:p>
      <text:p text:style-name="P149"/>
      <text:p text:style-name="P149">pub fn update(ecs: &amp;mut World, key_manager: &amp;mut HashMap&lt;String, bool&gt;) {</text:p>
      <text:p text:style-name="P149"><text:s text:c="4"/>// Check status of game world</text:p>
      <text:p text:style-name="P149"><text:s text:c="4"/>let mut must_reload_world = false;</text:p>
      <text:p text:style-name="P149"><text:s text:c="4"/>let mut current_player_position = components::Position {</text:p>
      <text:p text:style-name="P149"><text:s text:c="8"/>x: 0.0,</text:p>
      <text:p text:style-name="P149"><text:s text:c="8"/>y: 0.0,</text:p>
      <text:p text:style-name="P149"><text:s text:c="8"/>rot: 0.0,</text:p>
      <text:p text:style-name="P149"><text:s text:c="4"/>};</text:p>
      <text:p text:style-name="P149"><text:s text:c="4"/>{</text:p>
      <text:p text:style-name="P149"><text:s text:c="8"/>let players = ecs.read_storage::&lt;components::Player&gt;();</text:p>
      <text:p text:style-name="P149"><text:s text:c="8"/>let positions = ecs.read_storage::&lt;components::Position&gt;();</text:p>
      <text:p text:style-name="P149"/>
      <text:p text:style-name="P149"><text:s text:c="8"/>for (pos, _player) in (&amp;positions, &amp;players).join() {</text:p>
      <text:p text:style-name="P149"><text:s text:c="12"/>current_player_position.x = pos.x;</text:p>
      <text:p text:style-name="P149"><text:s text:c="12"/>current_player_position.y = pos.y;</text:p>
      <text:p text:style-name="P149"><text:s text:c="8"/>}</text:p>
      <text:p text:style-name="P149"/>
      <text:p text:style-name="P149"><text:s text:c="8"/>if players.join().count() &lt; 1 {</text:p>
      <text:p text:style-name="P149"><text:s text:c="12"/>must_reload_world = true;</text:p>
      <text:p text:style-name="P149"><text:s text:c="8"/>}</text:p>
      <text:p text:style-name="P149"><text:s text:c="4"/>}</text:p>
      <text:p text:style-name="P149"/>
      <text:p text:style-name="P149"><text:s text:c="4"/>if must_reload_world {</text:p>
      <text:p text:style-name="P149"><text:s text:c="8"/>// Remove all of the previous entities so we can start again</text:p>
      <text:p text:style-name="P149"><text:s text:c="8"/>ecs.delete_all();</text:p>
      <text:p text:style-name="P149"><text:s text:c="8"/>// Reset the world to first state</text:p>
      <text:p text:style-name="P149"><text:s text:c="8"/>load_world(ecs);</text:p>
      <text:p text:style-name="P149"><text:s text:c="4"/>}</text:p>
      <text:p text:style-name="P149"/>
      <text:p text:style-name="P149"><text:s text:c="4"/>// Check if all asteroids are missing</text:p>
      <text:p text:style-name="P149"><text:s text:c="4"/>let mut must_create_asteroid = false;</text:p>
      <text:p text:style-name="P149"><text:s text:c="4"/>{</text:p>
      <text:p text:style-name="P149"><text:s text:c="8"/>let asteroids = ecs.read_storage::&lt;components::Asteroid&gt;();</text:p>
      <text:p text:style-name="P149"><text:s text:c="8"/>if asteroids.join().count() &lt; 1 {</text:p>
      <text:p text:style-name="P149"><text:s text:c="12"/>must_create_asteroid = true;</text:p>
      <text:p text:style-name="P149"><text:s text:c="8"/>}</text:p>
      <text:p text:style-name="P149"><text:s text:c="4"/>}</text:p>
      <text:p text:style-name="P149"><text:s text:c="4"/>if must_create_asteroid {</text:p>
      <text:p text:style-name="P149"><text:s text:c="8"/>if current_player_position.x &gt; (crate::GAME_WIDTH / 2).into()</text:p>
      <text:p text:style-name="P149"><text:s text:c="12"/>&amp;&amp; current_player_position.y &lt; (crate::GAME_HEIGHT / 2).into()</text:p>
      <text:p text:style-name="P149"><text:s text:c="8"/>{</text:p>
      <text:p text:style-name="P149"><text:s text:c="12"/>// Player top right</text:p>
      <text:p text:style-name="P149"><text:s text:c="12"/>current_player_position.x = crate::GAME_WIDTH as f64 / 4.0;</text:p>
      <text:p text:style-name="P149"><text:s text:c="12"/>current_player_position.y =</text:p>
      <text:p text:style-name="P149"><text:s text:c="16"/>crate::GAME_HEIGHT as f64 - (crate::GAME_HEIGHT as f64 / 4.0);</text:p>
      <text:p text:style-name="P149"><text:s text:c="12"/>current_player_position.rot = 225.0;</text:p>
      <text:p text:style-name="P149"><text:s text:c="8"/>} else if current_player_position.x &lt; (crate::GAME_WIDTH / 2).into()</text:p>
      <text:p text:style-name="P149"><text:s text:c="12"/>&amp;&amp; current_player_position.y &lt; (crate::GAME_HEIGHT / 2).into()</text:p>
      <text:p text:style-name="P149"><text:s text:c="8"/>{</text:p>
      <text:p text:style-name="P149"><text:s text:c="12"/>// Player top left</text:p>
      <text:p text:style-name="P149"><text:s text:c="12"/>current_player_position.x = crate::GAME_WIDTH as f64 - (crate::GAME_WIDTH as f64 / 4.0);</text:p>
      <text:p text:style-name="P149"><text:s text:c="12"/>current_player_position.y =</text:p>
      <text:p text:style-name="P149"><text:s text:c="16"/>crate::GAME_HEIGHT as f64 - (crate::GAME_HEIGHT as f64 / 4.0);</text:p>
      <text:p text:style-name="P149"><text:s text:c="12"/>current_player_position.rot = 135.0;</text:p>
      <text:p text:style-name="P149"><text:s text:c="8"/>} else if current_player_position.x &gt; (crate::GAME_WIDTH / 2).into()</text:p>
      <text:p text:style-name="P149"><text:s text:c="12"/>&amp;&amp; current_player_position.y &gt; (crate::GAME_HEIGHT / 2).into()</text:p>
      <text:p text:style-name="P149"><text:s text:c="8"/>{</text:p>
      <text:p text:style-name="P149"><text:s text:c="12"/>// Player bottom right</text:p>
      <text:p text:style-name="P149"><text:s text:c="12"/>current_player_position.x = crate::GAME_WIDTH as f64 / 4.0;</text:p>
      <text:p text:style-name="P149"><text:s text:c="12"/>current_player_position.y = crate::GAME_HEIGHT as f64 / 4.0;</text:p>
      <text:p text:style-name="P149"><text:s text:c="12"/>current_player_position.rot = 315.0;</text:p>
      <text:p text:style-name="P149"><text:s text:c="8"/>} else if current_player_position.x &lt; (crate::GAME_WIDTH / 2).into()</text:p>
      <text:p text:style-name="P149"><text:s text:c="12"/>&amp;&amp; current_player_position.y &gt; (crate::GAME_HEIGHT / 2).into()</text:p>
      <text:p text:style-name="P149"><text:s text:c="8"/>{</text:p>
      <text:p text:style-name="P149"><text:s text:c="12"/>// Player bottom left</text:p>
      <text:p text:style-name="P149"><text:s text:c="12"/>current_player_position.x = crate::GAME_WIDTH as f64 - (crate::GAME_WIDTH as f64 / 4.0);</text:p>
      <text:p text:style-name="P149"><text:s text:c="12"/>current_player_position.y = crate::GAME_HEIGHT as f64 / 4.0;</text:p>
      <text:p text:style-name="P149"><text:s text:c="12"/>current_player_position.rot = 45.0;</text:p>
      <text:p text:style-name="P149"><text:s text:c="8"/>}</text:p>
      <text:p text:style-name="P149"><text:s text:c="8"/>create_asteroid(ecs, current_player_position, 100);</text:p>
      <text:p text:style-name="P149"><text:s text:c="4"/>}</text:p>
      <text:p text:style-name="P149"/>
      <text:p text:style-name="P149"><text:s text:c="4"/>let mut player_pos = components::Position {</text:p>
      <text:p text:style-name="P149"><text:s text:c="8"/>x: 0.0,</text:p>
      <text:p text:style-name="P149"><text:s text:c="8"/>y: 0.0,</text:p>
      <text:p text:style-name="P149"><text:s text:c="8"/>rot: 0.0,</text:p>
      <text:p text:style-name="P149"><text:s text:c="4"/>};</text:p>
      <text:p text:style-name="P149"><text:s text:c="4"/>let mut must_fire_missile = false;</text:p>
      <text:p text:style-name="P149"/>
      <text:p text:style-name="P149"><text:s text:c="4"/>{</text:p>
      <text:p text:style-name="P149"><text:s text:c="8"/>let mut positions = ecs.write_storage::&lt;components::Position&gt;();</text:p>
      <text:p text:style-name="P149"><text:s text:c="8"/>let mut players = ecs.write_storage::&lt;components::Player&gt;();</text:p>
      <text:p text:style-name="P149"><text:s text:c="8"/>let mut renderables = ecs.write_storage::&lt;components::Renderable&gt;();</text:p>
      <text:p text:style-name="P149"/>
      <text:p text:style-name="P149"><text:soft-page-break/><text:s text:c="8"/>for (player, pos, renderable) in (&amp;mut players, &amp;mut positions, &amp;mut renderables).join() {</text:p>
      <text:p text:style-name="P149"><text:s text:c="12"/>if crate::utils::is_key_pressed(&amp;key_manager, "D") {</text:p>
      <text:p text:style-name="P149"><text:s text:c="16"/>pos.rot += ROTATION_SPEED;</text:p>
      <text:p text:style-name="P149"><text:s text:c="12"/>}</text:p>
      <text:p text:style-name="P149"><text:s text:c="12"/>if crate::utils::is_key_pressed(&amp;key_manager, "A") {</text:p>
      <text:p text:style-name="P149"><text:s text:c="16"/>pos.rot -= ROTATION_SPEED;</text:p>
      <text:p text:style-name="P149"><text:s text:c="12"/>}</text:p>
      <text:p text:style-name="P149"><text:s text:c="12"/>update_movement(pos, player);</text:p>
      <text:p text:style-name="P149"><text:s text:c="12"/>if crate::utils::is_key_pressed(&amp;key_manager, "W") {</text:p>
      <text:p text:style-name="P149"><text:s text:c="16"/>let radians = pos.rot.to_radians();</text:p>
      <text:p text:style-name="P149"/>
      <text:p text:style-name="P149"><text:s text:c="16"/>let move_x = PLAYER_SPEED * radians.sin();</text:p>
      <text:p text:style-name="P149"><text:s text:c="16"/>let move_y = PLAYER_SPEED * radians.cos();</text:p>
      <text:p text:style-name="P149"><text:s text:c="16"/>let move_vec = Vector2D::&lt;f64&gt;::new(move_x, move_y);</text:p>
      <text:p text:style-name="P149"/>
      <text:p text:style-name="P149"><text:s text:c="16"/>player.impulse += move_vec;</text:p>
      <text:p text:style-name="P149"><text:s text:c="12"/>}</text:p>
      <text:p text:style-name="P149"/>
      <text:p text:style-name="P149"><text:s text:c="12"/>if pos.rot &gt; 360.0 {</text:p>
      <text:p text:style-name="P149"><text:s text:c="16"/>pos.rot -= 360.0;</text:p>
      <text:p text:style-name="P149"><text:s text:c="12"/>}</text:p>
      <text:p text:style-name="P149"><text:s text:c="12"/>if pos.rot &lt; 0.0 {</text:p>
      <text:p text:style-name="P149"><text:s text:c="16"/>pos.rot += 360.0;</text:p>
      <text:p text:style-name="P149"><text:s text:c="12"/>}</text:p>
      <text:p text:style-name="P149"/>
      <text:p text:style-name="P149"><text:s text:c="12"/>if pos.x &gt; crate::GAME_WIDTH.into() {</text:p>
      <text:p text:style-name="P149"><text:s text:c="16"/>pos.x -= crate::GAME_WIDTH as f64;</text:p>
      <text:p text:style-name="P149"><text:s text:c="12"/>}</text:p>
      <text:p text:style-name="P149"><text:s text:c="12"/>if pos.x &lt; 0.0 {</text:p>
      <text:p text:style-name="P149"><text:s text:c="16"/>pos.x += crate::GAME_WIDTH as f64;</text:p>
      <text:p text:style-name="P149"><text:s text:c="12"/>}</text:p>
      <text:p text:style-name="P149"><text:s text:c="12"/>if pos.y &gt; crate::GAME_HEIGHT.into() {</text:p>
      <text:p text:style-name="P149"><text:s text:c="16"/>pos.y -= crate::GAME_HEIGHT as f64;</text:p>
      <text:p text:style-name="P149"><text:s text:c="12"/>}</text:p>
      <text:p text:style-name="P149"><text:s text:c="12"/>if pos.y &lt; 0.0 {</text:p>
      <text:p text:style-name="P149"><text:s text:c="16"/>pos.y += crate::GAME_HEIGHT as f64;</text:p>
      <text:p text:style-name="P149"><text:s text:c="12"/>}</text:p>
      <text:p text:style-name="P149"/>
      <text:p text:style-name="P149"><text:s text:c="12"/>if utils::is_key_pressed(&amp;key_manager, " ") {</text:p>
      <text:p text:style-name="P149"><text:s text:c="16"/>utils::key_up(key_manager, " ".to_string());</text:p>
      <text:p text:style-name="P149"><text:s text:c="16"/>must_fire_missile = true;</text:p>
      <text:p text:style-name="P149"><text:s text:c="16"/>player_pos.x = pos.x;</text:p>
      <text:p text:style-name="P149"><text:s text:c="16"/>player_pos.y = pos.y;</text:p>
      <text:p text:style-name="P149"><text:s text:c="16"/>player_pos.rot = pos.rot;</text:p>
      <text:p text:style-name="P149"><text:s text:c="12"/>}</text:p>
      <text:p text:style-name="P149"/>
      <text:p text:style-name="P149"><text:s text:c="12"/>// Update the graphic to reflect the rotation</text:p>
      <text:p text:style-name="P149"><text:s text:c="12"/>renderable.rot = pos.rot;</text:p>
      <text:p text:style-name="P149"><text:s text:c="8"/>}</text:p>
      <text:p text:style-name="P149"><text:s text:c="4"/>}</text:p>
      <text:p text:style-name="P149"/>
      <text:p text:style-name="P149"><text:s text:c="4"/>if must_fire_missile {</text:p>
      <text:p text:style-name="P149"><text:s text:c="8"/>fire_missile(ecs, player_pos);</text:p>
      <text:p text:style-name="P149"><text:s text:c="4"/>}</text:p>
      <text:p text:style-name="P149">}</text:p>
      <text:p text:style-name="P149"/>
      <text:p text:style-name="P149">const MAX_SPEED: f64 = 3.5;</text:p>
      <text:p text:style-name="P149">const FRICTION: f64 = 0.99;</text:p>
      <text:p text:style-name="P149"/>
      <text:p text:style-name="P149">pub fn update_movement(pos: &amp;mut components::Position, player: &amp;mut components::Player) {</text:p>
      <text:p text:style-name="P149"><text:s text:c="4"/>player.cur_speed *= FRICTION;</text:p>
      <text:p text:style-name="P149"/>
      <text:p text:style-name="P149"><text:s text:c="4"/>player.cur_speed += player.impulse;</text:p>
      <text:p text:style-name="P149"><text:s text:c="4"/>if player.cur_speed.length() &gt; MAX_SPEED {</text:p>
      <text:p text:style-name="P149"><text:s text:c="8"/>player.cur_speed = player.cur_speed.normalise();</text:p>
      <text:p text:style-name="P149"><text:s text:c="8"/>player.cur_speed = player.cur_speed * MAX_SPEED;</text:p>
      <text:p text:style-name="P149"><text:s text:c="4"/>}</text:p>
      <text:p text:style-name="P149"/>
      <text:p text:style-name="P149"><text:s text:c="4"/>pos.x += player.cur_speed.x;</text:p>
      <text:p text:style-name="P149"><text:s text:c="4"/>pos.y -= player.cur_speed.y;</text:p>
      <text:p text:style-name="P149"/>
      <text:p text:style-name="P149"><text:s text:c="4"/>player.impulse = vector2d::Vector2D::new(0.0, 0.0);</text:p>
      <text:p text:style-name="P149">}</text:p>
      <text:p text:style-name="P149"/>
      <text:p text:style-name="P149">pub fn load_world(ecs: &amp;mut World) {</text:p>
      <text:p text:style-name="P149"><text:s text:c="4"/>ecs.create_entity()</text:p>
      <text:p text:style-name="P149"><text:s text:c="8"/>.with(components::Position {</text:p>
      <text:p text:style-name="P149"><text:s text:c="12"/>x: 350.0,</text:p>
      <text:p text:style-name="P149"><text:s text:c="12"/>y: 250.0,</text:p>
      <text:p text:style-name="P149"><text:s text:c="12"/>rot: 0.0,</text:p>
      <text:p text:style-name="P149"><text:s text:c="8"/>})</text:p>
      <text:p text:style-name="P149"><text:s text:c="8"/>.with(components::Renderable {</text:p>
      <text:p text:style-name="P149"><text:s text:c="12"/>tex_name: String::from("img/space_ship.png"),</text:p>
      <text:p text:style-name="P149"><text:s text:c="12"/>i_w: 100,</text:p>
      <text:p text:style-name="P149"><text:s text:c="12"/>i_h: 100,</text:p>
      <text:p text:style-name="P149"><text:s text:c="12"/>o_w: 50,</text:p>
      <text:p text:style-name="P149"><text:s text:c="12"/>o_h: 50,</text:p>
      <text:p text:style-name="P149"><text:s text:c="12"/>frame: 0,</text:p>
      <text:p text:style-name="P149"><text:s text:c="12"/>total_frames: 1,</text:p>
      <text:p text:style-name="P149"><text:s text:c="12"/>rot: 0.0,</text:p>
      <text:p text:style-name="P149"><text:s text:c="8"/>})</text:p>
      <text:p text:style-name="P149"><text:s text:c="8"/>.with(components::Player {</text:p>
      <text:p text:style-name="P149"><text:s text:c="12"/>impulse: vector2d::Vector2D::new(0.0, 0.0),</text:p>
      <text:p text:style-name="P149"><text:s text:c="12"/>cur_speed: vector2d::Vector2D::new(0.0, 0.0),</text:p>
      <text:p text:style-name="P149"><text:s text:c="8"/>})</text:p>
      <text:p text:style-name="P149"><text:s text:c="8"/>.build();</text:p>
      <text:p text:style-name="P149"/>
      <text:p text:style-name="P149"><text:s text:c="4"/>create_asteroid(</text:p>
      <text:p text:style-name="P149"><text:s text:c="8"/>ecs,</text:p>
      <text:p text:style-name="P149"><text:s text:c="8"/>components::Position {</text:p>
      <text:p text:style-name="P149"><text:s text:c="12"/>x: 400.0,</text:p>
      <text:p text:style-name="P149"><text:s text:c="12"/>y: 235.0,</text:p>
      <text:p text:style-name="P149"><text:s text:c="12"/>rot: 45.0,</text:p>
      <text:p text:style-name="P149"><text:s text:c="8"/>},</text:p>
      <text:p text:style-name="P149"><text:s text:c="8"/>50,</text:p>
      <text:p text:style-name="P149"><text:s text:c="4"/>);</text:p>
      <text:p text:style-name="P149"/>
      <text:p text:style-name="P29"><text:s text:c="4"/>ecs.create_entity()</text:p>
      <text:p text:style-name="P29"><text:s text:c="8"/>.with(components::GameData { score: 0 })</text:p>
      <text:p text:style-name="P29"><text:s text:c="8"/>.build();</text:p>
      <text:p text:style-name="P149">}</text:p>
      <text:p text:style-name="P149"/>
      <text:p text:style-name="P149">pub fn create_asteroid(ecs: &amp;mut World, position: components::Position, asteroid_size: u32) {</text:p>
      <text:p text:style-name="P149"><text:s text:c="4"/>ecs.create_entity()</text:p>
      <text:p text:style-name="P149"><text:s text:c="8"/>.with(position)</text:p>
      <text:p text:style-name="P149"><text:s text:c="8"/>.with(components::Renderable {</text:p>
      <text:p text:style-name="P149"><text:s text:c="12"/>tex_name: String::from("img/asteroid.png"),</text:p>
      <text:p text:style-name="P149"><text:soft-page-break/><text:s text:c="12"/>i_w: 100,</text:p>
      <text:p text:style-name="P149"><text:s text:c="12"/>i_h: 100,</text:p>
      <text:p text:style-name="P149"><text:s text:c="12"/>o_w: asteroid_size,</text:p>
      <text:p text:style-name="P149"><text:s text:c="12"/>o_h: asteroid_size,</text:p>
      <text:p text:style-name="P149"><text:s text:c="12"/>frame: 0,</text:p>
      <text:p text:style-name="P149"><text:s text:c="12"/>total_frames: 1,</text:p>
      <text:p text:style-name="P149"><text:s text:c="12"/>rot: 0.0,</text:p>
      <text:p text:style-name="P149"><text:s text:c="8"/>})</text:p>
      <text:p text:style-name="P149"><text:s text:c="8"/>.with(crate::components::Asteroid {</text:p>
      <text:p text:style-name="P149"><text:s text:c="12"/>speed: 2.5,</text:p>
      <text:p text:style-name="P149"><text:s text:c="12"/>rot_speed: 0.5,</text:p>
      <text:p text:style-name="P149"><text:s text:c="8"/>})</text:p>
      <text:p text:style-name="P149"><text:s text:c="8"/>.build();</text:p>
      <text:p text:style-name="P149">}</text:p>
      <text:p text:style-name="P149"/>
      <text:p text:style-name="P149">const MAX_MISSILES: usize = 3;</text:p>
      <text:p text:style-name="P149"/>
      <text:p text:style-name="P149">fn fire_missile(ecs: &amp;mut World, position: components::Position) {</text:p>
      <text:p text:style-name="P149"><text:s text:c="4"/>{</text:p>
      <text:p text:style-name="P149"><text:s text:c="8"/>let missiles = ecs.read_storage::&lt;components::Missile&gt;();</text:p>
      <text:p text:style-name="P149"><text:s text:c="8"/>if missiles.count() &gt; MAX_MISSILES - 1 {</text:p>
      <text:p text:style-name="P149"><text:s text:c="12"/>return;</text:p>
      <text:p text:style-name="P149"><text:s text:c="8"/>}</text:p>
      <text:p text:style-name="P149"><text:s text:c="4"/>}</text:p>
      <text:p text:style-name="P149"><text:s text:c="4"/>ecs.create_entity()</text:p>
      <text:p text:style-name="P149"><text:s text:c="8"/>.with(position)</text:p>
      <text:p text:style-name="P149"><text:s text:c="8"/>.with(components::Renderable {</text:p>
      <text:p text:style-name="P149"><text:s text:c="12"/>tex_name: String::from("img/missile.png"),</text:p>
      <text:p text:style-name="P149"><text:s text:c="12"/>i_w: 50,</text:p>
      <text:p text:style-name="P149"><text:s text:c="12"/>i_h: 100,</text:p>
      <text:p text:style-name="P149"><text:s text:c="12"/>o_w: 10,</text:p>
      <text:p text:style-name="P149"><text:s text:c="12"/>o_h: 20,</text:p>
      <text:p text:style-name="P149"><text:s text:c="12"/>frame: 0,</text:p>
      <text:p text:style-name="P149"><text:s text:c="12"/>total_frames: 1,</text:p>
      <text:p text:style-name="P149"><text:s text:c="12"/>rot: 0.0,</text:p>
      <text:p text:style-name="P149"><text:s text:c="8"/>})</text:p>
      <text:p text:style-name="P149"><text:s text:c="8"/>.with(components::Missile { speed: 5.0 })</text:p>
      <text:p text:style-name="P149"><text:s text:c="8"/>.build();</text:p>
      <text:p text:style-name="P149">}</text:p>
      <text:p text:style-name="P149"/>
      <text:p text:style-name="P104">// ********** tutorial13 – missile</text:p>
      <text:p text:style-name="P149">use specs::prelude::*;</text:p>
      <text:p text:style-name="P149">use specs::{Entities, Join};</text:p>
      <text:p text:style-name="P149"/>
      <text:p text:style-name="P149">use crate::components;</text:p>
      <text:p text:style-name="P149"/>
      <text:p text:style-name="P149">pub struct MissileMover;</text:p>
      <text:p text:style-name="P149"/>
      <text:p text:style-name="P149">impl&lt;'a&gt; System&lt;'a&gt; for MissileMover {</text:p>
      <text:p text:style-name="P149"><text:s text:c="4"/>type SystemData = (</text:p>
      <text:p text:style-name="P149"><text:s text:c="8"/>WriteStorage&lt;'a, components::Position&gt;,</text:p>
      <text:p text:style-name="P149"><text:s text:c="8"/>WriteStorage&lt;'a, components::Renderable&gt;,</text:p>
      <text:p text:style-name="P149"><text:s text:c="8"/>ReadStorage&lt;'a, components::Missile&gt;,</text:p>
      <text:p text:style-name="P149"><text:s text:c="8"/>Entities&lt;'a&gt;,</text:p>
      <text:p text:style-name="P149"><text:s text:c="4"/>);</text:p>
      <text:p text:style-name="P149"/>
      <text:p text:style-name="P149"><text:s text:c="4"/>fn run(&amp;mut self, data: Self::SystemData) {</text:p>
      <text:p text:style-name="P149"><text:s text:c="8"/>let (mut positions, mut renderables, missiles, entities) = data;</text:p>
      <text:p text:style-name="P149"/>
      <text:p text:style-name="P149"><text:s text:c="8"/>for (pos, rend, missile, entity) in</text:p>
      <text:p text:style-name="P149"><text:s text:c="12"/>(&amp;mut positions, &amp;mut renderables, &amp;missiles, &amp;entities).join()</text:p>
      <text:p text:style-name="P149"><text:s text:c="8"/>{</text:p>
      <text:p text:style-name="P149"><text:s text:c="12"/>let radian = pos.rot.to_radians();</text:p>
      <text:p text:style-name="P149"/>
      <text:p text:style-name="P149"><text:s text:c="12"/>let move_x = missile.speed * radian.sin();</text:p>
      <text:p text:style-name="P149"><text:s text:c="12"/>let move_y = missile.speed * radian.cos();</text:p>
      <text:p text:style-name="P149"><text:s text:c="12"/>pos.x += move_x;</text:p>
      <text:p text:style-name="P149"><text:s text:c="12"/>pos.y -= move_y;</text:p>
      <text:p text:style-name="P149"><text:s text:c="12"/>if pos.x &gt; crate::GAME_WIDTH.into()</text:p>
      <text:p text:style-name="P149"><text:s text:c="16"/>|| pos.x &lt; 0.0</text:p>
      <text:p text:style-name="P149"><text:s text:c="16"/>|| pos.y &gt; crate::GAME_HEIGHT.into()</text:p>
      <text:p text:style-name="P149"><text:s text:c="16"/>|| pos.y &lt; 0.0</text:p>
      <text:p text:style-name="P149"><text:s text:c="12"/>{</text:p>
      <text:p text:style-name="P149"><text:s text:c="16"/>entities.delete(entity).ok();</text:p>
      <text:p text:style-name="P149"><text:s text:c="12"/>}</text:p>
      <text:p text:style-name="P149"/>
      <text:p text:style-name="P149"><text:s text:c="12"/>rend.rot = pos.rot;</text:p>
      <text:p text:style-name="P149"><text:s text:c="8"/>}</text:p>
      <text:p text:style-name="P149"><text:s text:c="4"/>}</text:p>
      <text:p text:style-name="P149">}</text:p>
      <text:p text:style-name="P149"/>
      <text:p text:style-name="P149">pub struct MissileStriker;</text:p>
      <text:p text:style-name="P149"/>
      <text:p text:style-name="P149">impl&lt;'a&gt; System&lt;'a&gt; for MissileStriker {</text:p>
      <text:p text:style-name="P149"><text:s text:c="4"/>type SystemData = (</text:p>
      <text:p text:style-name="P149"><text:s text:c="8"/>WriteStorage&lt;'a, components::Position&gt;,</text:p>
      <text:p text:style-name="P149"><text:s text:c="8"/>WriteStorage&lt;'a, components::Renderable&gt;,</text:p>
      <text:p text:style-name="P149"><text:s text:c="8"/>WriteStorage&lt;'a, components::Missile&gt;,</text:p>
      <text:p text:style-name="P149"><text:s text:c="8"/>WriteStorage&lt;'a, components::Asteroid&gt;,</text:p>
      <text:p text:style-name="P149"><text:s text:c="8"/>WriteStorage&lt;'a, components::Player&gt;,</text:p>
      <text:p text:style-name="P29"><text:s text:c="8"/>WriteStorage&lt;'a, components::GameData&gt;,</text:p>
      <text:p text:style-name="P149"><text:s text:c="8"/>Entities&lt;'a&gt;,</text:p>
      <text:p text:style-name="P149"><text:s text:c="4"/>);</text:p>
      <text:p text:style-name="P149"/>
      <text:p text:style-name="P149"><text:s text:c="4"/>fn run(&amp;mut self, data: Self::SystemData) {</text:p>
      <text:p text:style-name="P29"><text:s text:c="8"/>let (positions, rends, missiles, asteroids, _players, _, entities) = &amp;data;</text:p>
      <text:p text:style-name="P149"><text:s text:c="8"/>let mut asteroid_creation = Vec::&lt;components::PendingAsteroid&gt;::new();</text:p>
      <text:p text:style-name="P29"><text:s text:c="8"/>let mut score: u32 = 0;</text:p>
      <text:p text:style-name="P149"/>
      <text:p text:style-name="P149"><text:s text:c="8"/>for (missile_pos, _, _, missile_entity) in (positions, rends, missiles, entities).join() {</text:p>
      <text:p text:style-name="P149"><text:s text:c="12"/>for (asteroid_pos, asteroid_rend, _, asteroid_entity) in</text:p>
      <text:p text:style-name="P149"><text:s text:c="16"/>(positions, rends, asteroids, entities).join()</text:p>
      <text:p text:style-name="P149"><text:s text:c="12"/>{</text:p>
      <text:p text:style-name="P149"><text:s text:c="16"/>let diff_x: f64 = (missile_pos.x - asteroid_pos.x).abs();</text:p>
      <text:p text:style-name="P149"><text:s text:c="16"/>let diff_y: f64 = (missile_pos.y - asteroid_pos.y).abs();</text:p>
      <text:p text:style-name="P149"><text:s text:c="16"/>let hyp: f64 = ((diff_x * diff_x) + (diff_y * diff_y)).sqrt();</text:p>
      <text:p text:style-name="P149"><text:s text:c="16"/>if hyp &lt; asteroid_rend.o_w as f64 / 2.0 {</text:p>
      <text:p text:style-name="P29"><text:s text:c="20"/>score += 10;</text:p>
      <text:p text:style-name="P149"><text:s text:c="20"/>entities.delete(missile_entity).ok();</text:p>
      <text:p text:style-name="P149"><text:s text:c="20"/>entities.delete(asteroid_entity).ok();</text:p>
      <text:p text:style-name="P149"><text:s text:c="20"/>let new_size = asteroid_rend.o_w / 2;</text:p>
      <text:p text:style-name="P149"><text:s text:c="20"/>if new_size &gt;= 25 {</text:p>
      <text:p text:style-name="P149"><text:s text:c="24"/>asteroid_creation.push(components::PendingAsteroid {</text:p>
      <text:p text:style-name="P149"><text:s text:c="28"/>x: asteroid_pos.x,</text:p>
      <text:p text:style-name="P149"><text:s text:c="28"/>y: asteroid_pos.y,</text:p>
      <text:p text:style-name="P149"><text:s text:c="28"/>rot: asteroid_pos.rot - 90.0,</text:p>
      <text:p text:style-name="P149"><text:soft-page-break/><text:s text:c="28"/>size: new_size,</text:p>
      <text:p text:style-name="P149"><text:soft-page-break/><text:s text:c="24"/>});</text:p>
      <text:p text:style-name="P149"><text:s text:c="24"/>asteroid_creation.push(components::PendingAsteroid {</text:p>
      <text:p text:style-name="P149"><text:s text:c="28"/>x: asteroid_pos.x,</text:p>
      <text:p text:style-name="P149"><text:s text:c="28"/>y: asteroid_pos.y,</text:p>
      <text:p text:style-name="P149"><text:s text:c="28"/>rot: asteroid_pos.rot + 90.0,</text:p>
      <text:p text:style-name="P149"><text:s text:c="28"/>size: new_size,</text:p>
      <text:p text:style-name="P149"><text:s text:c="24"/>});</text:p>
      <text:p text:style-name="P149"><text:s text:c="20"/>}</text:p>
      <text:p text:style-name="P149"><text:s text:c="16"/>}</text:p>
      <text:p text:style-name="P149"><text:s text:c="12"/>}</text:p>
      <text:p text:style-name="P149"><text:s text:c="8"/>}</text:p>
      <text:p text:style-name="P149"/>
      <text:p text:style-name="P29"><text:s text:c="8"/>let (mut positions, mut rends, _, mut asteroids, _, _, entities) = data;</text:p>
      <text:p text:style-name="P149"><text:s text:c="8"/>for new_asteroid in asteroid_creation {</text:p>
      <text:p text:style-name="P149"><text:soft-page-break/><text:s text:c="12"/>let new_ast = entities.create();</text:p>
      <text:p text:style-name="P149"><text:s text:c="12"/>positions</text:p>
      <text:p text:style-name="P149"><text:s text:c="16"/>.insert(</text:p>
      <text:p text:style-name="P149"><text:s text:c="20"/>new_ast,</text:p>
      <text:p text:style-name="P149"><text:s text:c="20"/>components::Position {</text:p>
      <text:p text:style-name="P149"><text:s text:c="24"/>x: new_asteroid.x,</text:p>
      <text:p text:style-name="P149"><text:s text:c="24"/>y: new_asteroid.y,</text:p>
      <text:p text:style-name="P149"><text:s text:c="24"/>rot: new_asteroid.rot,</text:p>
      <text:p text:style-name="P149"><text:s text:c="20"/>},</text:p>
      <text:p text:style-name="P149"><text:s text:c="16"/>)</text:p>
      <text:p text:style-name="P149"><text:s text:c="16"/>.ok();</text:p>
      <text:p text:style-name="P149"><text:s text:c="12"/>asteroids</text:p>
      <text:p text:style-name="P149"><text:s text:c="16"/>.insert(</text:p>
      <text:p text:style-name="P149"><text:s text:c="20"/>new_ast,</text:p>
      <text:p text:style-name="P149"><text:s text:c="20"/>components::Asteroid {</text:p>
      <text:p text:style-name="P149"><text:s text:c="24"/>speed: 2.5,</text:p>
      <text:p text:style-name="P149"><text:s text:c="24"/>rot_speed: 0.5,</text:p>
      <text:p text:style-name="P149"><text:s text:c="20"/>},</text:p>
      <text:p text:style-name="P149"><text:s text:c="16"/>)</text:p>
      <text:p text:style-name="P149"><text:s text:c="16"/>.ok();</text:p>
      <text:p text:style-name="P149"><text:s text:c="12"/>rends</text:p>
      <text:p text:style-name="P149"><text:s text:c="16"/>.insert(</text:p>
      <text:p text:style-name="P149"><text:s text:c="20"/>new_ast,</text:p>
      <text:p text:style-name="P149"><text:s text:c="20"/>components::Renderable {</text:p>
      <text:p text:style-name="P149"><text:s text:c="24"/>tex_name: String::from("img/asteroid.png"),</text:p>
      <text:p text:style-name="P149"><text:s text:c="24"/>i_w: 100,</text:p>
      <text:p text:style-name="P149"><text:s text:c="24"/>i_h: 100,</text:p>
      <text:p text:style-name="P149"><text:s text:c="24"/>o_w: new_asteroid.size,</text:p>
      <text:p text:style-name="P149"><text:s text:c="24"/>o_h: new_asteroid.size,</text:p>
      <text:p text:style-name="P149"><text:s text:c="24"/>frame: 0,</text:p>
      <text:p text:style-name="P149"><text:s text:c="24"/>total_frames: 1,</text:p>
      <text:p text:style-name="P149"><text:s text:c="24"/>rot: 0.0,</text:p>
      <text:p text:style-name="P149"><text:s text:c="20"/>},</text:p>
      <text:p text:style-name="P149"><text:s text:c="16"/>)</text:p>
      <text:p text:style-name="P149"><text:s text:c="16"/>.ok();</text:p>
      <text:p text:style-name="P149"><text:s text:c="8"/>}</text:p>
      <text:p text:style-name="P149"/>
      <text:p text:style-name="P29"><text:s text:c="8"/>let (_, _, _, _, _, mut gamedatas, _) = data;</text:p>
      <text:p text:style-name="P29"><text:s text:c="8"/>for gamedata in (&amp;mut gamedatas).join() {</text:p>
      <text:p text:style-name="P29"><text:s text:c="12"/>gamedata.score += score;</text:p>
      <text:p text:style-name="P29"><text:s text:c="8"/>}</text:p>
      <text:p text:style-name="P149"><text:s text:c="4"/>}</text:p>
      <text:p text:style-name="P149">}</text:p>
      <text:p text:style-name="P149"/>
      <text:p text:style-name="P104">// ********** tutorial13 – texture_manager</text:p>
      <text:p text:style-name="P104"/>
      <text:p text:style-name="P104">// ********** tutorial13 – utils</text:p>
      <text:p text:style-name="P104"/>
      <text:p text:style-name="P108">// <text:span text:style-name="T1">*********************************************************************************</text:span></text:p>
      <text:p text:style-name="P109">// ********** tutorial<text:span text:style-name="T35">1</text:span><text:span text:style-name="T46">4</text:span> – main</text:p>
      <text:p text:style-name="P109"/>
      <text:p text:style-name="P110">// ********** tutorial<text:span text:style-name="T35">1</text:span><text:span text:style-name="T46">4</text:span> – <text:span text:style-name="T47">asteroids</text:span></text:p>
      <text:p text:style-name="P110"/>
      <text:p text:style-name="P111">// ********** tutorial<text:span text:style-name="T35">1</text:span><text:span text:style-name="T46">4</text:span> – <text:span text:style-name="T48">components</text:span></text:p>
      <text:p text:style-name="P150">use specs::prelude::*;</text:p>
      <text:p text:style-name="P150">use specs_derive::Component;</text:p>
      <text:p text:style-name="P150">use vector2d::Vector2D;</text:p>
      <text:p text:style-name="P150"/>
      <text:p text:style-name="P150">#[derive(Component)]</text:p>
      <text:p text:style-name="P150">pub struct Position {</text:p>
      <text:p text:style-name="P150"><text:s text:c="4"/>pub x: f64,</text:p>
      <text:p text:style-name="P150"><text:s text:c="4"/>pub y: f64,</text:p>
      <text:p text:style-name="P150"><text:s text:c="4"/>pub rot: f64,</text:p>
      <text:p text:style-name="P150">}</text:p>
      <text:p text:style-name="P150"/>
      <text:p text:style-name="P150">#[derive(Component)]</text:p>
      <text:p text:style-name="P150">pub struct Renderable {</text:p>
      <text:p text:style-name="P150"><text:s text:c="4"/>pub tex_name: String,</text:p>
      <text:p text:style-name="P150"><text:s text:c="4"/>pub i_w: u32,</text:p>
      <text:p text:style-name="P150"><text:s text:c="4"/>pub i_h: u32,</text:p>
      <text:p text:style-name="P150"><text:s text:c="4"/>pub o_w: u32,</text:p>
      <text:p text:style-name="P150"><text:s text:c="4"/>pub o_h: u32,</text:p>
      <text:p text:style-name="P150"><text:s text:c="4"/>pub frame: u32,</text:p>
      <text:p text:style-name="P150"><text:s text:c="4"/>pub total_frames: u32,</text:p>
      <text:p text:style-name="P150"><text:s text:c="4"/>pub rot: f64,</text:p>
      <text:p text:style-name="P150">}</text:p>
      <text:p text:style-name="P150"/>
      <text:p text:style-name="P150">#[derive(Component)]</text:p>
      <text:p text:style-name="P150">pub struct Player {</text:p>
      <text:p text:style-name="P150"><text:s text:c="4"/>pub impulse: Vector2D&lt;f64&gt;, <text:s text:c="2"/>// The next impulse to add to the speed</text:p>
      <text:p text:style-name="P150"><text:s text:c="4"/>pub cur_speed: Vector2D&lt;f64&gt;, // The current speed of the player</text:p>
      <text:p text:style-name="P150">}</text:p>
      <text:p text:style-name="P150"/>
      <text:p text:style-name="P150">#[derive(Component)]</text:p>
      <text:p text:style-name="P150">pub struct Asteroid {</text:p>
      <text:p text:style-name="P150"><text:s text:c="4"/>pub speed: f64,</text:p>
      <text:p text:style-name="P150"><text:s text:c="4"/>pub rot_speed: f64,</text:p>
      <text:p text:style-name="P150">}</text:p>
      <text:p text:style-name="P150"/>
      <text:p text:style-name="P150">#[derive(Component)]</text:p>
      <text:p text:style-name="P150">pub struct Missile {</text:p>
      <text:p text:style-name="P150"><text:s text:c="4"/>pub speed: f64,</text:p>
      <text:p text:style-name="P150">}</text:p>
      <text:p text:style-name="P150"/>
      <text:p text:style-name="P150">pub struct PendingAsteroid {</text:p>
      <text:p text:style-name="P150"><text:s text:c="4"/>pub x: f64,</text:p>
      <text:p text:style-name="P150"><text:s text:c="4"/>pub y: f64,</text:p>
      <text:p text:style-name="P150"><text:s text:c="4"/>pub rot: f64,</text:p>
      <text:p text:style-name="P150"><text:s text:c="4"/>pub size: u32,</text:p>
      <text:p text:style-name="P150">}</text:p>
      <text:p text:style-name="P150"/>
      <text:p text:style-name="P150">#[derive(Component)]</text:p>
      <text:p text:style-name="P150">pub struct GameData {</text:p>
      <text:p text:style-name="P150"><text:s text:c="4"/>pub score: u32,</text:p>
      <text:p text:style-name="P30"><text:s text:c="4"/>pub level: u32,</text:p>
      <text:p text:style-name="P150">}</text:p>
      <text:p text:style-name="P109"/>
      <text:p text:style-name="P109">// ********** tutorial1<text:span text:style-name="T49">4</text:span> - game</text:p>
      <text:p text:style-name="P30">use rand::Rng;</text:p>
      <text:p text:style-name="P150">use specs::{Builder, Join, World, WorldExt};</text:p>
      <text:p text:style-name="P150">use std::collections::HashMap;</text:p>
      <text:p text:style-name="P150">use vector2d::Vector2D;</text:p>
      <text:p text:style-name="P150"/>
      <text:p text:style-name="P150">use crate::components;</text:p>
      <text:p text:style-name="P150">use crate::utils;</text:p>
      <text:p text:style-name="P150"/>
      <text:p text:style-name="P150">const ROTATION_SPEED: f64 = 1.5;</text:p>
      <text:p text:style-name="P150">const PLAYER_SPEED: f64 = 4.5;</text:p>
      <text:p text:style-name="P150"/>
      <text:p text:style-name="P150">pub fn update(ecs: &amp;mut World, key_manager: &amp;mut HashMap&lt;String, bool&gt;) {</text:p>
      <text:p text:style-name="P150"><text:s text:c="4"/>// Check status of game world</text:p>
      <text:p text:style-name="P150"><text:s text:c="4"/>let mut must_reload_world = false;</text:p>
      <text:p text:style-name="P150"><text:s text:c="4"/>let mut current_player_position = components::Position {</text:p>
      <text:p text:style-name="P150"><text:s text:c="8"/>x: 0.0,</text:p>
      <text:p text:style-name="P150"><text:s text:c="8"/>y: 0.0,</text:p>
      <text:p text:style-name="P150"><text:s text:c="8"/>rot: 0.0,</text:p>
      <text:p text:style-name="P150"><text:s text:c="4"/>};</text:p>
      <text:p text:style-name="P150"><text:s text:c="4"/>{</text:p>
      <text:p text:style-name="P150"><text:s text:c="8"/>let players = ecs.read_storage::&lt;components::Player&gt;();</text:p>
      <text:p text:style-name="P150"><text:s text:c="8"/>let positions = ecs.read_storage::&lt;components::Position&gt;();</text:p>
      <text:p text:style-name="P150"/>
      <text:p text:style-name="P150"><text:s text:c="8"/>for (pos, _player) in (&amp;positions, &amp;players).join() {</text:p>
      <text:p text:style-name="P150"><text:s text:c="12"/>current_player_position.x = pos.x;</text:p>
      <text:p text:style-name="P150"><text:s text:c="12"/>current_player_position.y = pos.y;</text:p>
      <text:p text:style-name="P150"><text:s text:c="8"/>}</text:p>
      <text:p text:style-name="P150"/>
      <text:p text:style-name="P150"><text:s text:c="8"/>if players.join().count() &lt; 1 {</text:p>
      <text:p text:style-name="P150"><text:s text:c="12"/>must_reload_world = true;</text:p>
      <text:p text:style-name="P150"><text:s text:c="8"/>}</text:p>
      <text:p text:style-name="P150"><text:s text:c="4"/>}</text:p>
      <text:p text:style-name="P150"/>
      <text:p text:style-name="P150"><text:s text:c="4"/>if must_reload_world {</text:p>
      <text:p text:style-name="P150"><text:s text:c="8"/>// Remove all of the previous entities so we can start again</text:p>
      <text:p text:style-name="P150"><text:s text:c="8"/>ecs.delete_all();</text:p>
      <text:p text:style-name="P150"><text:s text:c="8"/>// Reset the world to first state</text:p>
      <text:p text:style-name="P150"><text:s text:c="8"/>load_world(ecs);</text:p>
      <text:p text:style-name="P150"><text:s text:c="4"/>}</text:p>
      <text:p text:style-name="P150"/>
      <text:p text:style-name="P150"><text:s text:c="4"/>// Check if all asteroids are missing</text:p>
      <text:p text:style-name="P150"><text:s text:c="4"/>let mut must_create_asteroid = false;</text:p>
      <text:p text:style-name="P30"><text:s text:c="4"/>let mut number_asteroids: u32 = 0;</text:p>
      <text:p text:style-name="P150"><text:s text:c="4"/>{</text:p>
      <text:p text:style-name="P150"><text:s text:c="8"/>let asteroids = ecs.read_storage::&lt;components::Asteroid&gt;();</text:p>
      <text:p text:style-name="P150"><text:s text:c="8"/>if asteroids.join().count() &lt; 1 {</text:p>
      <text:p text:style-name="P150"><text:s text:c="12"/>must_create_asteroid = true;</text:p>
      <text:p text:style-name="P150"/>
      <text:p text:style-name="P30"><text:s text:c="12"/>let mut gamedatas = ecs.write_storage::&lt;components::GameData&gt;();</text:p>
      <text:p text:style-name="P30"><text:s text:c="12"/>for gamedata in (&amp;mut gamedatas).join() {</text:p>
      <text:p text:style-name="P30"><text:s text:c="16"/>gamedata.level += 1;</text:p>
      <text:p text:style-name="P30"><text:soft-page-break/><text:s text:c="16"/>number_asteroids = (gamedata.level / 3) + 1;</text:p>
      <text:p text:style-name="P30"><text:s text:c="12"/>}</text:p>
      <text:p text:style-name="P150"><text:s text:c="8"/>}</text:p>
      <text:p text:style-name="P150"><text:s text:c="4"/>}</text:p>
      <text:p text:style-name="P150"/>
      <text:p text:style-name="P150"><text:s text:c="4"/>if must_create_asteroid {</text:p>
      <text:p text:style-name="P30"><text:s text:c="8"/>let mut asteroid_count: u32 = 0;</text:p>
      <text:p text:style-name="P30"><text:s text:c="8"/>while asteroid_count &lt; number_asteroids {</text:p>
      <text:p text:style-name="P30"><text:s text:c="12"/>let mut rng = rand::thread_rng();</text:p>
      <text:p text:style-name="P30"><text:s text:c="12"/>let next_x = rng.gen_range(50.0..(crate::GAME_WIDTH as f64 - 50.0));</text:p>
      <text:p text:style-name="P30"><text:s text:c="12"/>let next_y = rng.gen_range(50.0..(crate::GAME_HEIGHT as f64 - 50.0));</text:p>
      <text:p text:style-name="P30"><text:s text:c="12"/>let next_rot = rng.gen_range(0.0..360.0);</text:p>
      <text:p text:style-name="P30"/>
      <text:p text:style-name="P30"><text:s text:c="12"/>let diff_x = (current_player_position.x - next_x).abs();</text:p>
      <text:p text:style-name="P30"><text:s text:c="12"/>let diff_y = (current_player_position.y - next_y).abs();</text:p>
      <text:p text:style-name="P30"><text:s text:c="12"/>if ((diff_x * diff_x) + (diff_y * diff_y)).sqrt() &lt; 150.0 {</text:p>
      <text:p text:style-name="P30"><text:s text:c="16"/>// We are too close to the player</text:p>
      <text:p text:style-name="P30"><text:s text:c="16"/>continue;</text:p>
      <text:p text:style-name="P30"><text:s text:c="12"/>}</text:p>
      <text:p text:style-name="P30"><text:s text:c="12"/>asteroid_count += 1;</text:p>
      <text:p text:style-name="P30"><text:s text:c="12"/>let new_asteroid = components::Position {</text:p>
      <text:p text:style-name="P30"><text:s text:c="16"/>x: next_x,</text:p>
      <text:p text:style-name="P30"><text:s text:c="16"/>y: next_y,</text:p>
      <text:p text:style-name="P30"><text:s text:c="16"/>rot: next_rot,</text:p>
      <text:p text:style-name="P30"><text:s text:c="12"/>};</text:p>
      <text:p text:style-name="P30"><text:s text:c="12"/>create_asteroid(ecs, new_asteroid, 100);</text:p>
      <text:p text:style-name="P30"><text:s text:c="8"/>}</text:p>
      <text:p text:style-name="P150"><text:s text:c="4"/>}</text:p>
      <text:p text:style-name="P150"/>
      <text:p text:style-name="P150"><text:s text:c="4"/>let mut player_pos = components::Position {</text:p>
      <text:p text:style-name="P150"><text:s text:c="8"/>x: 0.0,</text:p>
      <text:p text:style-name="P150"><text:s text:c="8"/>y: 0.0,</text:p>
      <text:p text:style-name="P150"><text:s text:c="8"/>rot: 0.0,</text:p>
      <text:p text:style-name="P150"><text:s text:c="4"/>};</text:p>
      <text:p text:style-name="P150"><text:s text:c="4"/>let mut must_fire_missile = false;</text:p>
      <text:p text:style-name="P150"/>
      <text:p text:style-name="P150"><text:s text:c="4"/>{</text:p>
      <text:p text:style-name="P150"><text:s text:c="8"/>let mut positions = ecs.write_storage::&lt;components::Position&gt;();</text:p>
      <text:p text:style-name="P150"><text:s text:c="8"/>let mut players = ecs.write_storage::&lt;components::Player&gt;();</text:p>
      <text:p text:style-name="P150"><text:s text:c="8"/>let mut renderables = ecs.write_storage::&lt;components::Renderable&gt;();</text:p>
      <text:p text:style-name="P150"/>
      <text:p text:style-name="P150"><text:s text:c="8"/>for (player, pos, renderable) in (&amp;mut players, &amp;mut positions, &amp;mut renderables).join() {</text:p>
      <text:p text:style-name="P150"><text:s text:c="12"/>if crate::utils::is_key_pressed(&amp;key_manager, "D") {</text:p>
      <text:p text:style-name="P150"><text:s text:c="16"/>pos.rot += ROTATION_SPEED;</text:p>
      <text:p text:style-name="P150"><text:s text:c="12"/>}</text:p>
      <text:p text:style-name="P150"><text:s text:c="12"/>if crate::utils::is_key_pressed(&amp;key_manager, "A") {</text:p>
      <text:p text:style-name="P150"><text:s text:c="16"/>pos.rot -= ROTATION_SPEED;</text:p>
      <text:p text:style-name="P150"><text:s text:c="12"/>}</text:p>
      <text:p text:style-name="P150"><text:s text:c="12"/>update_movement(pos, player);</text:p>
      <text:p text:style-name="P150"><text:s text:c="12"/>if crate::utils::is_key_pressed(&amp;key_manager, "W") {</text:p>
      <text:p text:style-name="P150"><text:s text:c="16"/>let radians = pos.rot.to_radians();</text:p>
      <text:p text:style-name="P150"/>
      <text:p text:style-name="P150"><text:s text:c="16"/>let move_x = PLAYER_SPEED * radians.sin();</text:p>
      <text:p text:style-name="P150"><text:s text:c="16"/>let move_y = PLAYER_SPEED * radians.cos();</text:p>
      <text:p text:style-name="P150"><text:s text:c="16"/>let move_vec = Vector2D::&lt;f64&gt;::new(move_x, move_y);</text:p>
      <text:p text:style-name="P150"/>
      <text:p text:style-name="P150"><text:s text:c="16"/>player.impulse += move_vec;</text:p>
      <text:p text:style-name="P150"><text:s text:c="12"/>}</text:p>
      <text:p text:style-name="P150"/>
      <text:p text:style-name="P150"><text:s text:c="12"/>if pos.rot &gt; 360.0 {</text:p>
      <text:p text:style-name="P150"><text:s text:c="16"/>pos.rot -= 360.0;</text:p>
      <text:p text:style-name="P150"><text:s text:c="12"/>}</text:p>
      <text:p text:style-name="P150"><text:s text:c="12"/>if pos.rot &lt; 0.0 {</text:p>
      <text:p text:style-name="P150"><text:s text:c="16"/>pos.rot += 360.0;</text:p>
      <text:p text:style-name="P150"><text:s text:c="12"/>}</text:p>
      <text:p text:style-name="P150"/>
      <text:p text:style-name="P150"><text:s text:c="12"/>if pos.x &gt; crate::GAME_WIDTH.into() {</text:p>
      <text:p text:style-name="P150"><text:s text:c="16"/>pos.x -= crate::GAME_WIDTH as f64;</text:p>
      <text:p text:style-name="P150"><text:s text:c="12"/>}</text:p>
      <text:p text:style-name="P150"><text:s text:c="12"/>if pos.x &lt; 0.0 {</text:p>
      <text:p text:style-name="P150"><text:s text:c="16"/>pos.x += crate::GAME_WIDTH as f64;</text:p>
      <text:p text:style-name="P150"><text:s text:c="12"/>}</text:p>
      <text:p text:style-name="P150"><text:s text:c="12"/>if pos.y &gt; crate::GAME_HEIGHT.into() {</text:p>
      <text:p text:style-name="P150"><text:s text:c="16"/>pos.y -= crate::GAME_HEIGHT as f64;</text:p>
      <text:p text:style-name="P150"><text:s text:c="12"/>}</text:p>
      <text:p text:style-name="P150"><text:s text:c="12"/>if pos.y &lt; 0.0 {</text:p>
      <text:p text:style-name="P150"><text:s text:c="16"/>pos.y += crate::GAME_HEIGHT as f64;</text:p>
      <text:p text:style-name="P150"><text:s text:c="12"/>}</text:p>
      <text:p text:style-name="P150"/>
      <text:p text:style-name="P150"><text:s text:c="12"/>if utils::is_key_pressed(&amp;key_manager, " ") {</text:p>
      <text:p text:style-name="P150"><text:s text:c="16"/>utils::key_up(key_manager, " ".to_string());</text:p>
      <text:p text:style-name="P150"><text:s text:c="16"/>must_fire_missile = true;</text:p>
      <text:p text:style-name="P150"><text:s text:c="16"/>player_pos.x = pos.x;</text:p>
      <text:p text:style-name="P150"><text:s text:c="16"/>player_pos.y = pos.y;</text:p>
      <text:p text:style-name="P150"><text:s text:c="16"/>player_pos.rot = pos.rot;</text:p>
      <text:p text:style-name="P150"><text:s text:c="12"/>}</text:p>
      <text:p text:style-name="P150"/>
      <text:p text:style-name="P150"><text:s text:c="12"/>// Update the graphic to reflect the rotation</text:p>
      <text:p text:style-name="P150"><text:s text:c="12"/>renderable.rot = pos.rot;</text:p>
      <text:p text:style-name="P150"><text:s text:c="8"/>}</text:p>
      <text:p text:style-name="P150"><text:s text:c="4"/>}</text:p>
      <text:p text:style-name="P150"/>
      <text:p text:style-name="P150"><text:s text:c="4"/>if must_fire_missile {</text:p>
      <text:p text:style-name="P150"><text:s text:c="8"/>fire_missile(ecs, player_pos);</text:p>
      <text:p text:style-name="P150"><text:s text:c="4"/>}</text:p>
      <text:p text:style-name="P150">}</text:p>
      <text:p text:style-name="P150"/>
      <text:p text:style-name="P150">const MAX_SPEED: f64 = 3.5;</text:p>
      <text:p text:style-name="P150">const FRICTION: f64 = 0.99;</text:p>
      <text:p text:style-name="P150"/>
      <text:p text:style-name="P150">pub fn update_movement(pos: &amp;mut components::Position, player: &amp;mut components::Player) {</text:p>
      <text:p text:style-name="P150"><text:s text:c="4"/>player.cur_speed *= FRICTION;</text:p>
      <text:p text:style-name="P150"/>
      <text:p text:style-name="P150"><text:s text:c="4"/>player.cur_speed += player.impulse;</text:p>
      <text:p text:style-name="P150"><text:s text:c="4"/>if player.cur_speed.length() &gt; MAX_SPEED {</text:p>
      <text:p text:style-name="P150"><text:s text:c="8"/>player.cur_speed = player.cur_speed.normalise();</text:p>
      <text:p text:style-name="P150"><text:s text:c="8"/>player.cur_speed = player.cur_speed * MAX_SPEED;</text:p>
      <text:p text:style-name="P150"><text:s text:c="4"/>}</text:p>
      <text:p text:style-name="P150"/>
      <text:p text:style-name="P150"><text:s text:c="4"/>pos.x += player.cur_speed.x;</text:p>
      <text:p text:style-name="P150"><text:s text:c="4"/>pos.y -= player.cur_speed.y;</text:p>
      <text:p text:style-name="P150"/>
      <text:p text:style-name="P150"><text:s text:c="4"/>player.impulse = vector2d::Vector2D::new(0.0, 0.0);</text:p>
      <text:p text:style-name="P150"><text:soft-page-break/>}</text:p>
      <text:p text:style-name="P150"/>
      <text:p text:style-name="P150">pub fn load_world(ecs: &amp;mut World) {</text:p>
      <text:p text:style-name="P150"><text:s text:c="4"/>ecs.create_entity()</text:p>
      <text:p text:style-name="P150"><text:s text:c="8"/>.with(components::Position {</text:p>
      <text:p text:style-name="P150"><text:s text:c="12"/>x: 350.0,</text:p>
      <text:p text:style-name="P150"><text:s text:c="12"/>y: 250.0,</text:p>
      <text:p text:style-name="P150"><text:s text:c="12"/>rot: 0.0,</text:p>
      <text:p text:style-name="P150"><text:s text:c="8"/>})</text:p>
      <text:p text:style-name="P150"><text:s text:c="8"/>.with(components::Renderable {</text:p>
      <text:p text:style-name="P150"><text:s text:c="12"/>tex_name: String::from("img/space_ship.png"),</text:p>
      <text:p text:style-name="P150"><text:s text:c="12"/>i_w: 100,</text:p>
      <text:p text:style-name="P150"><text:s text:c="12"/>i_h: 100,</text:p>
      <text:p text:style-name="P150"><text:s text:c="12"/>o_w: 50,</text:p>
      <text:p text:style-name="P150"><text:s text:c="12"/>o_h: 50,</text:p>
      <text:p text:style-name="P150"><text:s text:c="12"/>frame: 0,</text:p>
      <text:p text:style-name="P150"><text:s text:c="12"/>total_frames: 1,</text:p>
      <text:p text:style-name="P150"><text:s text:c="12"/>rot: 0.0,</text:p>
      <text:p text:style-name="P150"><text:s text:c="8"/>})</text:p>
      <text:p text:style-name="P150"><text:s text:c="8"/>.with(components::Player {</text:p>
      <text:p text:style-name="P150"><text:s text:c="12"/>impulse: vector2d::Vector2D::new(0.0, 0.0),</text:p>
      <text:p text:style-name="P150"><text:s text:c="12"/>cur_speed: vector2d::Vector2D::new(0.0, 0.0),</text:p>
      <text:p text:style-name="P150"><text:s text:c="8"/>})</text:p>
      <text:p text:style-name="P150"><text:s text:c="8"/>.build();</text:p>
      <text:p text:style-name="P150"/>
      <text:p text:style-name="P150"><text:s text:c="4"/>create_asteroid(</text:p>
      <text:p text:style-name="P150"><text:s text:c="8"/>ecs,</text:p>
      <text:p text:style-name="P150"><text:s text:c="8"/>components::Position {</text:p>
      <text:p text:style-name="P150"><text:s text:c="12"/>x: 400.0,</text:p>
      <text:p text:style-name="P150"><text:s text:c="12"/>y: 235.0,</text:p>
      <text:p text:style-name="P150"><text:s text:c="12"/>rot: 45.0,</text:p>
      <text:p text:style-name="P150"><text:s text:c="8"/>},</text:p>
      <text:p text:style-name="P150"><text:s text:c="8"/>50,</text:p>
      <text:p text:style-name="P150"><text:s text:c="4"/>);</text:p>
      <text:p text:style-name="P150"/>
      <text:p text:style-name="P150"><text:s text:c="4"/>ecs.create_entity()</text:p>
      <text:p text:style-name="P30"><text:s text:c="8"/>.with(components::GameData { score: 0, level: 1 })</text:p>
      <text:p text:style-name="P150"><text:s text:c="8"/>.build();</text:p>
      <text:p text:style-name="P150">}</text:p>
      <text:p text:style-name="P150"/>
      <text:p text:style-name="P150">pub fn create_asteroid(ecs: &amp;mut World, position: components::Position, asteroid_size: u32) {</text:p>
      <text:p text:style-name="P150"><text:s text:c="4"/>ecs.create_entity()</text:p>
      <text:p text:style-name="P150"><text:s text:c="8"/>.with(position)</text:p>
      <text:p text:style-name="P150"><text:s text:c="8"/>.with(components::Renderable {</text:p>
      <text:p text:style-name="P150"><text:s text:c="12"/>tex_name: String::from("img/asteroid.png"),</text:p>
      <text:p text:style-name="P150"><text:s text:c="12"/>i_w: 100,</text:p>
      <text:p text:style-name="P150"><text:s text:c="12"/>i_h: 100,</text:p>
      <text:p text:style-name="P150"><text:s text:c="12"/>o_w: asteroid_size,</text:p>
      <text:p text:style-name="P150"><text:s text:c="12"/>o_h: asteroid_size,</text:p>
      <text:p text:style-name="P150"><text:s text:c="12"/>frame: 0,</text:p>
      <text:p text:style-name="P150"><text:s text:c="12"/>total_frames: 1,</text:p>
      <text:p text:style-name="P150"><text:s text:c="12"/>rot: 0.0,</text:p>
      <text:p text:style-name="P150"><text:s text:c="8"/>})</text:p>
      <text:p text:style-name="P150"><text:s text:c="8"/>.with(crate::components::Asteroid {</text:p>
      <text:p text:style-name="P150"><text:s text:c="12"/>speed: 2.5,</text:p>
      <text:p text:style-name="P150"><text:s text:c="12"/>rot_speed: 0.5,</text:p>
      <text:p text:style-name="P150"><text:s text:c="8"/>})</text:p>
      <text:p text:style-name="P150"><text:s text:c="8"/>.build();</text:p>
      <text:p text:style-name="P150">}</text:p>
      <text:p text:style-name="P150"/>
      <text:p text:style-name="P30">const MAX_MISSILES: usize = 5;</text:p>
      <text:p text:style-name="P150"/>
      <text:p text:style-name="P150">fn fire_missile(ecs: &amp;mut World, position: components::Position) {</text:p>
      <text:p text:style-name="P150"><text:s text:c="4"/>{</text:p>
      <text:p text:style-name="P150"><text:s text:c="8"/>let missiles = ecs.read_storage::&lt;components::Missile&gt;();</text:p>
      <text:p text:style-name="P150"><text:s text:c="8"/>if missiles.count() &gt; MAX_MISSILES - 1 {</text:p>
      <text:p text:style-name="P150"><text:s text:c="12"/>return;</text:p>
      <text:p text:style-name="P150"><text:s text:c="8"/>}</text:p>
      <text:p text:style-name="P150"><text:s text:c="4"/>}</text:p>
      <text:p text:style-name="P150"><text:s text:c="4"/>ecs.create_entity()</text:p>
      <text:p text:style-name="P150"><text:s text:c="8"/>.with(position)</text:p>
      <text:p text:style-name="P150"><text:s text:c="8"/>.with(components::Renderable {</text:p>
      <text:p text:style-name="P150"><text:s text:c="12"/>tex_name: String::from("img/missile.png"),</text:p>
      <text:p text:style-name="P150"><text:s text:c="12"/>i_w: 50,</text:p>
      <text:p text:style-name="P150"><text:s text:c="12"/>i_h: 100,</text:p>
      <text:p text:style-name="P150"><text:s text:c="12"/>o_w: 10,</text:p>
      <text:p text:style-name="P150"><text:s text:c="12"/>o_h: 20,</text:p>
      <text:p text:style-name="P150"><text:s text:c="12"/>frame: 0,</text:p>
      <text:p text:style-name="P150"><text:s text:c="12"/>total_frames: 1,</text:p>
      <text:p text:style-name="P150"><text:s text:c="12"/>rot: 0.0,</text:p>
      <text:p text:style-name="P150"><text:s text:c="8"/>})</text:p>
      <text:p text:style-name="P150"><text:s text:c="8"/>.with(components::Missile { speed: 5.0 })</text:p>
      <text:p text:style-name="P150"><text:s text:c="8"/>.build();</text:p>
      <text:p text:style-name="P150">}</text:p>
      <text:p text:style-name="P109"/>
      <text:p text:style-name="P109">// ********** tutorial1<text:span text:style-name="T49">4</text:span> - missile</text:p>
      <text:p text:style-name="P109"/>
      <text:p text:style-name="P109">// ********** tutorial1<text:span text:style-name="T49">4</text:span> – texture_manager</text:p>
      <text:p text:style-name="P109"/>
      <text:p text:style-name="P109">// ********** tutorial1<text:span text:style-name="T49">4</text:span> – utils</text:p>
      <text:p text:style-name="P109"/>
      <text:p text:style-name="P109"/>
      <text:p text:style-name="P109"/>
      <text:p text:style-name="P109"/>
      <text:p text:style-name="P112"/>
      <text:p text:style-name="P112">// <text:span text:style-name="T1">*********************************************************************************</text:span></text:p>
      <text:p text:style-name="P113">// ********** tutorial<text:span text:style-name="T35">1</text:span><text:span text:style-name="T50">5</text:span> – main</text:p>
      <text:p text:style-name="P151">use sdl2::event::Event;</text:p>
      <text:p text:style-name="P151">use sdl2::keyboard::Keycode;</text:p>
      <text:p text:style-name="P151">use sdl2::pixels::Color;</text:p>
      <text:p text:style-name="P151">use sdl2::render::{TextureCreator, WindowCanvas};</text:p>
      <text:p text:style-name="P151">use sdl2::video::WindowContext;</text:p>
      <text:p text:style-name="P151"/>
      <text:p text:style-name="P151">use sdl2::rect::Point;</text:p>
      <text:p text:style-name="P151">use sdl2::rect::Rect;</text:p>
      <text:p text:style-name="P151"/>
      <text:p text:style-name="P151">use specs::{DispatcherBuilder, Join, World, WorldExt};</text:p>
      <text:p text:style-name="P151"/>
      <text:p text:style-name="P151">use std::collections::HashMap;</text:p>
      <text:p text:style-name="P151">use std::path::Path;</text:p>
      <text:p text:style-name="P151">use std::time::Duration;</text:p>
      <text:p text:style-name="P151"/>
      <text:p text:style-name="P151">pub mod asteroid;</text:p>
      <text:p text:style-name="P151">pub mod components;</text:p>
      <text:p text:style-name="P151">pub mod game;</text:p>
      <text:p text:style-name="P151">pub mod missile;</text:p>
      <text:p text:style-name="P151">pub mod texture_manager;</text:p>
      <text:p text:style-name="P151">pub mod utils;</text:p>
      <text:p text:style-name="P151"/>
      <text:p text:style-name="P151">const GAME_WIDTH: u32 = 800;</text:p>
      <text:p text:style-name="P151">const GAME_HEIGHT: u32 = 600;</text:p>
      <text:p text:style-name="P151"/>
      <text:p text:style-name="P151">fn render(</text:p>
      <text:p text:style-name="P151"><text:s text:c="4"/>canvas: &amp;mut WindowCanvas,</text:p>
      <text:p text:style-name="P151"><text:s text:c="4"/>texture_manager: &amp;mut texture_manager::TextureManager&lt;WindowContext&gt;,</text:p>
      <text:p text:style-name="P151"><text:s text:c="4"/>texture_creator: &amp;TextureCreator&lt;WindowContext&gt;,</text:p>
      <text:p text:style-name="P151"><text:s text:c="4"/>font: &amp;sdl2::ttf::Font,</text:p>
      <text:p text:style-name="P151"><text:s text:c="4"/>ecs: &amp;World,</text:p>
      <text:p text:style-name="P151">) -&gt; Result&lt;(), String&gt; {</text:p>
      <text:p text:style-name="P151"><text:s text:c="4"/>//</text:p>
      <text:p text:style-name="P151"><text:s text:c="4"/>let color = Color::RGB(0, 0, 0);</text:p>
      <text:p text:style-name="P151"><text:s text:c="4"/>canvas.set_draw_color(color);</text:p>
      <text:p text:style-name="P151"><text:s text:c="4"/>canvas.clear();</text:p>
      <text:p text:style-name="P151"/>
      <text:p text:style-name="P151"><text:s text:c="4"/>let positions = ecs.read_storage::&lt;components::Position&gt;();</text:p>
      <text:p text:style-name="P31"><text:s text:c="4"/>{</text:p>
      <text:p text:style-name="P31"><text:s text:c="8"/>canvas.set_draw_color(Color::RGBA(255, 255, 255, 128));</text:p>
      <text:p text:style-name="P31"/>
      <text:p text:style-name="P31"><text:s text:c="8"/>let stars = ecs.read_storage::&lt;components::Star&gt;();</text:p>
      <text:p text:style-name="P31"><text:s text:c="8"/>for (pos, star) in (&amp;positions, &amp;stars).join() {</text:p>
      <text:p text:style-name="P31"><text:s text:c="12"/>canvas.fill_rect(Rect::new(pos.x as i32, pos.y as i32, star.size, star.size))?;</text:p>
      <text:p text:style-name="P31"><text:s text:c="8"/>}</text:p>
      <text:p text:style-name="P31"><text:s text:c="4"/>}</text:p>
      <text:p text:style-name="P151"/>
      <text:p text:style-name="P151"><text:s text:c="4"/>let renderables = ecs.read_storage::&lt;components::Renderable&gt;();</text:p>
      <text:p text:style-name="P151"/>
      <text:p text:style-name="P151"><text:s text:c="4"/>for (renderable, pos) in (&amp;renderables, &amp;positions).join() {</text:p>
      <text:p text:style-name="P151"><text:s text:c="8"/>let src = Rect::new(0, 0, renderable.i_w, renderable.i_h);</text:p>
      <text:p text:style-name="P151"><text:s text:c="8"/>let x: i32 = pos.x as i32;</text:p>
      <text:p text:style-name="P151"><text:s text:c="8"/>let y: i32 = pos.y as i32;</text:p>
      <text:p text:style-name="P151"><text:s text:c="8"/>let dest = Rect::new(</text:p>
      <text:p text:style-name="P151"><text:s text:c="12"/>x - ((renderable.o_w / 2) as i32),</text:p>
      <text:p text:style-name="P151"><text:s text:c="12"/>y - ((renderable.o_h / 2) as i32),</text:p>
      <text:p text:style-name="P151"><text:s text:c="12"/>renderable.o_w,</text:p>
      <text:p text:style-name="P151"><text:s text:c="12"/>renderable.o_h,</text:p>
      <text:p text:style-name="P151"><text:s text:c="8"/>);</text:p>
      <text:p text:style-name="P151"/>
      <text:p text:style-name="P151"><text:s text:c="8"/>let center = Point::new((renderable.o_w / 2) as i32, (renderable.o_h / 2) as i32);</text:p>
      <text:p text:style-name="P151"><text:s text:c="8"/>let texture = texture_manager.load(&amp;renderable.tex_name)?;</text:p>
      <text:p text:style-name="P151"><text:s text:c="8"/>canvas.copy_ex(</text:p>
      <text:p text:style-name="P151"><text:s text:c="12"/>&amp;texture,</text:p>
      <text:p text:style-name="P151"><text:s text:c="12"/>src, <text:s text:c="11"/>//source rect</text:p>
      <text:p text:style-name="P151"><text:s text:c="12"/>dest, <text:s text:c="10"/>// dest rect</text:p>
      <text:p text:style-name="P151"><text:s text:c="12"/>renderable.rot, // angle</text:p>
      <text:p text:style-name="P151"><text:s text:c="12"/>center, <text:s text:c="8"/>// center</text:p>
      <text:p text:style-name="P151"><text:s text:c="12"/>false, <text:s text:c="9"/>// flip horizontal</text:p>
      <text:p text:style-name="P151"><text:s text:c="12"/>false, <text:s text:c="9"/>// flip vertical</text:p>
      <text:p text:style-name="P151"><text:s text:c="8"/>)?;</text:p>
      <text:p text:style-name="P151"><text:s text:c="4"/>}</text:p>
      <text:p text:style-name="P151"/>
      <text:p text:style-name="P151"><text:s text:c="4"/>let gamedatas = ecs.read_storage::&lt;components::GameData&gt;();</text:p>
      <text:p text:style-name="P151"><text:s text:c="4"/>for gamedata in (gamedatas).join() {</text:p>
      <text:p text:style-name="P151"><text:s text:c="8"/>// Show Score</text:p>
      <text:p text:style-name="P151"><text:s text:c="8"/>let score: String = "Score: ".to_string() + &amp;gamedata.score.to_string();</text:p>
      <text:p text:style-name="P151"><text:s text:c="8"/>let surface = font</text:p>
      <text:p text:style-name="P151"><text:s text:c="12"/>.render(&amp;score)</text:p>
      <text:p text:style-name="P151"><text:s text:c="12"/>.blended(Color::RGBA(255, 0, 0, 128))</text:p>
      <text:p text:style-name="P151"><text:s text:c="12"/>.map_err(|e| e.to_string())?;</text:p>
      <text:p text:style-name="P151"><text:s text:c="8"/>let texture = texture_creator</text:p>
      <text:p text:style-name="P151"><text:s text:c="12"/>.create_texture_from_surface(&amp;surface)</text:p>
      <text:p text:style-name="P151"><text:s text:c="12"/>.map_err(|e| e.to_string())?;</text:p>
      <text:p text:style-name="P151"/>
      <text:p text:style-name="P151"><text:s text:c="8"/>let target = Rect::new(10 as i32, 0 as i32, 100 as u32, 50 as u32);</text:p>
      <text:p text:style-name="P151"><text:s text:c="8"/>canvas.copy(&amp;texture, None, Some(target))?;</text:p>
      <text:p text:style-name="P151"><text:s text:c="4"/>}</text:p>
      <text:p text:style-name="P151"/>
      <text:p text:style-name="P151"><text:s text:c="4"/>canvas.present();</text:p>
      <text:p text:style-name="P151"><text:s text:c="4"/>Ok(())</text:p>
      <text:p text:style-name="P151">}</text:p>
      <text:p text:style-name="P151"/>
      <text:p text:style-name="P151">struct State {</text:p>
      <text:p text:style-name="P151"><text:s text:c="4"/>ecs: World,</text:p>
      <text:p text:style-name="P151">}</text:p>
      <text:p text:style-name="P151"/>
      <text:p text:style-name="P151">fn main() -&gt; Result&lt;(), String&gt; {</text:p>
      <text:p text:style-name="P151"><text:s text:c="4"/>println!("Starting Rusteroids");</text:p>
      <text:p text:style-name="P151"/>
      <text:p text:style-name="P151"><text:s text:c="4"/>let sdl_context = sdl2::init()?;</text:p>
      <text:p text:style-name="P151"><text:s text:c="4"/>let video_subsystem = sdl_context.video()?;</text:p>
      <text:p text:style-name="P151"/>
      <text:p text:style-name="P151"><text:s text:c="4"/>let window = video_subsystem</text:p>
      <text:p text:style-name="P151"><text:s text:c="8"/>.window("Rusteroids", GAME_WIDTH, GAME_HEIGHT)</text:p>
      <text:p text:style-name="P151"><text:s text:c="8"/>.position_centered()</text:p>
      <text:p text:style-name="P151"><text:s text:c="8"/>.build()</text:p>
      <text:p text:style-name="P151"><text:s text:c="8"/>.expect("could not initialize video subsystem");</text:p>
      <text:p text:style-name="P151"/>
      <text:p text:style-name="P151"><text:s text:c="4"/>let mut canvas = window</text:p>
      <text:p text:style-name="P151"><text:s text:c="8"/>.into_canvas()</text:p>
      <text:p text:style-name="P151"><text:s text:c="8"/>.build()</text:p>
      <text:p text:style-name="P151"><text:s text:c="8"/>.expect("could not make a canvas");</text:p>
      <text:p text:style-name="P151"><text:soft-page-break/></text:p>
      <text:p text:style-name="P151"><text:s text:c="4"/>let texture_creator = canvas.texture_creator();</text:p>
      <text:p text:style-name="P151"><text:s text:c="4"/>let mut tex_man = texture_manager::TextureManager::new(&amp;texture_creator);</text:p>
      <text:p text:style-name="P151"/>
      <text:p text:style-name="P151"><text:s text:c="4"/>// Load the images before the main loop so we don't try and load during gameplay</text:p>
      <text:p text:style-name="P151"><text:s text:c="4"/>tex_man.load("img/space_ship.png")?;</text:p>
      <text:p text:style-name="P151"><text:s text:c="4"/>tex_man.load("img/asteroid.png")?;</text:p>
      <text:p text:style-name="P151"><text:s text:c="4"/>tex_man.load("img/missile.png")?;</text:p>
      <text:p text:style-name="P151"/>
      <text:p text:style-name="P151"><text:s text:c="4"/>// Prepare fonts</text:p>
      <text:p text:style-name="P151"><text:s text:c="4"/>let ttf_context = sdl2::ttf::init().map_err(|e| e.to_string())?;</text:p>
      <text:p text:style-name="P151"><text:s text:c="4"/>let font_path: &amp;Path = Path::new(&amp;"fonts/OpenSans-Bold.ttf");</text:p>
      <text:p text:style-name="P151"><text:s text:c="4"/>let mut font = ttf_context.load_font(font_path, 128)?;</text:p>
      <text:p text:style-name="P151"><text:s text:c="4"/>font.set_style(sdl2::ttf::FontStyle::BOLD);</text:p>
      <text:p text:style-name="P151"/>
      <text:p text:style-name="P151"><text:s text:c="4"/>let mut event_pump = sdl_context.event_pump()?;</text:p>
      <text:p text:style-name="P151"><text:s text:c="4"/>let mut key_manager: HashMap&lt;String, bool&gt; = HashMap::new();</text:p>
      <text:p text:style-name="P151"/>
      <text:p text:style-name="P151"><text:s text:c="4"/>let mut gs = State { ecs: World::new() };</text:p>
      <text:p text:style-name="P151"><text:s text:c="4"/>gs.ecs.register::&lt;components::Position&gt;();</text:p>
      <text:p text:style-name="P151"><text:s text:c="4"/>gs.ecs.register::&lt;components::Renderable&gt;();</text:p>
      <text:p text:style-name="P151"><text:s text:c="4"/>gs.ecs.register::&lt;components::Player&gt;();</text:p>
      <text:p text:style-name="P151"><text:s text:c="4"/>gs.ecs.register::&lt;components::Asteroid&gt;();</text:p>
      <text:p text:style-name="P151"><text:s text:c="4"/>gs.ecs.register::&lt;components::Missile&gt;();</text:p>
      <text:p text:style-name="P151"><text:s text:c="4"/>gs.ecs.register::&lt;components::GameData&gt;();</text:p>
      <text:p text:style-name="P31"><text:s text:c="4"/>gs.ecs.register::&lt;components::Star&gt;();</text:p>
      <text:p text:style-name="P151"/>
      <text:p text:style-name="P151"><text:s text:c="4"/>let mut dispatcher = DispatcherBuilder::new()</text:p>
      <text:p text:style-name="P151"><text:s text:c="8"/>.with(asteroid::AsteroidMover, "asteroid_mover", &amp;[])</text:p>
      <text:p text:style-name="P151"><text:s text:c="8"/>.with(asteroid::AsteroidCollider, "asteroid_collider", &amp;[])</text:p>
      <text:p text:style-name="P151"><text:s text:c="8"/>.with(missile::MissileMover, "missile_mover", &amp;[])</text:p>
      <text:p text:style-name="P151"><text:s text:c="8"/>.with(missile::MissileStriker, "missile_striker", &amp;[])</text:p>
      <text:p text:style-name="P151"><text:s text:c="8"/>.build();</text:p>
      <text:p text:style-name="P151"/>
      <text:p text:style-name="P151"><text:s text:c="4"/>game::load_world(&amp;mut gs.ecs);</text:p>
      <text:p text:style-name="P151"/>
      <text:p text:style-name="P151"><text:s text:c="4"/>'running: loop {</text:p>
      <text:p text:style-name="P151"><text:s text:c="8"/>// Handle events</text:p>
      <text:p text:style-name="P151"><text:s text:c="8"/>for event in event_pump.poll_iter() {</text:p>
      <text:p text:style-name="P151"><text:s text:c="12"/>match event {</text:p>
      <text:p text:style-name="P151"><text:s text:c="16"/>Event::Quit { .. } =&gt; {</text:p>
      <text:p text:style-name="P151"><text:s text:c="20"/>break 'running;</text:p>
      <text:p text:style-name="P151"><text:s text:c="16"/>}</text:p>
      <text:p text:style-name="P151"><text:s text:c="16"/>Event::KeyDown {</text:p>
      <text:p text:style-name="P151"><text:s text:c="20"/>keycode: Some(Keycode::Escape),</text:p>
      <text:p text:style-name="P151"><text:s text:c="20"/>..</text:p>
      <text:p text:style-name="P151"><text:s text:c="16"/>} =&gt; {</text:p>
      <text:p text:style-name="P151"><text:s text:c="20"/>break 'running;</text:p>
      <text:p text:style-name="P151"><text:s text:c="16"/>}</text:p>
      <text:p text:style-name="P151"><text:s text:c="16"/>Event::KeyDown {</text:p>
      <text:p text:style-name="P151"><text:s text:c="20"/>keycode: Some(Keycode::Space),</text:p>
      <text:p text:style-name="P151"><text:s text:c="20"/>..</text:p>
      <text:p text:style-name="P151"><text:s text:c="16"/>} =&gt; {</text:p>
      <text:p text:style-name="P151"><text:s text:c="20"/>utils::key_down(&amp;mut key_manager, " ".to_string());</text:p>
      <text:p text:style-name="P151"><text:s text:c="16"/>}</text:p>
      <text:p text:style-name="P151"><text:s text:c="16"/>Event::KeyUp {</text:p>
      <text:p text:style-name="P151"><text:s text:c="20"/>keycode: Some(Keycode::Space),</text:p>
      <text:p text:style-name="P151"><text:s text:c="20"/>..</text:p>
      <text:p text:style-name="P151"><text:s text:c="16"/>} =&gt; {</text:p>
      <text:p text:style-name="P151"><text:s text:c="20"/>utils::key_up(&amp;mut key_manager, " ".to_string());</text:p>
      <text:p text:style-name="P151"><text:s text:c="16"/>}</text:p>
      <text:p text:style-name="P151"><text:s text:c="16"/>Event::KeyDown { keycode, .. } =&gt; match keycode {</text:p>
      <text:p text:style-name="P151"><text:s text:c="20"/>None =&gt; {}</text:p>
      <text:p text:style-name="P151"><text:s text:c="20"/>Some(key) =&gt; {</text:p>
      <text:p text:style-name="P151"><text:s text:c="24"/>utils::key_down(&amp;mut key_manager, key.to_string());</text:p>
      <text:p text:style-name="P151"><text:s text:c="20"/>}</text:p>
      <text:p text:style-name="P151"><text:s text:c="16"/>},</text:p>
      <text:p text:style-name="P151"><text:s text:c="16"/>Event::KeyUp { keycode, .. } =&gt; match keycode {</text:p>
      <text:p text:style-name="P151"><text:s text:c="20"/>None =&gt; {}</text:p>
      <text:p text:style-name="P151"><text:s text:c="20"/>Some(key) =&gt; {</text:p>
      <text:p text:style-name="P151"><text:s text:c="24"/>utils::key_up(&amp;mut key_manager, key.to_string());</text:p>
      <text:p text:style-name="P151"><text:s text:c="20"/>}</text:p>
      <text:p text:style-name="P151"><text:s text:c="16"/>},</text:p>
      <text:p text:style-name="P151"><text:s text:c="16"/>_ =&gt; {}</text:p>
      <text:p text:style-name="P151"><text:s text:c="12"/>}</text:p>
      <text:p text:style-name="P151"><text:s text:c="8"/>}</text:p>
      <text:p text:style-name="P151"/>
      <text:p text:style-name="P151"><text:s text:c="8"/>game::update(&amp;mut gs.ecs, &amp;mut key_manager);</text:p>
      <text:p text:style-name="P151"><text:s text:c="8"/>dispatcher.dispatch(&amp;gs.ecs);</text:p>
      <text:p text:style-name="P151"><text:s text:c="8"/>gs.ecs.maintain();</text:p>
      <text:p text:style-name="P151"><text:s text:c="8"/>render(&amp;mut canvas, &amp;mut tex_man, &amp;texture_creator, &amp;font, &amp;gs.ecs)?;</text:p>
      <text:p text:style-name="P151"/>
      <text:p text:style-name="P151"><text:s text:c="8"/>// Time management</text:p>
      <text:p text:style-name="P151"><text:s text:c="8"/>::std::thread::sleep(Duration::new(0, 1_000_000_000u32 / 60));</text:p>
      <text:p text:style-name="P151"><text:s text:c="4"/>}</text:p>
      <text:p text:style-name="P151"/>
      <text:p text:style-name="P151"><text:s text:c="4"/>Ok(())</text:p>
      <text:p text:style-name="P151">}</text:p>
      <text:p text:style-name="P113"/>
      <text:p text:style-name="P113">// ********** tutorial15 – asteroid</text:p>
      <text:p text:style-name="P113"/>
      <text:p text:style-name="P113">// ********** tutorial15 - components.rs</text:p>
      <text:p text:style-name="P151">use specs::prelude::*;</text:p>
      <text:p text:style-name="P151">use specs_derive::Component;</text:p>
      <text:p text:style-name="P151">use vector2d::Vector2D;</text:p>
      <text:p text:style-name="P151"/>
      <text:p text:style-name="P151">#[derive(Component)]</text:p>
      <text:p text:style-name="P151">pub struct Position {</text:p>
      <text:p text:style-name="P151"><text:s text:c="4"/>pub x: f64,</text:p>
      <text:p text:style-name="P151"><text:s text:c="4"/>pub y: f64,</text:p>
      <text:p text:style-name="P151"><text:s text:c="4"/>pub rot: f64,</text:p>
      <text:p text:style-name="P151">}</text:p>
      <text:p text:style-name="P151"/>
      <text:p text:style-name="P151">#[derive(Component)]</text:p>
      <text:p text:style-name="P151">pub struct Renderable {</text:p>
      <text:p text:style-name="P151"><text:s text:c="4"/>pub tex_name: String,</text:p>
      <text:p text:style-name="P151"><text:s text:c="4"/>pub i_w: u32,</text:p>
      <text:p text:style-name="P151"><text:s text:c="4"/>pub i_h: u32,</text:p>
      <text:p text:style-name="P151"><text:s text:c="4"/>pub o_w: u32,</text:p>
      <text:p text:style-name="P151"><text:s text:c="4"/>pub o_h: u32,</text:p>
      <text:p text:style-name="P151"><text:s text:c="4"/>pub frame: u32,</text:p>
      <text:p text:style-name="P151"><text:s text:c="4"/>pub total_frames: u32,</text:p>
      <text:p text:style-name="P151"><text:s text:c="4"/>pub rot: f64,</text:p>
      <text:p text:style-name="P151">}</text:p>
      <text:p text:style-name="P151"><text:soft-page-break/></text:p>
      <text:p text:style-name="P151">#[derive(Component)]</text:p>
      <text:p text:style-name="P151">pub struct Player {</text:p>
      <text:p text:style-name="P151"><text:s text:c="4"/>pub impulse: Vector2D&lt;f64&gt;, <text:s text:c="2"/>// The next impulse to add to the speed</text:p>
      <text:p text:style-name="P151"><text:s text:c="4"/>pub cur_speed: Vector2D&lt;f64&gt;, // The current speed of the player</text:p>
      <text:p text:style-name="P151">}</text:p>
      <text:p text:style-name="P151"/>
      <text:p text:style-name="P151">#[derive(Component)]</text:p>
      <text:p text:style-name="P151">pub struct Asteroid {</text:p>
      <text:p text:style-name="P151"><text:s text:c="4"/>pub speed: f64,</text:p>
      <text:p text:style-name="P151"><text:s text:c="4"/>pub rot_speed: f64,</text:p>
      <text:p text:style-name="P151">}</text:p>
      <text:p text:style-name="P151"/>
      <text:p text:style-name="P151">#[derive(Component)]</text:p>
      <text:p text:style-name="P151">pub struct Missile {</text:p>
      <text:p text:style-name="P151"><text:s text:c="4"/>pub speed: f64,</text:p>
      <text:p text:style-name="P151">}</text:p>
      <text:p text:style-name="P151"/>
      <text:p text:style-name="P151">pub struct PendingAsteroid {</text:p>
      <text:p text:style-name="P151"><text:s text:c="4"/>pub x: f64,</text:p>
      <text:p text:style-name="P151"><text:s text:c="4"/>pub y: f64,</text:p>
      <text:p text:style-name="P151"><text:s text:c="4"/>pub rot: f64,</text:p>
      <text:p text:style-name="P151"><text:s text:c="4"/>pub size: u32,</text:p>
      <text:p text:style-name="P151">}</text:p>
      <text:p text:style-name="P151"/>
      <text:p text:style-name="P151">#[derive(Component)]</text:p>
      <text:p text:style-name="P151">pub struct GameData {</text:p>
      <text:p text:style-name="P151"><text:s text:c="4"/>pub score: u32,</text:p>
      <text:p text:style-name="P151"><text:s text:c="4"/>pub level: u32,</text:p>
      <text:p text:style-name="P151">}</text:p>
      <text:p text:style-name="P151"/>
      <text:p text:style-name="P31">#[derive(Component)]</text:p>
      <text:p text:style-name="P31">pub struct Star {</text:p>
      <text:p text:style-name="P31"><text:s text:c="4"/>pub size: u32,</text:p>
      <text:p text:style-name="P31">}</text:p>
      <text:p text:style-name="P113"/>
      <text:p text:style-name="P113">// ********** tutorial15 - game.rs</text:p>
      <text:p text:style-name="P151">use rand::Rng;</text:p>
      <text:p text:style-name="P151">use specs::{Builder, Join, World, WorldExt};</text:p>
      <text:p text:style-name="P151">use std::collections::HashMap;</text:p>
      <text:p text:style-name="P151">use vector2d::Vector2D;</text:p>
      <text:p text:style-name="P151"/>
      <text:p text:style-name="P151">use crate::components;</text:p>
      <text:p text:style-name="P151">use crate::utils;</text:p>
      <text:p text:style-name="P151"/>
      <text:p text:style-name="P151">const ROTATION_SPEED: f64 = 1.5;</text:p>
      <text:p text:style-name="P151">const PLAYER_SPEED: f64 = 4.5;</text:p>
      <text:p text:style-name="P151"/>
      <text:p text:style-name="P151">pub fn update(ecs: &amp;mut World, key_manager: &amp;mut HashMap&lt;String, bool&gt;) {</text:p>
      <text:p text:style-name="P151"><text:s text:c="4"/>// Check status of game world</text:p>
      <text:p text:style-name="P151"><text:s text:c="4"/>let mut must_reload_world = false;</text:p>
      <text:p text:style-name="P151"><text:s text:c="4"/>let mut current_player_position = components::Position {</text:p>
      <text:p text:style-name="P151"><text:s text:c="8"/>x: 0.0,</text:p>
      <text:p text:style-name="P151"><text:s text:c="8"/>y: 0.0,</text:p>
      <text:p text:style-name="P151"><text:s text:c="8"/>rot: 0.0,</text:p>
      <text:p text:style-name="P151"><text:s text:c="4"/>};</text:p>
      <text:p text:style-name="P151"><text:s text:c="4"/>{</text:p>
      <text:p text:style-name="P151"><text:s text:c="8"/>let players = ecs.read_storage::&lt;components::Player&gt;();</text:p>
      <text:p text:style-name="P151"><text:s text:c="8"/>let positions = ecs.read_storage::&lt;components::Position&gt;();</text:p>
      <text:p text:style-name="P151"/>
      <text:p text:style-name="P151"><text:s text:c="8"/>for (pos, _player) in (&amp;positions, &amp;players).join() {</text:p>
      <text:p text:style-name="P151"><text:s text:c="12"/>current_player_position.x = pos.x;</text:p>
      <text:p text:style-name="P151"><text:s text:c="12"/>current_player_position.y = pos.y;</text:p>
      <text:p text:style-name="P151"><text:s text:c="8"/>}</text:p>
      <text:p text:style-name="P151"/>
      <text:p text:style-name="P151"><text:s text:c="8"/>if players.join().count() &lt; 1 {</text:p>
      <text:p text:style-name="P151"><text:s text:c="12"/>must_reload_world = true;</text:p>
      <text:p text:style-name="P151"><text:s text:c="8"/>}</text:p>
      <text:p text:style-name="P151"><text:s text:c="4"/>}</text:p>
      <text:p text:style-name="P151"/>
      <text:p text:style-name="P151"><text:s text:c="4"/>if must_reload_world {</text:p>
      <text:p text:style-name="P151"><text:s text:c="8"/>// Remove all of the previous entities so we can start again</text:p>
      <text:p text:style-name="P151"><text:s text:c="8"/>ecs.delete_all();</text:p>
      <text:p text:style-name="P151"><text:s text:c="8"/>// Reset the world to first state</text:p>
      <text:p text:style-name="P151"><text:s text:c="8"/>load_world(ecs);</text:p>
      <text:p text:style-name="P151"><text:s text:c="4"/>}</text:p>
      <text:p text:style-name="P151"/>
      <text:p text:style-name="P151"><text:s text:c="4"/>// Check if all asteroids are missing</text:p>
      <text:p text:style-name="P151"><text:s text:c="4"/>let mut must_create_asteroid = false;</text:p>
      <text:p text:style-name="P151"><text:s text:c="4"/>let mut number_asteroids: u32 = 0;</text:p>
      <text:p text:style-name="P151"><text:s text:c="4"/>{</text:p>
      <text:p text:style-name="P151"><text:s text:c="8"/>let asteroids = ecs.read_storage::&lt;components::Asteroid&gt;();</text:p>
      <text:p text:style-name="P151"><text:s text:c="8"/>if asteroids.join().count() &lt; 1 {</text:p>
      <text:p text:style-name="P151"><text:s text:c="12"/>must_create_asteroid = true;</text:p>
      <text:p text:style-name="P151"/>
      <text:p text:style-name="P151"><text:s text:c="12"/>let mut gamedatas = ecs.write_storage::&lt;components::GameData&gt;();</text:p>
      <text:p text:style-name="P151"><text:s text:c="12"/>for gamedata in (&amp;mut gamedatas).join() {</text:p>
      <text:p text:style-name="P151"><text:s text:c="16"/>gamedata.level += 1;</text:p>
      <text:p text:style-name="P151"><text:s text:c="16"/>number_asteroids = (gamedata.level / 3) + 1;</text:p>
      <text:p text:style-name="P151"><text:s text:c="12"/>}</text:p>
      <text:p text:style-name="P151"><text:s text:c="8"/>}</text:p>
      <text:p text:style-name="P151"><text:s text:c="4"/>}</text:p>
      <text:p text:style-name="P151"/>
      <text:p text:style-name="P151"><text:s text:c="4"/>if must_create_asteroid {</text:p>
      <text:p text:style-name="P151"><text:s text:c="8"/>let mut asteroid_count: u32 = 0;</text:p>
      <text:p text:style-name="P151"><text:s text:c="8"/>while asteroid_count &lt; number_asteroids {</text:p>
      <text:p text:style-name="P151"><text:s text:c="12"/>let mut rng = rand::thread_rng();</text:p>
      <text:p text:style-name="P151"><text:s text:c="12"/>let next_x = rng.gen_range(50.0..(crate::GAME_WIDTH as f64 - 50.0));</text:p>
      <text:p text:style-name="P151"><text:s text:c="12"/>let next_y = rng.gen_range(50.0..(crate::GAME_HEIGHT as f64 - 50.0));</text:p>
      <text:p text:style-name="P151"><text:s text:c="12"/>let next_rot = rng.gen_range(0.0..360.0);</text:p>
      <text:p text:style-name="P151"/>
      <text:p text:style-name="P151"><text:s text:c="12"/>let diff_x = (current_player_position.x - next_x).abs();</text:p>
      <text:p text:style-name="P151"><text:s text:c="12"/>let diff_y = (current_player_position.y - next_y).abs();</text:p>
      <text:p text:style-name="P151"><text:s text:c="12"/>if ((diff_x * diff_x) + (diff_y * diff_y)).sqrt() &lt; 150.0 {</text:p>
      <text:p text:style-name="P151"><text:s text:c="16"/>// We are too close to the player</text:p>
      <text:p text:style-name="P151"><text:s text:c="16"/>continue;</text:p>
      <text:p text:style-name="P151"><text:s text:c="12"/>}</text:p>
      <text:p text:style-name="P151"><text:s text:c="12"/>asteroid_count += 1;</text:p>
      <text:p text:style-name="P151"><text:s text:c="12"/>let new_asteroid = components::Position {</text:p>
      <text:p text:style-name="P151"><text:s text:c="16"/>x: next_x,</text:p>
      <text:p text:style-name="P151"><text:s text:c="16"/>y: next_y,</text:p>
      <text:p text:style-name="P151"><text:s text:c="16"/>rot: next_rot,</text:p>
      <text:p text:style-name="P151"><text:s text:c="12"/>};</text:p>
      <text:p text:style-name="P151"><text:s text:c="12"/>create_asteroid(ecs, new_asteroid, 100);</text:p>
      <text:p text:style-name="P151"><text:s text:c="8"/>}</text:p>
      <text:p text:style-name="P151"><text:soft-page-break/><text:s text:c="4"/>}</text:p>
      <text:p text:style-name="P151"/>
      <text:p text:style-name="P151"><text:s text:c="4"/>let mut player_pos = components::Position {</text:p>
      <text:p text:style-name="P151"><text:s text:c="8"/>x: 0.0,</text:p>
      <text:p text:style-name="P151"><text:s text:c="8"/>y: 0.0,</text:p>
      <text:p text:style-name="P151"><text:s text:c="8"/>rot: 0.0,</text:p>
      <text:p text:style-name="P151"><text:s text:c="4"/>};</text:p>
      <text:p text:style-name="P151"><text:s text:c="4"/>let mut must_fire_missile = false;</text:p>
      <text:p text:style-name="P151"/>
      <text:p text:style-name="P151"><text:s text:c="4"/>{</text:p>
      <text:p text:style-name="P151"><text:s text:c="8"/>let mut positions = ecs.write_storage::&lt;components::Position&gt;();</text:p>
      <text:p text:style-name="P151"><text:s text:c="8"/>let mut players = ecs.write_storage::&lt;components::Player&gt;();</text:p>
      <text:p text:style-name="P151"><text:s text:c="8"/>let mut renderables = ecs.write_storage::&lt;components::Renderable&gt;();</text:p>
      <text:p text:style-name="P151"/>
      <text:p text:style-name="P151"><text:s text:c="8"/>for (player, pos, renderable) in (&amp;mut players, &amp;mut positions, &amp;mut renderables).join() {</text:p>
      <text:p text:style-name="P151"><text:s text:c="12"/>if crate::utils::is_key_pressed(&amp;key_manager, "D") {</text:p>
      <text:p text:style-name="P151"><text:s text:c="16"/>pos.rot += ROTATION_SPEED;</text:p>
      <text:p text:style-name="P151"><text:s text:c="12"/>}</text:p>
      <text:p text:style-name="P151"><text:s text:c="12"/>if crate::utils::is_key_pressed(&amp;key_manager, "A") {</text:p>
      <text:p text:style-name="P151"><text:s text:c="16"/>pos.rot -= ROTATION_SPEED;</text:p>
      <text:p text:style-name="P151"><text:s text:c="12"/>}</text:p>
      <text:p text:style-name="P151"><text:s text:c="12"/>update_movement(pos, player);</text:p>
      <text:p text:style-name="P151"><text:s text:c="12"/>if crate::utils::is_key_pressed(&amp;key_manager, "W") {</text:p>
      <text:p text:style-name="P151"><text:s text:c="16"/>let radians = pos.rot.to_radians();</text:p>
      <text:p text:style-name="P151"/>
      <text:p text:style-name="P151"><text:s text:c="16"/>let move_x = PLAYER_SPEED * radians.sin();</text:p>
      <text:p text:style-name="P151"><text:s text:c="16"/>let move_y = PLAYER_SPEED * radians.cos();</text:p>
      <text:p text:style-name="P151"><text:s text:c="16"/>let move_vec = Vector2D::&lt;f64&gt;::new(move_x, move_y);</text:p>
      <text:p text:style-name="P151"/>
      <text:p text:style-name="P151"><text:s text:c="16"/>player.impulse += move_vec;</text:p>
      <text:p text:style-name="P151"><text:s text:c="12"/>}</text:p>
      <text:p text:style-name="P151"/>
      <text:p text:style-name="P151"><text:s text:c="12"/>if pos.rot &gt; 360.0 {</text:p>
      <text:p text:style-name="P151"><text:s text:c="16"/>pos.rot -= 360.0;</text:p>
      <text:p text:style-name="P151"><text:s text:c="12"/>}</text:p>
      <text:p text:style-name="P151"><text:s text:c="12"/>if pos.rot &lt; 0.0 {</text:p>
      <text:p text:style-name="P151"><text:s text:c="16"/>pos.rot += 360.0;</text:p>
      <text:p text:style-name="P151"><text:s text:c="12"/>}</text:p>
      <text:p text:style-name="P151"/>
      <text:p text:style-name="P151"><text:s text:c="12"/>if pos.x &gt; crate::GAME_WIDTH.into() {</text:p>
      <text:p text:style-name="P151"><text:s text:c="16"/>pos.x -= crate::GAME_WIDTH as f64;</text:p>
      <text:p text:style-name="P151"><text:s text:c="12"/>}</text:p>
      <text:p text:style-name="P151"><text:s text:c="12"/>if pos.x &lt; 0.0 {</text:p>
      <text:p text:style-name="P151"><text:s text:c="16"/>pos.x += crate::GAME_WIDTH as f64;</text:p>
      <text:p text:style-name="P151"><text:s text:c="12"/>}</text:p>
      <text:p text:style-name="P151"><text:s text:c="12"/>if pos.y &gt; crate::GAME_HEIGHT.into() {</text:p>
      <text:p text:style-name="P151"><text:s text:c="16"/>pos.y -= crate::GAME_HEIGHT as f64;</text:p>
      <text:p text:style-name="P151"><text:s text:c="12"/>}</text:p>
      <text:p text:style-name="P151"><text:s text:c="12"/>if pos.y &lt; 0.0 {</text:p>
      <text:p text:style-name="P151"><text:s text:c="16"/>pos.y += crate::GAME_HEIGHT as f64;</text:p>
      <text:p text:style-name="P151"><text:s text:c="12"/>}</text:p>
      <text:p text:style-name="P151"/>
      <text:p text:style-name="P151"><text:s text:c="12"/>if utils::is_key_pressed(&amp;key_manager, " ") {</text:p>
      <text:p text:style-name="P151"><text:s text:c="16"/>utils::key_up(key_manager, " ".to_string());</text:p>
      <text:p text:style-name="P151"><text:s text:c="16"/>must_fire_missile = true;</text:p>
      <text:p text:style-name="P151"><text:s text:c="16"/>player_pos.x = pos.x;</text:p>
      <text:p text:style-name="P151"><text:s text:c="16"/>player_pos.y = pos.y;</text:p>
      <text:p text:style-name="P151"><text:s text:c="16"/>player_pos.rot = pos.rot;</text:p>
      <text:p text:style-name="P151"><text:s text:c="12"/>}</text:p>
      <text:p text:style-name="P151"/>
      <text:p text:style-name="P151"><text:s text:c="12"/>// Update the graphic to reflect the rotation</text:p>
      <text:p text:style-name="P151"><text:s text:c="12"/>renderable.rot = pos.rot;</text:p>
      <text:p text:style-name="P151"><text:s text:c="8"/>}</text:p>
      <text:p text:style-name="P151"><text:s text:c="4"/>}</text:p>
      <text:p text:style-name="P151"/>
      <text:p text:style-name="P151"><text:s text:c="4"/>if must_fire_missile {</text:p>
      <text:p text:style-name="P151"><text:s text:c="8"/>fire_missile(ecs, player_pos);</text:p>
      <text:p text:style-name="P151"><text:s text:c="4"/>}</text:p>
      <text:p text:style-name="P151">}</text:p>
      <text:p text:style-name="P151"/>
      <text:p text:style-name="P151">const MAX_SPEED: f64 = 3.5;</text:p>
      <text:p text:style-name="P151">const FRICTION: f64 = 0.99;</text:p>
      <text:p text:style-name="P151"/>
      <text:p text:style-name="P151">pub fn update_movement(pos: &amp;mut components::Position, player: &amp;mut components::Player) {</text:p>
      <text:p text:style-name="P151"><text:s text:c="4"/>player.cur_speed *= FRICTION;</text:p>
      <text:p text:style-name="P151"/>
      <text:p text:style-name="P151"><text:s text:c="4"/>player.cur_speed += player.impulse;</text:p>
      <text:p text:style-name="P151"><text:s text:c="4"/>if player.cur_speed.length() &gt; MAX_SPEED {</text:p>
      <text:p text:style-name="P151"><text:s text:c="8"/>player.cur_speed = player.cur_speed.normalise();</text:p>
      <text:p text:style-name="P151"><text:s text:c="8"/>player.cur_speed = player.cur_speed * MAX_SPEED;</text:p>
      <text:p text:style-name="P151"><text:s text:c="4"/>}</text:p>
      <text:p text:style-name="P151"/>
      <text:p text:style-name="P151"><text:s text:c="4"/>pos.x += player.cur_speed.x;</text:p>
      <text:p text:style-name="P151"><text:s text:c="4"/>pos.y -= player.cur_speed.y;</text:p>
      <text:p text:style-name="P151"/>
      <text:p text:style-name="P151"><text:s text:c="4"/>player.impulse = vector2d::Vector2D::new(0.0, 0.0);</text:p>
      <text:p text:style-name="P151">}</text:p>
      <text:p text:style-name="P151"/>
      <text:p text:style-name="P31">pub const NUMBER_OF_STARS: u32 = 45;</text:p>
      <text:p text:style-name="P151"/>
      <text:p text:style-name="P151">pub fn load_world(ecs: &amp;mut World) {</text:p>
      <text:p text:style-name="P151"><text:s text:c="4"/>ecs.create_entity()</text:p>
      <text:p text:style-name="P151"><text:s text:c="8"/>.with(components::Position {</text:p>
      <text:p text:style-name="P151"><text:s text:c="12"/>x: 350.0,</text:p>
      <text:p text:style-name="P151"><text:s text:c="12"/>y: 250.0,</text:p>
      <text:p text:style-name="P151"><text:s text:c="12"/>rot: 0.0,</text:p>
      <text:p text:style-name="P151"><text:s text:c="8"/>})</text:p>
      <text:p text:style-name="P151"><text:s text:c="8"/>.with(components::Renderable {</text:p>
      <text:p text:style-name="P151"><text:s text:c="12"/>tex_name: String::from("img/space_ship.png"),</text:p>
      <text:p text:style-name="P151"><text:s text:c="12"/>i_w: 100,</text:p>
      <text:p text:style-name="P151"><text:s text:c="12"/>i_h: 100,</text:p>
      <text:p text:style-name="P151"><text:s text:c="12"/>o_w: 50,</text:p>
      <text:p text:style-name="P151"><text:s text:c="12"/>o_h: 50,</text:p>
      <text:p text:style-name="P151"><text:s text:c="12"/>frame: 0,</text:p>
      <text:p text:style-name="P151"><text:s text:c="12"/>total_frames: 1,</text:p>
      <text:p text:style-name="P151"><text:s text:c="12"/>rot: 0.0,</text:p>
      <text:p text:style-name="P151"><text:s text:c="8"/>})</text:p>
      <text:p text:style-name="P151"><text:s text:c="8"/>.with(components::Player {</text:p>
      <text:p text:style-name="P151"><text:s text:c="12"/>impulse: vector2d::Vector2D::new(0.0, 0.0),</text:p>
      <text:p text:style-name="P151"><text:s text:c="12"/>cur_speed: vector2d::Vector2D::new(0.0, 0.0),</text:p>
      <text:p text:style-name="P151"><text:s text:c="8"/>})</text:p>
      <text:p text:style-name="P151"><text:s text:c="8"/>.build();</text:p>
      <text:p text:style-name="P151"/>
      <text:p text:style-name="P151"><text:s text:c="4"/>create_asteroid(</text:p>
      <text:p text:style-name="P151"><text:s text:c="8"/>ecs,</text:p>
      <text:p text:style-name="P151"><text:s text:c="8"/>components::Position {</text:p>
      <text:p text:style-name="P151"><text:s text:c="12"/>x: 400.0,</text:p>
      <text:p text:style-name="P151"><text:soft-page-break/><text:s text:c="12"/>y: 235.0,</text:p>
      <text:p text:style-name="P151"><text:s text:c="12"/>rot: 45.0,</text:p>
      <text:p text:style-name="P151"><text:s text:c="8"/>},</text:p>
      <text:p text:style-name="P151"><text:s text:c="8"/>50,</text:p>
      <text:p text:style-name="P151"><text:s text:c="4"/>);</text:p>
      <text:p text:style-name="P151"/>
      <text:p text:style-name="P151"><text:s text:c="4"/>ecs.create_entity()</text:p>
      <text:p text:style-name="P151"><text:s text:c="8"/>.with(components::GameData { score: 0, level: 1 })</text:p>
      <text:p text:style-name="P151"><text:s text:c="8"/>.build();</text:p>
      <text:p text:style-name="P151"/>
      <text:p text:style-name="P31"><text:s text:c="4"/>for _ in 0..=NUMBER_OF_STARS {</text:p>
      <text:p text:style-name="P31"><text:s text:c="8"/>let mut rng = rand::thread_rng();</text:p>
      <text:p text:style-name="P31"><text:s text:c="8"/>let star_x = rng.gen_range(0.0..crate::GAME_WIDTH as f64);</text:p>
      <text:p text:style-name="P31"><text:s text:c="8"/>let star_y = rng.gen_range(0.0..crate::GAME_HEIGHT as f64);</text:p>
      <text:p text:style-name="P31"><text:s text:c="8"/>let size = rng.gen_range(1..=3);</text:p>
      <text:p text:style-name="P31"/>
      <text:p text:style-name="P31"><text:s text:c="8"/>ecs.create_entity()</text:p>
      <text:p text:style-name="P31"><text:s text:c="12"/>.with(components::Position {</text:p>
      <text:p text:style-name="P31"><text:s text:c="16"/>x: star_x,</text:p>
      <text:p text:style-name="P31"><text:s text:c="16"/>y: star_y,</text:p>
      <text:p text:style-name="P31"><text:s text:c="16"/>rot: 0.0,</text:p>
      <text:p text:style-name="P31"><text:s text:c="12"/>})</text:p>
      <text:p text:style-name="P31"><text:s text:c="12"/>.with(components::Star { size: size })</text:p>
      <text:p text:style-name="P31"><text:s text:c="12"/>.build();</text:p>
      <text:p text:style-name="P31"><text:s text:c="4"/>}</text:p>
      <text:p text:style-name="P151">}</text:p>
      <text:p text:style-name="P151"/>
      <text:p text:style-name="P151">pub fn create_asteroid(ecs: &amp;mut World, position: components::Position, asteroid_size: u32) {</text:p>
      <text:p text:style-name="P151"><text:s text:c="4"/>ecs.create_entity()</text:p>
      <text:p text:style-name="P151"><text:s text:c="8"/>.with(position)</text:p>
      <text:p text:style-name="P151"><text:s text:c="8"/>.with(components::Renderable {</text:p>
      <text:p text:style-name="P151"><text:s text:c="12"/>tex_name: String::from("img/asteroid.png"),</text:p>
      <text:p text:style-name="P151"><text:s text:c="12"/>i_w: 100,</text:p>
      <text:p text:style-name="P151"><text:s text:c="12"/>i_h: 100,</text:p>
      <text:p text:style-name="P151"><text:s text:c="12"/>o_w: asteroid_size,</text:p>
      <text:p text:style-name="P151"><text:s text:c="12"/>o_h: asteroid_size,</text:p>
      <text:p text:style-name="P151"><text:s text:c="12"/>frame: 0,</text:p>
      <text:p text:style-name="P151"><text:s text:c="12"/>total_frames: 1,</text:p>
      <text:p text:style-name="P151"><text:s text:c="12"/>rot: 0.0,</text:p>
      <text:p text:style-name="P151"><text:s text:c="8"/>})</text:p>
      <text:p text:style-name="P151"><text:s text:c="8"/>.with(crate::components::Asteroid {</text:p>
      <text:p text:style-name="P151"><text:s text:c="12"/>speed: 2.5,</text:p>
      <text:p text:style-name="P151"><text:s text:c="12"/>rot_speed: 0.5,</text:p>
      <text:p text:style-name="P151"><text:s text:c="8"/>})</text:p>
      <text:p text:style-name="P151"><text:s text:c="8"/>.build();</text:p>
      <text:p text:style-name="P151">}</text:p>
      <text:p text:style-name="P151"/>
      <text:p text:style-name="P151">const MAX_MISSILES: usize = 5;</text:p>
      <text:p text:style-name="P151"/>
      <text:p text:style-name="P151">fn fire_missile(ecs: &amp;mut World, position: components::Position) {</text:p>
      <text:p text:style-name="P151"><text:s text:c="4"/>{</text:p>
      <text:p text:style-name="P151"><text:s text:c="8"/>let missiles = ecs.read_storage::&lt;components::Missile&gt;();</text:p>
      <text:p text:style-name="P151"><text:s text:c="8"/>if missiles.count() &gt; MAX_MISSILES - 1 {</text:p>
      <text:p text:style-name="P151"><text:s text:c="12"/>return;</text:p>
      <text:p text:style-name="P151"><text:s text:c="8"/>}</text:p>
      <text:p text:style-name="P151"><text:s text:c="4"/>}</text:p>
      <text:p text:style-name="P151"><text:s text:c="4"/>ecs.create_entity()</text:p>
      <text:p text:style-name="P151"><text:s text:c="8"/>.with(position)</text:p>
      <text:p text:style-name="P151"><text:s text:c="8"/>.with(components::Renderable {</text:p>
      <text:p text:style-name="P151"><text:s text:c="12"/>tex_name: String::from("img/missile.png"),</text:p>
      <text:p text:style-name="P151"><text:s text:c="12"/>i_w: 50,</text:p>
      <text:p text:style-name="P151"><text:s text:c="12"/>i_h: 100,</text:p>
      <text:p text:style-name="P151"><text:s text:c="12"/>o_w: 10,</text:p>
      <text:p text:style-name="P151"><text:s text:c="12"/>o_h: 20,</text:p>
      <text:p text:style-name="P151"><text:s text:c="12"/>frame: 0,</text:p>
      <text:p text:style-name="P151"><text:s text:c="12"/>total_frames: 1,</text:p>
      <text:p text:style-name="P151"><text:s text:c="12"/>rot: 0.0,</text:p>
      <text:p text:style-name="P151"><text:s text:c="8"/>})</text:p>
      <text:p text:style-name="P151"><text:s text:c="8"/>.with(components::Missile { speed: 5.0 })</text:p>
      <text:p text:style-name="P151"><text:s text:c="8"/>.build();</text:p>
      <text:p text:style-name="P151">}</text:p>
      <text:p text:style-name="P151"/>
      <text:p text:style-name="P113">// ********** tutorial15 – missile</text:p>
      <text:p text:style-name="P113"/>
      <text:p text:style-name="P113">// ********** tutorial15 – texture_manager</text:p>
      <text:p text:style-name="P113"/>
      <text:p text:style-name="P113">// ********** tutorial15 - utils</text:p>
      <text:p text:style-name="P151"/>
      <text:p text:style-name="P151"/>
      <text:p text:style-name="P151"/>
      <text:p text:style-name="P151"/>
      <text:p text:style-name="P114"/>
      <text:p text:style-name="P114">// <text:span text:style-name="T1">*********************************************************************************</text:span></text:p>
      <text:p text:style-name="P115">// ********** tutorial<text:span text:style-name="T35">1</text:span><text:span text:style-name="T51">6</text:span> – main</text:p>
      <text:p text:style-name="P152">use sdl2::event::Event;</text:p>
      <text:p text:style-name="P152">use sdl2::keyboard::Keycode;</text:p>
      <text:p text:style-name="P152">use sdl2::pixels::Color;</text:p>
      <text:p text:style-name="P152">use sdl2::render::{TextureCreator, WindowCanvas};</text:p>
      <text:p text:style-name="P152">use sdl2::video::WindowContext;</text:p>
      <text:p text:style-name="P152"/>
      <text:p text:style-name="P152">use sdl2::rect::Point;</text:p>
      <text:p text:style-name="P152">use sdl2::rect::Rect;</text:p>
      <text:p text:style-name="P152"/>
      <text:p text:style-name="P152">use specs::{DispatcherBuilder, Join, World, WorldExt};</text:p>
      <text:p text:style-name="P152"/>
      <text:p text:style-name="P152">use std::collections::HashMap;</text:p>
      <text:p text:style-name="P152">use std::path::Path;</text:p>
      <text:p text:style-name="P32">use std::sync::Mutex;</text:p>
      <text:p text:style-name="P152">use std::time::Duration;</text:p>
      <text:p text:style-name="P152"/>
      <text:p text:style-name="P32">use once_cell::sync::Lazy;</text:p>
      <text:p text:style-name="P152"/>
      <text:p text:style-name="P152">pub mod asteroid;</text:p>
      <text:p text:style-name="P152">pub mod components;</text:p>
      <text:p text:style-name="P152">pub mod game;</text:p>
      <text:p text:style-name="P152">pub mod missile;</text:p>
      <text:p text:style-name="P152">pub mod texture_manager;</text:p>
      <text:p text:style-name="P152">pub mod utils;</text:p>
      <text:p text:style-name="P152"/>
      <text:p text:style-name="P152">const GAME_WIDTH: u32 = 800;</text:p>
      <text:p text:style-name="P152">const GAME_HEIGHT: u32 = 600;</text:p>
      <text:p text:style-name="P152"/>
      <text:p text:style-name="P152">fn render(</text:p>
      <text:p text:style-name="P152"><text:s text:c="4"/>canvas: &amp;mut WindowCanvas,</text:p>
      <text:p text:style-name="P152"><text:s text:c="4"/>texture_manager: &amp;mut texture_manager::TextureManager&lt;WindowContext&gt;,</text:p>
      <text:p text:style-name="P152"><text:s text:c="4"/>texture_creator: &amp;TextureCreator&lt;WindowContext&gt;,</text:p>
      <text:p text:style-name="P152"><text:s text:c="4"/>font: &amp;sdl2::ttf::Font,</text:p>
      <text:p text:style-name="P152"><text:s text:c="4"/>ecs: &amp;World,</text:p>
      <text:p text:style-name="P152">) -&gt; Result&lt;(), String&gt; {</text:p>
      <text:p text:style-name="P152"><text:s text:c="4"/>//</text:p>
      <text:p text:style-name="P152"><text:s text:c="4"/>let color = Color::RGB(0, 0, 0);</text:p>
      <text:p text:style-name="P152"><text:s text:c="4"/>canvas.set_draw_color(color);</text:p>
      <text:p text:style-name="P152"><text:s text:c="4"/>canvas.clear();</text:p>
      <text:p text:style-name="P152"/>
      <text:p text:style-name="P152"><text:s text:c="4"/>let positions = ecs.read_storage::&lt;components::Position&gt;();</text:p>
      <text:p text:style-name="P152"><text:s text:c="4"/>{</text:p>
      <text:p text:style-name="P152"><text:s text:c="8"/>canvas.set_draw_color(Color::RGBA(255, 255, 255, 128));</text:p>
      <text:p text:style-name="P152"/>
      <text:p text:style-name="P152"><text:s text:c="8"/>let stars = ecs.read_storage::&lt;components::Star&gt;();</text:p>
      <text:p text:style-name="P152"><text:s text:c="8"/>for (pos, star) in (&amp;positions, &amp;stars).join() {</text:p>
      <text:p text:style-name="P152"><text:s text:c="12"/>canvas.fill_rect(Rect::new(pos.x as i32, pos.y as i32, star.size, star.size))?;</text:p>
      <text:p text:style-name="P152"><text:s text:c="8"/>}</text:p>
      <text:p text:style-name="P152"><text:s text:c="4"/>}</text:p>
      <text:p text:style-name="P152"/>
      <text:p text:style-name="P152"><text:s text:c="4"/>let renderables = ecs.read_storage::&lt;components::Renderable&gt;();</text:p>
      <text:p text:style-name="P152"/>
      <text:p text:style-name="P152"><text:s text:c="4"/>for (renderable, pos) in (&amp;renderables, &amp;positions).join() {</text:p>
      <text:p text:style-name="P152"><text:s text:c="8"/>let src = Rect::new(0, 0, renderable.i_w, renderable.i_h);</text:p>
      <text:p text:style-name="P152"><text:s text:c="8"/>let x: i32 = pos.x as i32;</text:p>
      <text:p text:style-name="P152"><text:s text:c="8"/>let y: i32 = pos.y as i32;</text:p>
      <text:p text:style-name="P152"><text:s text:c="8"/>let dest = Rect::new(</text:p>
      <text:p text:style-name="P152"><text:s text:c="12"/>x - ((renderable.o_w / 2) as i32),</text:p>
      <text:p text:style-name="P152"><text:s text:c="12"/>y - ((renderable.o_h / 2) as i32),</text:p>
      <text:p text:style-name="P152"><text:s text:c="12"/>renderable.o_w,</text:p>
      <text:p text:style-name="P152"><text:s text:c="12"/>renderable.o_h,</text:p>
      <text:p text:style-name="P152"><text:s text:c="8"/>);</text:p>
      <text:p text:style-name="P152"/>
      <text:p text:style-name="P152"><text:s text:c="8"/>let center = Point::new((renderable.o_w / 2) as i32, (renderable.o_h / 2) as i32);</text:p>
      <text:p text:style-name="P152"><text:s text:c="8"/>let texture = texture_manager.load(&amp;renderable.tex_name)?;</text:p>
      <text:p text:style-name="P152"><text:s text:c="8"/>canvas.copy_ex(</text:p>
      <text:p text:style-name="P152"><text:s text:c="12"/>&amp;texture,</text:p>
      <text:p text:style-name="P152"><text:s text:c="12"/>src, <text:s text:c="11"/>//source rect</text:p>
      <text:p text:style-name="P152"><text:s text:c="12"/>dest, <text:s text:c="10"/>// dest rect</text:p>
      <text:p text:style-name="P152"><text:s text:c="12"/>renderable.rot, // angle</text:p>
      <text:p text:style-name="P152"><text:s text:c="12"/>center, <text:s text:c="8"/>// center</text:p>
      <text:p text:style-name="P152"><text:s text:c="12"/>false, <text:s text:c="9"/>// flip horizontal</text:p>
      <text:p text:style-name="P152"><text:s text:c="12"/>false, <text:s text:c="9"/>// flip vertical</text:p>
      <text:p text:style-name="P152"><text:s text:c="8"/>)?;</text:p>
      <text:p text:style-name="P152"><text:s text:c="4"/>}</text:p>
      <text:p text:style-name="P152"/>
      <text:p text:style-name="P152"><text:s text:c="4"/>let gamedatas = ecs.read_storage::&lt;components::GameData&gt;();</text:p>
      <text:p text:style-name="P152"><text:s text:c="4"/>for gamedata in (gamedatas).join() {</text:p>
      <text:p text:style-name="P152"><text:s text:c="8"/>// Show Score</text:p>
      <text:p text:style-name="P152"><text:s text:c="8"/>let score: String = "Score: ".to_string() + &amp;gamedata.score.to_string();</text:p>
      <text:p text:style-name="P152"><text:s text:c="8"/>let surface = font</text:p>
      <text:p text:style-name="P152"><text:s text:c="12"/>.render(&amp;score)</text:p>
      <text:p text:style-name="P152"><text:s text:c="12"/>.blended(Color::RGBA(255, 0, 0, 128))</text:p>
      <text:p text:style-name="P152"><text:s text:c="12"/>.map_err(|e| e.to_string())?;</text:p>
      <text:p text:style-name="P152"><text:s text:c="8"/>let texture = texture_creator</text:p>
      <text:p text:style-name="P152"><text:s text:c="12"/>.create_texture_from_surface(&amp;surface)</text:p>
      <text:p text:style-name="P152"><text:s text:c="12"/>.map_err(|e| e.to_string())?;</text:p>
      <text:p text:style-name="P152"/>
      <text:p text:style-name="P152"><text:s text:c="8"/>let target = Rect::new(10 as i32, 0 as i32, 100 as u32, 50 as u32);</text:p>
      <text:p text:style-name="P152"><text:s text:c="8"/>canvas.copy(&amp;texture, None, Some(target))?;</text:p>
      <text:p text:style-name="P152"/>
      <text:p text:style-name="P32"><text:s text:c="8"/>// Show Level</text:p>
      <text:p text:style-name="P32"><text:s text:c="8"/>let level: String = "Level: ".to_string() + &amp;gamedata.level.to_string();</text:p>
      <text:p text:style-name="P32"><text:s text:c="8"/>let surface = font</text:p>
      <text:p text:style-name="P32"><text:s text:c="12"/>.render(&amp;level)</text:p>
      <text:p text:style-name="P32"><text:s text:c="12"/>.blended(Color::RGBA(255, 0, 0, 128))</text:p>
      <text:p text:style-name="P32"><text:s text:c="12"/>.map_err(|e| e.to_string())?;</text:p>
      <text:p text:style-name="P32"><text:s text:c="8"/>let texture = texture_creator</text:p>
      <text:p text:style-name="P32"><text:s text:c="12"/>.create_texture_from_surface(&amp;surface)</text:p>
      <text:p text:style-name="P32"><text:s text:c="12"/>.map_err(|e| e.to_string())?;</text:p>
      <text:p text:style-name="P32"/>
      <text:p text:style-name="P32"><text:s text:c="8"/>let target = Rect::new(</text:p>
      <text:p text:style-name="P32"><text:s text:c="12"/>(crate::GAME_WIDTH - 110) as i32,</text:p>
      <text:p text:style-name="P32"><text:s text:c="12"/>0 as i32,</text:p>
      <text:p text:style-name="P32"><text:s text:c="12"/>100 as u32,</text:p>
      <text:p text:style-name="P32"><text:s text:c="12"/>50 as u32,</text:p>
      <text:p text:style-name="P32"><text:s text:c="8"/>);</text:p>
      <text:p text:style-name="P32"><text:s text:c="8"/>canvas.copy(&amp;texture, None, Some(target))?;</text:p>
      <text:p text:style-name="P32"/>
      <text:p text:style-name="P32"><text:s text:c="8"/>// High Score</text:p>
      <text:p text:style-name="P32"><text:soft-page-break/><text:s text:c="8"/>let high_score_value = &amp;GAMESTATE.lock().unwrap().high_score;</text:p>
      <text:p text:style-name="P32"><text:s text:c="8"/>let high_score: String = "High Score: ".to_string() + &amp;high_score_value.to_string();</text:p>
      <text:p text:style-name="P32"><text:s text:c="8"/>let surface = font</text:p>
      <text:p text:style-name="P32"><text:s text:c="12"/>.render(&amp;high_score)</text:p>
      <text:p text:style-name="P32"><text:s text:c="12"/>.blended(Color::RGBA(255, 0, 0, 128))</text:p>
      <text:p text:style-name="P32"><text:s text:c="12"/>.map_err(|e| e.to_string())?;</text:p>
      <text:p text:style-name="P32"><text:s text:c="8"/>let texture = texture_creator</text:p>
      <text:p text:style-name="P32"><text:s text:c="12"/>.create_texture_from_surface(&amp;surface)</text:p>
      <text:p text:style-name="P32"><text:s text:c="12"/>.map_err(|e| e.to_string())?;</text:p>
      <text:p text:style-name="P32"/>
      <text:p text:style-name="P32"><text:s text:c="8"/>let target = Rect::new(</text:p>
      <text:p text:style-name="P32"><text:s text:c="12"/>10 as i32,</text:p>
      <text:p text:style-name="P32"><text:s text:c="12"/>(crate::GAME_HEIGHT - 60) as i32,</text:p>
      <text:p text:style-name="P32"><text:s text:c="12"/>100 as u32,</text:p>
      <text:p text:style-name="P32"><text:s text:c="12"/>50 as u32,</text:p>
      <text:p text:style-name="P32"><text:s text:c="8"/>);</text:p>
      <text:p text:style-name="P32"><text:s text:c="8"/>canvas.copy(&amp;texture, None, Some(target))?;</text:p>
      <text:p text:style-name="P152"><text:s text:c="4"/>}</text:p>
      <text:p text:style-name="P152"/>
      <text:p text:style-name="P152"><text:s text:c="4"/>canvas.present();</text:p>
      <text:p text:style-name="P152"><text:s text:c="4"/>Ok(())</text:p>
      <text:p text:style-name="P152">}</text:p>
      <text:p text:style-name="P152"/>
      <text:p text:style-name="P152">struct State {</text:p>
      <text:p text:style-name="P152"><text:s text:c="4"/>ecs: World,</text:p>
      <text:p text:style-name="P152">}</text:p>
      <text:p text:style-name="P152"/>
      <text:p text:style-name="P32">pub struct GameState {</text:p>
      <text:p text:style-name="P32"><text:s text:c="4"/>high_score: u32,</text:p>
      <text:p text:style-name="P32">}</text:p>
      <text:p text:style-name="P32"/>
      <text:p text:style-name="P32">static GAMESTATE: Lazy&lt;Mutex&lt;GameState&gt;&gt; = Lazy::new(|| Mutex::new(GameState { high_score: 0 }));</text:p>
      <text:p text:style-name="P152"/>
      <text:p text:style-name="P152">fn main() -&gt; Result&lt;(), String&gt; {</text:p>
      <text:p text:style-name="P152"><text:s text:c="4"/>println!("Starting Rusteroids");</text:p>
      <text:p text:style-name="P152"/>
      <text:p text:style-name="P152"><text:s text:c="4"/>let sdl_context = sdl2::init()?;</text:p>
      <text:p text:style-name="P152"><text:s text:c="4"/>let video_subsystem = sdl_context.video()?;</text:p>
      <text:p text:style-name="P152"/>
      <text:p text:style-name="P152"><text:s text:c="4"/>let window = video_subsystem</text:p>
      <text:p text:style-name="P152"><text:s text:c="8"/>.window("Rusteroids", GAME_WIDTH, GAME_HEIGHT)</text:p>
      <text:p text:style-name="P152"><text:s text:c="8"/>.position_centered()</text:p>
      <text:p text:style-name="P152"><text:s text:c="8"/>.build()</text:p>
      <text:p text:style-name="P152"><text:s text:c="8"/>.expect("could not initialize video subsystem");</text:p>
      <text:p text:style-name="P152"/>
      <text:p text:style-name="P152"><text:s text:c="4"/>let mut canvas = window</text:p>
      <text:p text:style-name="P152"><text:s text:c="8"/>.into_canvas()</text:p>
      <text:p text:style-name="P152"><text:s text:c="8"/>.build()</text:p>
      <text:p text:style-name="P152"><text:s text:c="8"/>.expect("could not make a canvas");</text:p>
      <text:p text:style-name="P152"/>
      <text:p text:style-name="P152"><text:s text:c="4"/>let texture_creator = canvas.texture_creator();</text:p>
      <text:p text:style-name="P152"><text:s text:c="4"/>let mut tex_man = texture_manager::TextureManager::new(&amp;texture_creator);</text:p>
      <text:p text:style-name="P152"/>
      <text:p text:style-name="P152"><text:s text:c="4"/>// Load the images before the main loop so we don't try and load during gameplay</text:p>
      <text:p text:style-name="P152"><text:s text:c="4"/>tex_man.load("img/space_ship.png")?;</text:p>
      <text:p text:style-name="P152"><text:s text:c="4"/>tex_man.load("img/asteroid.png")?;</text:p>
      <text:p text:style-name="P152"><text:s text:c="4"/>tex_man.load("img/missile.png")?;</text:p>
      <text:p text:style-name="P152"/>
      <text:p text:style-name="P152"><text:s text:c="4"/>// Prepare fonts</text:p>
      <text:p text:style-name="P152"><text:s text:c="4"/>let ttf_context = sdl2::ttf::init().map_err(|e| e.to_string())?;</text:p>
      <text:p text:style-name="P152"><text:s text:c="4"/>let font_path: &amp;Path = Path::new(&amp;"fonts/OpenSans-Bold.ttf");</text:p>
      <text:p text:style-name="P152"><text:s text:c="4"/>let mut font = ttf_context.load_font(font_path, 128)?;</text:p>
      <text:p text:style-name="P152"><text:s text:c="4"/>font.set_style(sdl2::ttf::FontStyle::BOLD);</text:p>
      <text:p text:style-name="P152"/>
      <text:p text:style-name="P152"><text:s text:c="4"/>let mut event_pump = sdl_context.event_pump()?;</text:p>
      <text:p text:style-name="P152"><text:s text:c="4"/>let mut key_manager: HashMap&lt;String, bool&gt; = HashMap::new();</text:p>
      <text:p text:style-name="P152"/>
      <text:p text:style-name="P152"><text:s text:c="4"/>let mut gs = State { ecs: World::new() };</text:p>
      <text:p text:style-name="P152"><text:s text:c="4"/>gs.ecs.register::&lt;components::Position&gt;();</text:p>
      <text:p text:style-name="P152"><text:s text:c="4"/>gs.ecs.register::&lt;components::Renderable&gt;();</text:p>
      <text:p text:style-name="P152"><text:s text:c="4"/>gs.ecs.register::&lt;components::Player&gt;();</text:p>
      <text:p text:style-name="P152"><text:s text:c="4"/>gs.ecs.register::&lt;components::Asteroid&gt;();</text:p>
      <text:p text:style-name="P152"><text:s text:c="4"/>gs.ecs.register::&lt;components::Missile&gt;();</text:p>
      <text:p text:style-name="P152"><text:s text:c="4"/>gs.ecs.register::&lt;components::GameData&gt;();</text:p>
      <text:p text:style-name="P152"><text:s text:c="4"/>gs.ecs.register::&lt;components::Star&gt;();</text:p>
      <text:p text:style-name="P152"/>
      <text:p text:style-name="P152"><text:s text:c="4"/>let mut dispatcher = DispatcherBuilder::new()</text:p>
      <text:p text:style-name="P152"><text:s text:c="8"/>.with(asteroid::AsteroidMover, "asteroid_mover", &amp;[])</text:p>
      <text:p text:style-name="P152"><text:s text:c="8"/>.with(asteroid::AsteroidCollider, "asteroid_collider", &amp;[])</text:p>
      <text:p text:style-name="P152"><text:s text:c="8"/>.with(missile::MissileMover, "missile_mover", &amp;[])</text:p>
      <text:p text:style-name="P152"><text:s text:c="8"/>.with(missile::MissileStriker, "missile_striker", &amp;[])</text:p>
      <text:p text:style-name="P152"><text:s text:c="8"/>.build();</text:p>
      <text:p text:style-name="P152"/>
      <text:p text:style-name="P152"><text:s text:c="4"/>game::load_world(&amp;mut gs.ecs);</text:p>
      <text:p text:style-name="P152"/>
      <text:p text:style-name="P152"><text:s text:c="4"/>'running: loop {</text:p>
      <text:p text:style-name="P152"><text:s text:c="8"/>// Handle events</text:p>
      <text:p text:style-name="P152"><text:s text:c="8"/>for event in event_pump.poll_iter() {</text:p>
      <text:p text:style-name="P152"><text:s text:c="12"/>match event {</text:p>
      <text:p text:style-name="P152"><text:s text:c="16"/>Event::Quit { .. } =&gt; {</text:p>
      <text:p text:style-name="P152"><text:s text:c="20"/>break 'running;</text:p>
      <text:p text:style-name="P152"><text:s text:c="16"/>}</text:p>
      <text:p text:style-name="P152"><text:s text:c="16"/>Event::KeyDown {</text:p>
      <text:p text:style-name="P152"><text:s text:c="20"/>keycode: Some(Keycode::Escape),</text:p>
      <text:p text:style-name="P152"><text:s text:c="20"/>..</text:p>
      <text:p text:style-name="P152"><text:s text:c="16"/>} =&gt; {</text:p>
      <text:p text:style-name="P152"><text:s text:c="20"/>break 'running;</text:p>
      <text:p text:style-name="P152"><text:s text:c="16"/>}</text:p>
      <text:p text:style-name="P152"><text:s text:c="16"/>Event::KeyDown {</text:p>
      <text:p text:style-name="P152"><text:s text:c="20"/>keycode: Some(Keycode::Space),</text:p>
      <text:p text:style-name="P152"><text:s text:c="20"/>..</text:p>
      <text:p text:style-name="P152"><text:s text:c="16"/>} =&gt; {</text:p>
      <text:p text:style-name="P152"><text:s text:c="20"/>utils::key_down(&amp;mut key_manager, " ".to_string());</text:p>
      <text:p text:style-name="P152"><text:s text:c="16"/>}</text:p>
      <text:p text:style-name="P152"><text:s text:c="16"/>Event::KeyUp {</text:p>
      <text:p text:style-name="P152"><text:s text:c="20"/>keycode: Some(Keycode::Space),</text:p>
      <text:p text:style-name="P152"><text:s text:c="20"/>..</text:p>
      <text:p text:style-name="P152"><text:s text:c="16"/>} =&gt; {</text:p>
      <text:p text:style-name="P152"><text:s text:c="20"/>utils::key_up(&amp;mut key_manager, " ".to_string());</text:p>
      <text:p text:style-name="P152"><text:s text:c="16"/>}</text:p>
      <text:p text:style-name="P152"><text:s text:c="16"/>Event::KeyDown { keycode, .. } =&gt; match keycode {</text:p>
      <text:p text:style-name="P152"><text:s text:c="20"/>None =&gt; {}</text:p>
      <text:p text:style-name="P152"><text:s text:c="20"/>Some(key) =&gt; {</text:p>
      <text:p text:style-name="P152"><text:s text:c="24"/>utils::key_down(&amp;mut key_manager, key.to_string());</text:p>
      <text:p text:style-name="P152"><text:soft-page-break/><text:s text:c="20"/>}</text:p>
      <text:p text:style-name="P152"><text:s text:c="16"/>},</text:p>
      <text:p text:style-name="P152"><text:s text:c="16"/>Event::KeyUp { keycode, .. } =&gt; match keycode {</text:p>
      <text:p text:style-name="P152"><text:s text:c="20"/>None =&gt; {}</text:p>
      <text:p text:style-name="P152"><text:s text:c="20"/>Some(key) =&gt; {</text:p>
      <text:p text:style-name="P152"><text:s text:c="24"/>utils::key_up(&amp;mut key_manager, key.to_string());</text:p>
      <text:p text:style-name="P152"><text:s text:c="20"/>}</text:p>
      <text:p text:style-name="P152"><text:s text:c="16"/>},</text:p>
      <text:p text:style-name="P152"><text:s text:c="16"/>_ =&gt; {}</text:p>
      <text:p text:style-name="P152"><text:s text:c="12"/>}</text:p>
      <text:p text:style-name="P152"><text:s text:c="8"/>}</text:p>
      <text:p text:style-name="P152"/>
      <text:p text:style-name="P152"><text:s text:c="8"/>game::update(&amp;mut gs.ecs, &amp;mut key_manager);</text:p>
      <text:p text:style-name="P152"><text:s text:c="8"/>dispatcher.dispatch(&amp;gs.ecs);</text:p>
      <text:p text:style-name="P152"><text:s text:c="8"/>gs.ecs.maintain();</text:p>
      <text:p text:style-name="P152"><text:s text:c="8"/>render(&amp;mut canvas, &amp;mut tex_man, &amp;texture_creator, &amp;font, &amp;gs.ecs)?;</text:p>
      <text:p text:style-name="P152"/>
      <text:p text:style-name="P152"><text:s text:c="8"/>// Time management</text:p>
      <text:p text:style-name="P152"><text:s text:c="8"/>::std::thread::sleep(Duration::new(0, 1_000_000_000u32 / 60));</text:p>
      <text:p text:style-name="P152"><text:s text:c="4"/>}</text:p>
      <text:p text:style-name="P152"/>
      <text:p text:style-name="P152"><text:s text:c="4"/>Ok(())</text:p>
      <text:p text:style-name="P152">}</text:p>
      <text:p text:style-name="P152"/>
      <text:p text:style-name="P115">// ********** tutorial1<text:span text:style-name="T52">6</text:span> – components</text:p>
      <text:p text:style-name="P115"/>
      <text:p text:style-name="P115">// ********** tutorial1<text:span text:style-name="T53">6</text:span> – game</text:p>
      <text:p text:style-name="P115"/>
      <text:p text:style-name="P115">// ********** tutorial1<text:span text:style-name="T54">6</text:span> - missile</text:p>
      <text:p text:style-name="P152">use specs::prelude::*;</text:p>
      <text:p text:style-name="P152">use specs::{Entities, Join};</text:p>
      <text:p text:style-name="P152"/>
      <text:p text:style-name="P152">use crate::components;</text:p>
      <text:p text:style-name="P152"/>
      <text:p text:style-name="P152">pub struct MissileMover;</text:p>
      <text:p text:style-name="P152"/>
      <text:p text:style-name="P152">impl&lt;'a&gt; System&lt;'a&gt; for MissileMover {</text:p>
      <text:p text:style-name="P152"><text:s text:c="4"/>type SystemData = (</text:p>
      <text:p text:style-name="P152"><text:s text:c="8"/>WriteStorage&lt;'a, components::Position&gt;,</text:p>
      <text:p text:style-name="P152"><text:s text:c="8"/>WriteStorage&lt;'a, components::Renderable&gt;,</text:p>
      <text:p text:style-name="P152"><text:s text:c="8"/>ReadStorage&lt;'a, components::Missile&gt;,</text:p>
      <text:p text:style-name="P152"><text:s text:c="8"/>Entities&lt;'a&gt;,</text:p>
      <text:p text:style-name="P152"><text:s text:c="4"/>);</text:p>
      <text:p text:style-name="P152"/>
      <text:p text:style-name="P152"><text:s text:c="4"/>fn run(&amp;mut self, data: Self::SystemData) {</text:p>
      <text:p text:style-name="P152"><text:s text:c="8"/>let (mut positions, mut renderables, missiles, entities) = data;</text:p>
      <text:p text:style-name="P152"/>
      <text:p text:style-name="P152"><text:s text:c="8"/>for (pos, rend, missile, entity) in</text:p>
      <text:p text:style-name="P152"><text:s text:c="12"/>(&amp;mut positions, &amp;mut renderables, &amp;missiles, &amp;entities).join()</text:p>
      <text:p text:style-name="P152"><text:s text:c="8"/>{</text:p>
      <text:p text:style-name="P152"><text:s text:c="12"/>let radian = pos.rot.to_radians();</text:p>
      <text:p text:style-name="P152"/>
      <text:p text:style-name="P152"><text:s text:c="12"/>let move_x = missile.speed * radian.sin();</text:p>
      <text:p text:style-name="P152"><text:s text:c="12"/>let move_y = missile.speed * radian.cos();</text:p>
      <text:p text:style-name="P152"><text:s text:c="12"/>pos.x += move_x;</text:p>
      <text:p text:style-name="P152"><text:s text:c="12"/>pos.y -= move_y;</text:p>
      <text:p text:style-name="P152"><text:s text:c="12"/>if pos.x &gt; crate::GAME_WIDTH.into()</text:p>
      <text:p text:style-name="P152"><text:s text:c="16"/>|| pos.x &lt; 0.0</text:p>
      <text:p text:style-name="P152"><text:s text:c="16"/>|| pos.y &gt; crate::GAME_HEIGHT.into()</text:p>
      <text:p text:style-name="P152"><text:s text:c="16"/>|| pos.y &lt; 0.0</text:p>
      <text:p text:style-name="P152"><text:s text:c="12"/>{</text:p>
      <text:p text:style-name="P152"><text:s text:c="16"/>entities.delete(entity).ok();</text:p>
      <text:p text:style-name="P152"><text:s text:c="12"/>}</text:p>
      <text:p text:style-name="P152"/>
      <text:p text:style-name="P152"><text:s text:c="12"/>rend.rot = pos.rot;</text:p>
      <text:p text:style-name="P152"><text:s text:c="8"/>}</text:p>
      <text:p text:style-name="P152"><text:s text:c="4"/>}</text:p>
      <text:p text:style-name="P152">}</text:p>
      <text:p text:style-name="P152"/>
      <text:p text:style-name="P152">pub struct MissileStriker;</text:p>
      <text:p text:style-name="P152"/>
      <text:p text:style-name="P152">impl&lt;'a&gt; System&lt;'a&gt; for MissileStriker {</text:p>
      <text:p text:style-name="P152"><text:s text:c="4"/>type SystemData = (</text:p>
      <text:p text:style-name="P152"><text:s text:c="8"/>WriteStorage&lt;'a, components::Position&gt;,</text:p>
      <text:p text:style-name="P152"><text:s text:c="8"/>WriteStorage&lt;'a, components::Renderable&gt;,</text:p>
      <text:p text:style-name="P152"><text:s text:c="8"/>WriteStorage&lt;'a, components::Missile&gt;,</text:p>
      <text:p text:style-name="P152"><text:s text:c="8"/>WriteStorage&lt;'a, components::Asteroid&gt;,</text:p>
      <text:p text:style-name="P152"><text:s text:c="8"/>WriteStorage&lt;'a, components::Player&gt;,</text:p>
      <text:p text:style-name="P152"><text:s text:c="8"/>WriteStorage&lt;'a, components::GameData&gt;,</text:p>
      <text:p text:style-name="P152"><text:s text:c="8"/>Entities&lt;'a&gt;,</text:p>
      <text:p text:style-name="P152"><text:s text:c="4"/>);</text:p>
      <text:p text:style-name="P152"/>
      <text:p text:style-name="P152"><text:s text:c="4"/>fn run(&amp;mut self, data: Self::SystemData) {</text:p>
      <text:p text:style-name="P152"><text:s text:c="8"/>let (positions, rends, missiles, asteroids, _players, _, entities) = &amp;data;</text:p>
      <text:p text:style-name="P152"><text:s text:c="8"/>let mut asteroid_creation = Vec::&lt;components::PendingAsteroid&gt;::new();</text:p>
      <text:p text:style-name="P152"><text:s text:c="8"/>let mut score: u32 = 0;</text:p>
      <text:p text:style-name="P152"/>
      <text:p text:style-name="P152"><text:s text:c="8"/>for (missile_pos, _, _, missile_entity) in (positions, rends, missiles, entities).join() {</text:p>
      <text:p text:style-name="P152"><text:s text:c="12"/>for (asteroid_pos, asteroid_rend, _, asteroid_entity) in</text:p>
      <text:p text:style-name="P152"><text:s text:c="16"/>(positions, rends, asteroids, entities).join()</text:p>
      <text:p text:style-name="P152"><text:s text:c="12"/>{</text:p>
      <text:p text:style-name="P152"><text:s text:c="16"/>let diff_x: f64 = (missile_pos.x - asteroid_pos.x).abs();</text:p>
      <text:p text:style-name="P152"><text:s text:c="16"/>let diff_y: f64 = (missile_pos.y - asteroid_pos.y).abs();</text:p>
      <text:p text:style-name="P152"><text:s text:c="16"/>let hyp: f64 = ((diff_x * diff_x) + (diff_y * diff_y)).sqrt();</text:p>
      <text:p text:style-name="P152"><text:s text:c="16"/>if hyp &lt; asteroid_rend.o_w as f64 / 2.0 {</text:p>
      <text:p text:style-name="P152"><text:s text:c="20"/>score += 10;</text:p>
      <text:p text:style-name="P152"><text:s text:c="20"/>entities.delete(missile_entity).ok();</text:p>
      <text:p text:style-name="P152"><text:s text:c="20"/>entities.delete(asteroid_entity).ok();</text:p>
      <text:p text:style-name="P152"><text:s text:c="20"/>let new_size = asteroid_rend.o_w / 2;</text:p>
      <text:p text:style-name="P152"><text:s text:c="20"/>if new_size &gt;= 25 {</text:p>
      <text:p text:style-name="P152"><text:s text:c="24"/>asteroid_creation.push(components::PendingAsteroid {</text:p>
      <text:p text:style-name="P152"><text:s text:c="28"/>x: asteroid_pos.x,</text:p>
      <text:p text:style-name="P152"><text:s text:c="28"/>y: asteroid_pos.y,</text:p>
      <text:p text:style-name="P152"><text:s text:c="28"/>rot: asteroid_pos.rot - 90.0,</text:p>
      <text:p text:style-name="P152"><text:s text:c="28"/>size: new_size,</text:p>
      <text:p text:style-name="P152"><text:s text:c="24"/>});</text:p>
      <text:p text:style-name="P152"><text:s text:c="24"/>asteroid_creation.push(components::PendingAsteroid {</text:p>
      <text:p text:style-name="P152"><text:s text:c="28"/>x: asteroid_pos.x,</text:p>
      <text:p text:style-name="P152"><text:s text:c="28"/>y: asteroid_pos.y,</text:p>
      <text:p text:style-name="P152"><text:s text:c="28"/>rot: asteroid_pos.rot + 90.0,</text:p>
      <text:p text:style-name="P152"><text:s text:c="28"/>size: new_size,</text:p>
      <text:p text:style-name="P152"><text:s text:c="24"/>});</text:p>
      <text:p text:style-name="P152"><text:s text:c="20"/>}</text:p>
      <text:p text:style-name="P152"><text:s text:c="16"/>}</text:p>
      <text:p text:style-name="P152"><text:soft-page-break/><text:s text:c="12"/>}</text:p>
      <text:p text:style-name="P152"><text:s text:c="8"/>}</text:p>
      <text:p text:style-name="P152"/>
      <text:p text:style-name="P152"><text:s text:c="8"/>let (mut positions, mut rends, _, mut asteroids, _, _, entities) = data;</text:p>
      <text:p text:style-name="P152"><text:s text:c="8"/>for new_asteroid in asteroid_creation {</text:p>
      <text:p text:style-name="P152"><text:s text:c="12"/>let new_ast = entities.create();</text:p>
      <text:p text:style-name="P152"><text:s text:c="12"/>positions</text:p>
      <text:p text:style-name="P152"><text:s text:c="16"/>.insert(</text:p>
      <text:p text:style-name="P152"><text:s text:c="20"/>new_ast,</text:p>
      <text:p text:style-name="P152"><text:s text:c="20"/>components::Position {</text:p>
      <text:p text:style-name="P152"><text:s text:c="24"/>x: new_asteroid.x,</text:p>
      <text:p text:style-name="P152"><text:s text:c="24"/>y: new_asteroid.y,</text:p>
      <text:p text:style-name="P152"><text:s text:c="24"/>rot: new_asteroid.rot,</text:p>
      <text:p text:style-name="P152"><text:s text:c="20"/>},</text:p>
      <text:p text:style-name="P152"><text:s text:c="16"/>)</text:p>
      <text:p text:style-name="P152"><text:s text:c="16"/>.ok();</text:p>
      <text:p text:style-name="P152"><text:s text:c="12"/>asteroids</text:p>
      <text:p text:style-name="P152"><text:s text:c="16"/>.insert(</text:p>
      <text:p text:style-name="P152"><text:s text:c="20"/>new_ast,</text:p>
      <text:p text:style-name="P152"><text:s text:c="20"/>components::Asteroid {</text:p>
      <text:p text:style-name="P152"><text:s text:c="24"/>speed: 2.5,</text:p>
      <text:p text:style-name="P152"><text:s text:c="24"/>rot_speed: 0.5,</text:p>
      <text:p text:style-name="P152"><text:s text:c="20"/>},</text:p>
      <text:p text:style-name="P152"><text:s text:c="16"/>)</text:p>
      <text:p text:style-name="P152"><text:s text:c="16"/>.ok();</text:p>
      <text:p text:style-name="P152"><text:s text:c="12"/>rends</text:p>
      <text:p text:style-name="P152"><text:s text:c="16"/>.insert(</text:p>
      <text:p text:style-name="P152"><text:s text:c="20"/>new_ast,</text:p>
      <text:p text:style-name="P152"><text:s text:c="20"/>components::Renderable {</text:p>
      <text:p text:style-name="P152"><text:s text:c="24"/>tex_name: String::from("img/asteroid.png"),</text:p>
      <text:p text:style-name="P152"><text:s text:c="24"/>i_w: 100,</text:p>
      <text:p text:style-name="P152"><text:s text:c="24"/>i_h: 100,</text:p>
      <text:p text:style-name="P152"><text:s text:c="24"/>o_w: new_asteroid.size,</text:p>
      <text:p text:style-name="P152"><text:s text:c="24"/>o_h: new_asteroid.size,</text:p>
      <text:p text:style-name="P152"><text:s text:c="24"/>frame: 0,</text:p>
      <text:p text:style-name="P152"><text:s text:c="24"/>total_frames: 1,</text:p>
      <text:p text:style-name="P152"><text:s text:c="24"/>rot: 0.0,</text:p>
      <text:p text:style-name="P152"><text:s text:c="20"/>},</text:p>
      <text:p text:style-name="P152"><text:s text:c="16"/>)</text:p>
      <text:p text:style-name="P152"><text:s text:c="16"/>.ok();</text:p>
      <text:p text:style-name="P152"><text:s text:c="8"/>}</text:p>
      <text:p text:style-name="P152"/>
      <text:p text:style-name="P152"><text:s text:c="8"/>let (_, _, _, _, _, mut gamedatas, _) = data;</text:p>
      <text:p text:style-name="P152"><text:s text:c="8"/>for gamedata in (&amp;mut gamedatas).join() {</text:p>
      <text:p text:style-name="P152"><text:s text:c="12"/>gamedata.score += score;</text:p>
      <text:p text:style-name="P32"><text:s text:c="12"/>let mut gamestate = crate::GAMESTATE.lock().unwrap();</text:p>
      <text:p text:style-name="P32"><text:s text:c="12"/>if gamedata.score &gt; gamestate.high_score {</text:p>
      <text:p text:style-name="P32"><text:s text:c="16"/>gamestate.high_score = gamedata.score;</text:p>
      <text:p text:style-name="P32"><text:s text:c="12"/>}</text:p>
      <text:p text:style-name="P152"><text:s text:c="8"/>}</text:p>
      <text:p text:style-name="P152"><text:s text:c="4"/>}</text:p>
      <text:p text:style-name="P152">}</text:p>
      <text:p text:style-name="P152"/>
      <text:p text:style-name="P116">// ********** tutorial1<text:span text:style-name="T55">6</text:span> – texture_manager</text:p>
      <text:p text:style-name="P116"/>
      <text:p text:style-name="P116">// ********** tutorial1<text:span text:style-name="T55">6</text:span> – utils</text:p>
      <text:p text:style-name="P116"/>
      <text:p text:style-name="P117">// <text:span text:style-name="T1">*********************************************************************************</text:span></text:p>
      <text:p text:style-name="P118">// ********** tutorial<text:span text:style-name="T35">1</text:span><text:span text:style-name="T56">7</text:span> – main</text:p>
      <text:p text:style-name="P153">use sdl2::event::Event;</text:p>
      <text:p text:style-name="P153">use sdl2::keyboard::Keycode;</text:p>
      <text:p text:style-name="P153">use sdl2::pixels::Color;</text:p>
      <text:p text:style-name="P153">use sdl2::render::{TextureCreator, WindowCanvas};</text:p>
      <text:p text:style-name="P153">use sdl2::video::WindowContext;</text:p>
      <text:p text:style-name="P153"/>
      <text:p text:style-name="P153">use sdl2::rect::Point;</text:p>
      <text:p text:style-name="P153">use sdl2::rect::Rect;</text:p>
      <text:p text:style-name="P153"/>
      <text:p text:style-name="P153">use specs::{DispatcherBuilder, Join, World, WorldExt};</text:p>
      <text:p text:style-name="P153"/>
      <text:p text:style-name="P153">use std::collections::HashMap;</text:p>
      <text:p text:style-name="P153">use std::path::Path;</text:p>
      <text:p text:style-name="P153">use std::sync::Mutex;</text:p>
      <text:p text:style-name="P153">use std::time::Duration;</text:p>
      <text:p text:style-name="P153"/>
      <text:p text:style-name="P153">use once_cell::sync::Lazy;</text:p>
      <text:p text:style-name="P153"/>
      <text:p text:style-name="P153">pub mod asteroid;</text:p>
      <text:p text:style-name="P153">pub mod components;</text:p>
      <text:p text:style-name="P153">pub mod game;</text:p>
      <text:p text:style-name="P153">pub mod missile;</text:p>
      <text:p text:style-name="P153">pub mod texture_manager;</text:p>
      <text:p text:style-name="P153">pub mod utils;</text:p>
      <text:p text:style-name="P153"/>
      <text:p text:style-name="P153">const GAME_WIDTH: u32 = 800;</text:p>
      <text:p text:style-name="P153">const GAME_HEIGHT: u32 = 600;</text:p>
      <text:p text:style-name="P153"/>
      <text:p text:style-name="P153">fn render(</text:p>
      <text:p text:style-name="P153"><text:s text:c="4"/>canvas: &amp;mut WindowCanvas,</text:p>
      <text:p text:style-name="P153"><text:s text:c="4"/>texture_manager: &amp;mut texture_manager::TextureManager&lt;WindowContext&gt;,</text:p>
      <text:p text:style-name="P153"><text:s text:c="4"/>texture_creator: &amp;TextureCreator&lt;WindowContext&gt;,</text:p>
      <text:p text:style-name="P153"><text:s text:c="4"/>font: &amp;sdl2::ttf::Font,</text:p>
      <text:p text:style-name="P153"><text:s text:c="4"/>ecs: &amp;World,</text:p>
      <text:p text:style-name="P153">) -&gt; Result&lt;(), String&gt; {</text:p>
      <text:p text:style-name="P153"><text:s text:c="4"/>//</text:p>
      <text:p text:style-name="P153"><text:s text:c="4"/>let color = Color::RGB(0, 0, 0);</text:p>
      <text:p text:style-name="P153"><text:s text:c="4"/>canvas.set_draw_color(color);</text:p>
      <text:p text:style-name="P153"><text:s text:c="4"/>canvas.clear();</text:p>
      <text:p text:style-name="P153"/>
      <text:p text:style-name="P153"><text:s text:c="4"/>let positions = ecs.read_storage::&lt;components::Position&gt;();</text:p>
      <text:p text:style-name="P153"><text:s text:c="4"/>{</text:p>
      <text:p text:style-name="P153"><text:s text:c="8"/>canvas.set_draw_color(Color::RGBA(255, 255, 255, 128));</text:p>
      <text:p text:style-name="P153"/>
      <text:p text:style-name="P153"><text:s text:c="8"/>let stars = ecs.read_storage::&lt;components::Star&gt;();</text:p>
      <text:p text:style-name="P153"><text:s text:c="8"/>for (pos, star) in (&amp;positions, &amp;stars).join() {</text:p>
      <text:p text:style-name="P153"><text:s text:c="12"/>canvas.fill_rect(Rect::new(pos.x as i32, pos.y as i32, star.size, star.size))?;</text:p>
      <text:p text:style-name="P153"><text:s text:c="8"/>}</text:p>
      <text:p text:style-name="P153"><text:s text:c="4"/>}</text:p>
      <text:p text:style-name="P153"/>
      <text:p text:style-name="P153"><text:s text:c="4"/>let renderables = ecs.read_storage::&lt;components::Renderable&gt;();</text:p>
      <text:p text:style-name="P153"/>
      <text:p text:style-name="P153"><text:s text:c="4"/>for (renderable, pos) in (&amp;renderables, &amp;positions).join() {</text:p>
      <text:p text:style-name="P153"><text:s text:c="8"/>let src = Rect::new(0, 0, renderable.i_w, renderable.i_h);</text:p>
      <text:p text:style-name="P153"><text:s text:c="8"/>let x: i32 = pos.x as i32;</text:p>
      <text:p text:style-name="P153"><text:s text:c="8"/>let y: i32 = pos.y as i32;</text:p>
      <text:p text:style-name="P153"><text:s text:c="8"/>let dest = Rect::new(</text:p>
      <text:p text:style-name="P153"><text:s text:c="12"/>x - ((renderable.o_w / 2) as i32),</text:p>
      <text:p text:style-name="P153"><text:s text:c="12"/>y - ((renderable.o_h / 2) as i32),</text:p>
      <text:p text:style-name="P153"><text:s text:c="12"/>renderable.o_w,</text:p>
      <text:p text:style-name="P153"><text:s text:c="12"/>renderable.o_h,</text:p>
      <text:p text:style-name="P153"><text:s text:c="8"/>);</text:p>
      <text:p text:style-name="P153"/>
      <text:p text:style-name="P33"><text:s text:c="8"/>let center = Point::new((renderable.o_w / 2) as i32, (renderable.o_h / 2) as i32);</text:p>
      <text:p text:style-name="P33"><text:s text:c="8"/>let texture = texture_manager.load(&amp;renderable.tex_name)?;</text:p>
      <text:p text:style-name="P33"><text:s text:c="8"/>canvas.copy_ex(</text:p>
      <text:p text:style-name="P33"><text:s text:c="12"/>&amp;texture,</text:p>
      <text:p text:style-name="P33"><text:s text:c="12"/>src, <text:s text:c="11"/>//source rect</text:p>
      <text:p text:style-name="P33"><text:s text:c="12"/>dest, <text:s text:c="10"/>// dest rect</text:p>
      <text:p text:style-name="P33"><text:s text:c="12"/>renderable.rot, // angle</text:p>
      <text:p text:style-name="P33"><text:s text:c="12"/>center, <text:s text:c="8"/>// center</text:p>
      <text:p text:style-name="P33"><text:s text:c="12"/>false, <text:s text:c="9"/>// flip horizontal</text:p>
      <text:p text:style-name="P33"><text:s text:c="12"/>false, <text:s text:c="9"/>// flip vertical</text:p>
      <text:p text:style-name="P33"><text:s text:c="8"/>)?;</text:p>
      <text:p text:style-name="P33"><text:s text:c="4"/>}</text:p>
      <text:p text:style-name="P33"/>
      <text:p text:style-name="P33"><text:s text:c="4"/>let players = ecs.read_storage::&lt;components::Player&gt;();</text:p>
      <text:p text:style-name="P33"><text:s text:c="4"/>for (renderable, pos, _) in (&amp;renderables, &amp;positions, &amp;players).join() {</text:p>
      <text:p text:style-name="P33"><text:s text:c="8"/>let src = Rect::new(0, 0, renderable.i_w, renderable.i_h);</text:p>
      <text:p text:style-name="P33"><text:s text:c="8"/>let x: i32 = pos.x as i32;</text:p>
      <text:p text:style-name="P33"><text:s text:c="8"/>let y: i32 = pos.y as i32;</text:p>
      <text:p text:style-name="P33"><text:s text:c="8"/>let mut dest = Rect::new(</text:p>
      <text:p text:style-name="P33"><text:s text:c="12"/>x - ((renderable.o_w / 2) as i32),</text:p>
      <text:p text:style-name="P33"><text:s text:c="12"/>y - ((renderable.o_h / 2) as i32),</text:p>
      <text:p text:style-name="P33"><text:s text:c="12"/>renderable.o_w,</text:p>
      <text:p text:style-name="P33"><text:s text:c="12"/>renderable.o_h,</text:p>
      <text:p text:style-name="P33"><text:s text:c="8"/>);</text:p>
      <text:p text:style-name="P33"/>
      <text:p text:style-name="P33"><text:s text:c="8"/>let mut draw_second = false;</text:p>
      <text:p text:style-name="P33"><text:s text:c="8"/>if dest.x &lt; (renderable.o_w / 2).try_into().unwrap() {</text:p>
      <text:p text:style-name="P33"><text:s text:c="12"/>dest.x += crate::GAME_WIDTH as i32;</text:p>
      <text:p text:style-name="P33"><text:s text:c="12"/>draw_second = true;</text:p>
      <text:p text:style-name="P33"><text:s text:c="8"/>} else if dest.x &gt; (crate::GAME_WIDTH - renderable.o_w / 2) as i32 {</text:p>
      <text:p text:style-name="P33"><text:s text:c="12"/>dest.x -= crate::GAME_WIDTH as i32;</text:p>
      <text:p text:style-name="P33"><text:s text:c="12"/>draw_second = true;</text:p>
      <text:p text:style-name="P33"><text:s text:c="8"/>}</text:p>
      <text:p text:style-name="P33"><text:s text:c="8"/>if dest.y &lt; (renderable.o_h / 2).try_into().unwrap() {</text:p>
      <text:p text:style-name="P33"><text:s text:c="12"/>dest.y += crate::GAME_HEIGHT as i32;</text:p>
      <text:p text:style-name="P33"><text:s text:c="12"/>draw_second = true;</text:p>
      <text:p text:style-name="P33"><text:s text:c="8"/>} else if dest.y &gt; (crate::GAME_HEIGHT - renderable.o_h / 2) as i32 {</text:p>
      <text:p text:style-name="P33"><text:s text:c="12"/>dest.y -= crate::GAME_HEIGHT as i32;</text:p>
      <text:p text:style-name="P33"><text:s text:c="12"/>draw_second = true;</text:p>
      <text:p text:style-name="P33"><text:s text:c="8"/>}</text:p>
      <text:p text:style-name="P33"><text:s text:c="8"/>if !draw_second {</text:p>
      <text:p text:style-name="P33"><text:s text:c="12"/>break;</text:p>
      <text:p text:style-name="P33"><text:s text:c="8"/>}</text:p>
      <text:p text:style-name="P153"/>
      <text:p text:style-name="P153"><text:soft-page-break/><text:s text:c="8"/>let center = Point::new((renderable.o_w / 2) as i32, (renderable.o_h / 2) as i32);</text:p>
      <text:p text:style-name="P153"><text:s text:c="8"/>let texture = texture_manager.load(&amp;renderable.tex_name)?;</text:p>
      <text:p text:style-name="P153"><text:s text:c="8"/>canvas.copy_ex(</text:p>
      <text:p text:style-name="P153"><text:s text:c="12"/>&amp;texture,</text:p>
      <text:p text:style-name="P153"><text:s text:c="12"/>src, <text:s text:c="11"/>//source rect</text:p>
      <text:p text:style-name="P153"><text:s text:c="12"/>dest, <text:s text:c="10"/>// dest rect</text:p>
      <text:p text:style-name="P153"><text:s text:c="12"/>renderable.rot, // angle</text:p>
      <text:p text:style-name="P153"><text:s text:c="12"/>center, <text:s text:c="8"/>// center</text:p>
      <text:p text:style-name="P153"><text:s text:c="12"/>false, <text:s text:c="9"/>// flip horizontal</text:p>
      <text:p text:style-name="P153"><text:s text:c="12"/>false, <text:s text:c="9"/>// flip vertical</text:p>
      <text:p text:style-name="P153"><text:s text:c="8"/>)?;</text:p>
      <text:p text:style-name="P153"><text:s text:c="4"/>}</text:p>
      <text:p text:style-name="P153"/>
      <text:p text:style-name="P153"><text:s text:c="4"/>let gamedatas = ecs.read_storage::&lt;components::GameData&gt;();</text:p>
      <text:p text:style-name="P153"><text:s text:c="4"/>for gamedata in (gamedatas).join() {</text:p>
      <text:p text:style-name="P153"><text:s text:c="8"/>// Show Score</text:p>
      <text:p text:style-name="P153"><text:s text:c="8"/>let score: String = "Score: ".to_string() + &amp;gamedata.score.to_string();</text:p>
      <text:p text:style-name="P153"><text:s text:c="8"/>let surface = font</text:p>
      <text:p text:style-name="P153"><text:s text:c="12"/>.render(&amp;score)</text:p>
      <text:p text:style-name="P153"><text:s text:c="12"/>.blended(Color::RGBA(255, 0, 0, 128))</text:p>
      <text:p text:style-name="P153"><text:s text:c="12"/>.map_err(|e| e.to_string())?;</text:p>
      <text:p text:style-name="P153"><text:s text:c="8"/>let texture = texture_creator</text:p>
      <text:p text:style-name="P153"><text:s text:c="12"/>.create_texture_from_surface(&amp;surface)</text:p>
      <text:p text:style-name="P153"><text:s text:c="12"/>.map_err(|e| e.to_string())?;</text:p>
      <text:p text:style-name="P153"/>
      <text:p text:style-name="P153"><text:s text:c="8"/>let target = Rect::new(10 as i32, 0 as i32, 100 as u32, 50 as u32);</text:p>
      <text:p text:style-name="P153"><text:s text:c="8"/>canvas.copy(&amp;texture, None, Some(target))?;</text:p>
      <text:p text:style-name="P153"/>
      <text:p text:style-name="P153"><text:s text:c="8"/>// Show Level</text:p>
      <text:p text:style-name="P153"><text:s text:c="8"/>let level: String = "Level: ".to_string() + &amp;gamedata.level.to_string();</text:p>
      <text:p text:style-name="P153"><text:s text:c="8"/>let surface = font</text:p>
      <text:p text:style-name="P153"><text:s text:c="12"/>.render(&amp;level)</text:p>
      <text:p text:style-name="P153"><text:s text:c="12"/>.blended(Color::RGBA(255, 0, 0, 128))</text:p>
      <text:p text:style-name="P153"><text:s text:c="12"/>.map_err(|e| e.to_string())?;</text:p>
      <text:p text:style-name="P153"><text:s text:c="8"/>let texture = texture_creator</text:p>
      <text:p text:style-name="P153"><text:s text:c="12"/>.create_texture_from_surface(&amp;surface)</text:p>
      <text:p text:style-name="P153"><text:s text:c="12"/>.map_err(|e| e.to_string())?;</text:p>
      <text:p text:style-name="P153"/>
      <text:p text:style-name="P153"><text:s text:c="8"/>let target = Rect::new(</text:p>
      <text:p text:style-name="P153"><text:s text:c="12"/>(crate::GAME_WIDTH - 110) as i32,</text:p>
      <text:p text:style-name="P153"><text:s text:c="12"/>0 as i32,</text:p>
      <text:p text:style-name="P153"><text:s text:c="12"/>100 as u32,</text:p>
      <text:p text:style-name="P153"><text:s text:c="12"/>50 as u32,</text:p>
      <text:p text:style-name="P153"><text:s text:c="8"/>);</text:p>
      <text:p text:style-name="P153"><text:s text:c="8"/>canvas.copy(&amp;texture, None, Some(target))?;</text:p>
      <text:p text:style-name="P153"/>
      <text:p text:style-name="P153"><text:s text:c="8"/>// High Score</text:p>
      <text:p text:style-name="P153"><text:s text:c="8"/>let high_score_value = &amp;GAMESTATE.lock().unwrap().high_score;</text:p>
      <text:p text:style-name="P153"><text:s text:c="8"/>let high_score: String = "High Score: ".to_string() + &amp;high_score_value.to_string();</text:p>
      <text:p text:style-name="P153"><text:s text:c="8"/>let surface = font</text:p>
      <text:p text:style-name="P153"><text:s text:c="12"/>.render(&amp;high_score)</text:p>
      <text:p text:style-name="P153"><text:s text:c="12"/>.blended(Color::RGBA(255, 0, 0, 128))</text:p>
      <text:p text:style-name="P153"><text:s text:c="12"/>.map_err(|e| e.to_string())?;</text:p>
      <text:p text:style-name="P153"><text:s text:c="8"/>let texture = texture_creator</text:p>
      <text:p text:style-name="P153"><text:s text:c="12"/>.create_texture_from_surface(&amp;surface)</text:p>
      <text:p text:style-name="P153"><text:s text:c="12"/>.map_err(|e| e.to_string())?;</text:p>
      <text:p text:style-name="P153"/>
      <text:p text:style-name="P153"><text:s text:c="8"/>let target = Rect::new(</text:p>
      <text:p text:style-name="P153"><text:s text:c="12"/>10 as i32,</text:p>
      <text:p text:style-name="P153"><text:s text:c="12"/>(crate::GAME_HEIGHT - 60) as i32,</text:p>
      <text:p text:style-name="P153"><text:s text:c="12"/>100 as u32,</text:p>
      <text:p text:style-name="P153"><text:s text:c="12"/>50 as u32,</text:p>
      <text:p text:style-name="P153"><text:s text:c="8"/>);</text:p>
      <text:p text:style-name="P153"><text:s text:c="8"/>canvas.copy(&amp;texture, None, Some(target))?;</text:p>
      <text:p text:style-name="P153"><text:s text:c="4"/>}</text:p>
      <text:p text:style-name="P153"/>
      <text:p text:style-name="P153"><text:s text:c="4"/>canvas.present();</text:p>
      <text:p text:style-name="P153"><text:s text:c="4"/>Ok(())</text:p>
      <text:p text:style-name="P153">}</text:p>
      <text:p text:style-name="P153"/>
      <text:p text:style-name="P153">struct State {</text:p>
      <text:p text:style-name="P153"><text:s text:c="4"/>ecs: World,</text:p>
      <text:p text:style-name="P153">}</text:p>
      <text:p text:style-name="P153"/>
      <text:p text:style-name="P153">pub struct GameState {</text:p>
      <text:p text:style-name="P153"><text:s text:c="4"/>high_score: u32,</text:p>
      <text:p text:style-name="P153">}</text:p>
      <text:p text:style-name="P153"/>
      <text:p text:style-name="P153">static GAMESTATE: Lazy&lt;Mutex&lt;GameState&gt;&gt; = Lazy::new(|| Mutex::new(GameState { high_score: 0 }));</text:p>
      <text:p text:style-name="P153"/>
      <text:p text:style-name="P153">fn main() -&gt; Result&lt;(), String&gt; {</text:p>
      <text:p text:style-name="P153"><text:s text:c="4"/>println!("Starting Rusteroids");</text:p>
      <text:p text:style-name="P153"/>
      <text:p text:style-name="P153"><text:s text:c="4"/>let sdl_context = sdl2::init()?;</text:p>
      <text:p text:style-name="P153"><text:s text:c="4"/>let video_subsystem = sdl_context.video()?;</text:p>
      <text:p text:style-name="P153"/>
      <text:p text:style-name="P153"><text:s text:c="4"/>let window = video_subsystem</text:p>
      <text:p text:style-name="P153"><text:s text:c="8"/>.window("Rusteroids", GAME_WIDTH, GAME_HEIGHT)</text:p>
      <text:p text:style-name="P153"><text:s text:c="8"/>.position_centered()</text:p>
      <text:p text:style-name="P153"><text:s text:c="8"/>.build()</text:p>
      <text:p text:style-name="P153"><text:s text:c="8"/>.expect("could not initialize video subsystem");</text:p>
      <text:p text:style-name="P153"/>
      <text:p text:style-name="P153"><text:s text:c="4"/>let mut canvas = window</text:p>
      <text:p text:style-name="P153"><text:s text:c="8"/>.into_canvas()</text:p>
      <text:p text:style-name="P153"><text:s text:c="8"/>.build()</text:p>
      <text:p text:style-name="P153"><text:s text:c="8"/>.expect("could not make a canvas");</text:p>
      <text:p text:style-name="P153"/>
      <text:p text:style-name="P153"><text:s text:c="4"/>let texture_creator = canvas.texture_creator();</text:p>
      <text:p text:style-name="P153"><text:s text:c="4"/>let mut tex_man = texture_manager::TextureManager::new(&amp;texture_creator);</text:p>
      <text:p text:style-name="P153"/>
      <text:p text:style-name="P153"><text:s text:c="4"/>// Load the images before the main loop so we don't try and load during gameplay</text:p>
      <text:p text:style-name="P153"><text:s text:c="4"/>tex_man.load("img/space_ship.png")?;</text:p>
      <text:p text:style-name="P153"><text:s text:c="4"/>tex_man.load("img/asteroid.png")?;</text:p>
      <text:p text:style-name="P153"><text:s text:c="4"/>tex_man.load("img/missile.png")?;</text:p>
      <text:p text:style-name="P153"/>
      <text:p text:style-name="P153"><text:s text:c="4"/>// Prepare fonts</text:p>
      <text:p text:style-name="P153"><text:s text:c="4"/>let ttf_context = sdl2::ttf::init().map_err(|e| e.to_string())?;</text:p>
      <text:p text:style-name="P153"><text:s text:c="4"/>let font_path: &amp;Path = Path::new(&amp;"fonts/OpenSans-Bold.ttf");</text:p>
      <text:p text:style-name="P153"><text:s text:c="4"/>let mut font = ttf_context.load_font(font_path, 128)?;</text:p>
      <text:p text:style-name="P153"><text:s text:c="4"/>font.set_style(sdl2::ttf::FontStyle::BOLD);</text:p>
      <text:p text:style-name="P153"/>
      <text:p text:style-name="P153"><text:s text:c="4"/>let mut event_pump = sdl_context.event_pump()?;</text:p>
      <text:p text:style-name="P153"><text:s text:c="4"/>let mut key_manager: HashMap&lt;String, bool&gt; = HashMap::new();</text:p>
      <text:p text:style-name="P153"/>
      <text:p text:style-name="P153"><text:s text:c="4"/>let mut gs = State { ecs: World::new() };</text:p>
      <text:p text:style-name="P153"><text:s text:c="4"/>gs.ecs.register::&lt;components::Position&gt;();</text:p>
      <text:p text:style-name="P153"><text:s text:c="4"/>gs.ecs.register::&lt;components::Renderable&gt;();</text:p>
      <text:p text:style-name="P153"><text:soft-page-break/><text:s text:c="4"/>gs.ecs.register::&lt;components::Player&gt;();</text:p>
      <text:p text:style-name="P153"><text:s text:c="4"/>gs.ecs.register::&lt;components::Asteroid&gt;();</text:p>
      <text:p text:style-name="P153"><text:s text:c="4"/>gs.ecs.register::&lt;components::Missile&gt;();</text:p>
      <text:p text:style-name="P153"><text:s text:c="4"/>gs.ecs.register::&lt;components::GameData&gt;();</text:p>
      <text:p text:style-name="P153"><text:s text:c="4"/>gs.ecs.register::&lt;components::Star&gt;();</text:p>
      <text:p text:style-name="P153"/>
      <text:p text:style-name="P153"><text:s text:c="4"/>let mut dispatcher = DispatcherBuilder::new()</text:p>
      <text:p text:style-name="P153"><text:s text:c="8"/>.with(asteroid::AsteroidMover, "asteroid_mover", &amp;[])</text:p>
      <text:p text:style-name="P153"><text:s text:c="8"/>.with(asteroid::AsteroidCollider, "asteroid_collider", &amp;[])</text:p>
      <text:p text:style-name="P153"><text:s text:c="8"/>.with(missile::MissileMover, "missile_mover", &amp;[])</text:p>
      <text:p text:style-name="P153"><text:s text:c="8"/>.with(missile::MissileStriker, "missile_striker", &amp;[])</text:p>
      <text:p text:style-name="P153"><text:s text:c="8"/>.build();</text:p>
      <text:p text:style-name="P153"/>
      <text:p text:style-name="P153"><text:s text:c="4"/>game::load_world(&amp;mut gs.ecs);</text:p>
      <text:p text:style-name="P153"/>
      <text:p text:style-name="P153"><text:s text:c="4"/>'running: loop {</text:p>
      <text:p text:style-name="P153"><text:s text:c="8"/>// Handle events</text:p>
      <text:p text:style-name="P153"><text:s text:c="8"/>for event in event_pump.poll_iter() {</text:p>
      <text:p text:style-name="P153"><text:s text:c="12"/>match event {</text:p>
      <text:p text:style-name="P153"><text:s text:c="16"/>Event::Quit { .. } =&gt; {</text:p>
      <text:p text:style-name="P153"><text:s text:c="20"/>break 'running;</text:p>
      <text:p text:style-name="P153"><text:s text:c="16"/>}</text:p>
      <text:p text:style-name="P153"><text:s text:c="16"/>Event::KeyDown {</text:p>
      <text:p text:style-name="P153"><text:s text:c="20"/>keycode: Some(Keycode::Escape),</text:p>
      <text:p text:style-name="P153"><text:s text:c="20"/>..</text:p>
      <text:p text:style-name="P153"><text:s text:c="16"/>} =&gt; {</text:p>
      <text:p text:style-name="P153"><text:s text:c="20"/>break 'running;</text:p>
      <text:p text:style-name="P153"><text:s text:c="16"/>}</text:p>
      <text:p text:style-name="P153"><text:s text:c="16"/>Event::KeyDown {</text:p>
      <text:p text:style-name="P153"><text:s text:c="20"/>keycode: Some(Keycode::Space),</text:p>
      <text:p text:style-name="P153"><text:s text:c="20"/>..</text:p>
      <text:p text:style-name="P153"><text:s text:c="16"/>} =&gt; {</text:p>
      <text:p text:style-name="P153"><text:s text:c="20"/>utils::key_down(&amp;mut key_manager, " ".to_string());</text:p>
      <text:p text:style-name="P153"><text:s text:c="16"/>}</text:p>
      <text:p text:style-name="P153"><text:s text:c="16"/>Event::KeyUp {</text:p>
      <text:p text:style-name="P153"><text:s text:c="20"/>keycode: Some(Keycode::Space),</text:p>
      <text:p text:style-name="P153"><text:s text:c="20"/>..</text:p>
      <text:p text:style-name="P153"><text:s text:c="16"/>} =&gt; {</text:p>
      <text:p text:style-name="P153"><text:s text:c="20"/>utils::key_up(&amp;mut key_manager, " ".to_string());</text:p>
      <text:p text:style-name="P153"><text:s text:c="16"/>}</text:p>
      <text:p text:style-name="P153"><text:s text:c="16"/>Event::KeyDown { keycode, .. } =&gt; match keycode {</text:p>
      <text:p text:style-name="P153"><text:s text:c="20"/>None =&gt; {}</text:p>
      <text:p text:style-name="P153"><text:s text:c="20"/>Some(key) =&gt; {</text:p>
      <text:p text:style-name="P153"><text:s text:c="24"/>utils::key_down(&amp;mut key_manager, key.to_string());</text:p>
      <text:p text:style-name="P153"><text:s text:c="20"/>}</text:p>
      <text:p text:style-name="P153"><text:s text:c="16"/>},</text:p>
      <text:p text:style-name="P153"><text:s text:c="16"/>Event::KeyUp { keycode, .. } =&gt; match keycode {</text:p>
      <text:p text:style-name="P153"><text:s text:c="20"/>None =&gt; {}</text:p>
      <text:p text:style-name="P153"><text:s text:c="20"/>Some(key) =&gt; {</text:p>
      <text:p text:style-name="P153"><text:s text:c="24"/>utils::key_up(&amp;mut key_manager, key.to_string());</text:p>
      <text:p text:style-name="P153"><text:s text:c="20"/>}</text:p>
      <text:p text:style-name="P153"><text:s text:c="16"/>},</text:p>
      <text:p text:style-name="P153"><text:s text:c="16"/>_ =&gt; {}</text:p>
      <text:p text:style-name="P153"><text:s text:c="12"/>}</text:p>
      <text:p text:style-name="P153"><text:s text:c="8"/>}</text:p>
      <text:p text:style-name="P153"/>
      <text:p text:style-name="P153"><text:s text:c="8"/>game::update(&amp;mut gs.ecs, &amp;mut key_manager);</text:p>
      <text:p text:style-name="P153"><text:s text:c="8"/>dispatcher.dispatch(&amp;gs.ecs);</text:p>
      <text:p text:style-name="P153"><text:s text:c="8"/>gs.ecs.maintain();</text:p>
      <text:p text:style-name="P153"><text:s text:c="8"/>render(&amp;mut canvas, &amp;mut tex_man, &amp;texture_creator, &amp;font, &amp;gs.ecs)?;</text:p>
      <text:p text:style-name="P153"/>
      <text:p text:style-name="P153"><text:s text:c="8"/>// Time management</text:p>
      <text:p text:style-name="P153"><text:s text:c="8"/>::std::thread::sleep(Duration::new(0, 1_000_000_000u32 / 60));</text:p>
      <text:p text:style-name="P153"><text:s text:c="4"/>}</text:p>
      <text:p text:style-name="P153"/>
      <text:p text:style-name="P153"><text:s text:c="4"/>Ok(())</text:p>
      <text:p text:style-name="P153">}</text:p>
      <text:p text:style-name="P118"/>
      <text:p text:style-name="P121">// ********** tutorial17 – asteroids</text:p>
      <text:p text:style-name="P118"/>
      <text:p text:style-name="P121">// ********** tutorial17 – components</text:p>
      <text:p text:style-name="P118"/>
      <text:p text:style-name="P121">// ********** tutorial17 – game</text:p>
      <text:p text:style-name="P118"/>
      <text:p text:style-name="P121">// ********** tutorial17 – missile</text:p>
      <text:p text:style-name="P118"/>
      <text:p text:style-name="P121">// ********** tutorial17 – texture_manager</text:p>
      <text:p text:style-name="P118"/>
      <text:p text:style-name="P121">// ********** tutorial17 - utils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/>
      <text:p text:style-name="P119">// <text:span text:style-name="T1">*********************************************************************************</text:span></text:p>
      <text:p text:style-name="P120">// ********** tutorial<text:span text:style-name="T35">1</text:span><text:span text:style-name="T57">8</text:span> – main</text:p>
      <text:p text:style-name="P153">use sdl2::event::Event;</text:p>
      <text:p text:style-name="P153">use sdl2::keyboard::Keycode;</text:p>
      <text:p text:style-name="P153">use sdl2::pixels::Color;</text:p>
      <text:p text:style-name="P153">use sdl2::render::{TextureCreator, WindowCanvas};</text:p>
      <text:p text:style-name="P153">use sdl2::video::WindowContext;</text:p>
      <text:p text:style-name="P153"/>
      <text:p text:style-name="P153">use sdl2::rect::Point;</text:p>
      <text:p text:style-name="P153">use sdl2::rect::Rect;</text:p>
      <text:p text:style-name="P153"/>
      <text:p text:style-name="P153">use specs::{DispatcherBuilder, Join, World, WorldExt};</text:p>
      <text:p text:style-name="P153"/>
      <text:p text:style-name="P153">use std::collections::HashMap;</text:p>
      <text:p text:style-name="P153">use std::path::Path;</text:p>
      <text:p text:style-name="P153">use std::sync::Mutex;</text:p>
      <text:p text:style-name="P153">use std::time::Duration;</text:p>
      <text:p text:style-name="P153"/>
      <text:p text:style-name="P153">use once_cell::sync::Lazy;</text:p>
      <text:p text:style-name="P153"/>
      <text:p text:style-name="P153">pub mod asteroid;</text:p>
      <text:p text:style-name="P153">pub mod components;</text:p>
      <text:p text:style-name="P153">pub mod game;</text:p>
      <text:p text:style-name="P153">pub mod missile;</text:p>
      <text:p text:style-name="P153">pub mod sound_manager;</text:p>
      <text:p text:style-name="P153">pub mod texture_manager;</text:p>
      <text:p text:style-name="P153">pub mod utils;</text:p>
      <text:p text:style-name="P153"/>
      <text:p text:style-name="P153">const GAME_WIDTH: u32 = 800;</text:p>
      <text:p text:style-name="P153">const GAME_HEIGHT: u32 = 600;</text:p>
      <text:p text:style-name="P153"/>
      <text:p text:style-name="P153">fn render(</text:p>
      <text:p text:style-name="P153"><text:s text:c="4"/>canvas: &amp;mut WindowCanvas,</text:p>
      <text:p text:style-name="P153"><text:s text:c="4"/>texture_manager: &amp;mut texture_manager::TextureManager&lt;WindowContext&gt;,</text:p>
      <text:p text:style-name="P153"><text:s text:c="4"/>texture_creator: &amp;TextureCreator&lt;WindowContext&gt;,</text:p>
      <text:p text:style-name="P153"><text:s text:c="4"/>font: &amp;sdl2::ttf::Font,</text:p>
      <text:p text:style-name="P153"><text:s text:c="4"/>ecs: &amp;World,</text:p>
      <text:p text:style-name="P153">) -&gt; Result&lt;(), String&gt; {</text:p>
      <text:p text:style-name="P153"><text:s text:c="4"/>//</text:p>
      <text:p text:style-name="P153"><text:s text:c="4"/>let color = Color::RGB(0, 0, 0);</text:p>
      <text:p text:style-name="P153"><text:s text:c="4"/>canvas.set_draw_color(color);</text:p>
      <text:p text:style-name="P153"><text:s text:c="4"/>canvas.clear();</text:p>
      <text:p text:style-name="P153"/>
      <text:p text:style-name="P153"><text:s text:c="4"/>let positions = ecs.read_storage::&lt;components::Position&gt;();</text:p>
      <text:p text:style-name="P153"><text:s text:c="4"/>{</text:p>
      <text:p text:style-name="P153"><text:s text:c="8"/>canvas.set_draw_color(Color::RGBA(255, 255, 255, 128));</text:p>
      <text:p text:style-name="P153"/>
      <text:p text:style-name="P153"><text:s text:c="8"/>let stars = ecs.read_storage::&lt;components::Star&gt;();</text:p>
      <text:p text:style-name="P153"><text:s text:c="8"/>for (pos, star) in (&amp;positions, &amp;stars).join() {</text:p>
      <text:p text:style-name="P153"><text:s text:c="12"/>canvas.fill_rect(Rect::new(pos.x as i32, pos.y as i32, star.size, star.size))?;</text:p>
      <text:p text:style-name="P153"><text:s text:c="8"/>}</text:p>
      <text:p text:style-name="P153"><text:s text:c="4"/>}</text:p>
      <text:p text:style-name="P153"/>
      <text:p text:style-name="P153"><text:s text:c="4"/>let renderables = ecs.read_storage::&lt;components::Renderable&gt;();</text:p>
      <text:p text:style-name="P153"/>
      <text:p text:style-name="P153"><text:s text:c="4"/>for (renderable, pos) in (&amp;renderables, &amp;positions).join() {</text:p>
      <text:p text:style-name="P153"><text:s text:c="8"/>let src = Rect::new(0, 0, renderable.i_w, renderable.i_h);</text:p>
      <text:p text:style-name="P153"><text:s text:c="8"/>let x: i32 = pos.x as i32;</text:p>
      <text:p text:style-name="P153"><text:s text:c="8"/>let y: i32 = pos.y as i32;</text:p>
      <text:p text:style-name="P153"><text:s text:c="8"/>let dest = Rect::new(</text:p>
      <text:p text:style-name="P153"><text:s text:c="12"/>x - ((renderable.o_w / 2) as i32),</text:p>
      <text:p text:style-name="P153"><text:s text:c="12"/>y - ((renderable.o_h / 2) as i32),</text:p>
      <text:p text:style-name="P153"><text:s text:c="12"/>renderable.o_w,</text:p>
      <text:p text:style-name="P153"><text:s text:c="12"/>renderable.o_h,</text:p>
      <text:p text:style-name="P153"><text:s text:c="8"/>);</text:p>
      <text:p text:style-name="P153"/>
      <text:p text:style-name="P153"><text:s text:c="8"/>let center = Point::new((renderable.o_w / 2) as i32, (renderable.o_h / 2) as i32);</text:p>
      <text:p text:style-name="P153"><text:s text:c="8"/>let texture = texture_manager.load(&amp;renderable.tex_name)?;</text:p>
      <text:p text:style-name="P153"><text:s text:c="8"/>canvas.copy_ex(</text:p>
      <text:p text:style-name="P153"><text:s text:c="12"/>&amp;texture,</text:p>
      <text:p text:style-name="P153"><text:s text:c="12"/>src, <text:s text:c="11"/>//source rect</text:p>
      <text:p text:style-name="P153"><text:s text:c="12"/>dest, <text:s text:c="10"/>// dest rect</text:p>
      <text:p text:style-name="P153"><text:s text:c="12"/>renderable.rot, // angle</text:p>
      <text:p text:style-name="P153"><text:s text:c="12"/>center, <text:s text:c="8"/>// center</text:p>
      <text:p text:style-name="P153"><text:s text:c="12"/>false, <text:s text:c="9"/>// flip horizontal</text:p>
      <text:p text:style-name="P153"><text:s text:c="12"/>false, <text:s text:c="9"/>// flip vertical</text:p>
      <text:p text:style-name="P153"><text:s text:c="8"/>)?;</text:p>
      <text:p text:style-name="P153"><text:s text:c="4"/>}</text:p>
      <text:p text:style-name="P153"/>
      <text:p text:style-name="P153"><text:s text:c="4"/>let players = ecs.read_storage::&lt;components::Player&gt;();</text:p>
      <text:p text:style-name="P153"><text:s text:c="4"/>for (renderable, pos, _) in (&amp;renderables, &amp;positions, &amp;players).join() {</text:p>
      <text:p text:style-name="P153"><text:s text:c="8"/>let src = Rect::new(0, 0, renderable.i_w, renderable.i_h);</text:p>
      <text:p text:style-name="P153"><text:s text:c="8"/>let x: i32 = pos.x as i32;</text:p>
      <text:p text:style-name="P153"><text:s text:c="8"/>let y: i32 = pos.y as i32;</text:p>
      <text:p text:style-name="P153"><text:s text:c="8"/>let mut dest = Rect::new(</text:p>
      <text:p text:style-name="P153"><text:s text:c="12"/>x - ((renderable.o_w / 2) as i32),</text:p>
      <text:p text:style-name="P153"><text:s text:c="12"/>y - ((renderable.o_h / 2) as i32),</text:p>
      <text:p text:style-name="P153"><text:s text:c="12"/>renderable.o_w,</text:p>
      <text:p text:style-name="P153"><text:s text:c="12"/>renderable.o_h,</text:p>
      <text:p text:style-name="P153"><text:s text:c="8"/>);</text:p>
      <text:p text:style-name="P153"/>
      <text:p text:style-name="P153"><text:s text:c="8"/>let mut draw_second = false;</text:p>
      <text:p text:style-name="P153"><text:s text:c="8"/>if dest.x &lt; (renderable.o_w / 2).try_into().unwrap() {</text:p>
      <text:p text:style-name="P153"><text:s text:c="12"/>dest.x += crate::GAME_WIDTH as i32;</text:p>
      <text:p text:style-name="P153"><text:s text:c="12"/>draw_second = true;</text:p>
      <text:p text:style-name="P153"><text:s text:c="8"/>} else if dest.x &gt; (crate::GAME_WIDTH - renderable.o_w / 2) as i32 {</text:p>
      <text:p text:style-name="P153"><text:s text:c="12"/>dest.x -= crate::GAME_WIDTH as i32;</text:p>
      <text:p text:style-name="P153"><text:s text:c="12"/>draw_second = true;</text:p>
      <text:p text:style-name="P153"><text:s text:c="8"/>}</text:p>
      <text:p text:style-name="P153"><text:s text:c="8"/>if dest.y &lt; (renderable.o_h / 2).try_into().unwrap() {</text:p>
      <text:p text:style-name="P153"><text:s text:c="12"/>dest.y += crate::GAME_HEIGHT as i32;</text:p>
      <text:p text:style-name="P153"><text:s text:c="12"/>draw_second = true;</text:p>
      <text:p text:style-name="P153"><text:s text:c="8"/>} else if dest.y &gt; (crate::GAME_HEIGHT - renderable.o_h / 2) as i32 {</text:p>
      <text:p text:style-name="P153"><text:s text:c="12"/>dest.y -= crate::GAME_HEIGHT as i32;</text:p>
      <text:p text:style-name="P153"><text:s text:c="12"/>draw_second = true;</text:p>
      <text:p text:style-name="P153"><text:s text:c="8"/>}</text:p>
      <text:p text:style-name="P153"><text:s text:c="8"/>if !draw_second {</text:p>
      <text:p text:style-name="P153"><text:s text:c="12"/>break;</text:p>
      <text:p text:style-name="P153"><text:s text:c="8"/>}</text:p>
      <text:p text:style-name="P153"/>
      <text:p text:style-name="P153"><text:s text:c="8"/>let center = Point::new((renderable.o_w / 2) as i32, (renderable.o_h / 2) as i32);</text:p>
      <text:p text:style-name="P153"><text:s text:c="8"/>let texture = texture_manager.load(&amp;renderable.tex_name)?;</text:p>
      <text:p text:style-name="P153"><text:s text:c="8"/>canvas.copy_ex(</text:p>
      <text:p text:style-name="P153"><text:s text:c="12"/>&amp;texture,</text:p>
      <text:p text:style-name="P153"><text:s text:c="12"/>src, <text:s text:c="11"/>//source rect</text:p>
      <text:p text:style-name="P153"><text:s text:c="12"/>dest, <text:s text:c="10"/>// dest rect</text:p>
      <text:p text:style-name="P153"><text:soft-page-break/><text:s text:c="12"/>renderable.rot, // angle</text:p>
      <text:p text:style-name="P153"><text:s text:c="12"/>center, <text:s text:c="8"/>// center</text:p>
      <text:p text:style-name="P153"><text:s text:c="12"/>false, <text:s text:c="9"/>// flip horizontal</text:p>
      <text:p text:style-name="P153"><text:s text:c="12"/>false, <text:s text:c="9"/>// flip vertical</text:p>
      <text:p text:style-name="P153"><text:s text:c="8"/>)?;</text:p>
      <text:p text:style-name="P153"><text:s text:c="4"/>}</text:p>
      <text:p text:style-name="P153"/>
      <text:p text:style-name="P153"><text:s text:c="4"/>let gamedatas = ecs.read_storage::&lt;components::GameData&gt;();</text:p>
      <text:p text:style-name="P153"><text:s text:c="4"/>for gamedata in (gamedatas).join() {</text:p>
      <text:p text:style-name="P153"><text:s text:c="8"/>// Show Score</text:p>
      <text:p text:style-name="P153"><text:s text:c="8"/>let score: String = "Score: ".to_string() + &amp;gamedata.score.to_string();</text:p>
      <text:p text:style-name="P153"><text:s text:c="8"/>let surface = font</text:p>
      <text:p text:style-name="P153"><text:s text:c="12"/>.render(&amp;score)</text:p>
      <text:p text:style-name="P153"><text:s text:c="12"/>.blended(Color::RGBA(255, 0, 0, 128))</text:p>
      <text:p text:style-name="P153"><text:s text:c="12"/>.map_err(|e| e.to_string())?;</text:p>
      <text:p text:style-name="P153"><text:s text:c="8"/>let texture = texture_creator</text:p>
      <text:p text:style-name="P153"><text:s text:c="12"/>.create_texture_from_surface(&amp;surface)</text:p>
      <text:p text:style-name="P153"><text:s text:c="12"/>.map_err(|e| e.to_string())?;</text:p>
      <text:p text:style-name="P153"/>
      <text:p text:style-name="P153"><text:s text:c="8"/>let target = Rect::new(10 as i32, 0 as i32, 100 as u32, 50 as u32);</text:p>
      <text:p text:style-name="P153"><text:s text:c="8"/>canvas.copy(&amp;texture, None, Some(target))?;</text:p>
      <text:p text:style-name="P153"/>
      <text:p text:style-name="P153"><text:s text:c="8"/>// Show Level</text:p>
      <text:p text:style-name="P153"><text:s text:c="8"/>let level: String = "Level: ".to_string() + &amp;gamedata.level.to_string();</text:p>
      <text:p text:style-name="P153"><text:s text:c="8"/>let surface = font</text:p>
      <text:p text:style-name="P153"><text:s text:c="12"/>.render(&amp;level)</text:p>
      <text:p text:style-name="P153"><text:s text:c="12"/>.blended(Color::RGBA(255, 0, 0, 128))</text:p>
      <text:p text:style-name="P153"><text:s text:c="12"/>.map_err(|e| e.to_string())?;</text:p>
      <text:p text:style-name="P153"><text:s text:c="8"/>let texture = texture_creator</text:p>
      <text:p text:style-name="P153"><text:s text:c="12"/>.create_texture_from_surface(&amp;surface)</text:p>
      <text:p text:style-name="P153"><text:s text:c="12"/>.map_err(|e| e.to_string())?;</text:p>
      <text:p text:style-name="P153"/>
      <text:p text:style-name="P153"><text:s text:c="8"/>let target = Rect::new(</text:p>
      <text:p text:style-name="P153"><text:s text:c="12"/>(crate::GAME_WIDTH - 110) as i32,</text:p>
      <text:p text:style-name="P153"><text:s text:c="12"/>0 as i32,</text:p>
      <text:p text:style-name="P153"><text:s text:c="12"/>100 as u32,</text:p>
      <text:p text:style-name="P153"><text:s text:c="12"/>50 as u32,</text:p>
      <text:p text:style-name="P153"><text:s text:c="8"/>);</text:p>
      <text:p text:style-name="P153"><text:s text:c="8"/>canvas.copy(&amp;texture, None, Some(target))?;</text:p>
      <text:p text:style-name="P153"/>
      <text:p text:style-name="P153"><text:s text:c="8"/>// High Score</text:p>
      <text:p text:style-name="P153"><text:s text:c="8"/>let high_score_value = &amp;GAMESTATE.lock().unwrap().high_score;</text:p>
      <text:p text:style-name="P153"><text:s text:c="8"/>let high_score: String = "High Score: ".to_string() + &amp;high_score_value.to_string();</text:p>
      <text:p text:style-name="P153"><text:s text:c="8"/>let surface = font</text:p>
      <text:p text:style-name="P153"><text:s text:c="12"/>.render(&amp;high_score)</text:p>
      <text:p text:style-name="P153"><text:s text:c="12"/>.blended(Color::RGBA(255, 0, 0, 128))</text:p>
      <text:p text:style-name="P153"><text:s text:c="12"/>.map_err(|e| e.to_string())?;</text:p>
      <text:p text:style-name="P153"><text:s text:c="8"/>let texture = texture_creator</text:p>
      <text:p text:style-name="P153"><text:s text:c="12"/>.create_texture_from_surface(&amp;surface)</text:p>
      <text:p text:style-name="P153"><text:s text:c="12"/>.map_err(|e| e.to_string())?;</text:p>
      <text:p text:style-name="P153"/>
      <text:p text:style-name="P153"><text:s text:c="8"/>let target = Rect::new(</text:p>
      <text:p text:style-name="P153"><text:s text:c="12"/>10 as i32,</text:p>
      <text:p text:style-name="P153"><text:s text:c="12"/>(crate::GAME_HEIGHT - 60) as i32,</text:p>
      <text:p text:style-name="P153"><text:s text:c="12"/>100 as u32,</text:p>
      <text:p text:style-name="P153"><text:s text:c="12"/>50 as u32,</text:p>
      <text:p text:style-name="P153"><text:s text:c="8"/>);</text:p>
      <text:p text:style-name="P153"><text:s text:c="8"/>canvas.copy(&amp;texture, None, Some(target))?;</text:p>
      <text:p text:style-name="P153"><text:s text:c="4"/>}</text:p>
      <text:p text:style-name="P153"/>
      <text:p text:style-name="P153"><text:s text:c="4"/>canvas.present();</text:p>
      <text:p text:style-name="P153"><text:s text:c="4"/>Ok(())</text:p>
      <text:p text:style-name="P153">}</text:p>
      <text:p text:style-name="P153"/>
      <text:p text:style-name="P153">struct State {</text:p>
      <text:p text:style-name="P153"><text:s text:c="4"/>ecs: World,</text:p>
      <text:p text:style-name="P153">}</text:p>
      <text:p text:style-name="P153"/>
      <text:p text:style-name="P153">pub struct GameState {</text:p>
      <text:p text:style-name="P153"><text:s text:c="4"/>high_score: u32,</text:p>
      <text:p text:style-name="P153">}</text:p>
      <text:p text:style-name="P153"/>
      <text:p text:style-name="P153">static GAMESTATE: Lazy&lt;Mutex&lt;GameState&gt;&gt; = Lazy::new(|| Mutex::new(GameState { high_score: 0 }));</text:p>
      <text:p text:style-name="P153"/>
      <text:p text:style-name="P153">fn main() -&gt; Result&lt;(), String&gt; {</text:p>
      <text:p text:style-name="P153"><text:s text:c="4"/>println!("Starting Rusteroids");</text:p>
      <text:p text:style-name="P153"/>
      <text:p text:style-name="P153"><text:s text:c="4"/>let sdl_context = sdl2::init()?;</text:p>
      <text:p text:style-name="P153"><text:s text:c="4"/>let video_subsystem = sdl_context.video()?;</text:p>
      <text:p text:style-name="P153"/>
      <text:p text:style-name="P153"><text:s text:c="4"/>let window = video_subsystem</text:p>
      <text:p text:style-name="P153"><text:s text:c="8"/>.window("Rusteroids", GAME_WIDTH, GAME_HEIGHT)</text:p>
      <text:p text:style-name="P153"><text:s text:c="8"/>.position_centered()</text:p>
      <text:p text:style-name="P153"><text:s text:c="8"/>.build()</text:p>
      <text:p text:style-name="P153"><text:s text:c="8"/>.expect("could not initialize video subsystem");</text:p>
      <text:p text:style-name="P153"/>
      <text:p text:style-name="P153"><text:s text:c="4"/>let mut canvas = window</text:p>
      <text:p text:style-name="P153"><text:s text:c="8"/>.into_canvas()</text:p>
      <text:p text:style-name="P153"><text:s text:c="8"/>.build()</text:p>
      <text:p text:style-name="P153"><text:s text:c="8"/>.expect("could not make a canvas");</text:p>
      <text:p text:style-name="P153"/>
      <text:p text:style-name="P153"><text:s text:c="4"/>let texture_creator = canvas.texture_creator();</text:p>
      <text:p text:style-name="P153"><text:s text:c="4"/>let mut tex_man = texture_manager::TextureManager::new(&amp;texture_creator);</text:p>
      <text:p text:style-name="P153"/>
      <text:p text:style-name="P153"><text:s text:c="4"/>// Load the images before the main loop so we don't try and load during gameplay</text:p>
      <text:p text:style-name="P153"><text:s text:c="4"/>tex_man.load("img/space_ship.png")?;</text:p>
      <text:p text:style-name="P153"><text:s text:c="4"/>tex_man.load("img/asteroid.png")?;</text:p>
      <text:p text:style-name="P153"><text:s text:c="4"/>tex_man.load("img/missile.png")?;</text:p>
      <text:p text:style-name="P153"/>
      <text:p text:style-name="P33"><text:s text:c="4"/>let mut sound_manager = sound_manager::SoundManager::new();</text:p>
      <text:p text:style-name="P33"><text:s text:c="4"/>// Load Sounds to prevent loading during gameplay</text:p>
      <text:p text:style-name="P33"><text:s text:c="4"/>sound_manager.load_sound(&amp;"sounds/fx/missile.ogg".to_string());</text:p>
      <text:p text:style-name="P153"/>
      <text:p text:style-name="P153"><text:s text:c="4"/>// Prepare fonts</text:p>
      <text:p text:style-name="P153"><text:s text:c="4"/>let ttf_context = sdl2::ttf::init().map_err(|e| e.to_string())?;</text:p>
      <text:p text:style-name="P153"><text:s text:c="4"/>let font_path: &amp;Path = Path::new(&amp;"fonts/OpenSans-Bold.ttf");</text:p>
      <text:p text:style-name="P153"><text:s text:c="4"/>let mut font = ttf_context.load_font(font_path, 128)?;</text:p>
      <text:p text:style-name="P153"><text:s text:c="4"/>font.set_style(sdl2::ttf::FontStyle::BOLD);</text:p>
      <text:p text:style-name="P153"/>
      <text:p text:style-name="P153"><text:s text:c="4"/>let mut event_pump = sdl_context.event_pump()?;</text:p>
      <text:p text:style-name="P153"><text:s text:c="4"/>let mut key_manager: HashMap&lt;String, bool&gt; = HashMap::new();</text:p>
      <text:p text:style-name="P153"/>
      <text:p text:style-name="P153"><text:s text:c="4"/>let mut gs = State { ecs: World::new() };</text:p>
      <text:p text:style-name="P153"><text:s text:c="4"/>gs.ecs.register::&lt;components::Position&gt;();</text:p>
      <text:p text:style-name="P153"><text:s text:c="4"/>gs.ecs.register::&lt;components::Renderable&gt;();</text:p>
      <text:p text:style-name="P153"><text:s text:c="4"/>gs.ecs.register::&lt;components::Player&gt;();</text:p>
      <text:p text:style-name="P153"><text:s text:c="4"/>gs.ecs.register::&lt;components::Asteroid&gt;();</text:p>
      <text:p text:style-name="P153"><text:soft-page-break/><text:s text:c="4"/>gs.ecs.register::&lt;components::Missile&gt;();</text:p>
      <text:p text:style-name="P153"><text:s text:c="4"/>gs.ecs.register::&lt;components::GameData&gt;();</text:p>
      <text:p text:style-name="P153"><text:s text:c="4"/>gs.ecs.register::&lt;components::Star&gt;();</text:p>
      <text:p text:style-name="P33"><text:s text:c="4"/>gs.ecs.register::&lt;components::SoundCue&gt;();</text:p>
      <text:p text:style-name="P153"/>
      <text:p text:style-name="P153"><text:s text:c="4"/>let mut dispatcher = DispatcherBuilder::new()</text:p>
      <text:p text:style-name="P153"><text:s text:c="8"/>.with(asteroid::AsteroidMover, "asteroid_mover", &amp;[])</text:p>
      <text:p text:style-name="P153"><text:s text:c="8"/>.with(asteroid::AsteroidCollider, "asteroid_collider", &amp;[])</text:p>
      <text:p text:style-name="P153"><text:s text:c="8"/>.with(missile::MissileMover, "missile_mover", &amp;[])</text:p>
      <text:p text:style-name="P153"><text:s text:c="8"/>.with(missile::MissileStriker, "missile_striker", &amp;[])</text:p>
      <text:p text:style-name="P153"><text:s text:c="8"/>.build();</text:p>
      <text:p text:style-name="P153"/>
      <text:p text:style-name="P153"><text:s text:c="4"/>game::load_world(&amp;mut gs.ecs);</text:p>
      <text:p text:style-name="P153"/>
      <text:p text:style-name="P153"><text:s text:c="4"/>'running: loop {</text:p>
      <text:p text:style-name="P153"><text:s text:c="8"/>// Handle events</text:p>
      <text:p text:style-name="P153"><text:s text:c="8"/>for event in event_pump.poll_iter() {</text:p>
      <text:p text:style-name="P153"><text:s text:c="12"/>match event {</text:p>
      <text:p text:style-name="P153"><text:s text:c="16"/>Event::Quit { .. } =&gt; {</text:p>
      <text:p text:style-name="P153"><text:s text:c="20"/>break 'running;</text:p>
      <text:p text:style-name="P153"><text:s text:c="16"/>}</text:p>
      <text:p text:style-name="P153"><text:s text:c="16"/>Event::KeyDown {</text:p>
      <text:p text:style-name="P153"><text:s text:c="20"/>keycode: Some(Keycode::Escape),</text:p>
      <text:p text:style-name="P153"><text:s text:c="20"/>..</text:p>
      <text:p text:style-name="P153"><text:s text:c="16"/>} =&gt; {</text:p>
      <text:p text:style-name="P153"><text:s text:c="20"/>break 'running;</text:p>
      <text:p text:style-name="P153"><text:s text:c="16"/>}</text:p>
      <text:p text:style-name="P153"><text:s text:c="16"/>Event::KeyDown {</text:p>
      <text:p text:style-name="P153"><text:s text:c="20"/>keycode: Some(Keycode::Space),</text:p>
      <text:p text:style-name="P153"><text:s text:c="20"/>..</text:p>
      <text:p text:style-name="P153"><text:s text:c="16"/>} =&gt; {</text:p>
      <text:p text:style-name="P153"><text:s text:c="20"/>utils::key_down(&amp;mut key_manager, " ".to_string());</text:p>
      <text:p text:style-name="P153"><text:s text:c="16"/>}</text:p>
      <text:p text:style-name="P153"><text:s text:c="16"/>Event::KeyUp {</text:p>
      <text:p text:style-name="P153"><text:s text:c="20"/>keycode: Some(Keycode::Space),</text:p>
      <text:p text:style-name="P153"><text:s text:c="20"/>..</text:p>
      <text:p text:style-name="P153"><text:s text:c="16"/>} =&gt; {</text:p>
      <text:p text:style-name="P153"><text:s text:c="20"/>utils::key_up(&amp;mut key_manager, " ".to_string());</text:p>
      <text:p text:style-name="P153"><text:s text:c="16"/>}</text:p>
      <text:p text:style-name="P153"><text:s text:c="16"/>Event::KeyDown { keycode, .. } =&gt; match keycode {</text:p>
      <text:p text:style-name="P153"><text:s text:c="20"/>None =&gt; {}</text:p>
      <text:p text:style-name="P153"><text:s text:c="20"/>Some(key) =&gt; {</text:p>
      <text:p text:style-name="P153"><text:s text:c="24"/>utils::key_down(&amp;mut key_manager, key.to_string());</text:p>
      <text:p text:style-name="P153"><text:s text:c="20"/>}</text:p>
      <text:p text:style-name="P153"><text:s text:c="16"/>},</text:p>
      <text:p text:style-name="P153"><text:s text:c="16"/>Event::KeyUp { keycode, .. } =&gt; match keycode {</text:p>
      <text:p text:style-name="P153"><text:s text:c="20"/>None =&gt; {}</text:p>
      <text:p text:style-name="P153"><text:s text:c="20"/>Some(key) =&gt; {</text:p>
      <text:p text:style-name="P153"><text:s text:c="24"/>utils::key_up(&amp;mut key_manager, key.to_string());</text:p>
      <text:p text:style-name="P153"><text:s text:c="20"/>}</text:p>
      <text:p text:style-name="P153"><text:s text:c="16"/>},</text:p>
      <text:p text:style-name="P153"><text:s text:c="16"/>_ =&gt; {}</text:p>
      <text:p text:style-name="P153"><text:s text:c="12"/>}</text:p>
      <text:p text:style-name="P153"><text:s text:c="8"/>}</text:p>
      <text:p text:style-name="P153"/>
      <text:p text:style-name="P153"><text:s text:c="8"/>game::update(&amp;mut gs.ecs, &amp;mut key_manager);</text:p>
      <text:p text:style-name="P153"><text:s text:c="8"/>dispatcher.dispatch(&amp;gs.ecs);</text:p>
      <text:p text:style-name="P153"><text:s text:c="8"/>gs.ecs.maintain();</text:p>
      <text:p text:style-name="P153"/>
      <text:p text:style-name="P33"><text:s text:c="8"/>let cues = gs.ecs.write_storage::&lt;components::SoundCue&gt;();</text:p>
      <text:p text:style-name="P33"><text:s text:c="8"/>let entities = gs.ecs.entities();</text:p>
      <text:p text:style-name="P33"/>
      <text:p text:style-name="P33"><text:s text:c="8"/>for (cue, entity) in (&amp;cues, &amp;entities).join() {</text:p>
      <text:p text:style-name="P33"><text:s text:c="12"/>sound_manager.play_sound(cue.filename.to_string());</text:p>
      <text:p text:style-name="P33"><text:s text:c="12"/>entities.delete(entity).ok();</text:p>
      <text:p text:style-name="P33"><text:s text:c="8"/>}</text:p>
      <text:p text:style-name="P153"/>
      <text:p text:style-name="P153"><text:s text:c="8"/>render(&amp;mut canvas, &amp;mut tex_man, &amp;texture_creator, &amp;font, &amp;gs.ecs)?;</text:p>
      <text:p text:style-name="P153"/>
      <text:p text:style-name="P153"><text:s text:c="8"/>// Time management</text:p>
      <text:p text:style-name="P153"><text:s text:c="8"/>::std::thread::sleep(Duration::new(0, 1_000_000_000u32 / 60));</text:p>
      <text:p text:style-name="P153"><text:s text:c="4"/>}</text:p>
      <text:p text:style-name="P153"/>
      <text:p text:style-name="P153"><text:s text:c="4"/>Ok(())</text:p>
      <text:p text:style-name="P153">}</text:p>
      <text:p text:style-name="P118"/>
      <text:p text:style-name="P121">// ********** tutorial1<text:span text:style-name="T58">8</text:span> - asteroids</text:p>
      <text:p text:style-name="P118"/>
      <text:p text:style-name="P121">// ********** tutorial1<text:span text:style-name="T59">8</text:span> - components</text:p>
      <text:p text:style-name="P153">use specs::prelude::*;</text:p>
      <text:p text:style-name="P153">use specs_derive::Component;</text:p>
      <text:p text:style-name="P153">use vector2d::Vector2D;</text:p>
      <text:p text:style-name="P153"/>
      <text:p text:style-name="P153">#[derive(Component)]</text:p>
      <text:p text:style-name="P153">pub struct Position {</text:p>
      <text:p text:style-name="P153"><text:s text:c="4"/>pub x: f64,</text:p>
      <text:p text:style-name="P153"><text:s text:c="4"/>pub y: f64,</text:p>
      <text:p text:style-name="P153"><text:s text:c="4"/>pub rot: f64,</text:p>
      <text:p text:style-name="P153">}</text:p>
      <text:p text:style-name="P153"/>
      <text:p text:style-name="P153">#[derive(Component)]</text:p>
      <text:p text:style-name="P153">pub struct Renderable {</text:p>
      <text:p text:style-name="P153"><text:s text:c="4"/>pub tex_name: String,</text:p>
      <text:p text:style-name="P153"><text:s text:c="4"/>pub i_w: u32,</text:p>
      <text:p text:style-name="P153"><text:s text:c="4"/>pub i_h: u32,</text:p>
      <text:p text:style-name="P153"><text:s text:c="4"/>pub o_w: u32,</text:p>
      <text:p text:style-name="P153"><text:s text:c="4"/>pub o_h: u32,</text:p>
      <text:p text:style-name="P153"><text:s text:c="4"/>pub frame: u32,</text:p>
      <text:p text:style-name="P153"><text:s text:c="4"/>pub total_frames: u32,</text:p>
      <text:p text:style-name="P153"><text:s text:c="4"/>pub rot: f64,</text:p>
      <text:p text:style-name="P153">}</text:p>
      <text:p text:style-name="P153"/>
      <text:p text:style-name="P153">#[derive(Component)]</text:p>
      <text:p text:style-name="P153">pub struct Player {</text:p>
      <text:p text:style-name="P153"><text:s text:c="4"/>pub impulse: Vector2D&lt;f64&gt;, <text:s text:c="2"/>// The next impulse to add to the speed</text:p>
      <text:p text:style-name="P153"><text:s text:c="4"/>pub cur_speed: Vector2D&lt;f64&gt;, // The current speed of the player</text:p>
      <text:p text:style-name="P153">}</text:p>
      <text:p text:style-name="P153"/>
      <text:p text:style-name="P153">#[derive(Component)]</text:p>
      <text:p text:style-name="P153">pub struct Asteroid {</text:p>
      <text:p text:style-name="P153"><text:s text:c="4"/>pub speed: f64,</text:p>
      <text:p text:style-name="P153"><text:s text:c="4"/>pub rot_speed: f64,</text:p>
      <text:p text:style-name="P153">}</text:p>
      <text:p text:style-name="P153"><text:soft-page-break/></text:p>
      <text:p text:style-name="P153">#[derive(Component)]</text:p>
      <text:p text:style-name="P153">pub struct Missile {</text:p>
      <text:p text:style-name="P153"><text:s text:c="4"/>pub speed: f64,</text:p>
      <text:p text:style-name="P153">}</text:p>
      <text:p text:style-name="P153"/>
      <text:p text:style-name="P153">pub struct PendingAsteroid {</text:p>
      <text:p text:style-name="P153"><text:s text:c="4"/>pub x: f64,</text:p>
      <text:p text:style-name="P153"><text:s text:c="4"/>pub y: f64,</text:p>
      <text:p text:style-name="P153"><text:s text:c="4"/>pub rot: f64,</text:p>
      <text:p text:style-name="P153"><text:s text:c="4"/>pub size: u32,</text:p>
      <text:p text:style-name="P153">}</text:p>
      <text:p text:style-name="P153"/>
      <text:p text:style-name="P153">#[derive(Component)]</text:p>
      <text:p text:style-name="P153">pub struct GameData {</text:p>
      <text:p text:style-name="P153"><text:s text:c="4"/>pub score: u32,</text:p>
      <text:p text:style-name="P153"><text:s text:c="4"/>pub level: u32,</text:p>
      <text:p text:style-name="P153">}</text:p>
      <text:p text:style-name="P153"/>
      <text:p text:style-name="P153">#[derive(Component)]</text:p>
      <text:p text:style-name="P153">pub struct Star {</text:p>
      <text:p text:style-name="P153"><text:s text:c="4"/>pub size: u32,</text:p>
      <text:p text:style-name="P153">}</text:p>
      <text:p text:style-name="P153"/>
      <text:p text:style-name="P33">#[derive(Component)]</text:p>
      <text:p text:style-name="P33">pub struct SoundCue {</text:p>
      <text:p text:style-name="P33"><text:s text:c="4"/>pub filename: String,</text:p>
      <text:p text:style-name="P33">}</text:p>
      <text:p text:style-name="P153"/>
      <text:p text:style-name="P121">// ********** tutorial1<text:span text:style-name="T60">8</text:span> - game</text:p>
      <text:p text:style-name="P153">use rand::Rng;</text:p>
      <text:p text:style-name="P153">use specs::{Builder, Join, World, WorldExt};</text:p>
      <text:p text:style-name="P153">use std::collections::HashMap;</text:p>
      <text:p text:style-name="P153">use vector2d::Vector2D;</text:p>
      <text:p text:style-name="P153"/>
      <text:p text:style-name="P153">use crate::components;</text:p>
      <text:p text:style-name="P153">use crate::utils;</text:p>
      <text:p text:style-name="P153"/>
      <text:p text:style-name="P153">const ROTATION_SPEED: f64 = 1.5;</text:p>
      <text:p text:style-name="P153">const PLAYER_SPEED: f64 = 4.5;</text:p>
      <text:p text:style-name="P153"/>
      <text:p text:style-name="P153">pub fn update(ecs: &amp;mut World, key_manager: &amp;mut HashMap&lt;String, bool&gt;) {</text:p>
      <text:p text:style-name="P153"><text:s text:c="4"/>// Check status of game world</text:p>
      <text:p text:style-name="P153"><text:s text:c="4"/>let mut must_reload_world = false;</text:p>
      <text:p text:style-name="P153"><text:s text:c="4"/>let mut current_player_position = components::Position {</text:p>
      <text:p text:style-name="P153"><text:s text:c="8"/>x: 0.0,</text:p>
      <text:p text:style-name="P153"><text:s text:c="8"/>y: 0.0,</text:p>
      <text:p text:style-name="P153"><text:s text:c="8"/>rot: 0.0,</text:p>
      <text:p text:style-name="P153"><text:s text:c="4"/>};</text:p>
      <text:p text:style-name="P153"><text:s text:c="4"/>{</text:p>
      <text:p text:style-name="P153"><text:s text:c="8"/>let players = ecs.read_storage::&lt;components::Player&gt;();</text:p>
      <text:p text:style-name="P153"><text:s text:c="8"/>let positions = ecs.read_storage::&lt;components::Position&gt;();</text:p>
      <text:p text:style-name="P153"/>
      <text:p text:style-name="P153"><text:s text:c="8"/>for (pos, _player) in (&amp;positions, &amp;players).join() {</text:p>
      <text:p text:style-name="P153"><text:s text:c="12"/>current_player_position.x = pos.x;</text:p>
      <text:p text:style-name="P153"><text:s text:c="12"/>current_player_position.y = pos.y;</text:p>
      <text:p text:style-name="P153"><text:s text:c="8"/>}</text:p>
      <text:p text:style-name="P153"/>
      <text:p text:style-name="P153"><text:s text:c="8"/>if players.join().count() &lt; 1 {</text:p>
      <text:p text:style-name="P153"><text:s text:c="12"/>must_reload_world = true;</text:p>
      <text:p text:style-name="P153"><text:s text:c="8"/>}</text:p>
      <text:p text:style-name="P153"><text:s text:c="4"/>}</text:p>
      <text:p text:style-name="P153"/>
      <text:p text:style-name="P153"><text:s text:c="4"/>if must_reload_world {</text:p>
      <text:p text:style-name="P153"><text:s text:c="8"/>// Remove all of the previous entities so we can start again</text:p>
      <text:p text:style-name="P153"><text:s text:c="8"/>ecs.delete_all();</text:p>
      <text:p text:style-name="P153"><text:s text:c="8"/>// Reset the world to first state</text:p>
      <text:p text:style-name="P153"><text:s text:c="8"/>load_world(ecs);</text:p>
      <text:p text:style-name="P153"><text:s text:c="4"/>}</text:p>
      <text:p text:style-name="P153"/>
      <text:p text:style-name="P153"><text:s text:c="4"/>// Check if all asteroids are missing</text:p>
      <text:p text:style-name="P153"><text:s text:c="4"/>let mut must_create_asteroid = false;</text:p>
      <text:p text:style-name="P153"><text:s text:c="4"/>let mut number_asteroids: u32 = 0;</text:p>
      <text:p text:style-name="P153"><text:s text:c="4"/>{</text:p>
      <text:p text:style-name="P153"><text:s text:c="8"/>let asteroids = ecs.read_storage::&lt;components::Asteroid&gt;();</text:p>
      <text:p text:style-name="P153"><text:s text:c="8"/>if asteroids.join().count() &lt; 1 {</text:p>
      <text:p text:style-name="P153"><text:s text:c="12"/>must_create_asteroid = true;</text:p>
      <text:p text:style-name="P153"/>
      <text:p text:style-name="P153"><text:s text:c="12"/>let mut gamedatas = ecs.write_storage::&lt;components::GameData&gt;();</text:p>
      <text:p text:style-name="P153"><text:s text:c="12"/>for gamedata in (&amp;mut gamedatas).join() {</text:p>
      <text:p text:style-name="P153"><text:s text:c="16"/>gamedata.level += 1;</text:p>
      <text:p text:style-name="P153"><text:s text:c="16"/>number_asteroids = (gamedata.level / 3) + 1;</text:p>
      <text:p text:style-name="P153"><text:s text:c="12"/>}</text:p>
      <text:p text:style-name="P153"><text:s text:c="8"/>}</text:p>
      <text:p text:style-name="P153"><text:s text:c="4"/>}</text:p>
      <text:p text:style-name="P153"/>
      <text:p text:style-name="P153"><text:s text:c="4"/>if must_create_asteroid {</text:p>
      <text:p text:style-name="P153"><text:s text:c="8"/>let mut asteroid_count: u32 = 0;</text:p>
      <text:p text:style-name="P153"><text:s text:c="8"/>while asteroid_count &lt; number_asteroids {</text:p>
      <text:p text:style-name="P153"><text:s text:c="12"/>let mut rng = rand::thread_rng();</text:p>
      <text:p text:style-name="P153"><text:s text:c="12"/>let next_x = rng.gen_range(50.0..(crate::GAME_WIDTH as f64 - 50.0));</text:p>
      <text:p text:style-name="P153"><text:s text:c="12"/>let next_y = rng.gen_range(50.0..(crate::GAME_HEIGHT as f64 - 50.0));</text:p>
      <text:p text:style-name="P153"><text:s text:c="12"/>let next_rot = rng.gen_range(0.0..360.0);</text:p>
      <text:p text:style-name="P153"/>
      <text:p text:style-name="P153"><text:s text:c="12"/>let diff_x = (current_player_position.x - next_x).abs();</text:p>
      <text:p text:style-name="P153"><text:s text:c="12"/>let diff_y = (current_player_position.y - next_y).abs();</text:p>
      <text:p text:style-name="P153"><text:s text:c="12"/>if ((diff_x * diff_x) + (diff_y * diff_y)).sqrt() &lt; 150.0 {</text:p>
      <text:p text:style-name="P153"><text:s text:c="16"/>// We are too close to the player</text:p>
      <text:p text:style-name="P153"><text:s text:c="16"/>continue;</text:p>
      <text:p text:style-name="P153"><text:s text:c="12"/>}</text:p>
      <text:p text:style-name="P153"><text:s text:c="12"/>asteroid_count += 1;</text:p>
      <text:p text:style-name="P153"><text:s text:c="12"/>let new_asteroid = components::Position {</text:p>
      <text:p text:style-name="P153"><text:s text:c="16"/>x: next_x,</text:p>
      <text:p text:style-name="P153"><text:s text:c="16"/>y: next_y,</text:p>
      <text:p text:style-name="P153"><text:s text:c="16"/>rot: next_rot,</text:p>
      <text:p text:style-name="P153"><text:s text:c="12"/>};</text:p>
      <text:p text:style-name="P153"><text:s text:c="12"/>create_asteroid(ecs, new_asteroid, 100);</text:p>
      <text:p text:style-name="P153"><text:s text:c="8"/>}</text:p>
      <text:p text:style-name="P153"><text:s text:c="4"/>}</text:p>
      <text:p text:style-name="P153"/>
      <text:p text:style-name="P153"><text:s text:c="4"/>let mut player_pos = components::Position {</text:p>
      <text:p text:style-name="P153"><text:s text:c="8"/>x: 0.0,</text:p>
      <text:p text:style-name="P153"><text:s text:c="8"/>y: 0.0,</text:p>
      <text:p text:style-name="P153"><text:s text:c="8"/>rot: 0.0,</text:p>
      <text:p text:style-name="P153"><text:s text:c="4"/>};</text:p>
      <text:p text:style-name="P153"><text:s text:c="4"/>let mut must_fire_missile = false;</text:p>
      <text:p text:style-name="P153"><text:soft-page-break/></text:p>
      <text:p text:style-name="P153"><text:s text:c="4"/>{</text:p>
      <text:p text:style-name="P153"><text:s text:c="8"/>let mut positions = ecs.write_storage::&lt;components::Position&gt;();</text:p>
      <text:p text:style-name="P153"><text:s text:c="8"/>let mut players = ecs.write_storage::&lt;components::Player&gt;();</text:p>
      <text:p text:style-name="P153"><text:s text:c="8"/>let mut renderables = ecs.write_storage::&lt;components::Renderable&gt;();</text:p>
      <text:p text:style-name="P153"/>
      <text:p text:style-name="P153"><text:s text:c="8"/>for (player, pos, renderable) in (&amp;mut players, &amp;mut positions, &amp;mut renderables).join() {</text:p>
      <text:p text:style-name="P153"><text:s text:c="12"/>if crate::utils::is_key_pressed(&amp;key_manager, "D") {</text:p>
      <text:p text:style-name="P153"><text:s text:c="16"/>pos.rot += ROTATION_SPEED;</text:p>
      <text:p text:style-name="P153"><text:s text:c="12"/>}</text:p>
      <text:p text:style-name="P153"><text:s text:c="12"/>if crate::utils::is_key_pressed(&amp;key_manager, "A") {</text:p>
      <text:p text:style-name="P153"><text:s text:c="16"/>pos.rot -= ROTATION_SPEED;</text:p>
      <text:p text:style-name="P153"><text:s text:c="12"/>}</text:p>
      <text:p text:style-name="P153"><text:s text:c="12"/>update_movement(pos, player);</text:p>
      <text:p text:style-name="P153"><text:s text:c="12"/>if crate::utils::is_key_pressed(&amp;key_manager, "W") {</text:p>
      <text:p text:style-name="P153"><text:s text:c="16"/>let radians = pos.rot.to_radians();</text:p>
      <text:p text:style-name="P153"/>
      <text:p text:style-name="P153"><text:s text:c="16"/>let move_x = PLAYER_SPEED * radians.sin();</text:p>
      <text:p text:style-name="P153"><text:s text:c="16"/>let move_y = PLAYER_SPEED * radians.cos();</text:p>
      <text:p text:style-name="P153"><text:s text:c="16"/>let move_vec = Vector2D::&lt;f64&gt;::new(move_x, move_y);</text:p>
      <text:p text:style-name="P153"/>
      <text:p text:style-name="P153"><text:s text:c="16"/>player.impulse += move_vec;</text:p>
      <text:p text:style-name="P153"><text:s text:c="12"/>}</text:p>
      <text:p text:style-name="P153"/>
      <text:p text:style-name="P153"><text:s text:c="12"/>if pos.rot &gt; 360.0 {</text:p>
      <text:p text:style-name="P153"><text:s text:c="16"/>pos.rot -= 360.0;</text:p>
      <text:p text:style-name="P153"><text:s text:c="12"/>}</text:p>
      <text:p text:style-name="P153"><text:s text:c="12"/>if pos.rot &lt; 0.0 {</text:p>
      <text:p text:style-name="P153"><text:s text:c="16"/>pos.rot += 360.0;</text:p>
      <text:p text:style-name="P153"><text:s text:c="12"/>}</text:p>
      <text:p text:style-name="P153"/>
      <text:p text:style-name="P153"><text:s text:c="12"/>if pos.x &gt; crate::GAME_WIDTH.into() {</text:p>
      <text:p text:style-name="P153"><text:s text:c="16"/>pos.x -= crate::GAME_WIDTH as f64;</text:p>
      <text:p text:style-name="P153"><text:s text:c="12"/>}</text:p>
      <text:p text:style-name="P153"><text:s text:c="12"/>if pos.x &lt; 0.0 {</text:p>
      <text:p text:style-name="P153"><text:s text:c="16"/>pos.x += crate::GAME_WIDTH as f64;</text:p>
      <text:p text:style-name="P153"><text:s text:c="12"/>}</text:p>
      <text:p text:style-name="P153"><text:s text:c="12"/>if pos.y &gt; crate::GAME_HEIGHT.into() {</text:p>
      <text:p text:style-name="P153"><text:s text:c="16"/>pos.y -= crate::GAME_HEIGHT as f64;</text:p>
      <text:p text:style-name="P153"><text:s text:c="12"/>}</text:p>
      <text:p text:style-name="P153"><text:s text:c="12"/>if pos.y &lt; 0.0 {</text:p>
      <text:p text:style-name="P153"><text:s text:c="16"/>pos.y += crate::GAME_HEIGHT as f64;</text:p>
      <text:p text:style-name="P153"><text:s text:c="12"/>}</text:p>
      <text:p text:style-name="P153"/>
      <text:p text:style-name="P153"><text:s text:c="12"/>if utils::is_key_pressed(&amp;key_manager, " ") {</text:p>
      <text:p text:style-name="P153"><text:s text:c="16"/>utils::key_up(key_manager, " ".to_string());</text:p>
      <text:p text:style-name="P153"><text:s text:c="16"/>must_fire_missile = true;</text:p>
      <text:p text:style-name="P153"><text:s text:c="16"/>player_pos.x = pos.x;</text:p>
      <text:p text:style-name="P153"><text:s text:c="16"/>player_pos.y = pos.y;</text:p>
      <text:p text:style-name="P153"><text:s text:c="16"/>player_pos.rot = pos.rot;</text:p>
      <text:p text:style-name="P153"><text:s text:c="12"/>}</text:p>
      <text:p text:style-name="P153"/>
      <text:p text:style-name="P153"><text:s text:c="12"/>// Update the graphic to reflect the rotation</text:p>
      <text:p text:style-name="P153"><text:s text:c="12"/>renderable.rot = pos.rot;</text:p>
      <text:p text:style-name="P153"><text:s text:c="8"/>}</text:p>
      <text:p text:style-name="P153"><text:s text:c="4"/>}</text:p>
      <text:p text:style-name="P153"/>
      <text:p text:style-name="P153"><text:s text:c="4"/>if must_fire_missile {</text:p>
      <text:p text:style-name="P153"><text:s text:c="8"/>fire_missile(ecs, player_pos);</text:p>
      <text:p text:style-name="P153"><text:s text:c="4"/>}</text:p>
      <text:p text:style-name="P153">}</text:p>
      <text:p text:style-name="P153"/>
      <text:p text:style-name="P153">const MAX_SPEED: f64 = 3.5;</text:p>
      <text:p text:style-name="P153">const FRICTION: f64 = 0.99;</text:p>
      <text:p text:style-name="P153"/>
      <text:p text:style-name="P153">pub fn update_movement(pos: &amp;mut components::Position, player: &amp;mut components::Player) {</text:p>
      <text:p text:style-name="P153"><text:s text:c="4"/>player.cur_speed *= FRICTION;</text:p>
      <text:p text:style-name="P153"/>
      <text:p text:style-name="P153"><text:s text:c="4"/>player.cur_speed += player.impulse;</text:p>
      <text:p text:style-name="P153"><text:s text:c="4"/>if player.cur_speed.length() &gt; MAX_SPEED {</text:p>
      <text:p text:style-name="P153"><text:s text:c="8"/>player.cur_speed = player.cur_speed.normalise();</text:p>
      <text:p text:style-name="P153"><text:s text:c="8"/>player.cur_speed = player.cur_speed * MAX_SPEED;</text:p>
      <text:p text:style-name="P153"><text:s text:c="4"/>}</text:p>
      <text:p text:style-name="P153"/>
      <text:p text:style-name="P153"><text:s text:c="4"/>pos.x += player.cur_speed.x;</text:p>
      <text:p text:style-name="P153"><text:s text:c="4"/>pos.y -= player.cur_speed.y;</text:p>
      <text:p text:style-name="P153"/>
      <text:p text:style-name="P153"><text:s text:c="4"/>player.impulse = vector2d::Vector2D::new(0.0, 0.0);</text:p>
      <text:p text:style-name="P153">}</text:p>
      <text:p text:style-name="P153"/>
      <text:p text:style-name="P153">pub const NUMBER_OF_STARS: u32 = 45;</text:p>
      <text:p text:style-name="P153"/>
      <text:p text:style-name="P153">pub fn load_world(ecs: &amp;mut World) {</text:p>
      <text:p text:style-name="P153"><text:s text:c="4"/>ecs.create_entity()</text:p>
      <text:p text:style-name="P153"><text:s text:c="8"/>.with(components::Position {</text:p>
      <text:p text:style-name="P153"><text:s text:c="12"/>x: 350.0,</text:p>
      <text:p text:style-name="P153"><text:s text:c="12"/>y: 250.0,</text:p>
      <text:p text:style-name="P153"><text:s text:c="12"/>rot: 0.0,</text:p>
      <text:p text:style-name="P153"><text:s text:c="8"/>})</text:p>
      <text:p text:style-name="P153"><text:s text:c="8"/>.with(components::Renderable {</text:p>
      <text:p text:style-name="P153"><text:s text:c="12"/>tex_name: String::from("img/space_ship.png"),</text:p>
      <text:p text:style-name="P153"><text:s text:c="12"/>i_w: 100,</text:p>
      <text:p text:style-name="P153"><text:s text:c="12"/>i_h: 100,</text:p>
      <text:p text:style-name="P153"><text:s text:c="12"/>o_w: 50,</text:p>
      <text:p text:style-name="P153"><text:s text:c="12"/>o_h: 50,</text:p>
      <text:p text:style-name="P153"><text:s text:c="12"/>frame: 0,</text:p>
      <text:p text:style-name="P153"><text:s text:c="12"/>total_frames: 1,</text:p>
      <text:p text:style-name="P153"><text:s text:c="12"/>rot: 0.0,</text:p>
      <text:p text:style-name="P153"><text:s text:c="8"/>})</text:p>
      <text:p text:style-name="P153"><text:s text:c="8"/>.with(components::Player {</text:p>
      <text:p text:style-name="P153"><text:s text:c="12"/>impulse: vector2d::Vector2D::new(0.0, 0.0),</text:p>
      <text:p text:style-name="P153"><text:s text:c="12"/>cur_speed: vector2d::Vector2D::new(0.0, 0.0),</text:p>
      <text:p text:style-name="P153"><text:s text:c="8"/>})</text:p>
      <text:p text:style-name="P153"><text:s text:c="8"/>.build();</text:p>
      <text:p text:style-name="P153"/>
      <text:p text:style-name="P153"><text:s text:c="4"/>create_asteroid(</text:p>
      <text:p text:style-name="P153"><text:s text:c="8"/>ecs,</text:p>
      <text:p text:style-name="P153"><text:s text:c="8"/>components::Position {</text:p>
      <text:p text:style-name="P153"><text:s text:c="12"/>x: 400.0,</text:p>
      <text:p text:style-name="P153"><text:s text:c="12"/>y: 235.0,</text:p>
      <text:p text:style-name="P153"><text:s text:c="12"/>rot: 45.0,</text:p>
      <text:p text:style-name="P153"><text:s text:c="8"/>},</text:p>
      <text:p text:style-name="P153"><text:s text:c="8"/>50,</text:p>
      <text:p text:style-name="P153"><text:s text:c="4"/>);</text:p>
      <text:p text:style-name="P153"/>
      <text:p text:style-name="P153"><text:s text:c="4"/>ecs.create_entity()</text:p>
      <text:p text:style-name="P153"><text:s text:c="8"/>.with(components::GameData { score: 0, level: 1 })</text:p>
      <text:p text:style-name="P153"><text:soft-page-break/><text:s text:c="8"/>.build();</text:p>
      <text:p text:style-name="P153"/>
      <text:p text:style-name="P153"><text:s text:c="4"/>for _ in 0..=NUMBER_OF_STARS {</text:p>
      <text:p text:style-name="P153"><text:s text:c="8"/>let mut rng = rand::thread_rng();</text:p>
      <text:p text:style-name="P153"><text:s text:c="8"/>let star_x = rng.gen_range(0.0..crate::GAME_WIDTH as f64);</text:p>
      <text:p text:style-name="P153"><text:s text:c="8"/>let star_y = rng.gen_range(0.0..crate::GAME_HEIGHT as f64);</text:p>
      <text:p text:style-name="P153"><text:s text:c="8"/>let size = rng.gen_range(1..=3);</text:p>
      <text:p text:style-name="P153"/>
      <text:p text:style-name="P153"><text:s text:c="8"/>ecs.create_entity()</text:p>
      <text:p text:style-name="P153"><text:s text:c="12"/>.with(components::Position {</text:p>
      <text:p text:style-name="P153"><text:s text:c="16"/>x: star_x,</text:p>
      <text:p text:style-name="P153"><text:s text:c="16"/>y: star_y,</text:p>
      <text:p text:style-name="P153"><text:s text:c="16"/>rot: 0.0,</text:p>
      <text:p text:style-name="P153"><text:s text:c="12"/>})</text:p>
      <text:p text:style-name="P153"><text:s text:c="12"/>.with(components::Star { size: size })</text:p>
      <text:p text:style-name="P153"><text:s text:c="12"/>.build();</text:p>
      <text:p text:style-name="P153"><text:s text:c="4"/>}</text:p>
      <text:p text:style-name="P153">}</text:p>
      <text:p text:style-name="P153"/>
      <text:p text:style-name="P153">pub fn create_asteroid(ecs: &amp;mut World, position: components::Position, asteroid_size: u32) {</text:p>
      <text:p text:style-name="P153"><text:s text:c="4"/>ecs.create_entity()</text:p>
      <text:p text:style-name="P153"><text:s text:c="8"/>.with(position)</text:p>
      <text:p text:style-name="P153"><text:s text:c="8"/>.with(components::Renderable {</text:p>
      <text:p text:style-name="P153"><text:s text:c="12"/>tex_name: String::from("img/asteroid.png"),</text:p>
      <text:p text:style-name="P153"><text:s text:c="12"/>i_w: 100,</text:p>
      <text:p text:style-name="P153"><text:s text:c="12"/>i_h: 100,</text:p>
      <text:p text:style-name="P153"><text:s text:c="12"/>o_w: asteroid_size,</text:p>
      <text:p text:style-name="P153"><text:s text:c="12"/>o_h: asteroid_size,</text:p>
      <text:p text:style-name="P153"><text:s text:c="12"/>frame: 0,</text:p>
      <text:p text:style-name="P153"><text:s text:c="12"/>total_frames: 1,</text:p>
      <text:p text:style-name="P153"><text:s text:c="12"/>rot: 0.0,</text:p>
      <text:p text:style-name="P153"><text:s text:c="8"/>})</text:p>
      <text:p text:style-name="P153"><text:s text:c="8"/>.with(crate::components::Asteroid {</text:p>
      <text:p text:style-name="P153"><text:s text:c="12"/>speed: 2.5,</text:p>
      <text:p text:style-name="P153"><text:s text:c="12"/>rot_speed: 0.5,</text:p>
      <text:p text:style-name="P153"><text:s text:c="8"/>})</text:p>
      <text:p text:style-name="P153"><text:s text:c="8"/>.build();</text:p>
      <text:p text:style-name="P153">}</text:p>
      <text:p text:style-name="P153"/>
      <text:p text:style-name="P153">const MAX_MISSILES: usize = 5;</text:p>
      <text:p text:style-name="P153"/>
      <text:p text:style-name="P153">fn fire_missile(ecs: &amp;mut World, position: components::Position) {</text:p>
      <text:p text:style-name="P153"><text:s text:c="4"/>{</text:p>
      <text:p text:style-name="P153"><text:s text:c="8"/>let missiles = ecs.read_storage::&lt;components::Missile&gt;();</text:p>
      <text:p text:style-name="P153"><text:s text:c="8"/>if missiles.count() &gt; MAX_MISSILES - 1 {</text:p>
      <text:p text:style-name="P153"><text:s text:c="12"/>return;</text:p>
      <text:p text:style-name="P153"><text:s text:c="8"/>}</text:p>
      <text:p text:style-name="P153"><text:s text:c="4"/>}</text:p>
      <text:p text:style-name="P153"><text:s text:c="4"/>ecs.create_entity()</text:p>
      <text:p text:style-name="P153"><text:s text:c="8"/>.with(position)</text:p>
      <text:p text:style-name="P153"><text:s text:c="8"/>.with(components::Renderable {</text:p>
      <text:p text:style-name="P153"><text:s text:c="12"/>tex_name: String::from("img/missile.png"),</text:p>
      <text:p text:style-name="P153"><text:s text:c="12"/>i_w: 50,</text:p>
      <text:p text:style-name="P153"><text:s text:c="12"/>i_h: 100,</text:p>
      <text:p text:style-name="P153"><text:s text:c="12"/>o_w: 10,</text:p>
      <text:p text:style-name="P153"><text:s text:c="12"/>o_h: 20,</text:p>
      <text:p text:style-name="P153"><text:s text:c="12"/>frame: 0,</text:p>
      <text:p text:style-name="P153"><text:s text:c="12"/>total_frames: 1,</text:p>
      <text:p text:style-name="P153"><text:s text:c="12"/>rot: 0.0,</text:p>
      <text:p text:style-name="P153"><text:s text:c="8"/>})</text:p>
      <text:p text:style-name="P153"><text:s text:c="8"/>.with(components::Missile { speed: 5.0 })</text:p>
      <text:p text:style-name="P153"><text:s text:c="8"/>.build();</text:p>
      <text:p text:style-name="P153"/>
      <text:p text:style-name="P33"><text:s text:c="4"/>ecs.create_entity()</text:p>
      <text:p text:style-name="P33"><text:s text:c="8"/>.with(components::SoundCue {</text:p>
      <text:p text:style-name="P33"><text:s text:c="12"/>filename: "sounds/fx/missile.ogg".to_string(),</text:p>
      <text:p text:style-name="P33"><text:s text:c="8"/>})</text:p>
      <text:p text:style-name="P33"><text:s text:c="8"/>.build();</text:p>
      <text:p text:style-name="P153">}</text:p>
      <text:p text:style-name="P153"/>
      <text:p text:style-name="P122">// ********** tutorial1<text:span text:style-name="T61">8</text:span> – missile</text:p>
      <text:p text:style-name="P122"/>
      <text:p text:style-name="P123">// ********** tutorial1<text:span text:style-name="T61">8</text:span> – <text:span text:style-name="T61">sound_manager</text:span></text:p>
      <text:p text:style-name="P34">use kira::{</text:p>
      <text:p text:style-name="P34"><text:s text:c="4"/>manager::{backend::cpal::CpalBackend, AudioManager, AudioManagerSettings},</text:p>
      <text:p text:style-name="P34"><text:s text:c="4"/>sound::static_sound::StaticSoundData,</text:p>
      <text:p text:style-name="P34">};</text:p>
      <text:p text:style-name="P34">use std::collections::HashMap;</text:p>
      <text:p text:style-name="P34"/>
      <text:p text:style-name="P34">pub struct SoundManager {</text:p>
      <text:p text:style-name="P34"><text:s text:c="4"/>pub sound_manager: AudioManager&lt;CpalBackend&gt;,</text:p>
      <text:p text:style-name="P34"><text:s text:c="4"/>pub sounds: HashMap&lt;String, StaticSoundData&gt;,</text:p>
      <text:p text:style-name="P34">}</text:p>
      <text:p text:style-name="P34"/>
      <text:p text:style-name="P34">impl SoundManager {</text:p>
      <text:p text:style-name="P34"><text:s text:c="4"/>pub fn new() -&gt; Self {</text:p>
      <text:p text:style-name="P34"><text:s text:c="8"/>Self {</text:p>
      <text:p text:style-name="P34"><text:s text:c="12"/>sound_manager: AudioManager::&lt;CpalBackend&gt;::new(AudioManagerSettings::default())</text:p>
      <text:p text:style-name="P34"><text:s text:c="16"/>.expect("Failed to load Kira Audio Engine"),</text:p>
      <text:p text:style-name="P34"><text:s text:c="12"/>sounds: HashMap::new(),</text:p>
      <text:p text:style-name="P34"><text:s text:c="8"/>}</text:p>
      <text:p text:style-name="P34"><text:s text:c="4"/>}</text:p>
      <text:p text:style-name="P34"/>
      <text:p text:style-name="P34"><text:s text:c="4"/>pub fn play_sound(&amp;mut self, filename: String) {</text:p>
      <text:p text:style-name="P34"><text:s text:c="8"/>if self.sounds.contains_key(&amp;filename) {</text:p>
      <text:p text:style-name="P34"><text:s text:c="12"/>if let Some(x) = self.sounds.get_mut(&amp;filename) {</text:p>
      <text:p text:style-name="P34"><text:s text:c="16"/>self.sound_manager</text:p>
      <text:p text:style-name="P34"><text:s text:c="20"/>.play(x.clone())</text:p>
      <text:p text:style-name="P34"><text:s text:c="20"/>.expect("Failed to play sounds");</text:p>
      <text:p text:style-name="P34"><text:s text:c="12"/>}</text:p>
      <text:p text:style-name="P34"><text:s text:c="8"/>} else {</text:p>
      <text:p text:style-name="P34"><text:s text:c="12"/>println!("Sound doesn't exist");</text:p>
      <text:p text:style-name="P34"><text:s text:c="8"/>}</text:p>
      <text:p text:style-name="P34"><text:s text:c="4"/>}</text:p>
      <text:p text:style-name="P34"/>
      <text:p text:style-name="P34"><text:s text:c="4"/>pub fn load_sound(&amp;mut self, filename: &amp;String) {</text:p>
      <text:p text:style-name="P34"><text:s text:c="8"/>self.sounds</text:p>
      <text:p text:style-name="P34"><text:s text:c="12"/>.entry((&amp;filename).to_string())</text:p>
      <text:p text:style-name="P34"><text:soft-page-break/><text:s text:c="12"/>.or_insert(StaticSoundData::from_file(filename).expect("Failed to load sound"));</text:p>
      <text:p text:style-name="P34"><text:s text:c="4"/>}</text:p>
      <text:p text:style-name="P34">}</text:p>
      <text:p text:style-name="P34"/>
      <text:p text:style-name="P124">// ********** tutorial1<text:span text:style-name="T62">8</text:span> – texture_manager</text:p>
      <text:p text:style-name="P124"/>
      <text:p text:style-name="P124">// ********** tutorial1<text:span text:style-name="T62">8</text:span> – utils</text:p>
      <text:p text:style-name="P124"/>
      <text:p text:style-name="P1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BM 3270" svg:font-family="'IBM 327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59:05.006004851</meta:creation-date>
    <dc:date>2024-09-26T10:58:21.232432736</dc:date>
    <meta:editing-duration>PT5H6M15S</meta:editing-duration>
    <meta:editing-cycles>233</meta:editing-cycles>
    <meta:generator>LibreOffice/7.4.7.2$Linux_X86_64 LibreOffice_project/40$Build-2</meta:generator>
    <meta:document-statistic meta:table-count="0" meta:image-count="0" meta:object-count="0" meta:page-count="71" meta:paragraph-count="5071" meta:word-count="16054" meta:character-count="170896" meta:non-whitespace-character-count="118856"/>
  </office:meta>
</office:document-meta>
</file>